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cv-lab4) ischoll@ischoll-ThinkPad-X1:~/ETH/MA1/CV/Assignments/Assignment4/codes/mvs$ bash train.sh </text:p>
      <text:p text:style-name="Standard">current time 20211201_210600</text:p>
      <text:p text:style-name="Standard">creating new summary file</text:p>
      <text:p text:style-name="Standard">argv: ['--dataset=dtu', '--batch_size=2', '--epochs', '4', '--trainpath=./dtu_dataset/', '--trainlist', 'lists/dtu/train.txt', '--testlist', 'lists/dtu/val.txt', '--numdepth=192', '--logdir', './checkpoints']</text:p>
      <text:p text:style-name="Standard">################################ <text:s/>args <text:s/>################################</text:p>
      <text:p text:style-name="Standard">mode <text:s text:c="5"/><text:tab/>train <text:s text:c="24"/><text:tab/>&lt;class 'str'&gt; <text:s text:c="6"/></text:p>
      <text:p text:style-name="Standard">model <text:s text:c="4"/><text:tab/>net <text:s text:c="26"/><text:tab/>&lt;class 'str'&gt; <text:s text:c="6"/></text:p>
      <text:p text:style-name="Standard">dataset <text:s text:c="2"/><text:tab/>dtu <text:s text:c="26"/><text:tab/>&lt;class 'str'&gt; <text:s text:c="6"/></text:p>
      <text:p text:style-name="Standard">trainpath <text:tab/>./dtu_dataset/ <text:s text:c="15"/><text:tab/>&lt;class 'str'&gt; <text:s text:c="6"/></text:p>
      <text:p text:style-name="Standard">testpath <text:s/><text:tab/>./dtu_dataset/ <text:s text:c="15"/><text:tab/>&lt;class 'str'&gt; <text:s text:c="6"/></text:p>
      <text:p text:style-name="Standard">trainlist <text:tab/>lists/dtu/train.txt <text:s text:c="10"/><text:tab/>&lt;class 'str'&gt; <text:s text:c="6"/></text:p>
      <text:p text:style-name="Standard">testlist <text:s/><text:tab/>lists/dtu/val.txt <text:s text:c="12"/><text:tab/>&lt;class 'str'&gt; <text:s text:c="6"/></text:p>
      <text:p text:style-name="Standard">epochs <text:s text:c="3"/><text:tab/>4 <text:s text:c="28"/><text:tab/>&lt;class 'int'&gt; <text:s text:c="6"/></text:p>
      <text:p text:style-name="Standard">lr <text:s text:c="7"/><text:tab/>0.001 <text:s text:c="24"/><text:tab/>&lt;class 'float'&gt; <text:s text:c="4"/></text:p>
      <text:p text:style-name="Standard">lrepochs <text:s/><text:tab/>4,8:2 <text:s text:c="24"/><text:tab/>&lt;class 'str'&gt; <text:s text:c="6"/></text:p>
      <text:p text:style-name="Standard">wd <text:s text:c="7"/><text:tab/>0.0 <text:s text:c="26"/><text:tab/>&lt;class 'float'&gt; <text:s text:c="4"/></text:p>
      <text:p text:style-name="Standard">batch_size<text:tab/>2 <text:s text:c="28"/><text:tab/>&lt;class 'int'&gt; <text:s text:c="6"/></text:p>
      <text:p text:style-name="Standard">numdepth <text:s/><text:tab/>192 <text:s text:c="26"/><text:tab/>&lt;class 'int'&gt; <text:s text:c="6"/></text:p>
      <text:p text:style-name="Standard">loadckpt <text:s/><text:tab/>None <text:s text:c="25"/><text:tab/>&lt;class 'NoneType'&gt; <text:s/></text:p>
      <text:p text:style-name="Standard">logdir <text:s text:c="3"/><text:tab/>./checkpoints <text:s text:c="16"/><text:tab/>&lt;class 'str'&gt; <text:s text:c="6"/></text:p>
      <text:p text:style-name="Standard">resume <text:s text:c="3"/><text:tab/>False <text:s text:c="24"/><text:tab/>&lt;class 'bool'&gt; <text:s text:c="5"/></text:p>
      <text:p text:style-name="Standard">summary_freq<text:tab/>20 <text:s text:c="27"/><text:tab/>&lt;class 'int'&gt; <text:s text:c="6"/></text:p>
      <text:p text:style-name="Standard">save_freq <text:tab/>1 <text:s text:c="28"/><text:tab/>&lt;class 'int'&gt; <text:s text:c="6"/></text:p>
      <text:p text:style-name="Standard">seed <text:s text:c="5"/><text:tab/>1 <text:s text:c="28"/><text:tab/>&lt;class 'int'&gt; <text:s text:c="6"/></text:p>
      <text:p text:style-name="Standard">########################################################################</text:p>
      <text:p text:style-name="Standard">dataset train metas: 2058</text:p>
      <text:p text:style-name="Standard">dataset val metas: 686</text:p>
      <text:p text:style-name="Standard">start at epoch 0</text:p>
      <text:p text:style-name="Standard">Number of model parameters: 61809</text:p>
      <text:p text:style-name="Standard">Epoch 0:</text:p>
      <text:p text:style-name="Standard">/home/ischoll/anaconda3/envs/cv-lab4/lib/python3.6/site-packages/torch/optim/lr_scheduler.py:122: UserWarning: Detected call of `lr_scheduler.step()` before `optimizer.step()`. In PyTorch 1.1.0 and later, you should call them in the opposite order: `optimizer.step()` before `lr_scheduler.step()`. <text:s/>Failure to do this will result in PyTorch skipping the first value of the learning rate schedule. See more details at https://pytorch.org/docs/stable/optim.html#how-to-adjust-learning-rate</text:p>
      <text:p text:style-name="Standard"><text:s text:c="2"/>"https://pytorch.org/docs/stable/optim.html#how-to-adjust-learning-rate", UserWarning)</text:p>
      <text:p text:style-name="Standard">Epoch 0/4, Iter 0/1029, train loss = 102.978, time = 11.724</text:p>
      <text:p text:style-name="Standard">Epoch 0/4, Iter 1/1029, train loss = 113.616, time = 12.602</text:p>
      <text:p text:style-name="Standard">Epoch 0/4, Iter 2/1029, train loss = 71.139, time = 13.331</text:p>
      <text:p text:style-name="Standard">Epoch 0/4, Iter 3/1029, train loss = 126.832, time = 13.732</text:p>
      <text:p text:style-name="Standard">Epoch 0/4, Iter 4/1029, train loss = 100.348, time = 14.183</text:p>
      <text:p text:style-name="Standard">Epoch 0/4, Iter 5/1029, train loss = 80.936, time = 13.569</text:p>
      <text:p text:style-name="Standard">Epoch 0/4, Iter 6/1029, train loss = 82.836, time = 13.581</text:p>
      <text:p text:style-name="Standard">Epoch 0/4, Iter 7/1029, train loss = 122.827, time = 13.012</text:p>
      <text:p text:style-name="Standard">Epoch 0/4, Iter 8/1029, train loss = 105.537, time = 12.170</text:p>
      <text:p text:style-name="Standard">Epoch 0/4, Iter 9/1029, train loss = 76.720, time = 14.289</text:p>
      <text:p text:style-name="Standard">Epoch 0/4, Iter 10/1029, train loss = 83.870, time = 16.141</text:p>
      <text:p text:style-name="Standard">Epoch 0/4, Iter 11/1029, train loss = 100.208, time = 15.585</text:p>
      <text:p text:style-name="Standard">Epoch 0/4, Iter 12/1029, train loss = 87.827, time = 15.138</text:p>
      <text:p text:style-name="Standard">Epoch 0/4, Iter 13/1029, train loss = 89.379, time = 15.413</text:p>
      <text:p text:style-name="Standard"><text:soft-page-break/>Epoch 0/4, Iter 14/1029, train loss = 122.104, time = 15.187</text:p>
      <text:p text:style-name="Standard">Epoch 0/4, Iter 15/1029, train loss = 73.074, time = 15.147</text:p>
      <text:p text:style-name="Standard">Epoch 0/4, Iter 16/1029, train loss = 82.892, time = 15.963</text:p>
      <text:p text:style-name="Standard">Epoch 0/4, Iter 17/1029, train loss = 168.624, time = 15.144</text:p>
      <text:p text:style-name="Standard">Epoch 0/4, Iter 18/1029, train loss = 95.912, time = 15.411</text:p>
      <text:p text:style-name="Standard">Epoch 0/4, Iter 19/1029, train loss = 99.945, time = 16.056</text:p>
      <text:p text:style-name="Standard">Epoch 0/4, Iter 20/1029, train loss = 80.398, time = 15.902</text:p>
      <text:p text:style-name="Standard">Epoch 0/4, Iter 21/1029, train loss = 125.122, time = 14.397</text:p>
      <text:p text:style-name="Standard">Epoch 0/4, Iter 22/1029, train loss = 94.795, time = 15.731</text:p>
      <text:p text:style-name="Standard">Epoch 0/4, Iter 23/1029, train loss = 81.732, time = 15.040</text:p>
      <text:p text:style-name="Standard">Epoch 0/4, Iter 24/1029, train loss = 105.107, time = 15.146</text:p>
      <text:p text:style-name="Standard">Epoch 0/4, Iter 25/1029, train loss = 76.027, time = 15.275</text:p>
      <text:p text:style-name="Standard">Epoch 0/4, Iter 26/1029, train loss = 109.953, time = 15.415</text:p>
      <text:p text:style-name="Standard">Epoch 0/4, Iter 27/1029, train loss = 94.501, time = 15.008</text:p>
      <text:p text:style-name="Standard">Epoch 0/4, Iter 28/1029, train loss = 113.491, time = 15.137</text:p>
      <text:p text:style-name="Standard">Epoch 0/4, Iter 29/1029, train loss = 116.523, time = 14.589</text:p>
      <text:p text:style-name="Standard">Epoch 0/4, Iter 30/1029, train loss = 104.096, time = 15.236</text:p>
      <text:p text:style-name="Standard">Epoch 0/4, Iter 31/1029, train loss = 88.810, time = 15.483</text:p>
      <text:p text:style-name="Standard">Epoch 0/4, Iter 32/1029, train loss = 109.072, time = 15.577</text:p>
      <text:p text:style-name="Standard">Epoch 0/4, Iter 33/1029, train loss = 166.976, time = 16.377</text:p>
      <text:p text:style-name="Standard">Epoch 0/4, Iter 34/1029, train loss = 131.836, time = 15.206</text:p>
      <text:p text:style-name="Standard">Epoch 0/4, Iter 35/1029, train loss = 75.882, time = 15.635</text:p>
      <text:p text:style-name="Standard">Epoch 0/4, Iter 36/1029, train loss = 110.176, time = 14.427</text:p>
      <text:p text:style-name="Standard">Epoch 0/4, Iter 37/1029, train loss = 121.008, time = 14.757</text:p>
      <text:p text:style-name="Standard">Epoch 0/4, Iter 38/1029, train loss = 117.838, time = 15.167</text:p>
      <text:p text:style-name="Standard">Epoch 0/4, Iter 39/1029, train loss = 65.918, time = 14.927</text:p>
      <text:p text:style-name="Standard">Epoch 0/4, Iter 40/1029, train loss = 113.525, time = 15.271</text:p>
      <text:p text:style-name="Standard">Epoch 0/4, Iter 41/1029, train loss = 104.333, time = 14.218</text:p>
      <text:p text:style-name="Standard">Epoch 0/4, Iter 42/1029, train loss = 123.206, time = 15.722</text:p>
      <text:p text:style-name="Standard">Epoch 0/4, Iter 43/1029, train loss = 110.923, time = 15.238</text:p>
      <text:p text:style-name="Standard">Epoch 0/4, Iter 44/1029, train loss = 84.440, time = 15.933</text:p>
      <text:p text:style-name="Standard">Epoch 0/4, Iter 45/1029, train loss = 92.344, time = 15.691</text:p>
      <text:p text:style-name="Standard">Epoch 0/4, Iter 46/1029, train loss = 85.899, time = 15.202</text:p>
      <text:p text:style-name="Standard">Epoch 0/4, Iter 47/1029, train loss = 116.315, time = 15.024</text:p>
      <text:p text:style-name="Standard">Epoch 0/4, Iter 48/1029, train loss = 84.761, time = 15.830</text:p>
      <text:p text:style-name="Standard">Epoch 0/4, Iter 49/1029, train loss = 74.094, time = 15.311</text:p>
      <text:p text:style-name="Standard">Epoch 0/4, Iter 50/1029, train loss = 112.955, time = 16.184</text:p>
      <text:p text:style-name="Standard">Epoch 0/4, Iter 51/1029, train loss = 87.720, time = 15.330</text:p>
      <text:p text:style-name="Standard">Epoch 0/4, Iter 52/1029, train loss = 76.101, time = 15.748</text:p>
      <text:p text:style-name="Standard">Epoch 0/4, Iter 53/1029, train loss = 84.042, time = 15.466</text:p>
      <text:p text:style-name="Standard">Epoch 0/4, Iter 54/1029, train loss = 93.203, time = 14.880</text:p>
      <text:p text:style-name="Standard">Epoch 0/4, Iter 55/1029, train loss = 80.845, time = 15.185</text:p>
      <text:p text:style-name="Standard">Epoch 0/4, Iter 56/1029, train loss = 109.686, time = 14.677</text:p>
      <text:p text:style-name="Standard">Epoch 0/4, Iter 57/1029, train loss = 84.897, time = 15.319</text:p>
      <text:p text:style-name="Standard">Epoch 0/4, Iter 58/1029, train loss = 99.812, time = 15.794</text:p>
      <text:p text:style-name="Standard">Epoch 0/4, Iter 59/1029, train loss = 79.017, time = 16.115</text:p>
      <text:p text:style-name="Standard">Epoch 0/4, Iter 60/1029, train loss = 81.770, time = 15.748</text:p>
      <text:p text:style-name="Standard">Epoch 0/4, Iter 61/1029, train loss = 134.067, time = 15.323</text:p>
      <text:p text:style-name="Standard">Epoch 0/4, Iter 62/1029, train loss = 129.517, time = 15.908</text:p>
      <text:p text:style-name="Standard">Epoch 0/4, Iter 63/1029, train loss = 80.329, time = 15.208</text:p>
      <text:p text:style-name="Standard">Epoch 0/4, Iter 64/1029, train loss = 108.322, time = 16.466</text:p>
      <text:p text:style-name="Standard">Epoch 0/4, Iter 65/1029, train loss = 63.489, time = 14.417</text:p>
      <text:p text:style-name="Standard"><text:soft-page-break/>Epoch 0/4, Iter 66/1029, train loss = 80.150, time = 15.945</text:p>
      <text:p text:style-name="Standard">Epoch 0/4, Iter 67/1029, train loss = 48.705, time = 15.785</text:p>
      <text:p text:style-name="Standard">Epoch 0/4, Iter 68/1029, train loss = 85.543, time = 15.867</text:p>
      <text:p text:style-name="Standard">Epoch 0/4, Iter 69/1029, train loss = 86.484, time = 15.949</text:p>
      <text:p text:style-name="Standard">Epoch 0/4, Iter 70/1029, train loss = 57.151, time = 15.780</text:p>
      <text:p text:style-name="Standard">Epoch 0/4, Iter 71/1029, train loss = 52.890, time = 15.520</text:p>
      <text:p text:style-name="Standard">Epoch 0/4, Iter 72/1029, train loss = 145.947, time = 15.629</text:p>
      <text:p text:style-name="Standard">Epoch 0/4, Iter 73/1029, train loss = 57.480, time = 15.428</text:p>
      <text:p text:style-name="Standard">Epoch 0/4, Iter 74/1029, train loss = 40.285, time = 15.581</text:p>
      <text:p text:style-name="Standard">Epoch 0/4, Iter 75/1029, train loss = 83.646, time = 15.067</text:p>
      <text:p text:style-name="Standard">Epoch 0/4, Iter 76/1029, train loss = 77.061, time = 15.682</text:p>
      <text:p text:style-name="Standard">Epoch 0/4, Iter 77/1029, train loss = 125.134, time = 15.826</text:p>
      <text:p text:style-name="Standard">Epoch 0/4, Iter 78/1029, train loss = 91.459, time = 15.881</text:p>
      <text:p text:style-name="Standard">Epoch 0/4, Iter 79/1029, train loss = 25.772, time = 15.176</text:p>
      <text:p text:style-name="Standard">Epoch 0/4, Iter 80/1029, train loss = 80.144, time = 15.729</text:p>
      <text:p text:style-name="Standard">Epoch 0/4, Iter 81/1029, train loss = 30.488, time = 15.160</text:p>
      <text:p text:style-name="Standard">Epoch 0/4, Iter 82/1029, train loss = 78.599, time = 15.748</text:p>
      <text:p text:style-name="Standard">Epoch 0/4, Iter 83/1029, train loss = 36.367, time = 15.941</text:p>
      <text:p text:style-name="Standard">Epoch 0/4, Iter 84/1029, train loss = 23.206, time = 14.857</text:p>
      <text:p text:style-name="Standard">Epoch 0/4, Iter 85/1029, train loss = 79.502, time = 15.324</text:p>
      <text:p text:style-name="Standard">Epoch 0/4, Iter 86/1029, train loss = 65.179, time = 16.108</text:p>
      <text:p text:style-name="Standard">Epoch 0/4, Iter 87/1029, train loss = 97.541, time = 15.470</text:p>
      <text:p text:style-name="Standard">Epoch 0/4, Iter 88/1029, train loss = 51.570, time = 15.125</text:p>
      <text:p text:style-name="Standard">Epoch 0/4, Iter 89/1029, train loss = 66.810, time = 15.643</text:p>
      <text:p text:style-name="Standard">Epoch 0/4, Iter 90/1029, train loss = 55.304, time = 15.503</text:p>
      <text:p text:style-name="Standard">Epoch 0/4, Iter 91/1029, train loss = 26.887, time = 15.628</text:p>
      <text:p text:style-name="Standard">Epoch 0/4, Iter 92/1029, train loss = 47.224, time = 15.663</text:p>
      <text:p text:style-name="Standard">Epoch 0/4, Iter 93/1029, train loss = 102.193, time = 15.692</text:p>
      <text:p text:style-name="Standard">Epoch 0/4, Iter 94/1029, train loss = 47.574, time = 15.336</text:p>
      <text:p text:style-name="Standard">Epoch 0/4, Iter 95/1029, train loss = 38.317, time = 16.433</text:p>
      <text:p text:style-name="Standard">Epoch 0/4, Iter 96/1029, train loss = 42.242, time = 15.954</text:p>
      <text:p text:style-name="Standard">Epoch 0/4, Iter 97/1029, train loss = 38.159, time = 16.332</text:p>
      <text:p text:style-name="Standard">Epoch 0/4, Iter 98/1029, train loss = 101.428, time = 15.788</text:p>
      <text:p text:style-name="Standard">Epoch 0/4, Iter 99/1029, train loss = 122.181, time = 14.841</text:p>
      <text:p text:style-name="Standard">Epoch 0/4, Iter 100/1029, train loss = 33.455, time = 16.238</text:p>
      <text:p text:style-name="Standard">Epoch 0/4, Iter 101/1029, train loss = 42.001, time = 16.047</text:p>
      <text:p text:style-name="Standard">Epoch 0/4, Iter 102/1029, train loss = 70.691, time = 15.979</text:p>
      <text:p text:style-name="Standard">Epoch 0/4, Iter 103/1029, train loss = 45.915, time = 15.531</text:p>
      <text:p text:style-name="Standard">Epoch 0/4, Iter 104/1029, train loss = 16.489, time = 16.173</text:p>
      <text:p text:style-name="Standard">Epoch 0/4, Iter 105/1029, train loss = 43.102, time = 17.440</text:p>
      <text:p text:style-name="Standard">Epoch 0/4, Iter 106/1029, train loss = 115.641, time = 15.800</text:p>
      <text:p text:style-name="Standard">Epoch 0/4, Iter 107/1029, train loss = 30.413, time = 17.011</text:p>
      <text:p text:style-name="Standard">Epoch 0/4, Iter 108/1029, train loss = 19.367, time = 16.208</text:p>
      <text:p text:style-name="Standard">Epoch 0/4, Iter 109/1029, train loss = 57.021, time = 16.130</text:p>
      <text:p text:style-name="Standard">Epoch 0/4, Iter 110/1029, train loss = 12.573, time = 16.004</text:p>
      <text:p text:style-name="Standard">Epoch 0/4, Iter 111/1029, train loss = 41.090, time = 15.849</text:p>
      <text:p text:style-name="Standard">Epoch 0/4, Iter 112/1029, train loss = 26.618, time = 14.853</text:p>
      <text:p text:style-name="Standard">Epoch 0/4, Iter 113/1029, train loss = 33.061, time = 15.926</text:p>
      <text:p text:style-name="Standard">Epoch 0/4, Iter 114/1029, train loss = 28.790, time = 15.713</text:p>
      <text:p text:style-name="Standard">Epoch 0/4, Iter 115/1029, train loss = 57.455, time = 16.307</text:p>
      <text:p text:style-name="Standard">Epoch 0/4, Iter 116/1029, train loss = 24.258, time = 16.126</text:p>
      <text:p text:style-name="Standard">Epoch 0/4, Iter 117/1029, train loss = 23.575, time = 15.591</text:p>
      <text:p text:style-name="Standard"><text:soft-page-break/>Epoch 0/4, Iter 118/1029, train loss = 24.044, time = 15.807</text:p>
      <text:p text:style-name="Standard">Epoch 0/4, Iter 119/1029, train loss = 90.611, time = 17.052</text:p>
      <text:p text:style-name="Standard">Epoch 0/4, Iter 120/1029, train loss = 13.918, time = 16.679</text:p>
      <text:p text:style-name="Standard">Epoch 0/4, Iter 121/1029, train loss = 14.596, time = 16.554</text:p>
      <text:p text:style-name="Standard">Epoch 0/4, Iter 122/1029, train loss = 31.958, time = 16.531</text:p>
      <text:p text:style-name="Standard">Epoch 0/4, Iter 123/1029, train loss = 13.214, time = 17.394</text:p>
      <text:p text:style-name="Standard">Epoch 0/4, Iter 124/1029, train loss = 23.794, time = 17.141</text:p>
      <text:p text:style-name="Standard">Epoch 0/4, Iter 125/1029, train loss = 17.834, time = 17.483</text:p>
      <text:p text:style-name="Standard">Epoch 0/4, Iter 126/1029, train loss = 58.891, time = 17.208</text:p>
      <text:p text:style-name="Standard">Epoch 0/4, Iter 127/1029, train loss = 34.869, time = 16.125</text:p>
      <text:p text:style-name="Standard">Epoch 0/4, Iter 128/1029, train loss = 36.612, time = 17.146</text:p>
      <text:p text:style-name="Standard">Epoch 0/4, Iter 129/1029, train loss = 61.283, time = 16.493</text:p>
      <text:p text:style-name="Standard">Epoch 0/4, Iter 130/1029, train loss = 78.140, time = 17.441</text:p>
      <text:p text:style-name="Standard">Epoch 0/4, Iter 131/1029, train loss = 18.994, time = 16.409</text:p>
      <text:p text:style-name="Standard">Epoch 0/4, Iter 132/1029, train loss = 58.467, time = 15.697</text:p>
      <text:p text:style-name="Standard">Epoch 0/4, Iter 133/1029, train loss = 36.459, time = 16.342</text:p>
      <text:p text:style-name="Standard">Epoch 0/4, Iter 134/1029, train loss = 29.759, time = 15.668</text:p>
      <text:p text:style-name="Standard">Epoch 0/4, Iter 135/1029, train loss = 24.421, time = 16.474</text:p>
      <text:p text:style-name="Standard">Epoch 0/4, Iter 136/1029, train loss = 48.650, time = 17.047</text:p>
      <text:p text:style-name="Standard">Epoch 0/4, Iter 137/1029, train loss = 32.396, time = 15.509</text:p>
      <text:p text:style-name="Standard">Epoch 0/4, Iter 138/1029, train loss = 52.612, time = 15.513</text:p>
      <text:p text:style-name="Standard">Epoch 0/4, Iter 139/1029, train loss = 19.092, time = 15.488</text:p>
      <text:p text:style-name="Standard">Epoch 0/4, Iter 140/1029, train loss = 38.847, time = 16.234</text:p>
      <text:p text:style-name="Standard">Epoch 0/4, Iter 141/1029, train loss = 31.862, time = 16.050</text:p>
      <text:p text:style-name="Standard">Epoch 0/4, Iter 142/1029, train loss = 36.476, time = 15.967</text:p>
      <text:p text:style-name="Standard">Epoch 0/4, Iter 143/1029, train loss = 35.782, time = 15.417</text:p>
      <text:p text:style-name="Standard">Epoch 0/4, Iter 144/1029, train loss = 17.895, time = 15.256</text:p>
      <text:p text:style-name="Standard">Epoch 0/4, Iter 145/1029, train loss = 15.353, time = 15.379</text:p>
      <text:p text:style-name="Standard">Epoch 0/4, Iter 146/1029, train loss = 75.647, time = 15.653</text:p>
      <text:p text:style-name="Standard">Epoch 0/4, Iter 147/1029, train loss = 35.596, time = 16.188</text:p>
      <text:p text:style-name="Standard">Epoch 0/4, Iter 148/1029, train loss = 20.496, time = 16.046</text:p>
      <text:p text:style-name="Standard">Epoch 0/4, Iter 149/1029, train loss = 16.044, time = 15.240</text:p>
      <text:p text:style-name="Standard">Epoch 0/4, Iter 150/1029, train loss = 29.622, time = 16.045</text:p>
      <text:p text:style-name="Standard">Epoch 0/4, Iter 151/1029, train loss = 14.475, time = 14.703</text:p>
      <text:p text:style-name="Standard">Epoch 0/4, Iter 152/1029, train loss = 15.796, time = 15.874</text:p>
      <text:p text:style-name="Standard">Epoch 0/4, Iter 153/1029, train loss = 66.079, time = 15.762</text:p>
      <text:p text:style-name="Standard">Epoch 0/4, Iter 154/1029, train loss = 46.224, time = 15.671</text:p>
      <text:p text:style-name="Standard">Epoch 0/4, Iter 155/1029, train loss = 65.184, time = 16.189</text:p>
      <text:p text:style-name="Standard">Epoch 0/4, Iter 156/1029, train loss = 12.708, time = 15.248</text:p>
      <text:p text:style-name="Standard">Epoch 0/4, Iter 157/1029, train loss = 70.699, time = 16.432</text:p>
      <text:p text:style-name="Standard">Epoch 0/4, Iter 158/1029, train loss = 13.470, time = 15.084</text:p>
      <text:p text:style-name="Standard">Epoch 0/4, Iter 159/1029, train loss = 28.108, time = 15.579</text:p>
      <text:p text:style-name="Standard">Epoch 0/4, Iter 160/1029, train loss = 16.249, time = 16.327</text:p>
      <text:p text:style-name="Standard">Epoch 0/4, Iter 161/1029, train loss = 23.029, time = 15.292</text:p>
      <text:p text:style-name="Standard">Epoch 0/4, Iter 162/1029, train loss = 12.156, time = 15.411</text:p>
      <text:p text:style-name="Standard">Epoch 0/4, Iter 163/1029, train loss = 24.489, time = 15.546</text:p>
      <text:p text:style-name="Standard">Epoch 0/4, Iter 164/1029, train loss = 28.232, time = 15.214</text:p>
      <text:p text:style-name="Standard">Epoch 0/4, Iter 165/1029, train loss = 88.672, time = 15.008</text:p>
      <text:p text:style-name="Standard">Epoch 0/4, Iter 166/1029, train loss = 21.761, time = 16.033</text:p>
      <text:p text:style-name="Standard">Epoch 0/4, Iter 167/1029, train loss = 12.140, time = 15.783</text:p>
      <text:p text:style-name="Standard">Epoch 0/4, Iter 168/1029, train loss = 16.250, time = 15.913</text:p>
      <text:p text:style-name="Standard">Epoch 0/4, Iter 169/1029, train loss = 44.158, time = 16.336</text:p>
      <text:p text:style-name="Standard"><text:soft-page-break/>Epoch 0/4, Iter 170/1029, train loss = 22.380, time = 15.811</text:p>
      <text:p text:style-name="Standard">Epoch 0/4, Iter 171/1029, train loss = 26.173, time = 15.866</text:p>
      <text:p text:style-name="Standard">Epoch 0/4, Iter 172/1029, train loss = 23.082, time = 14.812</text:p>
      <text:p text:style-name="Standard">Epoch 0/4, Iter 173/1029, train loss = 42.650, time = 15.875</text:p>
      <text:p text:style-name="Standard">Epoch 0/4, Iter 174/1029, train loss = 54.938, time = 16.218</text:p>
      <text:p text:style-name="Standard">Epoch 0/4, Iter 175/1029, train loss = 12.985, time = 15.804</text:p>
      <text:p text:style-name="Standard">Epoch 0/4, Iter 176/1029, train loss = 45.016, time = 15.580</text:p>
      <text:p text:style-name="Standard">Epoch 0/4, Iter 177/1029, train loss = 14.520, time = 15.916</text:p>
      <text:p text:style-name="Standard">Epoch 0/4, Iter 178/1029, train loss = 13.868, time = 15.591</text:p>
      <text:p text:style-name="Standard">Epoch 0/4, Iter 179/1029, train loss = 38.306, time = 15.331</text:p>
      <text:p text:style-name="Standard">Epoch 0/4, Iter 180/1029, train loss = 19.745, time = 16.037</text:p>
      <text:p text:style-name="Standard">Epoch 0/4, Iter 181/1029, train loss = 25.669, time = 15.688</text:p>
      <text:p text:style-name="Standard">Epoch 0/4, Iter 182/1029, train loss = 15.925, time = 15.786</text:p>
      <text:p text:style-name="Standard">Epoch 0/4, Iter 183/1029, train loss = 25.303, time = 15.477</text:p>
      <text:p text:style-name="Standard">Epoch 0/4, Iter 184/1029, train loss = 11.175, time = 15.437</text:p>
      <text:p text:style-name="Standard">Epoch 0/4, Iter 185/1029, train loss = 13.942, time = 15.003</text:p>
      <text:p text:style-name="Standard">Epoch 0/4, Iter 186/1029, train loss = 8.857, time = 15.687</text:p>
      <text:p text:style-name="Standard">Epoch 0/4, Iter 187/1029, train loss = 25.726, time = 16.048</text:p>
      <text:p text:style-name="Standard">Epoch 0/4, Iter 188/1029, train loss = 20.633, time = 16.325</text:p>
      <text:p text:style-name="Standard">Epoch 0/4, Iter 189/1029, train loss = 14.387, time = 16.010</text:p>
      <text:p text:style-name="Standard">Epoch 0/4, Iter 190/1029, train loss = 28.701, time = 16.969</text:p>
      <text:p text:style-name="Standard">Epoch 0/4, Iter 191/1029, train loss = 30.897, time = 16.533</text:p>
      <text:p text:style-name="Standard">Epoch 0/4, Iter 192/1029, train loss = 8.261, time = 16.685</text:p>
      <text:p text:style-name="Standard">Epoch 0/4, Iter 193/1029, train loss = 53.111, time = 16.609</text:p>
      <text:p text:style-name="Standard">Epoch 0/4, Iter 194/1029, train loss = 28.246, time = 16.243</text:p>
      <text:p text:style-name="Standard">Epoch 0/4, Iter 195/1029, train loss = 51.466, time = 16.000</text:p>
      <text:p text:style-name="Standard">Epoch 0/4, Iter 196/1029, train loss = 43.473, time = 15.723</text:p>
      <text:p text:style-name="Standard">Epoch 0/4, Iter 197/1029, train loss = 17.976, time = 14.554</text:p>
      <text:p text:style-name="Standard">Epoch 0/4, Iter 198/1029, train loss = 10.284, time = 15.987</text:p>
      <text:p text:style-name="Standard">Epoch 0/4, Iter 199/1029, train loss = 86.749, time = 16.767</text:p>
      <text:p text:style-name="Standard">Epoch 0/4, Iter 200/1029, train loss = 15.690, time = 15.052</text:p>
      <text:p text:style-name="Standard">Epoch 0/4, Iter 201/1029, train loss = 13.549, time = 15.169</text:p>
      <text:p text:style-name="Standard">Epoch 0/4, Iter 202/1029, train loss = 63.049, time = 15.935</text:p>
      <text:p text:style-name="Standard">Epoch 0/4, Iter 203/1029, train loss = 20.446, time = 15.546</text:p>
      <text:p text:style-name="Standard">Epoch 0/4, Iter 204/1029, train loss = 41.922, time = 15.673</text:p>
      <text:p text:style-name="Standard">Epoch 0/4, Iter 205/1029, train loss = 28.016, time = 16.810</text:p>
      <text:p text:style-name="Standard">Epoch 0/4, Iter 206/1029, train loss = 30.329, time = 16.340</text:p>
      <text:p text:style-name="Standard">Epoch 0/4, Iter 207/1029, train loss = 23.681, time = 16.053</text:p>
      <text:p text:style-name="Standard">Epoch 0/4, Iter 208/1029, train loss = 8.961, time = 16.589</text:p>
      <text:p text:style-name="Standard">Epoch 0/4, Iter 209/1029, train loss = 21.114, time = 15.812</text:p>
      <text:p text:style-name="Standard">Epoch 0/4, Iter 210/1029, train loss = 28.030, time = 15.631</text:p>
      <text:p text:style-name="Standard">Epoch 0/4, Iter 211/1029, train loss = 26.090, time = 16.406</text:p>
      <text:p text:style-name="Standard">Epoch 0/4, Iter 212/1029, train loss = 34.734, time = 17.035</text:p>
      <text:p text:style-name="Standard">Epoch 0/4, Iter 213/1029, train loss = 9.654, time = 16.704</text:p>
      <text:p text:style-name="Standard">Epoch 0/4, Iter 214/1029, train loss = 14.130, time = 15.804</text:p>
      <text:p text:style-name="Standard">Epoch 0/4, Iter 215/1029, train loss = 58.067, time = 17.810</text:p>
      <text:p text:style-name="Standard">Epoch 0/4, Iter 216/1029, train loss = 22.517, time = 17.271</text:p>
      <text:p text:style-name="Standard">Epoch 0/4, Iter 217/1029, train loss = 19.757, time = 17.536</text:p>
      <text:p text:style-name="Standard">Epoch 0/4, Iter 218/1029, train loss = 25.249, time = 16.752</text:p>
      <text:p text:style-name="Standard">Epoch 0/4, Iter 219/1029, train loss = 31.584, time = 16.348</text:p>
      <text:p text:style-name="Standard">Epoch 0/4, Iter 220/1029, train loss = 35.400, time = 16.773</text:p>
      <text:p text:style-name="Standard">Epoch 0/4, Iter 221/1029, train loss = 31.027, time = 15.716</text:p>
      <text:p text:style-name="Standard"><text:soft-page-break/>Epoch 0/4, Iter 222/1029, train loss = 25.814, time = 15.269</text:p>
      <text:p text:style-name="Standard">Epoch 0/4, Iter 223/1029, train loss = 18.864, time = 15.328</text:p>
      <text:p text:style-name="Standard">Epoch 0/4, Iter 224/1029, train loss = 59.029, time = 15.558</text:p>
      <text:p text:style-name="Standard">Epoch 0/4, Iter 225/1029, train loss = 9.460, time = 15.960</text:p>
      <text:p text:style-name="Standard">Epoch 0/4, Iter 226/1029, train loss = 66.319, time = 15.193</text:p>
      <text:p text:style-name="Standard">Epoch 0/4, Iter 227/1029, train loss = 37.480, time = 15.605</text:p>
      <text:p text:style-name="Standard">Epoch 0/4, Iter 228/1029, train loss = 24.466, time = 15.148</text:p>
      <text:p text:style-name="Standard">Epoch 0/4, Iter 229/1029, train loss = 88.941, time = 15.326</text:p>
      <text:p text:style-name="Standard">Epoch 0/4, Iter 230/1029, train loss = 36.986, time = 15.409</text:p>
      <text:p text:style-name="Standard">Epoch 0/4, Iter 231/1029, train loss = 25.921, time = 14.765</text:p>
      <text:p text:style-name="Standard">Epoch 0/4, Iter 232/1029, train loss = 17.615, time = 14.782</text:p>
      <text:p text:style-name="Standard">Epoch 0/4, Iter 233/1029, train loss = 19.987, time = 17.100</text:p>
      <text:p text:style-name="Standard">Epoch 0/4, Iter 234/1029, train loss = 15.271, time = 16.672</text:p>
      <text:p text:style-name="Standard">Epoch 0/4, Iter 235/1029, train loss = 21.478, time = 16.707</text:p>
      <text:p text:style-name="Standard">Epoch 0/4, Iter 236/1029, train loss = 18.728, time = 16.927</text:p>
      <text:p text:style-name="Standard">Epoch 0/4, Iter 237/1029, train loss = 18.010, time = 17.729</text:p>
      <text:p text:style-name="Standard">Epoch 0/4, Iter 238/1029, train loss = 94.692, time = 19.321</text:p>
      <text:p text:style-name="Standard">Epoch 0/4, Iter 239/1029, train loss = 9.819, time = 16.226</text:p>
      <text:p text:style-name="Standard">Epoch 0/4, Iter 240/1029, train loss = 18.852, time = 16.482</text:p>
      <text:p text:style-name="Standard">Epoch 0/4, Iter 241/1029, train loss = 7.145, time = 16.658</text:p>
      <text:p text:style-name="Standard">Epoch 0/4, Iter 242/1029, train loss = 20.154, time = 15.515</text:p>
      <text:p text:style-name="Standard">Epoch 0/4, Iter 243/1029, train loss = 42.178, time = 15.419</text:p>
      <text:p text:style-name="Standard">Epoch 0/4, Iter 244/1029, train loss = 26.038, time = 15.614</text:p>
      <text:p text:style-name="Standard">Epoch 0/4, Iter 245/1029, train loss = 26.595, time = 15.956</text:p>
      <text:p text:style-name="Standard">Epoch 0/4, Iter 246/1029, train loss = 28.755, time = 16.022</text:p>
      <text:p text:style-name="Standard">Epoch 0/4, Iter 247/1029, train loss = 32.543, time = 15.263</text:p>
      <text:p text:style-name="Standard">Epoch 0/4, Iter 248/1029, train loss = 40.460, time = 15.737</text:p>
      <text:p text:style-name="Standard">Epoch 0/4, Iter 249/1029, train loss = 13.927, time = 16.013</text:p>
      <text:p text:style-name="Standard">Epoch 0/4, Iter 250/1029, train loss = 4.861, time = 15.955</text:p>
      <text:p text:style-name="Standard">Epoch 0/4, Iter 251/1029, train loss = 14.441, time = 15.974</text:p>
      <text:p text:style-name="Standard">Epoch 0/4, Iter 252/1029, train loss = 13.771, time = 16.563</text:p>
      <text:p text:style-name="Standard">Epoch 0/4, Iter 253/1029, train loss = 25.137, time = 17.241</text:p>
      <text:p text:style-name="Standard">Epoch 0/4, Iter 254/1029, train loss = 39.594, time = 16.559</text:p>
      <text:p text:style-name="Standard">Epoch 0/4, Iter 255/1029, train loss = 31.095, time = 16.069</text:p>
      <text:p text:style-name="Standard">Epoch 0/4, Iter 256/1029, train loss = 18.077, time = 15.562</text:p>
      <text:p text:style-name="Standard">Epoch 0/4, Iter 257/1029, train loss = 83.659, time = 17.080</text:p>
      <text:p text:style-name="Standard">Epoch 0/4, Iter 258/1029, train loss = 22.582, time = 16.409</text:p>
      <text:p text:style-name="Standard">Epoch 0/4, Iter 259/1029, train loss = 5.566, time = 15.469</text:p>
      <text:p text:style-name="Standard">Epoch 0/4, Iter 260/1029, train loss = 17.388, time = 17.087</text:p>
      <text:p text:style-name="Standard">Epoch 0/4, Iter 261/1029, train loss = 22.193, time = 15.638</text:p>
      <text:p text:style-name="Standard">Epoch 0/4, Iter 262/1029, train loss = 22.558, time = 15.991</text:p>
      <text:p text:style-name="Standard">Epoch 0/4, Iter 263/1029, train loss = 16.785, time = 15.568</text:p>
      <text:p text:style-name="Standard">Epoch 0/4, Iter 264/1029, train loss = 13.875, time = 16.309</text:p>
      <text:p text:style-name="Standard">Epoch 0/4, Iter 265/1029, train loss = 43.498, time = 15.478</text:p>
      <text:p text:style-name="Standard">Epoch 0/4, Iter 266/1029, train loss = 23.387, time = 15.716</text:p>
      <text:p text:style-name="Standard">Epoch 0/4, Iter 267/1029, train loss = 14.255, time = 16.050</text:p>
      <text:p text:style-name="Standard">Epoch 0/4, Iter 268/1029, train loss = 26.261, time = 15.725</text:p>
      <text:p text:style-name="Standard">Epoch 0/4, Iter 269/1029, train loss = 14.657, time = 15.981</text:p>
      <text:p text:style-name="Standard">Epoch 0/4, Iter 270/1029, train loss = 10.058, time = 18.474</text:p>
      <text:p text:style-name="Standard">Epoch 0/4, Iter 271/1029, train loss = 17.455, time = 16.658</text:p>
      <text:p text:style-name="Standard">Epoch 0/4, Iter 272/1029, train loss = 17.293, time = 17.408</text:p>
      <text:p text:style-name="Standard">Epoch 0/4, Iter 273/1029, train loss = 55.271, time = 18.769</text:p>
      <text:p text:style-name="Standard"><text:soft-page-break/>Epoch 0/4, Iter 274/1029, train loss = 18.071, time = 15.651</text:p>
      <text:p text:style-name="Standard">Epoch 0/4, Iter 275/1029, train loss = 54.847, time = 18.205</text:p>
      <text:p text:style-name="Standard">Epoch 0/4, Iter 276/1029, train loss = 43.859, time = 17.625</text:p>
      <text:p text:style-name="Standard">Epoch 0/4, Iter 277/1029, train loss = 19.073, time = 17.181</text:p>
      <text:p text:style-name="Standard">Epoch 0/4, Iter 278/1029, train loss = 7.293, time = 18.072</text:p>
      <text:p text:style-name="Standard">Epoch 0/4, Iter 279/1029, train loss = 10.578, time = 18.112</text:p>
      <text:p text:style-name="Standard">Epoch 0/4, Iter 280/1029, train loss = 45.756, time = 20.769</text:p>
      <text:p text:style-name="Standard">Epoch 0/4, Iter 281/1029, train loss = 11.737, time = 17.328</text:p>
      <text:p text:style-name="Standard">Epoch 0/4, Iter 282/1029, train loss = 40.470, time = 19.410</text:p>
      <text:p text:style-name="Standard">Epoch 0/4, Iter 283/1029, train loss = 61.510, time = 18.414</text:p>
      <text:p text:style-name="Standard">Epoch 0/4, Iter 284/1029, train loss = 46.204, time = 18.927</text:p>
      <text:p text:style-name="Standard">Epoch 0/4, Iter 285/1029, train loss = 7.594, time = 16.989</text:p>
      <text:p text:style-name="Standard">Epoch 0/4, Iter 286/1029, train loss = 16.490, time = 17.001</text:p>
      <text:p text:style-name="Standard">Epoch 0/4, Iter 287/1029, train loss = 34.345, time = 17.833</text:p>
      <text:p text:style-name="Standard">Epoch 0/4, Iter 288/1029, train loss = 34.746, time = 16.253</text:p>
      <text:p text:style-name="Standard">Epoch 0/4, Iter 289/1029, train loss = 24.314, time = 17.452</text:p>
      <text:p text:style-name="Standard">Epoch 0/4, Iter 290/1029, train loss = 7.321, time = 17.057</text:p>
      <text:p text:style-name="Standard">Epoch 0/4, Iter 291/1029, train loss = 7.212, time = 16.260</text:p>
      <text:p text:style-name="Standard">Epoch 0/4, Iter 292/1029, train loss = 8.981, time = 17.626</text:p>
      <text:p text:style-name="Standard">Epoch 0/4, Iter 293/1029, train loss = 59.278, time = 17.697</text:p>
      <text:p text:style-name="Standard">Epoch 0/4, Iter 294/1029, train loss = 41.946, time = 18.823</text:p>
      <text:p text:style-name="Standard">Epoch 0/4, Iter 295/1029, train loss = 11.993, time = 16.878</text:p>
      <text:p text:style-name="Standard">Epoch 0/4, Iter 296/1029, train loss = 26.776, time = 18.449</text:p>
      <text:p text:style-name="Standard">Epoch 0/4, Iter 297/1029, train loss = 31.847, time = 17.577</text:p>
      <text:p text:style-name="Standard">Epoch 0/4, Iter 298/1029, train loss = 24.146, time = 17.427</text:p>
      <text:p text:style-name="Standard">Epoch 0/4, Iter 299/1029, train loss = 32.999, time = 17.348</text:p>
      <text:p text:style-name="Standard">Epoch 0/4, Iter 300/1029, train loss = 25.871, time = 17.173</text:p>
      <text:p text:style-name="Standard">Epoch 0/4, Iter 301/1029, train loss = 47.058, time = 16.706</text:p>
      <text:p text:style-name="Standard">Epoch 0/4, Iter 302/1029, train loss = 6.646, time = 16.536</text:p>
      <text:p text:style-name="Standard">Epoch 0/4, Iter 303/1029, train loss = 12.807, time = 16.360</text:p>
      <text:p text:style-name="Standard">Epoch 0/4, Iter 304/1029, train loss = 30.671, time = 17.182</text:p>
      <text:p text:style-name="Standard">Epoch 0/4, Iter 305/1029, train loss = 12.269, time = 27.544</text:p>
      <text:p text:style-name="Standard">Epoch 0/4, Iter 306/1029, train loss = 13.546, time = 17.576</text:p>
      <text:p text:style-name="Standard">Epoch 0/4, Iter 307/1029, train loss = 53.204, time = 18.277</text:p>
      <text:p text:style-name="Standard">Epoch 0/4, Iter 308/1029, train loss = 22.726, time = 18.353</text:p>
      <text:p text:style-name="Standard">Epoch 0/4, Iter 309/1029, train loss = 10.836, time = 16.260</text:p>
      <text:p text:style-name="Standard">Epoch 0/4, Iter 310/1029, train loss = 27.043, time = 17.669</text:p>
      <text:p text:style-name="Standard">Epoch 0/4, Iter 311/1029, train loss = 7.227, time = 16.910</text:p>
      <text:p text:style-name="Standard">Epoch 0/4, Iter 312/1029, train loss = 10.566, time = 27.783</text:p>
      <text:p text:style-name="Standard">Epoch 0/4, Iter 313/1029, train loss = 31.293, time = 20.332</text:p>
      <text:p text:style-name="Standard">Epoch 0/4, Iter 314/1029, train loss = 32.063, time = 18.357</text:p>
      <text:p text:style-name="Standard">Epoch 0/4, Iter 315/1029, train loss = 29.287, time = 18.697</text:p>
      <text:p text:style-name="Standard">Epoch 0/4, Iter 316/1029, train loss = 57.100, time = 21.830</text:p>
      <text:p text:style-name="Standard">Epoch 0/4, Iter 317/1029, train loss = 21.729, time = 18.404</text:p>
      <text:p text:style-name="Standard">Epoch 0/4, Iter 318/1029, train loss = 25.589, time = 28.889</text:p>
      <text:p text:style-name="Standard">Epoch 0/4, Iter 319/1029, train loss = 12.418, time = 18.896</text:p>
      <text:p text:style-name="Standard">Epoch 0/4, Iter 320/1029, train loss = 19.670, time = 17.091</text:p>
      <text:p text:style-name="Standard">Epoch 0/4, Iter 321/1029, train loss = 31.748, time = 18.202</text:p>
      <text:p text:style-name="Standard">Epoch 0/4, Iter 322/1029, train loss = 18.749, time = 16.768</text:p>
      <text:p text:style-name="Standard">Epoch 0/4, Iter 323/1029, train loss = 16.261, time = 18.482</text:p>
      <text:p text:style-name="Standard">Epoch 0/4, Iter 324/1029, train loss = 22.257, time = 24.361</text:p>
      <text:p text:style-name="Standard">Epoch 0/4, Iter 325/1029, train loss = 15.892, time = 17.301</text:p>
      <text:p text:style-name="Standard"><text:soft-page-break/>Epoch 0/4, Iter 326/1029, train loss = 15.529, time = 15.883</text:p>
      <text:p text:style-name="Standard">Epoch 0/4, Iter 327/1029, train loss = 20.580, time = 16.453</text:p>
      <text:p text:style-name="Standard">Epoch 0/4, Iter 328/1029, train loss = 43.119, time = 17.033</text:p>
      <text:p text:style-name="Standard">Epoch 0/4, Iter 329/1029, train loss = 8.769, time = 17.412</text:p>
      <text:p text:style-name="Standard">Epoch 0/4, Iter 330/1029, train loss = 11.711, time = 29.323</text:p>
      <text:p text:style-name="Standard">Epoch 0/4, Iter 331/1029, train loss = 10.691, time = 16.098</text:p>
      <text:p text:style-name="Standard">Epoch 0/4, Iter 332/1029, train loss = 17.199, time = 17.005</text:p>
      <text:p text:style-name="Standard">Epoch 0/4, Iter 333/1029, train loss = 25.193, time = 17.436</text:p>
      <text:p text:style-name="Standard">Epoch 0/4, Iter 334/1029, train loss = 30.970, time = 17.829</text:p>
      <text:p text:style-name="Standard">Epoch 0/4, Iter 335/1029, train loss = 18.534, time = 24.886</text:p>
      <text:p text:style-name="Standard">Epoch 0/4, Iter 336/1029, train loss = 50.587, time = 22.838</text:p>
      <text:p text:style-name="Standard">Epoch 0/4, Iter 337/1029, train loss = 47.799, time = 17.786</text:p>
      <text:p text:style-name="Standard">Epoch 0/4, Iter 338/1029, train loss = 11.740, time = 16.816</text:p>
      <text:p text:style-name="Standard">Epoch 0/4, Iter 339/1029, train loss = 25.961, time = 16.747</text:p>
      <text:p text:style-name="Standard">Epoch 0/4, Iter 340/1029, train loss = 13.696, time = 17.237</text:p>
      <text:p text:style-name="Standard">Epoch 0/4, Iter 341/1029, train loss = 16.709, time = 28.550</text:p>
      <text:p text:style-name="Standard">Epoch 0/4, Iter 342/1029, train loss = 15.688, time = 17.482</text:p>
      <text:p text:style-name="Standard">Epoch 0/4, Iter 343/1029, train loss = 23.615, time = 15.949</text:p>
      <text:p text:style-name="Standard">Epoch 0/4, Iter 344/1029, train loss = 5.970, time = 18.358</text:p>
      <text:p text:style-name="Standard">Epoch 0/4, Iter 345/1029, train loss = 54.686, time = 16.996</text:p>
      <text:p text:style-name="Standard">Epoch 0/4, Iter 346/1029, train loss = 10.504, time = 25.785</text:p>
      <text:p text:style-name="Standard">Epoch 0/4, Iter 347/1029, train loss = 15.012, time = 19.858</text:p>
      <text:p text:style-name="Standard">Epoch 0/4, Iter 348/1029, train loss = 14.545, time = 16.705</text:p>
      <text:p text:style-name="Standard">Epoch 0/4, Iter 349/1029, train loss = 6.063, time = 16.736</text:p>
      <text:p text:style-name="Standard">Epoch 0/4, Iter 350/1029, train loss = 20.613, time = 16.162</text:p>
      <text:p text:style-name="Standard">Epoch 0/4, Iter 351/1029, train loss = 19.166, time = 21.788</text:p>
      <text:p text:style-name="Standard">Epoch 0/4, Iter 352/1029, train loss = 79.963, time = 24.184</text:p>
      <text:p text:style-name="Standard">Epoch 0/4, Iter 353/1029, train loss = 20.770, time = 16.614</text:p>
      <text:p text:style-name="Standard">Epoch 0/4, Iter 354/1029, train loss = 14.392, time = 18.004</text:p>
      <text:p text:style-name="Standard">Epoch 0/4, Iter 355/1029, train loss = 16.803, time = 16.959</text:p>
      <text:p text:style-name="Standard">Epoch 0/4, Iter 356/1029, train loss = 24.830, time = 17.247</text:p>
      <text:p text:style-name="Standard">Epoch 0/4, Iter 357/1029, train loss = 58.125, time = 28.695</text:p>
      <text:p text:style-name="Standard">Epoch 0/4, Iter 358/1029, train loss = 35.295, time = 18.274</text:p>
      <text:p text:style-name="Standard">Epoch 0/4, Iter 359/1029, train loss = 47.065, time = 16.990</text:p>
      <text:p text:style-name="Standard">Epoch 0/4, Iter 360/1029, train loss = 52.347, time = 16.942</text:p>
      <text:p text:style-name="Standard">Epoch 0/4, Iter 361/1029, train loss = 12.425, time = 17.119</text:p>
      <text:p text:style-name="Standard">Epoch 0/4, Iter 362/1029, train loss = 23.574, time = 21.603</text:p>
      <text:p text:style-name="Standard">Epoch 0/4, Iter 363/1029, train loss = 23.823, time = 24.307</text:p>
      <text:p text:style-name="Standard">Epoch 0/4, Iter 364/1029, train loss = 7.370, time = 17.389</text:p>
      <text:p text:style-name="Standard">Epoch 0/4, Iter 365/1029, train loss = 12.990, time = 16.262</text:p>
      <text:p text:style-name="Standard">Epoch 0/4, Iter 366/1029, train loss = 15.504, time = 16.509</text:p>
      <text:p text:style-name="Standard">Epoch 0/4, Iter 367/1029, train loss = 12.493, time = 27.721</text:p>
      <text:p text:style-name="Standard">Epoch 0/4, Iter 368/1029, train loss = 23.979, time = 19.640</text:p>
      <text:p text:style-name="Standard">Epoch 0/4, Iter 369/1029, train loss = 33.844, time = 16.739</text:p>
      <text:p text:style-name="Standard">Epoch 0/4, Iter 370/1029, train loss = 16.668, time = 18.431</text:p>
      <text:p text:style-name="Standard">Epoch 0/4, Iter 371/1029, train loss = 20.019, time = 16.200</text:p>
      <text:p text:style-name="Standard">Epoch 0/4, Iter 372/1029, train loss = 22.212, time = 21.788</text:p>
      <text:p text:style-name="Standard">Epoch 0/4, Iter 373/1029, train loss = 28.019, time = 22.054</text:p>
      <text:p text:style-name="Standard">Epoch 0/4, Iter 374/1029, train loss = 7.344, time = 16.011</text:p>
      <text:p text:style-name="Standard">Epoch 0/4, Iter 375/1029, train loss = 13.389, time = 16.595</text:p>
      <text:p text:style-name="Standard">Epoch 0/4, Iter 376/1029, train loss = 16.598, time = 16.648</text:p>
      <text:p text:style-name="Standard">Epoch 0/4, Iter 377/1029, train loss = 57.795, time = 17.403</text:p>
      <text:p text:style-name="Standard"><text:soft-page-break/>Epoch 0/4, Iter 378/1029, train loss = 10.583, time = 29.024</text:p>
      <text:p text:style-name="Standard">Epoch 0/4, Iter 379/1029, train loss = 15.425, time = 15.725</text:p>
      <text:p text:style-name="Standard">Epoch 0/4, Iter 380/1029, train loss = 54.671, time = 16.927</text:p>
      <text:p text:style-name="Standard">Epoch 0/4, Iter 381/1029, train loss = 51.929, time = 17.092</text:p>
      <text:p text:style-name="Standard">Epoch 0/4, Iter 382/1029, train loss = 19.284, time = 16.835</text:p>
      <text:p text:style-name="Standard">Epoch 0/4, Iter 383/1029, train loss = 30.245, time = 27.252</text:p>
      <text:p text:style-name="Standard">Epoch 0/4, Iter 384/1029, train loss = 15.592, time = 18.752</text:p>
      <text:p text:style-name="Standard">Epoch 0/4, Iter 385/1029, train loss = 31.271, time = 16.596</text:p>
      <text:p text:style-name="Standard">Epoch 0/4, Iter 386/1029, train loss = 75.355, time = 17.812</text:p>
      <text:p text:style-name="Standard">Epoch 0/4, Iter 387/1029, train loss = 9.857, time = 16.312</text:p>
      <text:p text:style-name="Standard">Epoch 0/4, Iter 388/1029, train loss = 18.388, time = 16.157</text:p>
      <text:p text:style-name="Standard">Epoch 0/4, Iter 389/1029, train loss = 40.943, time = 30.300</text:p>
      <text:p text:style-name="Standard">Epoch 0/4, Iter 390/1029, train loss = 20.882, time = 19.575</text:p>
      <text:p text:style-name="Standard">Epoch 0/4, Iter 391/1029, train loss = 20.504, time = 17.573</text:p>
      <text:p text:style-name="Standard">Epoch 0/4, Iter 392/1029, train loss = 10.597, time = 17.381</text:p>
      <text:p text:style-name="Standard">Epoch 0/4, Iter 393/1029, train loss = 10.963, time = 30.489</text:p>
      <text:p text:style-name="Standard">Epoch 0/4, Iter 394/1029, train loss = 15.467, time = 19.272</text:p>
      <text:p text:style-name="Standard">Epoch 0/4, Iter 395/1029, train loss = 10.883, time = 16.272</text:p>
      <text:p text:style-name="Standard">Epoch 0/4, Iter 396/1029, train loss = 42.395, time = 18.195</text:p>
      <text:p text:style-name="Standard">Epoch 0/4, Iter 397/1029, train loss = 6.599, time = 26.282</text:p>
      <text:p text:style-name="Standard">Epoch 0/4, Iter 398/1029, train loss = 17.146, time = 23.370</text:p>
      <text:p text:style-name="Standard">Epoch 0/4, Iter 399/1029, train loss = 16.088, time = 16.629</text:p>
      <text:p text:style-name="Standard">Epoch 0/4, Iter 400/1029, train loss = 26.706, time = 16.868</text:p>
      <text:p text:style-name="Standard">Epoch 0/4, Iter 401/1029, train loss = 16.807, time = 18.300</text:p>
      <text:p text:style-name="Standard">Epoch 0/4, Iter 402/1029, train loss = 38.671, time = 28.133</text:p>
      <text:p text:style-name="Standard">Epoch 0/4, Iter 403/1029, train loss = 22.141, time = 16.415</text:p>
      <text:p text:style-name="Standard">Epoch 0/4, Iter 404/1029, train loss = 22.875, time = 16.916</text:p>
      <text:p text:style-name="Standard">Epoch 0/4, Iter 405/1029, train loss = 15.924, time = 16.859</text:p>
      <text:p text:style-name="Standard">Epoch 0/4, Iter 406/1029, train loss = 49.486, time = 25.929</text:p>
      <text:p text:style-name="Standard">Epoch 0/4, Iter 407/1029, train loss = 16.410, time = 20.810</text:p>
      <text:p text:style-name="Standard">Epoch 0/4, Iter 408/1029, train loss = 72.288, time = 16.590</text:p>
      <text:p text:style-name="Standard">Epoch 0/4, Iter 409/1029, train loss = 28.303, time = 16.663</text:p>
      <text:p text:style-name="Standard">Epoch 0/4, Iter 410/1029, train loss = 15.856, time = 20.891</text:p>
      <text:p text:style-name="Standard">Epoch 0/4, Iter 411/1029, train loss = 8.407, time = 25.348</text:p>
      <text:p text:style-name="Standard">Epoch 0/4, Iter 412/1029, train loss = 36.551, time = 16.600</text:p>
      <text:p text:style-name="Standard">Epoch 0/4, Iter 413/1029, train loss = 22.833, time = 16.776</text:p>
      <text:p text:style-name="Standard">Epoch 0/4, Iter 414/1029, train loss = 12.405, time = 17.223</text:p>
      <text:p text:style-name="Standard">Epoch 0/4, Iter 415/1029, train loss = 13.607, time = 24.744</text:p>
      <text:p text:style-name="Standard">Epoch 0/4, Iter 416/1029, train loss = 12.304, time = 21.563</text:p>
      <text:p text:style-name="Standard">Epoch 0/4, Iter 417/1029, train loss = 43.463, time = 17.047</text:p>
      <text:p text:style-name="Standard">Epoch 0/4, Iter 418/1029, train loss = 15.493, time = 17.140</text:p>
      <text:p text:style-name="Standard">Epoch 0/4, Iter 419/1029, train loss = 32.259, time = 23.238</text:p>
      <text:p text:style-name="Standard">Epoch 0/4, Iter 420/1029, train loss = 16.093, time = 23.891</text:p>
      <text:p text:style-name="Standard">Epoch 0/4, Iter 421/1029, train loss = 45.272, time = 19.467</text:p>
      <text:p text:style-name="Standard">Epoch 0/4, Iter 422/1029, train loss = 17.681, time = 16.571</text:p>
      <text:p text:style-name="Standard">Epoch 0/4, Iter 423/1029, train loss = 19.638, time = 17.040</text:p>
      <text:p text:style-name="Standard">Epoch 0/4, Iter 424/1029, train loss = 12.445, time = 27.045</text:p>
      <text:p text:style-name="Standard">Epoch 0/4, Iter 425/1029, train loss = 16.073, time = 16.623</text:p>
      <text:p text:style-name="Standard">Epoch 0/4, Iter 426/1029, train loss = 67.351, time = 17.585</text:p>
      <text:p text:style-name="Standard">Epoch 0/4, Iter 427/1029, train loss = 58.753, time = 16.497</text:p>
      <text:p text:style-name="Standard">Epoch 0/4, Iter 428/1029, train loss = 24.366, time = 28.830</text:p>
      <text:p text:style-name="Standard">Epoch 0/4, Iter 429/1029, train loss = 7.355, time = 17.547</text:p>
      <text:p text:style-name="Standard"><text:soft-page-break/>Epoch 0/4, Iter 430/1029, train loss = 27.960, time = 16.963</text:p>
      <text:p text:style-name="Standard">Epoch 0/4, Iter 431/1029, train loss = 23.114, time = 16.522</text:p>
      <text:p text:style-name="Standard">Epoch 0/4, Iter 432/1029, train loss = 9.930, time = 22.899</text:p>
      <text:p text:style-name="Standard">Epoch 0/4, Iter 433/1029, train loss = 36.236, time = 23.424</text:p>
      <text:p text:style-name="Standard">Epoch 0/4, Iter 434/1029, train loss = 57.628, time = 17.178</text:p>
      <text:p text:style-name="Standard">Epoch 0/4, Iter 435/1029, train loss = 8.637, time = 16.665</text:p>
      <text:p text:style-name="Standard">Epoch 0/4, Iter 436/1029, train loss = 26.110, time = 23.197</text:p>
      <text:p text:style-name="Standard">Epoch 0/4, Iter 437/1029, train loss = 33.772, time = 24.590</text:p>
      <text:p text:style-name="Standard">Epoch 0/4, Iter 438/1029, train loss = 17.813, time = 17.420</text:p>
      <text:p text:style-name="Standard">Epoch 0/4, Iter 439/1029, train loss = 13.810, time = 17.337</text:p>
      <text:p text:style-name="Standard">Epoch 0/4, Iter 440/1029, train loss = 11.929, time = 27.101</text:p>
      <text:p text:style-name="Standard">Epoch 0/4, Iter 441/1029, train loss = 41.046, time = 24.317</text:p>
      <text:p text:style-name="Standard">Epoch 0/4, Iter 442/1029, train loss = 48.015, time = 17.331</text:p>
      <text:p text:style-name="Standard">Epoch 0/4, Iter 443/1029, train loss = 28.884, time = 16.498</text:p>
      <text:p text:style-name="Standard">Epoch 0/4, Iter 444/1029, train loss = 54.067, time = 17.064</text:p>
      <text:p text:style-name="Standard">Epoch 0/4, Iter 445/1029, train loss = 47.727, time = 27.767</text:p>
      <text:p text:style-name="Standard">Epoch 0/4, Iter 446/1029, train loss = 37.006, time = 19.285</text:p>
      <text:p text:style-name="Standard">Epoch 0/4, Iter 447/1029, train loss = 14.777, time = 16.048</text:p>
      <text:p text:style-name="Standard">Epoch 0/4, Iter 448/1029, train loss = 12.837, time = 17.353</text:p>
      <text:p text:style-name="Standard">Epoch 0/4, Iter 449/1029, train loss = 42.771, time = 22.495</text:p>
      <text:p text:style-name="Standard">Epoch 0/4, Iter 450/1029, train loss = 13.028, time = 24.583</text:p>
      <text:p text:style-name="Standard">Epoch 0/4, Iter 451/1029, train loss = 28.157, time = 16.076</text:p>
      <text:p text:style-name="Standard">Epoch 0/4, Iter 452/1029, train loss = 5.807, time = 16.769</text:p>
      <text:p text:style-name="Standard">Epoch 0/4, Iter 453/1029, train loss = 64.480, time = 17.163</text:p>
      <text:p text:style-name="Standard">Epoch 0/4, Iter 454/1029, train loss = 57.305, time = 29.827</text:p>
      <text:p text:style-name="Standard">Epoch 0/4, Iter 455/1029, train loss = 20.343, time = 15.504</text:p>
      <text:p text:style-name="Standard">Epoch 0/4, Iter 456/1029, train loss = 16.251, time = 16.192</text:p>
      <text:p text:style-name="Standard">Epoch 0/4, Iter 457/1029, train loss = 13.774, time = 16.338</text:p>
      <text:p text:style-name="Standard">Epoch 0/4, Iter 458/1029, train loss = 18.365, time = 26.866</text:p>
      <text:p text:style-name="Standard">Epoch 0/4, Iter 459/1029, train loss = 23.527, time = 20.230</text:p>
      <text:p text:style-name="Standard">Epoch 0/4, Iter 460/1029, train loss = 22.241, time = 15.799</text:p>
      <text:p text:style-name="Standard">Epoch 0/4, Iter 461/1029, train loss = 12.962, time = 17.549</text:p>
      <text:p text:style-name="Standard">Epoch 0/4, Iter 462/1029, train loss = 11.214, time = 21.867</text:p>
      <text:p text:style-name="Standard">Epoch 0/4, Iter 463/1029, train loss = 55.641, time = 25.003</text:p>
      <text:p text:style-name="Standard">Epoch 0/4, Iter 464/1029, train loss = 33.061, time = 16.472</text:p>
      <text:p text:style-name="Standard">Epoch 0/4, Iter 465/1029, train loss = 12.624, time = 16.647</text:p>
      <text:p text:style-name="Standard">Epoch 0/4, Iter 466/1029, train loss = 36.691, time = 17.264</text:p>
      <text:p text:style-name="Standard">Epoch 0/4, Iter 467/1029, train loss = 16.112, time = 32.285</text:p>
      <text:p text:style-name="Standard">Epoch 0/4, Iter 468/1029, train loss = 70.253, time = 16.664</text:p>
      <text:p text:style-name="Standard">Epoch 0/4, Iter 469/1029, train loss = 72.848, time = 16.444</text:p>
      <text:p text:style-name="Standard">Epoch 0/4, Iter 470/1029, train loss = 33.975, time = 15.456</text:p>
      <text:p text:style-name="Standard">Epoch 0/4, Iter 471/1029, train loss = 21.546, time = 25.004</text:p>
      <text:p text:style-name="Standard">Epoch 0/4, Iter 472/1029, train loss = 14.840, time = 19.821</text:p>
      <text:p text:style-name="Standard">Epoch 0/4, Iter 473/1029, train loss = 17.008, time = 16.917</text:p>
      <text:p text:style-name="Standard">Epoch 0/4, Iter 474/1029, train loss = 10.696, time = 17.666</text:p>
      <text:p text:style-name="Standard">Epoch 0/4, Iter 475/1029, train loss = 19.434, time = 24.315</text:p>
      <text:p text:style-name="Standard">Epoch 0/4, Iter 476/1029, train loss = 31.893, time = 23.145</text:p>
      <text:p text:style-name="Standard">Epoch 0/4, Iter 477/1029, train loss = 50.719, time = 16.473</text:p>
      <text:p text:style-name="Standard">Epoch 0/4, Iter 478/1029, train loss = 71.685, time = 17.296</text:p>
      <text:p text:style-name="Standard">Epoch 0/4, Iter 479/1029, train loss = 45.059, time = 17.019</text:p>
      <text:p text:style-name="Standard">Epoch 0/4, Iter 480/1029, train loss = 11.920, time = 29.305</text:p>
      <text:p text:style-name="Standard">Epoch 0/4, Iter 481/1029, train loss = 20.574, time = 16.059</text:p>
      <text:p text:style-name="Standard"><text:soft-page-break/>Epoch 0/4, Iter 482/1029, train loss = 60.151, time = 16.753</text:p>
      <text:p text:style-name="Standard">Epoch 0/4, Iter 483/1029, train loss = 22.156, time = 17.233</text:p>
      <text:p text:style-name="Standard">Epoch 0/4, Iter 484/1029, train loss = 20.620, time = 27.615</text:p>
      <text:p text:style-name="Standard">Epoch 0/4, Iter 485/1029, train loss = 60.786, time = 21.258</text:p>
      <text:p text:style-name="Standard">Epoch 0/4, Iter 486/1029, train loss = 39.835, time = 17.909</text:p>
      <text:p text:style-name="Standard">Epoch 0/4, Iter 487/1029, train loss = 17.585, time = 16.421</text:p>
      <text:p text:style-name="Standard">Epoch 0/4, Iter 488/1029, train loss = 9.576, time = 21.974</text:p>
      <text:p text:style-name="Standard">Epoch 0/4, Iter 489/1029, train loss = 14.751, time = 27.827</text:p>
      <text:p text:style-name="Standard">Epoch 0/4, Iter 490/1029, train loss = 23.340, time = 16.583</text:p>
      <text:p text:style-name="Standard">Epoch 0/4, Iter 491/1029, train loss = 13.954, time = 16.803</text:p>
      <text:p text:style-name="Standard">Epoch 0/4, Iter 492/1029, train loss = 15.444, time = 17.746</text:p>
      <text:p text:style-name="Standard">Epoch 0/4, Iter 493/1029, train loss = 43.382, time = 31.415</text:p>
      <text:p text:style-name="Standard">Epoch 0/4, Iter 494/1029, train loss = 10.326, time = 17.244</text:p>
      <text:p text:style-name="Standard">Epoch 0/4, Iter 495/1029, train loss = 19.556, time = 16.756</text:p>
      <text:p text:style-name="Standard">Epoch 0/4, Iter 496/1029, train loss = 10.133, time = 17.677</text:p>
      <text:p text:style-name="Standard">Epoch 0/4, Iter 497/1029, train loss = 10.359, time = 31.100</text:p>
      <text:p text:style-name="Standard">Epoch 0/4, Iter 498/1029, train loss = 23.400, time = 16.152</text:p>
      <text:p text:style-name="Standard">Epoch 0/4, Iter 499/1029, train loss = 38.726, time = 16.250</text:p>
      <text:p text:style-name="Standard">Epoch 0/4, Iter 500/1029, train loss = 59.093, time = 17.210</text:p>
      <text:p text:style-name="Standard">Epoch 0/4, Iter 501/1029, train loss = 49.918, time = 16.859</text:p>
      <text:p text:style-name="Standard">Epoch 0/4, Iter 502/1029, train loss = 37.494, time = 18.795</text:p>
      <text:p text:style-name="Standard">Epoch 0/4, Iter 503/1029, train loss = 59.813, time = 17.967</text:p>
      <text:p text:style-name="Standard">Epoch 0/4, Iter 504/1029, train loss = 7.272, time = 15.963</text:p>
      <text:p text:style-name="Standard">Epoch 0/4, Iter 505/1029, train loss = 20.320, time = 17.259</text:p>
      <text:p text:style-name="Standard">Epoch 0/4, Iter 506/1029, train loss = 50.476, time = 16.976</text:p>
      <text:p text:style-name="Standard">Epoch 0/4, Iter 507/1029, train loss = 24.791, time = 17.394</text:p>
      <text:p text:style-name="Standard">Epoch 0/4, Iter 508/1029, train loss = 25.623, time = 16.354</text:p>
      <text:p text:style-name="Standard">Epoch 0/4, Iter 509/1029, train loss = 8.727, time = 16.091</text:p>
      <text:p text:style-name="Standard">Epoch 0/4, Iter 510/1029, train loss = 10.974, time = 16.646</text:p>
      <text:p text:style-name="Standard">Epoch 0/4, Iter 511/1029, train loss = 9.224, time = 16.593</text:p>
      <text:p text:style-name="Standard">Epoch 0/4, Iter 512/1029, train loss = 23.281, time = 15.566</text:p>
      <text:p text:style-name="Standard">Epoch 0/4, Iter 513/1029, train loss = 22.682, time = 16.591</text:p>
      <text:p text:style-name="Standard">Epoch 0/4, Iter 514/1029, train loss = 9.601, time = 16.678</text:p>
      <text:p text:style-name="Standard">Epoch 0/4, Iter 515/1029, train loss = 15.393, time = 16.258</text:p>
      <text:p text:style-name="Standard">Epoch 0/4, Iter 516/1029, train loss = 6.614, time = 16.913</text:p>
      <text:p text:style-name="Standard">Epoch 0/4, Iter 517/1029, train loss = 14.154, time = 16.056</text:p>
      <text:p text:style-name="Standard">Epoch 0/4, Iter 518/1029, train loss = 30.160, time = 15.605</text:p>
      <text:p text:style-name="Standard">Epoch 0/4, Iter 519/1029, train loss = 7.599, time = 16.757</text:p>
      <text:p text:style-name="Standard">Epoch 0/4, Iter 520/1029, train loss = 17.085, time = 16.806</text:p>
      <text:p text:style-name="Standard">Epoch 0/4, Iter 521/1029, train loss = 7.776, time = 15.911</text:p>
      <text:p text:style-name="Standard">Epoch 0/4, Iter 522/1029, train loss = 11.878, time = 15.976</text:p>
      <text:p text:style-name="Standard">Epoch 0/4, Iter 523/1029, train loss = 14.629, time = 16.220</text:p>
      <text:p text:style-name="Standard">Epoch 0/4, Iter 524/1029, train loss = 46.038, time = 17.162</text:p>
      <text:p text:style-name="Standard">Epoch 0/4, Iter 525/1029, train loss = 12.323, time = 15.852</text:p>
      <text:p text:style-name="Standard">Epoch 0/4, Iter 526/1029, train loss = 41.017, time = 16.191</text:p>
      <text:p text:style-name="Standard">Epoch 0/4, Iter 527/1029, train loss = 7.769, time = 15.427</text:p>
      <text:p text:style-name="Standard">Epoch 0/4, Iter 528/1029, train loss = 19.462, time = 16.031</text:p>
      <text:p text:style-name="Standard">Epoch 0/4, Iter 529/1029, train loss = 55.815, time = 16.635</text:p>
      <text:p text:style-name="Standard">Epoch 0/4, Iter 530/1029, train loss = 16.478, time = 15.771</text:p>
      <text:p text:style-name="Standard">Epoch 0/4, Iter 531/1029, train loss = 7.918, time = 15.405</text:p>
      <text:p text:style-name="Standard">Epoch 0/4, Iter 532/1029, train loss = 10.357, time = 15.580</text:p>
      <text:p text:style-name="Standard">Epoch 0/4, Iter 533/1029, train loss = 17.163, time = 15.955</text:p>
      <text:p text:style-name="Standard"><text:soft-page-break/>Epoch 0/4, Iter 534/1029, train loss = 8.599, time = 15.358</text:p>
      <text:p text:style-name="Standard">Epoch 0/4, Iter 535/1029, train loss = 81.316, time = 16.788</text:p>
      <text:p text:style-name="Standard">Epoch 0/4, Iter 536/1029, train loss = 10.710, time = 15.739</text:p>
      <text:p text:style-name="Standard">Epoch 0/4, Iter 537/1029, train loss = 34.985, time = 16.011</text:p>
      <text:p text:style-name="Standard">Epoch 0/4, Iter 538/1029, train loss = 61.463, time = 16.507</text:p>
      <text:p text:style-name="Standard">Epoch 0/4, Iter 539/1029, train loss = 10.319, time = 15.611</text:p>
      <text:p text:style-name="Standard">Epoch 0/4, Iter 540/1029, train loss = 15.219, time = 15.196</text:p>
      <text:p text:style-name="Standard">Epoch 0/4, Iter 541/1029, train loss = 32.996, time = 15.084</text:p>
      <text:p text:style-name="Standard">Epoch 0/4, Iter 542/1029, train loss = 18.787, time = 16.428</text:p>
      <text:p text:style-name="Standard">Epoch 0/4, Iter 543/1029, train loss = 19.176, time = 15.811</text:p>
      <text:p text:style-name="Standard">Epoch 0/4, Iter 544/1029, train loss = 5.648, time = 15.875</text:p>
      <text:p text:style-name="Standard">Epoch 0/4, Iter 545/1029, train loss = 18.325, time = 15.666</text:p>
      <text:p text:style-name="Standard">Epoch 0/4, Iter 546/1029, train loss = 55.832, time = 17.266</text:p>
      <text:p text:style-name="Standard">Epoch 0/4, Iter 547/1029, train loss = 8.820, time = 15.488</text:p>
      <text:p text:style-name="Standard">Epoch 0/4, Iter 548/1029, train loss = 22.486, time = 16.242</text:p>
      <text:p text:style-name="Standard">Epoch 0/4, Iter 549/1029, train loss = 24.272, time = 15.648</text:p>
      <text:p text:style-name="Standard">Epoch 0/4, Iter 550/1029, train loss = 15.554, time = 15.996</text:p>
      <text:p text:style-name="Standard">Epoch 0/4, Iter 551/1029, train loss = 12.100, time = 15.468</text:p>
      <text:p text:style-name="Standard">Epoch 0/4, Iter 552/1029, train loss = 44.566, time = 14.486</text:p>
      <text:p text:style-name="Standard">Epoch 0/4, Iter 553/1029, train loss = 7.402, time = 15.098</text:p>
      <text:p text:style-name="Standard">Epoch 0/4, Iter 554/1029, train loss = 17.736, time = 15.622</text:p>
      <text:p text:style-name="Standard">Epoch 0/4, Iter 555/1029, train loss = 24.559, time = 15.738</text:p>
      <text:p text:style-name="Standard">Epoch 0/4, Iter 556/1029, train loss = 5.362, time = 15.282</text:p>
      <text:p text:style-name="Standard">Epoch 0/4, Iter 557/1029, train loss = 21.596, time = 15.613</text:p>
      <text:p text:style-name="Standard">Epoch 0/4, Iter 558/1029, train loss = 26.400, time = 15.312</text:p>
      <text:p text:style-name="Standard">Epoch 0/4, Iter 559/1029, train loss = 24.298, time = 15.423</text:p>
      <text:p text:style-name="Standard">Epoch 0/4, Iter 560/1029, train loss = 11.579, time = 15.597</text:p>
      <text:p text:style-name="Standard">Epoch 0/4, Iter 561/1029, train loss = 6.910, time = 15.499</text:p>
      <text:p text:style-name="Standard">Epoch 0/4, Iter 562/1029, train loss = 14.353, time = 15.315</text:p>
      <text:p text:style-name="Standard">Epoch 0/4, Iter 563/1029, train loss = 37.952, time = 16.158</text:p>
      <text:p text:style-name="Standard">Epoch 0/4, Iter 564/1029, train loss = 24.879, time = 15.479</text:p>
      <text:p text:style-name="Standard">Epoch 0/4, Iter 565/1029, train loss = 42.700, time = 15.783</text:p>
      <text:p text:style-name="Standard">Epoch 0/4, Iter 566/1029, train loss = 7.370, time = 15.133</text:p>
      <text:p text:style-name="Standard">Epoch 0/4, Iter 567/1029, train loss = 37.848, time = 16.034</text:p>
      <text:p text:style-name="Standard">Epoch 0/4, Iter 568/1029, train loss = 14.055, time = 16.119</text:p>
      <text:p text:style-name="Standard">Epoch 0/4, Iter 569/1029, train loss = 16.265, time = 16.044</text:p>
      <text:p text:style-name="Standard">Epoch 0/4, Iter 570/1029, train loss = 24.479, time = 16.140</text:p>
      <text:p text:style-name="Standard">Epoch 0/4, Iter 571/1029, train loss = 14.401, time = 15.843</text:p>
      <text:p text:style-name="Standard">Epoch 0/4, Iter 572/1029, train loss = 7.285, time = 15.340</text:p>
      <text:p text:style-name="Standard">Epoch 0/4, Iter 573/1029, train loss = 9.989, time = 15.718</text:p>
      <text:p text:style-name="Standard">Epoch 0/4, Iter 574/1029, train loss = 60.048, time = 15.364</text:p>
      <text:p text:style-name="Standard">Epoch 0/4, Iter 575/1029, train loss = 7.188, time = 14.464</text:p>
      <text:p text:style-name="Standard">Epoch 0/4, Iter 576/1029, train loss = 12.052, time = 14.938</text:p>
      <text:p text:style-name="Standard">Epoch 0/4, Iter 577/1029, train loss = 61.768, time = 15.767</text:p>
      <text:p text:style-name="Standard">Epoch 0/4, Iter 578/1029, train loss = 41.337, time = 15.521</text:p>
      <text:p text:style-name="Standard">Epoch 0/4, Iter 579/1029, train loss = 20.039, time = 15.871</text:p>
      <text:p text:style-name="Standard">Epoch 0/4, Iter 580/1029, train loss = 23.212, time = 15.469</text:p>
      <text:p text:style-name="Standard">Epoch 0/4, Iter 581/1029, train loss = 14.781, time = 15.349</text:p>
      <text:p text:style-name="Standard">Epoch 0/4, Iter 582/1029, train loss = 13.367, time = 15.560</text:p>
      <text:p text:style-name="Standard">Epoch 0/4, Iter 583/1029, train loss = 12.001, time = 15.141</text:p>
      <text:p text:style-name="Standard">Epoch 0/4, Iter 584/1029, train loss = 12.643, time = 15.797</text:p>
      <text:p text:style-name="Standard">Epoch 0/4, Iter 585/1029, train loss = 64.045, time = 15.437</text:p>
      <text:p text:style-name="Standard"><text:soft-page-break/>Epoch 0/4, Iter 586/1029, train loss = 11.793, time = 16.188</text:p>
      <text:p text:style-name="Standard">Epoch 0/4, Iter 587/1029, train loss = 28.813, time = 16.067</text:p>
      <text:p text:style-name="Standard">Epoch 0/4, Iter 588/1029, train loss = 12.080, time = 15.937</text:p>
      <text:p text:style-name="Standard">Epoch 0/4, Iter 589/1029, train loss = 14.116, time = 15.854</text:p>
      <text:p text:style-name="Standard">Epoch 0/4, Iter 590/1029, train loss = 9.801, time = 15.913</text:p>
      <text:p text:style-name="Standard">Epoch 0/4, Iter 591/1029, train loss = 24.491, time = 16.047</text:p>
      <text:p text:style-name="Standard">Epoch 0/4, Iter 592/1029, train loss = 26.668, time = 16.126</text:p>
      <text:p text:style-name="Standard">Epoch 0/4, Iter 593/1029, train loss = 24.431, time = 15.693</text:p>
      <text:p text:style-name="Standard">Epoch 0/4, Iter 594/1029, train loss = 54.461, time = 15.376</text:p>
      <text:p text:style-name="Standard">Epoch 0/4, Iter 595/1029, train loss = 8.731, time = 16.056</text:p>
      <text:p text:style-name="Standard">Epoch 0/4, Iter 596/1029, train loss = 5.905, time = 15.338</text:p>
      <text:p text:style-name="Standard">Epoch 0/4, Iter 597/1029, train loss = 10.187, time = 16.038</text:p>
      <text:p text:style-name="Standard">Epoch 0/4, Iter 598/1029, train loss = 7.801, time = 15.804</text:p>
      <text:p text:style-name="Standard">Epoch 0/4, Iter 599/1029, train loss = 26.733, time = 15.677</text:p>
      <text:p text:style-name="Standard">Epoch 0/4, Iter 600/1029, train loss = 12.858, time = 16.050</text:p>
      <text:p text:style-name="Standard">Epoch 0/4, Iter 601/1029, train loss = 20.012, time = 15.646</text:p>
      <text:p text:style-name="Standard">Epoch 0/4, Iter 602/1029, train loss = 31.434, time = 16.263</text:p>
      <text:p text:style-name="Standard">Epoch 0/4, Iter 603/1029, train loss = 6.142, time = 15.957</text:p>
      <text:p text:style-name="Standard">Epoch 0/4, Iter 604/1029, train loss = 16.399, time = 15.920</text:p>
      <text:p text:style-name="Standard">Epoch 0/4, Iter 605/1029, train loss = 23.756, time = 16.326</text:p>
      <text:p text:style-name="Standard">Epoch 0/4, Iter 606/1029, train loss = 51.836, time = 16.358</text:p>
      <text:p text:style-name="Standard">Epoch 0/4, Iter 607/1029, train loss = 21.118, time = 15.558</text:p>
      <text:p text:style-name="Standard">Epoch 0/4, Iter 608/1029, train loss = 13.469, time = 15.429</text:p>
      <text:p text:style-name="Standard">Epoch 0/4, Iter 609/1029, train loss = 16.370, time = 15.695</text:p>
      <text:p text:style-name="Standard">Epoch 0/4, Iter 610/1029, train loss = 5.932, time = 15.908</text:p>
      <text:p text:style-name="Standard">Epoch 0/4, Iter 611/1029, train loss = 6.009, time = 15.890</text:p>
      <text:p text:style-name="Standard">Epoch 0/4, Iter 612/1029, train loss = 14.754, time = 15.488</text:p>
      <text:p text:style-name="Standard">Epoch 0/4, Iter 613/1029, train loss = 6.276, time = 16.182</text:p>
      <text:p text:style-name="Standard">Epoch 0/4, Iter 614/1029, train loss = 15.584, time = 15.469</text:p>
      <text:p text:style-name="Standard">Epoch 0/4, Iter 615/1029, train loss = 18.833, time = 15.915</text:p>
      <text:p text:style-name="Standard">Epoch 0/4, Iter 616/1029, train loss = 8.419, time = 15.378</text:p>
      <text:p text:style-name="Standard">Epoch 0/4, Iter 617/1029, train loss = 11.002, time = 16.240</text:p>
      <text:p text:style-name="Standard">Epoch 0/4, Iter 618/1029, train loss = 9.549, time = 15.711</text:p>
      <text:p text:style-name="Standard">Epoch 0/4, Iter 619/1029, train loss = 13.741, time = 15.805</text:p>
      <text:p text:style-name="Standard">Epoch 0/4, Iter 620/1029, train loss = 8.276, time = 16.117</text:p>
      <text:p text:style-name="Standard">Epoch 0/4, Iter 621/1029, train loss = 20.748, time = 15.124</text:p>
      <text:p text:style-name="Standard">Epoch 0/4, Iter 622/1029, train loss = 11.886, time = 15.378</text:p>
      <text:p text:style-name="Standard">Epoch 0/4, Iter 623/1029, train loss = 12.951, time = 15.937</text:p>
      <text:p text:style-name="Standard">Epoch 0/4, Iter 624/1029, train loss = 17.249, time = 15.675</text:p>
      <text:p text:style-name="Standard">Epoch 0/4, Iter 625/1029, train loss = 56.591, time = 15.828</text:p>
      <text:p text:style-name="Standard">Epoch 0/4, Iter 626/1029, train loss = 12.364, time = 16.625</text:p>
      <text:p text:style-name="Standard">Epoch 0/4, Iter 627/1029, train loss = 18.445, time = 15.390</text:p>
      <text:p text:style-name="Standard">Epoch 0/4, Iter 628/1029, train loss = 25.036, time = 15.248</text:p>
      <text:p text:style-name="Standard">Epoch 0/4, Iter 629/1029, train loss = 45.888, time = 15.673</text:p>
      <text:p text:style-name="Standard">Epoch 0/4, Iter 630/1029, train loss = 23.848, time = 15.888</text:p>
      <text:p text:style-name="Standard">Epoch 0/4, Iter 631/1029, train loss = 23.102, time = 16.177</text:p>
      <text:p text:style-name="Standard">Epoch 0/4, Iter 632/1029, train loss = 9.669, time = 15.485</text:p>
      <text:p text:style-name="Standard">Epoch 0/4, Iter 633/1029, train loss = 21.925, time = 15.560</text:p>
      <text:p text:style-name="Standard">Epoch 0/4, Iter 634/1029, train loss = 10.601, time = 15.577</text:p>
      <text:p text:style-name="Standard">Epoch 0/4, Iter 635/1029, train loss = 14.937, time = 15.910</text:p>
      <text:p text:style-name="Standard">Epoch 0/4, Iter 636/1029, train loss = 6.716, time = 15.705</text:p>
      <text:p text:style-name="Standard">Epoch 0/4, Iter 637/1029, train loss = 7.012, time = 16.057</text:p>
      <text:p text:style-name="Standard"><text:soft-page-break/>Epoch 0/4, Iter 638/1029, train loss = 22.903, time = 16.044</text:p>
      <text:p text:style-name="Standard">Epoch 0/4, Iter 639/1029, train loss = 17.283, time = 16.450</text:p>
      <text:p text:style-name="Standard">Epoch 0/4, Iter 640/1029, train loss = 10.569, time = 16.411</text:p>
      <text:p text:style-name="Standard">Epoch 0/4, Iter 641/1029, train loss = 5.806, time = 15.849</text:p>
      <text:p text:style-name="Standard">Epoch 0/4, Iter 642/1029, train loss = 5.367, time = 16.162</text:p>
      <text:p text:style-name="Standard">Epoch 0/4, Iter 643/1029, train loss = 7.761, time = 15.493</text:p>
      <text:p text:style-name="Standard">Epoch 0/4, Iter 644/1029, train loss = 10.422, time = 15.430</text:p>
      <text:p text:style-name="Standard">Epoch 0/4, Iter 645/1029, train loss = 27.662, time = 15.412</text:p>
      <text:p text:style-name="Standard">Epoch 0/4, Iter 646/1029, train loss = 5.834, time = 15.505</text:p>
      <text:p text:style-name="Standard">Epoch 0/4, Iter 647/1029, train loss = 10.262, time = 15.015</text:p>
      <text:p text:style-name="Standard">Epoch 0/4, Iter 648/1029, train loss = 13.599, time = 16.024</text:p>
      <text:p text:style-name="Standard">Epoch 0/4, Iter 649/1029, train loss = 106.174, time = 16.145</text:p>
      <text:p text:style-name="Standard">Epoch 0/4, Iter 650/1029, train loss = 15.611, time = 15.523</text:p>
      <text:p text:style-name="Standard">Epoch 0/4, Iter 651/1029, train loss = 4.672, time = 15.470</text:p>
      <text:p text:style-name="Standard">Epoch 0/4, Iter 652/1029, train loss = 9.959, time = 15.983</text:p>
      <text:p text:style-name="Standard">Epoch 0/4, Iter 653/1029, train loss = 9.898, time = 15.883</text:p>
      <text:p text:style-name="Standard">Epoch 0/4, Iter 654/1029, train loss = 26.168, time = 15.756</text:p>
      <text:p text:style-name="Standard">Epoch 0/4, Iter 655/1029, train loss = 11.114, time = 15.445</text:p>
      <text:p text:style-name="Standard">Epoch 0/4, Iter 656/1029, train loss = 8.753, time = 15.440</text:p>
      <text:p text:style-name="Standard">Epoch 0/4, Iter 657/1029, train loss = 16.596, time = 15.808</text:p>
      <text:p text:style-name="Standard">Epoch 0/4, Iter 658/1029, train loss = 9.492, time = 15.430</text:p>
      <text:p text:style-name="Standard">Epoch 0/4, Iter 659/1029, train loss = 55.111, time = 15.435</text:p>
      <text:p text:style-name="Standard">Epoch 0/4, Iter 660/1029, train loss = 7.504, time = 16.309</text:p>
      <text:p text:style-name="Standard">Epoch 0/4, Iter 661/1029, train loss = 7.780, time = 16.101</text:p>
      <text:p text:style-name="Standard">Epoch 0/4, Iter 662/1029, train loss = 11.498, time = 16.373</text:p>
      <text:p text:style-name="Standard">Epoch 0/4, Iter 663/1029, train loss = 14.585, time = 17.205</text:p>
      <text:p text:style-name="Standard">Epoch 0/4, Iter 664/1029, train loss = 43.959, time = 15.645</text:p>
      <text:p text:style-name="Standard">Epoch 0/4, Iter 665/1029, train loss = 6.163, time = 15.949</text:p>
      <text:p text:style-name="Standard">Epoch 0/4, Iter 666/1029, train loss = 10.512, time = 16.740</text:p>
      <text:p text:style-name="Standard">Epoch 0/4, Iter 667/1029, train loss = 52.604, time = 16.624</text:p>
      <text:p text:style-name="Standard">Epoch 0/4, Iter 668/1029, train loss = 9.640, time = 16.313</text:p>
      <text:p text:style-name="Standard">Epoch 0/4, Iter 669/1029, train loss = 15.909, time = 16.517</text:p>
      <text:p text:style-name="Standard">Epoch 0/4, Iter 670/1029, train loss = 18.490, time = 16.259</text:p>
      <text:p text:style-name="Standard">Epoch 0/4, Iter 671/1029, train loss = 15.726, time = 15.537</text:p>
      <text:p text:style-name="Standard">Epoch 0/4, Iter 672/1029, train loss = 13.182, time = 16.089</text:p>
      <text:p text:style-name="Standard">Epoch 0/4, Iter 673/1029, train loss = 9.182, time = 15.389</text:p>
      <text:p text:style-name="Standard">Epoch 0/4, Iter 674/1029, train loss = 14.502, time = 15.947</text:p>
      <text:p text:style-name="Standard">Epoch 0/4, Iter 675/1029, train loss = 27.547, time = 16.025</text:p>
      <text:p text:style-name="Standard">Epoch 0/4, Iter 676/1029, train loss = 11.437, time = 16.017</text:p>
      <text:p text:style-name="Standard">Epoch 0/4, Iter 677/1029, train loss = 18.546, time = 15.228</text:p>
      <text:p text:style-name="Standard">Epoch 0/4, Iter 678/1029, train loss = 15.520, time = 15.960</text:p>
      <text:p text:style-name="Standard">Epoch 0/4, Iter 679/1029, train loss = 27.733, time = 15.464</text:p>
      <text:p text:style-name="Standard">Epoch 0/4, Iter 680/1029, train loss = 33.972, time = 16.779</text:p>
      <text:p text:style-name="Standard">Epoch 0/4, Iter 681/1029, train loss = 9.243, time = 15.709</text:p>
      <text:p text:style-name="Standard">Epoch 0/4, Iter 682/1029, train loss = 28.165, time = 15.782</text:p>
      <text:p text:style-name="Standard">Epoch 0/4, Iter 683/1029, train loss = 8.094, time = 15.994</text:p>
      <text:p text:style-name="Standard">Epoch 0/4, Iter 684/1029, train loss = 18.607, time = 15.863</text:p>
      <text:p text:style-name="Standard">Epoch 0/4, Iter 685/1029, train loss = 48.161, time = 15.512</text:p>
      <text:p text:style-name="Standard">Epoch 0/4, Iter 686/1029, train loss = 17.267, time = 15.429</text:p>
      <text:p text:style-name="Standard">Epoch 0/4, Iter 687/1029, train loss = 8.313, time = 15.600</text:p>
      <text:p text:style-name="Standard">Epoch 0/4, Iter 688/1029, train loss = 57.144, time = 15.991</text:p>
      <text:p text:style-name="Standard">Epoch 0/4, Iter 689/1029, train loss = 11.560, time = 15.656</text:p>
      <text:p text:style-name="Standard"><text:soft-page-break/>Epoch 0/4, Iter 690/1029, train loss = 18.607, time = 16.133</text:p>
      <text:p text:style-name="Standard">Epoch 0/4, Iter 691/1029, train loss = 10.064, time = 15.938</text:p>
      <text:p text:style-name="Standard">Epoch 0/4, Iter 692/1029, train loss = 8.168, time = 14.571</text:p>
      <text:p text:style-name="Standard">Epoch 0/4, Iter 693/1029, train loss = 7.866, time = 15.521</text:p>
      <text:p text:style-name="Standard">Epoch 0/4, Iter 694/1029, train loss = 9.807, time = 15.667</text:p>
      <text:p text:style-name="Standard">Epoch 0/4, Iter 695/1029, train loss = 12.229, time = 14.541</text:p>
      <text:p text:style-name="Standard">Epoch 0/4, Iter 696/1029, train loss = 9.487, time = 15.311</text:p>
      <text:p text:style-name="Standard">Epoch 0/4, Iter 697/1029, train loss = 44.495, time = 15.614</text:p>
      <text:p text:style-name="Standard">Epoch 0/4, Iter 698/1029, train loss = 8.662, time = 15.773</text:p>
      <text:p text:style-name="Standard">Epoch 0/4, Iter 699/1029, train loss = 5.193, time = 16.146</text:p>
      <text:p text:style-name="Standard">Epoch 0/4, Iter 700/1029, train loss = 9.824, time = 15.465</text:p>
      <text:p text:style-name="Standard">Epoch 0/4, Iter 701/1029, train loss = 18.173, time = 15.906</text:p>
      <text:p text:style-name="Standard">Epoch 0/4, Iter 702/1029, train loss = 7.528, time = 15.828</text:p>
      <text:p text:style-name="Standard">Epoch 0/4, Iter 703/1029, train loss = 10.864, time = 16.029</text:p>
      <text:p text:style-name="Standard">Epoch 0/4, Iter 704/1029, train loss = 9.529, time = 16.917</text:p>
      <text:p text:style-name="Standard">Epoch 0/4, Iter 705/1029, train loss = 17.288, time = 15.881</text:p>
      <text:p text:style-name="Standard">Epoch 0/4, Iter 706/1029, train loss = 19.523, time = 15.682</text:p>
      <text:p text:style-name="Standard">Epoch 0/4, Iter 707/1029, train loss = 13.366, time = 16.129</text:p>
      <text:p text:style-name="Standard">Epoch 0/4, Iter 708/1029, train loss = 10.715, time = 15.690</text:p>
      <text:p text:style-name="Standard">Epoch 0/4, Iter 709/1029, train loss = 10.791, time = 15.226</text:p>
      <text:p text:style-name="Standard">Epoch 0/4, Iter 710/1029, train loss = 26.261, time = 15.659</text:p>
      <text:p text:style-name="Standard">Epoch 0/4, Iter 711/1029, train loss = 11.857, time = 15.960</text:p>
      <text:p text:style-name="Standard">Epoch 0/4, Iter 712/1029, train loss = 32.523, time = 15.760</text:p>
      <text:p text:style-name="Standard">Epoch 0/4, Iter 713/1029, train loss = 7.421, time = 15.837</text:p>
      <text:p text:style-name="Standard">Epoch 0/4, Iter 714/1029, train loss = 26.784, time = 15.876</text:p>
      <text:p text:style-name="Standard">Epoch 0/4, Iter 715/1029, train loss = 24.868, time = 15.576</text:p>
      <text:p text:style-name="Standard">Epoch 0/4, Iter 716/1029, train loss = 8.602, time = 15.859</text:p>
      <text:p text:style-name="Standard">Epoch 0/4, Iter 717/1029, train loss = 10.753, time = 15.447</text:p>
      <text:p text:style-name="Standard">Epoch 0/4, Iter 718/1029, train loss = 16.444, time = 16.068</text:p>
      <text:p text:style-name="Standard">Epoch 0/4, Iter 719/1029, train loss = 15.019, time = 15.923</text:p>
      <text:p text:style-name="Standard">Epoch 0/4, Iter 720/1029, train loss = 7.651, time = 15.793</text:p>
      <text:p text:style-name="Standard">Epoch 0/4, Iter 721/1029, train loss = 15.289, time = 15.814</text:p>
      <text:p text:style-name="Standard">Epoch 0/4, Iter 722/1029, train loss = 19.652, time = 15.614</text:p>
      <text:p text:style-name="Standard">Epoch 0/4, Iter 723/1029, train loss = 29.908, time = 15.868</text:p>
      <text:p text:style-name="Standard">Epoch 0/4, Iter 724/1029, train loss = 5.362, time = 15.790</text:p>
      <text:p text:style-name="Standard">Epoch 0/4, Iter 725/1029, train loss = 17.432, time = 15.796</text:p>
      <text:p text:style-name="Standard">Epoch 0/4, Iter 726/1029, train loss = 10.264, time = 15.381</text:p>
      <text:p text:style-name="Standard">Epoch 0/4, Iter 727/1029, train loss = 10.055, time = 15.708</text:p>
      <text:p text:style-name="Standard">Epoch 0/4, Iter 728/1029, train loss = 45.212, time = 16.231</text:p>
      <text:p text:style-name="Standard">Epoch 0/4, Iter 729/1029, train loss = 30.208, time = 15.403</text:p>
      <text:p text:style-name="Standard">Epoch 0/4, Iter 730/1029, train loss = 17.496, time = 15.739</text:p>
      <text:p text:style-name="Standard">Epoch 0/4, Iter 731/1029, train loss = 15.166, time = 14.965</text:p>
      <text:p text:style-name="Standard">Epoch 0/4, Iter 732/1029, train loss = 13.420, time = 15.653</text:p>
      <text:p text:style-name="Standard">Epoch 0/4, Iter 733/1029, train loss = 12.115, time = 15.250</text:p>
      <text:p text:style-name="Standard">Epoch 0/4, Iter 734/1029, train loss = 12.673, time = 15.990</text:p>
      <text:p text:style-name="Standard">Epoch 0/4, Iter 735/1029, train loss = 30.106, time = 16.057</text:p>
      <text:p text:style-name="Standard">Epoch 0/4, Iter 736/1029, train loss = 13.627, time = 16.382</text:p>
      <text:p text:style-name="Standard">Epoch 0/4, Iter 737/1029, train loss = 12.162, time = 16.132</text:p>
      <text:p text:style-name="Standard">Epoch 0/4, Iter 738/1029, train loss = 15.687, time = 15.993</text:p>
      <text:p text:style-name="Standard">Epoch 0/4, Iter 739/1029, train loss = 28.765, time = 15.896</text:p>
      <text:p text:style-name="Standard">Epoch 0/4, Iter 740/1029, train loss = 7.489, time = 15.690</text:p>
      <text:p text:style-name="Standard">Epoch 0/4, Iter 741/1029, train loss = 6.987, time = 15.283</text:p>
      <text:p text:style-name="Standard"><text:soft-page-break/>Epoch 0/4, Iter 742/1029, train loss = 12.952, time = 15.978</text:p>
      <text:p text:style-name="Standard">Epoch 0/4, Iter 743/1029, train loss = 14.883, time = 15.367</text:p>
      <text:p text:style-name="Standard">Epoch 0/4, Iter 744/1029, train loss = 16.887, time = 15.332</text:p>
      <text:p text:style-name="Standard">Epoch 0/4, Iter 745/1029, train loss = 60.745, time = 15.570</text:p>
      <text:p text:style-name="Standard">Epoch 0/4, Iter 746/1029, train loss = 11.050, time = 15.655</text:p>
      <text:p text:style-name="Standard">Epoch 0/4, Iter 747/1029, train loss = 14.291, time = 16.045</text:p>
      <text:p text:style-name="Standard">Epoch 0/4, Iter 748/1029, train loss = 18.380, time = 15.637</text:p>
      <text:p text:style-name="Standard">Epoch 0/4, Iter 749/1029, train loss = 17.887, time = 15.560</text:p>
      <text:p text:style-name="Standard">Epoch 0/4, Iter 750/1029, train loss = 23.882, time = 15.493</text:p>
      <text:p text:style-name="Standard">Epoch 0/4, Iter 751/1029, train loss = 37.938, time = 15.505</text:p>
      <text:p text:style-name="Standard">Epoch 0/4, Iter 752/1029, train loss = 20.785, time = 16.166</text:p>
      <text:p text:style-name="Standard">Epoch 0/4, Iter 753/1029, train loss = 4.349, time = 15.665</text:p>
      <text:p text:style-name="Standard">Epoch 0/4, Iter 754/1029, train loss = 32.027, time = 16.105</text:p>
      <text:p text:style-name="Standard">Epoch 0/4, Iter 755/1029, train loss = 10.292, time = 16.015</text:p>
      <text:p text:style-name="Standard">Epoch 0/4, Iter 756/1029, train loss = 22.446, time = 15.854</text:p>
      <text:p text:style-name="Standard">Epoch 0/4, Iter 757/1029, train loss = 35.998, time = 15.933</text:p>
      <text:p text:style-name="Standard">Epoch 0/4, Iter 758/1029, train loss = 14.185, time = 14.832</text:p>
      <text:p text:style-name="Standard">Epoch 0/4, Iter 759/1029, train loss = 8.008, time = 15.288</text:p>
      <text:p text:style-name="Standard">Epoch 0/4, Iter 760/1029, train loss = 17.842, time = 16.796</text:p>
      <text:p text:style-name="Standard">Epoch 0/4, Iter 761/1029, train loss = 28.517, time = 15.776</text:p>
      <text:p text:style-name="Standard">Epoch 0/4, Iter 762/1029, train loss = 17.231, time = 15.278</text:p>
      <text:p text:style-name="Standard">Epoch 0/4, Iter 763/1029, train loss = 37.013, time = 15.447</text:p>
      <text:p text:style-name="Standard">Epoch 0/4, Iter 764/1029, train loss = 14.265, time = 14.824</text:p>
      <text:p text:style-name="Standard">Epoch 0/4, Iter 765/1029, train loss = 34.334, time = 15.884</text:p>
      <text:p text:style-name="Standard">Epoch 0/4, Iter 766/1029, train loss = 51.943, time = 16.287</text:p>
      <text:p text:style-name="Standard">Epoch 0/4, Iter 767/1029, train loss = 23.593, time = 16.189</text:p>
      <text:p text:style-name="Standard">Epoch 0/4, Iter 768/1029, train loss = 37.035, time = 16.535</text:p>
      <text:p text:style-name="Standard">Epoch 0/4, Iter 769/1029, train loss = 55.598, time = 14.736</text:p>
      <text:p text:style-name="Standard">Epoch 0/4, Iter 770/1029, train loss = 31.706, time = 16.040</text:p>
      <text:p text:style-name="Standard">Epoch 0/4, Iter 771/1029, train loss = 11.591, time = 15.552</text:p>
      <text:p text:style-name="Standard">Epoch 0/4, Iter 772/1029, train loss = 24.860, time = 15.696</text:p>
      <text:p text:style-name="Standard">Epoch 0/4, Iter 773/1029, train loss = 24.505, time = 15.707</text:p>
      <text:p text:style-name="Standard">Epoch 0/4, Iter 774/1029, train loss = 26.469, time = 16.306</text:p>
      <text:p text:style-name="Standard">Epoch 0/4, Iter 775/1029, train loss = 7.683, time = 15.698</text:p>
      <text:p text:style-name="Standard">Epoch 0/4, Iter 776/1029, train loss = 19.912, time = 15.388</text:p>
      <text:p text:style-name="Standard">Epoch 0/4, Iter 777/1029, train loss = 48.289, time = 15.109</text:p>
      <text:p text:style-name="Standard">Epoch 0/4, Iter 778/1029, train loss = 11.350, time = 15.912</text:p>
      <text:p text:style-name="Standard">Epoch 0/4, Iter 779/1029, train loss = 26.758, time = 15.951</text:p>
      <text:p text:style-name="Standard">Epoch 0/4, Iter 780/1029, train loss = 11.003, time = 15.813</text:p>
      <text:p text:style-name="Standard">Epoch 0/4, Iter 781/1029, train loss = 55.812, time = 15.693</text:p>
      <text:p text:style-name="Standard">Epoch 0/4, Iter 782/1029, train loss = 20.726, time = 16.607</text:p>
      <text:p text:style-name="Standard">Epoch 0/4, Iter 783/1029, train loss = 12.330, time = 16.038</text:p>
      <text:p text:style-name="Standard">Epoch 0/4, Iter 784/1029, train loss = 5.662, time = 15.409</text:p>
      <text:p text:style-name="Standard">Epoch 0/4, Iter 785/1029, train loss = 6.636, time = 15.399</text:p>
      <text:p text:style-name="Standard">Epoch 0/4, Iter 786/1029, train loss = 4.937, time = 16.256</text:p>
      <text:p text:style-name="Standard">Epoch 0/4, Iter 787/1029, train loss = 9.929, time = 15.812</text:p>
      <text:p text:style-name="Standard">Epoch 0/4, Iter 788/1029, train loss = 48.763, time = 16.137</text:p>
      <text:p text:style-name="Standard">Epoch 0/4, Iter 789/1029, train loss = 13.973, time = 15.800</text:p>
      <text:p text:style-name="Standard">Epoch 0/4, Iter 790/1029, train loss = 47.585, time = 15.901</text:p>
      <text:p text:style-name="Standard">Epoch 0/4, Iter 791/1029, train loss = 11.475, time = 15.266</text:p>
      <text:p text:style-name="Standard">Epoch 0/4, Iter 792/1029, train loss = 11.810, time = 15.235</text:p>
      <text:p text:style-name="Standard">Epoch 0/4, Iter 793/1029, train loss = 40.214, time = 15.324</text:p>
      <text:p text:style-name="Standard"><text:soft-page-break/>Epoch 0/4, Iter 794/1029, train loss = 17.263, time = 15.324</text:p>
      <text:p text:style-name="Standard">Epoch 0/4, Iter 795/1029, train loss = 52.997, time = 15.949</text:p>
      <text:p text:style-name="Standard">Epoch 0/4, Iter 796/1029, train loss = 54.418, time = 16.054</text:p>
      <text:p text:style-name="Standard">Epoch 0/4, Iter 797/1029, train loss = 13.794, time = 16.337</text:p>
      <text:p text:style-name="Standard">Epoch 0/4, Iter 798/1029, train loss = 9.727, time = 15.822</text:p>
      <text:p text:style-name="Standard">Epoch 0/4, Iter 799/1029, train loss = 32.465, time = 15.414</text:p>
      <text:p text:style-name="Standard">Epoch 0/4, Iter 800/1029, train loss = 34.164, time = 16.295</text:p>
      <text:p text:style-name="Standard">Epoch 0/4, Iter 801/1029, train loss = 15.754, time = 15.342</text:p>
      <text:p text:style-name="Standard">Epoch 0/4, Iter 802/1029, train loss = 15.836, time = 16.229</text:p>
      <text:p text:style-name="Standard">Epoch 0/4, Iter 803/1029, train loss = 6.830, time = 15.773</text:p>
      <text:p text:style-name="Standard">Epoch 0/4, Iter 804/1029, train loss = 24.309, time = 15.493</text:p>
      <text:p text:style-name="Standard">Epoch 0/4, Iter 805/1029, train loss = 9.929, time = 15.951</text:p>
      <text:p text:style-name="Standard">Epoch 0/4, Iter 806/1029, train loss = 4.916, time = 15.419</text:p>
      <text:p text:style-name="Standard">Epoch 0/4, Iter 807/1029, train loss = 7.905, time = 15.302</text:p>
      <text:p text:style-name="Standard">Epoch 0/4, Iter 808/1029, train loss = 13.807, time = 15.597</text:p>
      <text:p text:style-name="Standard">Epoch 0/4, Iter 809/1029, train loss = 7.255, time = 15.772</text:p>
      <text:p text:style-name="Standard">Epoch 0/4, Iter 810/1029, train loss = 7.068, time = 15.983</text:p>
      <text:p text:style-name="Standard">Epoch 0/4, Iter 811/1029, train loss = 12.132, time = 16.048</text:p>
      <text:p text:style-name="Standard">Epoch 0/4, Iter 812/1029, train loss = 7.169, time = 15.670</text:p>
      <text:p text:style-name="Standard">Epoch 0/4, Iter 813/1029, train loss = 8.787, time = 15.936</text:p>
      <text:p text:style-name="Standard">Epoch 0/4, Iter 814/1029, train loss = 17.246, time = 15.504</text:p>
      <text:p text:style-name="Standard">Epoch 0/4, Iter 815/1029, train loss = 14.031, time = 16.070</text:p>
      <text:p text:style-name="Standard">Epoch 0/4, Iter 816/1029, train loss = 48.202, time = 15.983</text:p>
      <text:p text:style-name="Standard">Epoch 0/4, Iter 817/1029, train loss = 7.481, time = 15.323</text:p>
      <text:p text:style-name="Standard">Epoch 0/4, Iter 818/1029, train loss = 40.123, time = 15.486</text:p>
      <text:p text:style-name="Standard">Epoch 0/4, Iter 819/1029, train loss = 46.164, time = 15.473</text:p>
      <text:p text:style-name="Standard">Epoch 0/4, Iter 820/1029, train loss = 19.065, time = 15.554</text:p>
      <text:p text:style-name="Standard">Epoch 0/4, Iter 821/1029, train loss = 32.635, time = 16.459</text:p>
      <text:p text:style-name="Standard">Epoch 0/4, Iter 822/1029, train loss = 6.416, time = 16.022</text:p>
      <text:p text:style-name="Standard">Epoch 0/4, Iter 823/1029, train loss = 17.318, time = 15.960</text:p>
      <text:p text:style-name="Standard">Epoch 0/4, Iter 824/1029, train loss = 7.810, time = 15.897</text:p>
      <text:p text:style-name="Standard">Epoch 0/4, Iter 825/1029, train loss = 60.491, time = 16.416</text:p>
      <text:p text:style-name="Standard">Epoch 0/4, Iter 826/1029, train loss = 8.353, time = 15.831</text:p>
      <text:p text:style-name="Standard">Epoch 0/4, Iter 827/1029, train loss = 11.798, time = 16.283</text:p>
      <text:p text:style-name="Standard">Epoch 0/4, Iter 828/1029, train loss = 84.423, time = 16.871</text:p>
      <text:p text:style-name="Standard">Epoch 0/4, Iter 829/1029, train loss = 9.264, time = 15.385</text:p>
      <text:p text:style-name="Standard">Epoch 0/4, Iter 830/1029, train loss = 12.263, time = 15.415</text:p>
      <text:p text:style-name="Standard">Epoch 0/4, Iter 831/1029, train loss = 14.336, time = 16.574</text:p>
      <text:p text:style-name="Standard">Epoch 0/4, Iter 832/1029, train loss = 40.095, time = 15.644</text:p>
      <text:p text:style-name="Standard">Epoch 0/4, Iter 833/1029, train loss = 14.602, time = 15.347</text:p>
      <text:p text:style-name="Standard">Epoch 0/4, Iter 834/1029, train loss = 10.035, time = 16.080</text:p>
      <text:p text:style-name="Standard">Epoch 0/4, Iter 835/1029, train loss = 26.690, time = 16.114</text:p>
      <text:p text:style-name="Standard">Epoch 0/4, Iter 836/1029, train loss = 6.454, time = 16.952</text:p>
      <text:p text:style-name="Standard">Epoch 0/4, Iter 837/1029, train loss = 34.553, time = 16.900</text:p>
      <text:p text:style-name="Standard">Epoch 0/4, Iter 838/1029, train loss = 7.380, time = 16.675</text:p>
      <text:p text:style-name="Standard">Epoch 0/4, Iter 839/1029, train loss = 12.164, time = 16.392</text:p>
      <text:p text:style-name="Standard">Epoch 0/4, Iter 840/1029, train loss = 25.047, time = 17.881</text:p>
      <text:p text:style-name="Standard">Epoch 0/4, Iter 841/1029, train loss = 20.138, time = 17.213</text:p>
      <text:p text:style-name="Standard">Epoch 0/4, Iter 842/1029, train loss = 21.322, time = 18.081</text:p>
      <text:p text:style-name="Standard">Epoch 0/4, Iter 843/1029, train loss = 22.118, time = 17.366</text:p>
      <text:p text:style-name="Standard">Epoch 0/4, Iter 844/1029, train loss = 9.161, time = 16.637</text:p>
      <text:p text:style-name="Standard">Epoch 0/4, Iter 845/1029, train loss = 8.491, time = 17.171</text:p>
      <text:p text:style-name="Standard"><text:soft-page-break/>Epoch 0/4, Iter 846/1029, train loss = 25.149, time = 16.949</text:p>
      <text:p text:style-name="Standard">Epoch 0/4, Iter 847/1029, train loss = 13.262, time = 16.749</text:p>
      <text:p text:style-name="Standard">Epoch 0/4, Iter 848/1029, train loss = 32.848, time = 16.009</text:p>
      <text:p text:style-name="Standard">Epoch 0/4, Iter 849/1029, train loss = 17.867, time = 16.272</text:p>
      <text:p text:style-name="Standard">Epoch 0/4, Iter 850/1029, train loss = 22.787, time = 16.202</text:p>
      <text:p text:style-name="Standard">Epoch 0/4, Iter 851/1029, train loss = 35.432, time = 15.494</text:p>
      <text:p text:style-name="Standard">Epoch 0/4, Iter 852/1029, train loss = 25.221, time = 15.765</text:p>
      <text:p text:style-name="Standard">Epoch 0/4, Iter 853/1029, train loss = 5.873, time = 16.055</text:p>
      <text:p text:style-name="Standard">Epoch 0/4, Iter 854/1029, train loss = 11.621, time = 15.836</text:p>
      <text:p text:style-name="Standard">Epoch 0/4, Iter 855/1029, train loss = 13.064, time = 16.496</text:p>
      <text:p text:style-name="Standard">Epoch 0/4, Iter 856/1029, train loss = 21.185, time = 15.577</text:p>
      <text:p text:style-name="Standard">Epoch 0/4, Iter 857/1029, train loss = 13.068, time = 15.382</text:p>
      <text:p text:style-name="Standard">Epoch 0/4, Iter 858/1029, train loss = 11.506, time = 15.627</text:p>
      <text:p text:style-name="Standard">Epoch 0/4, Iter 859/1029, train loss = 24.315, time = 15.818</text:p>
      <text:p text:style-name="Standard">Epoch 0/4, Iter 860/1029, train loss = 4.696, time = 15.481</text:p>
      <text:p text:style-name="Standard">Epoch 0/4, Iter 861/1029, train loss = 6.341, time = 15.942</text:p>
      <text:p text:style-name="Standard">Epoch 0/4, Iter 862/1029, train loss = 18.729, time = 16.363</text:p>
      <text:p text:style-name="Standard">Epoch 0/4, Iter 863/1029, train loss = 23.918, time = 15.482</text:p>
      <text:p text:style-name="Standard">Epoch 0/4, Iter 864/1029, train loss = 19.436, time = 15.980</text:p>
      <text:p text:style-name="Standard">Epoch 0/4, Iter 865/1029, train loss = 16.142, time = 16.260</text:p>
      <text:p text:style-name="Standard">Epoch 0/4, Iter 866/1029, train loss = 27.801, time = 16.722</text:p>
      <text:p text:style-name="Standard">Epoch 0/4, Iter 867/1029, train loss = 15.946, time = 15.967</text:p>
      <text:p text:style-name="Standard">Epoch 0/4, Iter 868/1029, train loss = 15.966, time = 14.984</text:p>
      <text:p text:style-name="Standard">Epoch 0/4, Iter 869/1029, train loss = 19.549, time = 16.254</text:p>
      <text:p text:style-name="Standard">Epoch 0/4, Iter 870/1029, train loss = 7.109, time = 14.936</text:p>
      <text:p text:style-name="Standard">Epoch 0/4, Iter 871/1029, train loss = 22.906, time = 15.255</text:p>
      <text:p text:style-name="Standard">Epoch 0/4, Iter 872/1029, train loss = 49.543, time = 16.083</text:p>
      <text:p text:style-name="Standard">Epoch 0/4, Iter 873/1029, train loss = 16.503, time = 15.926</text:p>
      <text:p text:style-name="Standard">Epoch 0/4, Iter 874/1029, train loss = 35.464, time = 16.045</text:p>
      <text:p text:style-name="Standard">Epoch 0/4, Iter 875/1029, train loss = 32.401, time = 15.736</text:p>
      <text:p text:style-name="Standard">Epoch 0/4, Iter 876/1029, train loss = 11.022, time = 15.855</text:p>
      <text:p text:style-name="Standard">Epoch 0/4, Iter 877/1029, train loss = 7.776, time = 15.849</text:p>
      <text:p text:style-name="Standard">Epoch 0/4, Iter 878/1029, train loss = 34.966, time = 16.273</text:p>
      <text:p text:style-name="Standard">Epoch 0/4, Iter 879/1029, train loss = 18.732, time = 16.060</text:p>
      <text:p text:style-name="Standard">Epoch 0/4, Iter 880/1029, train loss = 10.631, time = 16.085</text:p>
      <text:p text:style-name="Standard">Epoch 0/4, Iter 881/1029, train loss = 40.093, time = 16.795</text:p>
      <text:p text:style-name="Standard">Epoch 0/4, Iter 882/1029, train loss = 9.354, time = 15.625</text:p>
      <text:p text:style-name="Standard">Epoch 0/4, Iter 883/1029, train loss = 10.730, time = 15.266</text:p>
      <text:p text:style-name="Standard">Epoch 0/4, Iter 884/1029, train loss = 15.224, time = 15.226</text:p>
      <text:p text:style-name="Standard">Epoch 0/4, Iter 885/1029, train loss = 15.921, time = 15.248</text:p>
      <text:p text:style-name="Standard">Epoch 0/4, Iter 886/1029, train loss = 26.467, time = 15.701</text:p>
      <text:p text:style-name="Standard">Epoch 0/4, Iter 887/1029, train loss = 50.595, time = 16.010</text:p>
      <text:p text:style-name="Standard">Epoch 0/4, Iter 888/1029, train loss = 44.076, time = 15.971</text:p>
      <text:p text:style-name="Standard">Epoch 0/4, Iter 889/1029, train loss = 15.253, time = 16.104</text:p>
      <text:p text:style-name="Standard">Epoch 0/4, Iter 890/1029, train loss = 4.771, time = 15.359</text:p>
      <text:p text:style-name="Standard">Epoch 0/4, Iter 891/1029, train loss = 25.352, time = 15.582</text:p>
      <text:p text:style-name="Standard">Epoch 0/4, Iter 892/1029, train loss = 9.461, time = 15.414</text:p>
      <text:p text:style-name="Standard">Epoch 0/4, Iter 893/1029, train loss = 51.105, time = 15.671</text:p>
      <text:p text:style-name="Standard">Epoch 0/4, Iter 894/1029, train loss = 8.331, time = 15.830</text:p>
      <text:p text:style-name="Standard">Epoch 0/4, Iter 895/1029, train loss = 5.425, time = 15.449</text:p>
      <text:p text:style-name="Standard">Epoch 0/4, Iter 896/1029, train loss = 10.759, time = 16.114</text:p>
      <text:p text:style-name="Standard">Epoch 0/4, Iter 897/1029, train loss = 45.518, time = 16.049</text:p>
      <text:p text:style-name="Standard"><text:soft-page-break/>Epoch 0/4, Iter 898/1029, train loss = 14.636, time = 16.196</text:p>
      <text:p text:style-name="Standard">Epoch 0/4, Iter 899/1029, train loss = 8.847, time = 15.347</text:p>
      <text:p text:style-name="Standard">Epoch 0/4, Iter 900/1029, train loss = 4.872, time = 16.094</text:p>
      <text:p text:style-name="Standard">Epoch 0/4, Iter 901/1029, train loss = 31.086, time = 15.874</text:p>
      <text:p text:style-name="Standard">Epoch 0/4, Iter 902/1029, train loss = 14.757, time = 15.818</text:p>
      <text:p text:style-name="Standard">Epoch 0/4, Iter 903/1029, train loss = 9.653, time = 15.707</text:p>
      <text:p text:style-name="Standard">Epoch 0/4, Iter 904/1029, train loss = 15.094, time = 15.676</text:p>
      <text:p text:style-name="Standard">Epoch 0/4, Iter 905/1029, train loss = 4.175, time = 15.867</text:p>
      <text:p text:style-name="Standard">Epoch 0/4, Iter 906/1029, train loss = 12.168, time = 15.372</text:p>
      <text:p text:style-name="Standard">Epoch 0/4, Iter 907/1029, train loss = 33.198, time = 15.428</text:p>
      <text:p text:style-name="Standard">Epoch 0/4, Iter 908/1029, train loss = 7.044, time = 15.718</text:p>
      <text:p text:style-name="Standard">Epoch 0/4, Iter 909/1029, train loss = 24.600, time = 15.609</text:p>
      <text:p text:style-name="Standard">Epoch 0/4, Iter 910/1029, train loss = 19.174, time = 15.755</text:p>
      <text:p text:style-name="Standard">Epoch 0/4, Iter 911/1029, train loss = 12.962, time = 15.883</text:p>
      <text:p text:style-name="Standard">Epoch 0/4, Iter 912/1029, train loss = 7.054, time = 15.465</text:p>
      <text:p text:style-name="Standard">Epoch 0/4, Iter 913/1029, train loss = 59.488, time = 15.397</text:p>
      <text:p text:style-name="Standard">Epoch 0/4, Iter 914/1029, train loss = 53.779, time = 15.268</text:p>
      <text:p text:style-name="Standard">Epoch 0/4, Iter 915/1029, train loss = 30.265, time = 16.257</text:p>
      <text:p text:style-name="Standard">Epoch 0/4, Iter 916/1029, train loss = 6.029, time = 15.815</text:p>
      <text:p text:style-name="Standard">Epoch 0/4, Iter 917/1029, train loss = 52.765, time = 15.396</text:p>
      <text:p text:style-name="Standard">Epoch 0/4, Iter 918/1029, train loss = 9.379, time = 15.929</text:p>
      <text:p text:style-name="Standard">Epoch 0/4, Iter 919/1029, train loss = 5.872, time = 15.432</text:p>
      <text:p text:style-name="Standard">Epoch 0/4, Iter 920/1029, train loss = 11.531, time = 16.005</text:p>
      <text:p text:style-name="Standard">Epoch 0/4, Iter 921/1029, train loss = 7.853, time = 14.477</text:p>
      <text:p text:style-name="Standard">Epoch 0/4, Iter 922/1029, train loss = 20.385, time = 15.305</text:p>
      <text:p text:style-name="Standard">Epoch 0/4, Iter 923/1029, train loss = 6.211, time = 16.084</text:p>
      <text:p text:style-name="Standard">Epoch 0/4, Iter 924/1029, train loss = 6.465, time = 15.976</text:p>
      <text:p text:style-name="Standard">Epoch 0/4, Iter 925/1029, train loss = 11.088, time = 16.379</text:p>
      <text:p text:style-name="Standard">Epoch 0/4, Iter 926/1029, train loss = 20.275, time = 15.993</text:p>
      <text:p text:style-name="Standard">Epoch 0/4, Iter 927/1029, train loss = 59.238, time = 15.876</text:p>
      <text:p text:style-name="Standard">Epoch 0/4, Iter 928/1029, train loss = 11.966, time = 15.768</text:p>
      <text:p text:style-name="Standard">Epoch 0/4, Iter 929/1029, train loss = 22.937, time = 15.469</text:p>
      <text:p text:style-name="Standard">Epoch 0/4, Iter 930/1029, train loss = 25.586, time = 14.403</text:p>
      <text:p text:style-name="Standard">Epoch 0/4, Iter 931/1029, train loss = 49.838, time = 15.929</text:p>
      <text:p text:style-name="Standard">Epoch 0/4, Iter 932/1029, train loss = 6.288, time = 14.867</text:p>
      <text:p text:style-name="Standard">Epoch 0/4, Iter 933/1029, train loss = 19.236, time = 15.601</text:p>
      <text:p text:style-name="Standard">Epoch 0/4, Iter 934/1029, train loss = 74.930, time = 16.017</text:p>
      <text:p text:style-name="Standard">Epoch 0/4, Iter 935/1029, train loss = 43.086, time = 16.423</text:p>
      <text:p text:style-name="Standard">Epoch 0/4, Iter 936/1029, train loss = 9.123, time = 15.958</text:p>
      <text:p text:style-name="Standard">Epoch 0/4, Iter 937/1029, train loss = 8.473, time = 15.456</text:p>
      <text:p text:style-name="Standard">Epoch 0/4, Iter 938/1029, train loss = 18.419, time = 15.800</text:p>
      <text:p text:style-name="Standard">Epoch 0/4, Iter 939/1029, train loss = 25.529, time = 15.257</text:p>
      <text:p text:style-name="Standard">Epoch 0/4, Iter 940/1029, train loss = 13.295, time = 15.997</text:p>
      <text:p text:style-name="Standard">Epoch 0/4, Iter 941/1029, train loss = 13.618, time = 15.661</text:p>
      <text:p text:style-name="Standard">Epoch 0/4, Iter 942/1029, train loss = 8.902, time = 15.384</text:p>
      <text:p text:style-name="Standard">Epoch 0/4, Iter 943/1029, train loss = 8.609, time = 16.722</text:p>
      <text:p text:style-name="Standard">Epoch 0/4, Iter 944/1029, train loss = 31.961, time = 15.936</text:p>
      <text:p text:style-name="Standard">Epoch 0/4, Iter 945/1029, train loss = 23.969, time = 15.743</text:p>
      <text:p text:style-name="Standard">Epoch 0/4, Iter 946/1029, train loss = 22.975, time = 16.052</text:p>
      <text:p text:style-name="Standard">Epoch 0/4, Iter 947/1029, train loss = 13.247, time = 16.345</text:p>
      <text:p text:style-name="Standard">Epoch 0/4, Iter 948/1029, train loss = 10.852, time = 16.072</text:p>
      <text:p text:style-name="Standard">Epoch 0/4, Iter 949/1029, train loss = 11.305, time = 15.848</text:p>
      <text:p text:style-name="Standard"><text:soft-page-break/>Epoch 0/4, Iter 950/1029, train loss = 11.244, time = 16.044</text:p>
      <text:p text:style-name="Standard">Epoch 0/4, Iter 951/1029, train loss = 6.499, time = 15.699</text:p>
      <text:p text:style-name="Standard">Epoch 0/4, Iter 952/1029, train loss = 28.318, time = 17.980</text:p>
      <text:p text:style-name="Standard">Epoch 0/4, Iter 953/1029, train loss = 28.573, time = 15.712</text:p>
      <text:p text:style-name="Standard">Epoch 0/4, Iter 954/1029, train loss = 9.232, time = 15.451</text:p>
      <text:p text:style-name="Standard">Epoch 0/4, Iter 955/1029, train loss = 10.755, time = 15.518</text:p>
      <text:p text:style-name="Standard">Epoch 0/4, Iter 956/1029, train loss = 24.105, time = 15.861</text:p>
      <text:p text:style-name="Standard">Epoch 0/4, Iter 957/1029, train loss = 47.833, time = 15.771</text:p>
      <text:p text:style-name="Standard">Epoch 0/4, Iter 958/1029, train loss = 20.184, time = 15.805</text:p>
      <text:p text:style-name="Standard">Epoch 0/4, Iter 959/1029, train loss = 8.861, time = 15.379</text:p>
      <text:p text:style-name="Standard">Epoch 0/4, Iter 960/1029, train loss = 7.417, time = 14.773</text:p>
      <text:p text:style-name="Standard">Epoch 0/4, Iter 961/1029, train loss = 48.280, time = 15.633</text:p>
      <text:p text:style-name="Standard">Epoch 0/4, Iter 962/1029, train loss = 45.090, time = 15.604</text:p>
      <text:p text:style-name="Standard">Epoch 0/4, Iter 963/1029, train loss = 4.783, time = 15.774</text:p>
      <text:p text:style-name="Standard">Epoch 0/4, Iter 964/1029, train loss = 13.563, time = 16.101</text:p>
      <text:p text:style-name="Standard">Epoch 0/4, Iter 965/1029, train loss = 41.152, time = 16.551</text:p>
      <text:p text:style-name="Standard">Epoch 0/4, Iter 966/1029, train loss = 43.918, time = 16.025</text:p>
      <text:p text:style-name="Standard">Epoch 0/4, Iter 967/1029, train loss = 11.441, time = 15.605</text:p>
      <text:p text:style-name="Standard">Epoch 0/4, Iter 968/1029, train loss = 31.797, time = 15.983</text:p>
      <text:p text:style-name="Standard">Epoch 0/4, Iter 969/1029, train loss = 5.365, time = 15.250</text:p>
      <text:p text:style-name="Standard">Epoch 0/4, Iter 970/1029, train loss = 25.059, time = 15.270</text:p>
      <text:p text:style-name="Standard">Epoch 0/4, Iter 971/1029, train loss = 5.922, time = 14.835</text:p>
      <text:p text:style-name="Standard">Epoch 0/4, Iter 972/1029, train loss = 10.090, time = 15.594</text:p>
      <text:p text:style-name="Standard">Epoch 0/4, Iter 973/1029, train loss = 28.696, time = 16.036</text:p>
      <text:p text:style-name="Standard">Epoch 0/4, Iter 974/1029, train loss = 23.863, time = 15.841</text:p>
      <text:p text:style-name="Standard">Epoch 0/4, Iter 975/1029, train loss = 44.770, time = 15.437</text:p>
      <text:p text:style-name="Standard">Epoch 0/4, Iter 976/1029, train loss = 4.983, time = 16.000</text:p>
      <text:p text:style-name="Standard">Epoch 0/4, Iter 977/1029, train loss = 15.588, time = 16.586</text:p>
      <text:p text:style-name="Standard">Epoch 0/4, Iter 978/1029, train loss = 6.453, time = 15.910</text:p>
      <text:p text:style-name="Standard">Epoch 0/4, Iter 979/1029, train loss = 5.189, time = 15.931</text:p>
      <text:p text:style-name="Standard">Epoch 0/4, Iter 980/1029, train loss = 6.848, time = 15.694</text:p>
      <text:p text:style-name="Standard">Epoch 0/4, Iter 981/1029, train loss = 41.067, time = 15.809</text:p>
      <text:p text:style-name="Standard">Epoch 0/4, Iter 982/1029, train loss = 32.705, time = 16.385</text:p>
      <text:p text:style-name="Standard">Epoch 0/4, Iter 983/1029, train loss = 7.995, time = 15.475</text:p>
      <text:p text:style-name="Standard">Epoch 0/4, Iter 984/1029, train loss = 8.115, time = 15.552</text:p>
      <text:p text:style-name="Standard">Epoch 0/4, Iter 985/1029, train loss = 30.538, time = 15.792</text:p>
      <text:p text:style-name="Standard">Epoch 0/4, Iter 986/1029, train loss = 13.928, time = 15.767</text:p>
      <text:p text:style-name="Standard">Epoch 0/4, Iter 987/1029, train loss = 18.345, time = 16.395</text:p>
      <text:p text:style-name="Standard">Epoch 0/4, Iter 988/1029, train loss = 21.984, time = 15.862</text:p>
      <text:p text:style-name="Standard">Epoch 0/4, Iter 989/1029, train loss = 12.814, time = 15.861</text:p>
      <text:p text:style-name="Standard">Epoch 0/4, Iter 990/1029, train loss = 20.078, time = 15.957</text:p>
      <text:p text:style-name="Standard">Epoch 0/4, Iter 991/1029, train loss = 5.495, time = 15.408</text:p>
      <text:p text:style-name="Standard">Epoch 0/4, Iter 992/1029, train loss = 51.320, time = 15.557</text:p>
      <text:p text:style-name="Standard">Epoch 0/4, Iter 993/1029, train loss = 46.120, time = 16.766</text:p>
      <text:p text:style-name="Standard">Epoch 0/4, Iter 994/1029, train loss = 6.134, time = 15.792</text:p>
      <text:p text:style-name="Standard">Epoch 0/4, Iter 995/1029, train loss = 12.990, time = 15.527</text:p>
      <text:p text:style-name="Standard">Epoch 0/4, Iter 996/1029, train loss = 12.479, time = 16.198</text:p>
      <text:p text:style-name="Standard">Epoch 0/4, Iter 997/1029, train loss = 17.221, time = 16.027</text:p>
      <text:p text:style-name="Standard">Epoch 0/4, Iter 998/1029, train loss = 10.226, time = 16.109</text:p>
      <text:p text:style-name="Standard">Epoch 0/4, Iter 999/1029, train loss = 21.479, time = 14.661</text:p>
      <text:p text:style-name="Standard">Epoch 0/4, Iter 1000/1029, train loss = 12.622, time = 15.619</text:p>
      <text:p text:style-name="Standard">Epoch 0/4, Iter 1001/1029, train loss = 9.588, time = 16.646</text:p>
      <text:p text:style-name="Standard"><text:soft-page-break/>Epoch 0/4, Iter 1002/1029, train loss = 20.887, time = 17.374</text:p>
      <text:p text:style-name="Standard">Epoch 0/4, Iter 1003/1029, train loss = 6.220, time = 16.533</text:p>
      <text:p text:style-name="Standard">Epoch 0/4, Iter 1004/1029, train loss = 44.730, time = 15.843</text:p>
      <text:p text:style-name="Standard">Epoch 0/4, Iter 1005/1029, train loss = 15.094, time = 16.661</text:p>
      <text:p text:style-name="Standard">Epoch 0/4, Iter 1006/1029, train loss = 15.599, time = 15.973</text:p>
      <text:p text:style-name="Standard">Epoch 0/4, Iter 1007/1029, train loss = 54.046, time = 17.004</text:p>
      <text:p text:style-name="Standard">Epoch 0/4, Iter 1008/1029, train loss = 10.363, time = 15.307</text:p>
      <text:p text:style-name="Standard">Epoch 0/4, Iter 1009/1029, train loss = 23.429, time = 16.815</text:p>
      <text:p text:style-name="Standard">Epoch 0/4, Iter 1010/1029, train loss = 22.344, time = 15.332</text:p>
      <text:p text:style-name="Standard">Epoch 0/4, Iter 1011/1029, train loss = 60.951, time = 15.982</text:p>
      <text:p text:style-name="Standard">Epoch 0/4, Iter 1012/1029, train loss = 19.460, time = 16.506</text:p>
      <text:p text:style-name="Standard">Epoch 0/4, Iter 1013/1029, train loss = 13.838, time = 16.183</text:p>
      <text:p text:style-name="Standard">Epoch 0/4, Iter 1014/1029, train loss = 17.515, time = 15.434</text:p>
      <text:p text:style-name="Standard">Epoch 0/4, Iter 1015/1029, train loss = 35.672, time = 16.936</text:p>
      <text:p text:style-name="Standard">Epoch 0/4, Iter 1016/1029, train loss = 11.595, time = 16.501</text:p>
      <text:p text:style-name="Standard">Epoch 0/4, Iter 1017/1029, train loss = 6.689, time = 16.096</text:p>
      <text:p text:style-name="Standard">Epoch 0/4, Iter 1018/1029, train loss = 7.745, time = 15.531</text:p>
      <text:p text:style-name="Standard">Epoch 0/4, Iter 1019/1029, train loss = 24.485, time = 15.176</text:p>
      <text:p text:style-name="Standard">Epoch 0/4, Iter 1020/1029, train loss = 5.107, time = 15.562</text:p>
      <text:p text:style-name="Standard">Epoch 0/4, Iter 1021/1029, train loss = 42.726, time = 16.008</text:p>
      <text:p text:style-name="Standard">Epoch 0/4, Iter 1022/1029, train loss = 5.943, time = 15.709</text:p>
      <text:p text:style-name="Standard">Epoch 0/4, Iter 1023/1029, train loss = 43.229, time = 15.742</text:p>
      <text:p text:style-name="Standard">Epoch 0/4, Iter 1024/1029, train loss = 7.874, time = 15.993</text:p>
      <text:p text:style-name="Standard">Epoch 0/4, Iter 1025/1029, train loss = 24.510, time = 15.959</text:p>
      <text:p text:style-name="Standard">Epoch 0/4, Iter 1026/1029, train loss = 36.303, time = 15.532</text:p>
      <text:p text:style-name="Standard">Epoch 0/4, Iter 1027/1029, train loss = 14.367, time = 15.576</text:p>
      <text:p text:style-name="Standard">Epoch 0/4, Iter 1028/1029, train loss = 5.570, time = 15.803</text:p>
      <text:p text:style-name="Standard">Epoch 0/4, Iter 0/343, test loss = 15.109, time = 7.771287</text:p>
      <text:p text:style-name="Standard">Epoch 0/4, Iter 1/343, test loss = 14.326, time = 6.906042</text:p>
      <text:p text:style-name="Standard">Epoch 0/4, Iter 2/343, test loss = 14.513, time = 6.923390</text:p>
      <text:p text:style-name="Standard">Epoch 0/4, Iter 3/343, test loss = 13.958, time = 6.349391</text:p>
      <text:p text:style-name="Standard">Epoch 0/4, Iter 4/343, test loss = 12.506, time = 6.801720</text:p>
      <text:p text:style-name="Standard">Epoch 0/4, Iter 5/343, test loss = 12.118, time = 6.282783</text:p>
      <text:p text:style-name="Standard">Epoch 0/4, Iter 6/343, test loss = 11.158, time = 6.247911</text:p>
      <text:p text:style-name="Standard">Epoch 0/4, Iter 7/343, test loss = 14.968, time = 6.196014</text:p>
      <text:p text:style-name="Standard">Epoch 0/4, Iter 8/343, test loss = 13.271, time = 6.146947</text:p>
      <text:p text:style-name="Standard">Epoch 0/4, Iter 9/343, test loss = 13.538, time = 6.470831</text:p>
      <text:p text:style-name="Standard">Epoch 0/4, Iter 10/343, test loss = 16.092, time = 6.226828</text:p>
      <text:p text:style-name="Standard">Epoch 0/4, Iter 11/343, test loss = 16.320, time = 6.838457</text:p>
      <text:p text:style-name="Standard">Epoch 0/4, Iter 12/343, test loss = 16.408, time = 6.820080</text:p>
      <text:p text:style-name="Standard">Epoch 0/4, Iter 13/343, test loss = 16.612, time = 6.817715</text:p>
      <text:p text:style-name="Standard">Epoch 0/4, Iter 14/343, test loss = 21.194, time = 6.583085</text:p>
      <text:p text:style-name="Standard">Epoch 0/4, Iter 15/343, test loss = 21.164, time = 6.635965</text:p>
      <text:p text:style-name="Standard">Epoch 0/4, Iter 16/343, test loss = 21.252, time = 6.733660</text:p>
      <text:p text:style-name="Standard">Epoch 0/4, Iter 17/343, test loss = 17.291, time = 6.607439</text:p>
      <text:p text:style-name="Standard">Epoch 0/4, Iter 18/343, test loss = 15.791, time = 6.132599</text:p>
      <text:p text:style-name="Standard">Epoch 0/4, Iter 19/343, test loss = 15.264, time = 6.729130</text:p>
      <text:p text:style-name="Standard">Epoch 0/4, Iter 20/343, test loss = 15.062, time = 6.885686</text:p>
      <text:p text:style-name="Standard">Epoch 0/4, Iter 21/343, test loss = 14.562, time = 6.688692</text:p>
      <text:p text:style-name="Standard">Epoch 0/4, Iter 22/343, test loss = 14.338, time = 6.715645</text:p>
      <text:p text:style-name="Standard">Epoch 0/4, Iter 23/343, test loss = 14.068, time = 6.650183</text:p>
      <text:p text:style-name="Standard">Epoch 0/4, Iter 24/343, test loss = 12.735, time = 6.725048</text:p>
      <text:p text:style-name="Standard"><text:soft-page-break/>Epoch 0/4, Iter 25/343, test loss = 10.131, time = 6.139169</text:p>
      <text:p text:style-name="Standard">Epoch 0/4, Iter 26/343, test loss = 9.226, time = 6.644315</text:p>
      <text:p text:style-name="Standard">Epoch 0/4, Iter 27/343, test loss = 8.741, time = 6.715427</text:p>
      <text:p text:style-name="Standard">Epoch 0/4, Iter 28/343, test loss = 7.350, time = 6.527955</text:p>
      <text:p text:style-name="Standard">Epoch 0/4, Iter 29/343, test loss = 6.865, time = 6.187756</text:p>
      <text:p text:style-name="Standard">Epoch 0/4, Iter 30/343, test loss = 6.742, time = 6.769713</text:p>
      <text:p text:style-name="Standard">Epoch 0/4, Iter 31/343, test loss = 7.516, time = 6.709464</text:p>
      <text:p text:style-name="Standard">Epoch 0/4, Iter 32/343, test loss = 7.754, time = 6.206477</text:p>
      <text:p text:style-name="Standard">Epoch 0/4, Iter 33/343, test loss = 7.820, time = 6.806278</text:p>
      <text:p text:style-name="Standard">Epoch 0/4, Iter 34/343, test loss = 7.979, time = 6.799273</text:p>
      <text:p text:style-name="Standard">Epoch 0/4, Iter 35/343, test loss = 9.782, time = 6.301456</text:p>
      <text:p text:style-name="Standard">Epoch 0/4, Iter 36/343, test loss = 9.401, time = 6.829214</text:p>
      <text:p text:style-name="Standard">Epoch 0/4, Iter 37/343, test loss = 9.053, time = 6.740897</text:p>
      <text:p text:style-name="Standard">Epoch 0/4, Iter 38/343, test loss = 8.318, time = 6.881105</text:p>
      <text:p text:style-name="Standard">Epoch 0/4, Iter 39/343, test loss = 9.557, time = 6.338784</text:p>
      <text:p text:style-name="Standard">Epoch 0/4, Iter 40/343, test loss = 9.274, time = 7.050014</text:p>
      <text:p text:style-name="Standard">Epoch 0/4, Iter 41/343, test loss = 8.566, time = 6.915956</text:p>
      <text:p text:style-name="Standard">Epoch 0/4, Iter 42/343, test loss = 8.738, time = 6.644960</text:p>
      <text:p text:style-name="Standard">Epoch 0/4, Iter 43/343, test loss = 6.800, time = 6.688808</text:p>
      <text:p text:style-name="Standard">Epoch 0/4, Iter 44/343, test loss = 7.031, time = 6.552764</text:p>
      <text:p text:style-name="Standard">Epoch 0/4, Iter 45/343, test loss = 7.499, time = 6.630215</text:p>
      <text:p text:style-name="Standard">Epoch 0/4, Iter 46/343, test loss = 6.718, time = 6.722089</text:p>
      <text:p text:style-name="Standard">Epoch 0/4, Iter 47/343, test loss = 6.618, time = 6.715588</text:p>
      <text:p text:style-name="Standard">Epoch 0/4, Iter 48/343, test loss = 6.602, time = 6.167911</text:p>
      <text:p text:style-name="Standard">Epoch 0/4, Iter 49/343, test loss = 6.342, time = 6.672776</text:p>
      <text:p text:style-name="Standard">Epoch 0/4, Iter 50/343, test loss = 5.981, time = 6.720277</text:p>
      <text:p text:style-name="Standard">Epoch 0/4, Iter 51/343, test loss = 5.973, time = 6.746803</text:p>
      <text:p text:style-name="Standard">Epoch 0/4, Iter 52/343, test loss = 6.885, time = 6.741161</text:p>
      <text:p text:style-name="Standard">Epoch 0/4, Iter 53/343, test loss = 7.151, time = 6.719222</text:p>
      <text:p text:style-name="Standard">Epoch 0/4, Iter 54/343, test loss = 6.871, time = 6.740561</text:p>
      <text:p text:style-name="Standard">Epoch 0/4, Iter 55/343, test loss = 6.554, time = 6.203881</text:p>
      <text:p text:style-name="Standard">Epoch 0/4, Iter 56/343, test loss = 8.636, time = 6.709744</text:p>
      <text:p text:style-name="Standard">Epoch 0/4, Iter 57/343, test loss = 7.456, time = 6.624452</text:p>
      <text:p text:style-name="Standard">Epoch 0/4, Iter 58/343, test loss = 7.184, time = 6.707020</text:p>
      <text:p text:style-name="Standard">Epoch 0/4, Iter 59/343, test loss = 8.190, time = 6.713101</text:p>
      <text:p text:style-name="Standard">Epoch 0/4, Iter 60/343, test loss = 9.754, time = 6.957123</text:p>
      <text:p text:style-name="Standard">Epoch 0/4, Iter 61/343, test loss = 9.061, time = 6.080744</text:p>
      <text:p text:style-name="Standard">Epoch 0/4, Iter 62/343, test loss = 9.622, time = 6.597311</text:p>
      <text:p text:style-name="Standard">Epoch 0/4, Iter 63/343, test loss = 14.104, time = 6.708204</text:p>
      <text:p text:style-name="Standard">Epoch 0/4, Iter 64/343, test loss = 15.437, time = 6.609886</text:p>
      <text:p text:style-name="Standard">Epoch 0/4, Iter 65/343, test loss = 15.846, time = 6.705536</text:p>
      <text:p text:style-name="Standard">Epoch 0/4, Iter 66/343, test loss = 11.900, time = 6.711327</text:p>
      <text:p text:style-name="Standard">Epoch 0/4, Iter 67/343, test loss = 11.196, time = 6.717240</text:p>
      <text:p text:style-name="Standard">Epoch 0/4, Iter 68/343, test loss = 13.208, time = 6.723817</text:p>
      <text:p text:style-name="Standard">Epoch 0/4, Iter 69/343, test loss = 19.372, time = 6.717065</text:p>
      <text:p text:style-name="Standard">Epoch 0/4, Iter 70/343, test loss = 8.896, time = 6.723106</text:p>
      <text:p text:style-name="Standard">Epoch 0/4, Iter 71/343, test loss = 8.216, time = 6.718673</text:p>
      <text:p text:style-name="Standard">Epoch 0/4, Iter 72/343, test loss = 8.555, time = 6.541898</text:p>
      <text:p text:style-name="Standard">Epoch 0/4, Iter 73/343, test loss = 10.219, time = 6.718202</text:p>
      <text:p text:style-name="Standard">Epoch 0/4, Iter 74/343, test loss = 8.252, time = 6.707584</text:p>
      <text:p text:style-name="Standard">Epoch 0/4, Iter 75/343, test loss = 8.041, time = 6.711312</text:p>
      <text:p text:style-name="Standard">Epoch 0/4, Iter 76/343, test loss = 8.303, time = 6.138953</text:p>
      <text:p text:style-name="Standard"><text:soft-page-break/>Epoch 0/4, Iter 77/343, test loss = 7.758, time = 6.520772</text:p>
      <text:p text:style-name="Standard">Epoch 0/4, Iter 78/343, test loss = 7.529, time = 6.540338</text:p>
      <text:p text:style-name="Standard">Epoch 0/4, Iter 79/343, test loss = 7.545, time = 6.143652</text:p>
      <text:p text:style-name="Standard">Epoch 0/4, Iter 80/343, test loss = 7.112, time = 6.398103</text:p>
      <text:p text:style-name="Standard">Epoch 0/4, Iter 81/343, test loss = 7.129, time = 6.677531</text:p>
      <text:p text:style-name="Standard">Epoch 0/4, Iter 82/343, test loss = 7.095, time = 6.687266</text:p>
      <text:p text:style-name="Standard">Epoch 0/4, Iter 83/343, test loss = 6.585, time = 6.683880</text:p>
      <text:p text:style-name="Standard">Epoch 0/4, Iter 84/343, test loss = 5.995, time = 6.122313</text:p>
      <text:p text:style-name="Standard">Epoch 0/4, Iter 85/343, test loss = 5.900, time = 6.565537</text:p>
      <text:p text:style-name="Standard">Epoch 0/4, Iter 86/343, test loss = 5.692, time = 6.545764</text:p>
      <text:p text:style-name="Standard">Epoch 0/4, Iter 87/343, test loss = 5.578, time = 6.625462</text:p>
      <text:p text:style-name="Standard">Epoch 0/4, Iter 88/343, test loss = 5.280, time = 6.109993</text:p>
      <text:p text:style-name="Standard">Epoch 0/4, Iter 89/343, test loss = 4.973, time = 6.637337</text:p>
      <text:p text:style-name="Standard">Epoch 0/4, Iter 90/343, test loss = 4.916, time = 6.122246</text:p>
      <text:p text:style-name="Standard">Epoch 0/4, Iter 91/343, test loss = 6.472, time = 6.151983</text:p>
      <text:p text:style-name="Standard">Epoch 0/4, Iter 92/343, test loss = 6.683, time = 6.731476</text:p>
      <text:p text:style-name="Standard">Epoch 0/4, Iter 93/343, test loss = 6.330, time = 6.165816</text:p>
      <text:p text:style-name="Standard">Epoch 0/4, Iter 94/343, test loss = 6.204, time = 6.303419</text:p>
      <text:p text:style-name="Standard">Epoch 0/4, Iter 95/343, test loss = 6.626, time = 6.306944</text:p>
      <text:p text:style-name="Standard">Epoch 0/4, Iter 96/343, test loss = 6.499, time = 6.450910</text:p>
      <text:p text:style-name="Standard">Epoch 0/4, Iter 97/343, test loss = 6.087, time = 6.725422</text:p>
      <text:p text:style-name="Standard">Epoch 0/4, Iter 98/343, test loss = 8.041, time = 6.170871</text:p>
      <text:p text:style-name="Standard">Epoch 0/4, Iter 99/343, test loss = 8.310, time = 6.488542</text:p>
      <text:p text:style-name="Standard">Epoch 0/4, Iter 100/343, test loss = 8.240, time = 6.423599</text:p>
      <text:p text:style-name="Standard">Epoch 0/4, Iter 101/343, test loss = 7.132, time = 6.718890</text:p>
      <text:p text:style-name="Standard">Epoch 0/4, Iter 102/343, test loss = 5.783, time = 6.735804</text:p>
      <text:p text:style-name="Standard">Epoch 0/4, Iter 103/343, test loss = 5.786, time = 6.727500</text:p>
      <text:p text:style-name="Standard">Epoch 0/4, Iter 104/343, test loss = 6.066, time = 6.733180</text:p>
      <text:p text:style-name="Standard">Epoch 0/4, Iter 105/343, test loss = 5.736, time = 6.581156</text:p>
      <text:p text:style-name="Standard">Epoch 0/4, Iter 106/343, test loss = 5.728, time = 6.708049</text:p>
      <text:p text:style-name="Standard">Epoch 0/4, Iter 107/343, test loss = 5.517, time = 6.696313</text:p>
      <text:p text:style-name="Standard">Epoch 0/4, Iter 108/343, test loss = 5.607, time = 6.700165</text:p>
      <text:p text:style-name="Standard">Epoch 0/4, Iter 109/343, test loss = 5.413, time = 6.678332</text:p>
      <text:p text:style-name="Standard">Epoch 0/4, Iter 110/343, test loss = 5.203, time = 6.669026</text:p>
      <text:p text:style-name="Standard">Epoch 0/4, Iter 111/343, test loss = 4.969, time = 6.616048</text:p>
      <text:p text:style-name="Standard">Epoch 0/4, Iter 112/343, test loss = 5.595, time = 6.173410</text:p>
      <text:p text:style-name="Standard">Epoch 0/4, Iter 113/343, test loss = 5.240, time = 6.116396</text:p>
      <text:p text:style-name="Standard">Epoch 0/4, Iter 114/343, test loss = 5.174, time = 6.135526</text:p>
      <text:p text:style-name="Standard">Epoch 0/4, Iter 115/343, test loss = 5.503, time = 6.710021</text:p>
      <text:p text:style-name="Standard">Epoch 0/4, Iter 116/343, test loss = 5.635, time = 6.687382</text:p>
      <text:p text:style-name="Standard">Epoch 0/4, Iter 117/343, test loss = 5.402, time = 6.168847</text:p>
      <text:p text:style-name="Standard">Epoch 0/4, Iter 118/343, test loss = 5.518, time = 6.650758</text:p>
      <text:p text:style-name="Standard">Epoch 0/4, Iter 119/343, test loss = 6.721, time = 6.137528</text:p>
      <text:p text:style-name="Standard">Epoch 0/4, Iter 120/343, test loss = 6.526, time = 6.891921</text:p>
      <text:p text:style-name="Standard">Epoch 0/4, Iter 121/343, test loss = 5.873, time = 6.594652</text:p>
      <text:p text:style-name="Standard">Epoch 0/4, Iter 122/343, test loss = 6.481, time = 6.698300</text:p>
      <text:p text:style-name="Standard">Epoch 0/4, Iter 123/343, test loss = 6.423, time = 6.705444</text:p>
      <text:p text:style-name="Standard">Epoch 0/4, Iter 124/343, test loss = 6.221, time = 6.545177</text:p>
      <text:p text:style-name="Standard">Epoch 0/4, Iter 125/343, test loss = 6.330, time = 6.685329</text:p>
      <text:p text:style-name="Standard">Epoch 0/4, Iter 126/343, test loss = 7.473, time = 6.697037</text:p>
      <text:p text:style-name="Standard">Epoch 0/4, Iter 127/343, test loss = 6.639, time = 6.159963</text:p>
      <text:p text:style-name="Standard">Epoch 0/4, Iter 128/343, test loss = 6.654, time = 6.719796</text:p>
      <text:p text:style-name="Standard"><text:soft-page-break/>Epoch 0/4, Iter 129/343, test loss = 9.268, time = 6.708304</text:p>
      <text:p text:style-name="Standard">Epoch 0/4, Iter 130/343, test loss = 10.097, time = 6.671813</text:p>
      <text:p text:style-name="Standard">Epoch 0/4, Iter 131/343, test loss = 10.259, time = 6.154675</text:p>
      <text:p text:style-name="Standard">Epoch 0/4, Iter 132/343, test loss = 12.020, time = 6.638733</text:p>
      <text:p text:style-name="Standard">Epoch 0/4, Iter 133/343, test loss = 10.221, time = 6.707794</text:p>
      <text:p text:style-name="Standard">Epoch 0/4, Iter 134/343, test loss = 9.917, time = 6.695200</text:p>
      <text:p text:style-name="Standard">Epoch 0/4, Iter 135/343, test loss = 11.653, time = 6.181062</text:p>
      <text:p text:style-name="Standard">Epoch 0/4, Iter 136/343, test loss = 12.908, time = 6.498981</text:p>
      <text:p text:style-name="Standard">Epoch 0/4, Iter 137/343, test loss = 8.774, time = 6.111947</text:p>
      <text:p text:style-name="Standard">Epoch 0/4, Iter 138/343, test loss = 8.245, time = 6.128696</text:p>
      <text:p text:style-name="Standard">Epoch 0/4, Iter 139/343, test loss = 10.165, time = 6.136338</text:p>
      <text:p text:style-name="Standard">Epoch 0/4, Iter 140/343, test loss = 7.353, time = 6.454146</text:p>
      <text:p text:style-name="Standard">Epoch 0/4, Iter 141/343, test loss = 6.862, time = 6.055440</text:p>
      <text:p text:style-name="Standard">Epoch 0/4, Iter 142/343, test loss = 6.431, time = 6.136927</text:p>
      <text:p text:style-name="Standard">Epoch 0/4, Iter 143/343, test loss = 6.845, time = 6.112992</text:p>
      <text:p text:style-name="Standard">Epoch 0/4, Iter 144/343, test loss = 6.099, time = 6.099971</text:p>
      <text:p text:style-name="Standard">Epoch 0/4, Iter 145/343, test loss = 5.912, time = 6.700300</text:p>
      <text:p text:style-name="Standard">Epoch 0/4, Iter 146/343, test loss = 5.750, time = 6.231300</text:p>
      <text:p text:style-name="Standard">Epoch 0/4, Iter 147/343, test loss = 6.002, time = 6.634377</text:p>
      <text:p text:style-name="Standard">Epoch 0/4, Iter 148/343, test loss = 5.608, time = 6.691407</text:p>
      <text:p text:style-name="Standard">Epoch 0/4, Iter 149/343, test loss = 5.356, time = 6.496398</text:p>
      <text:p text:style-name="Standard">Epoch 0/4, Iter 150/343, test loss = 5.915, time = 6.129450</text:p>
      <text:p text:style-name="Standard">Epoch 0/4, Iter 151/343, test loss = 5.699, time = 6.648615</text:p>
      <text:p text:style-name="Standard">Epoch 0/4, Iter 152/343, test loss = 5.277, time = 6.109749</text:p>
      <text:p text:style-name="Standard">Epoch 0/4, Iter 153/343, test loss = 5.002, time = 6.705884</text:p>
      <text:p text:style-name="Standard">Epoch 0/4, Iter 154/343, test loss = 5.661, time = 6.105429</text:p>
      <text:p text:style-name="Standard">Epoch 0/4, Iter 155/343, test loss = 5.347, time = 6.702275</text:p>
      <text:p text:style-name="Standard">Epoch 0/4, Iter 156/343, test loss = 5.095, time = 6.661363</text:p>
      <text:p text:style-name="Standard">Epoch 0/4, Iter 157/343, test loss = 5.466, time = 6.614848</text:p>
      <text:p text:style-name="Standard">Epoch 0/4, Iter 158/343, test loss = 5.614, time = 6.691373</text:p>
      <text:p text:style-name="Standard">Epoch 0/4, Iter 159/343, test loss = 5.564, time = 6.693847</text:p>
      <text:p text:style-name="Standard">Epoch 0/4, Iter 160/343, test loss = 5.523, time = 6.433086</text:p>
      <text:p text:style-name="Standard">Epoch 0/4, Iter 161/343, test loss = 6.227, time = 6.643161</text:p>
      <text:p text:style-name="Standard">Epoch 0/4, Iter 162/343, test loss = 5.936, time = 6.697284</text:p>
      <text:p text:style-name="Standard">Epoch 0/4, Iter 163/343, test loss = 5.881, time = 6.124987</text:p>
      <text:p text:style-name="Standard">Epoch 0/4, Iter 164/343, test loss = 6.235, time = 6.561834</text:p>
      <text:p text:style-name="Standard">Epoch 0/4, Iter 165/343, test loss = 6.350, time = 6.543059</text:p>
      <text:p text:style-name="Standard">Epoch 0/4, Iter 166/343, test loss = 6.144, time = 6.630014</text:p>
      <text:p text:style-name="Standard">Epoch 0/4, Iter 167/343, test loss = 5.976, time = 6.705804</text:p>
      <text:p text:style-name="Standard">Epoch 0/4, Iter 168/343, test loss = 7.350, time = 6.609023</text:p>
      <text:p text:style-name="Standard">Epoch 0/4, Iter 169/343, test loss = 7.217, time = 6.639263</text:p>
      <text:p text:style-name="Standard">Epoch 0/4, Iter 170/343, test loss = 7.258, time = 6.547236</text:p>
      <text:p text:style-name="Standard">Epoch 0/4, Iter 171/343, test loss = 10.026, time = 6.257937</text:p>
      <text:p text:style-name="Standard">Epoch 0/4, Iter 172/343, test loss = 11.359, time = 6.343957</text:p>
      <text:p text:style-name="Standard">Epoch 0/4, Iter 173/343, test loss = 10.718, time = 6.810398</text:p>
      <text:p text:style-name="Standard">Epoch 0/4, Iter 174/343, test loss = 9.920, time = 6.933008</text:p>
      <text:p text:style-name="Standard">Epoch 0/4, Iter 175/343, test loss = 10.009, time = 6.794679</text:p>
      <text:p text:style-name="Standard">Epoch 0/4, Iter 176/343, test loss = 8.551, time = 6.771530</text:p>
      <text:p text:style-name="Standard">Epoch 0/4, Iter 177/343, test loss = 8.327, time = 6.703587</text:p>
      <text:p text:style-name="Standard">Epoch 0/4, Iter 178/343, test loss = 8.127, time = 6.750507</text:p>
      <text:p text:style-name="Standard">Epoch 0/4, Iter 179/343, test loss = 7.774, time = 6.700970</text:p>
      <text:p text:style-name="Standard">Epoch 0/4, Iter 180/343, test loss = 7.517, time = 6.840869</text:p>
      <text:p text:style-name="Standard"><text:soft-page-break/>Epoch 0/4, Iter 181/343, test loss = 6.979, time = 6.654430</text:p>
      <text:p text:style-name="Standard">Epoch 0/4, Iter 182/343, test loss = 11.671, time = 6.802700</text:p>
      <text:p text:style-name="Standard">Epoch 0/4, Iter 183/343, test loss = 10.265, time = 6.682204</text:p>
      <text:p text:style-name="Standard">Epoch 0/4, Iter 184/343, test loss = 8.339, time = 6.670466</text:p>
      <text:p text:style-name="Standard">Epoch 0/4, Iter 185/343, test loss = 11.914, time = 6.382588</text:p>
      <text:p text:style-name="Standard">Epoch 0/4, Iter 186/343, test loss = 13.411, time = 6.640579</text:p>
      <text:p text:style-name="Standard">Epoch 0/4, Iter 187/343, test loss = 11.010, time = 6.136888</text:p>
      <text:p text:style-name="Standard">Epoch 0/4, Iter 188/343, test loss = 10.497, time = 6.181488</text:p>
      <text:p text:style-name="Standard">Epoch 0/4, Iter 189/343, test loss = 9.653, time = 6.162558</text:p>
      <text:p text:style-name="Standard">Epoch 0/4, Iter 190/343, test loss = 11.258, time = 6.323531</text:p>
      <text:p text:style-name="Standard">Epoch 0/4, Iter 191/343, test loss = 9.655, time = 6.639150</text:p>
      <text:p text:style-name="Standard">Epoch 0/4, Iter 192/343, test loss = 7.958, time = 6.252472</text:p>
      <text:p text:style-name="Standard">Epoch 0/4, Iter 193/343, test loss = 6.826, time = 6.564157</text:p>
      <text:p text:style-name="Standard">Epoch 0/4, Iter 194/343, test loss = 7.109, time = 6.114850</text:p>
      <text:p text:style-name="Standard">Epoch 0/4, Iter 195/343, test loss = 8.453, time = 6.148550</text:p>
      <text:p text:style-name="Standard">Epoch 0/4, Iter 196/343, test loss = 6.445, time = 6.124814</text:p>
      <text:p text:style-name="Standard">Epoch 0/4, Iter 197/343, test loss = 6.304, time = 6.146742</text:p>
      <text:p text:style-name="Standard">Epoch 0/4, Iter 198/343, test loss = 6.106, time = 6.134945</text:p>
      <text:p text:style-name="Standard">Epoch 0/4, Iter 199/343, test loss = 6.629, time = 6.168504</text:p>
      <text:p text:style-name="Standard">Epoch 0/4, Iter 200/343, test loss = 7.597, time = 6.913548</text:p>
      <text:p text:style-name="Standard">Epoch 0/4, Iter 201/343, test loss = 7.330, time = 6.634662</text:p>
      <text:p text:style-name="Standard">Epoch 0/4, Iter 202/343, test loss = 5.502, time = 6.671623</text:p>
      <text:p text:style-name="Standard">Epoch 0/4, Iter 203/343, test loss = 6.799, time = 6.203514</text:p>
      <text:p text:style-name="Standard">Epoch 0/4, Iter 204/343, test loss = 6.590, time = 6.213440</text:p>
      <text:p text:style-name="Standard">Epoch 0/4, Iter 205/343, test loss = 6.865, time = 6.799035</text:p>
      <text:p text:style-name="Standard">Epoch 0/4, Iter 206/343, test loss = 7.311, time = 6.279418</text:p>
      <text:p text:style-name="Standard">Epoch 0/4, Iter 207/343, test loss = 8.610, time = 6.238325</text:p>
      <text:p text:style-name="Standard">Epoch 0/4, Iter 208/343, test loss = 7.546, time = 6.247917</text:p>
      <text:p text:style-name="Standard">Epoch 0/4, Iter 209/343, test loss = 5.841, time = 6.577960</text:p>
      <text:p text:style-name="Standard">Epoch 0/4, Iter 210/343, test loss = 8.018, time = 6.356460</text:p>
      <text:p text:style-name="Standard">Epoch 0/4, Iter 211/343, test loss = 8.197, time = 6.908355</text:p>
      <text:p text:style-name="Standard">Epoch 0/4, Iter 212/343, test loss = 8.396, time = 6.883922</text:p>
      <text:p text:style-name="Standard">Epoch 0/4, Iter 213/343, test loss = 7.809, time = 6.683048</text:p>
      <text:p text:style-name="Standard">Epoch 0/4, Iter 214/343, test loss = 7.103, time = 6.228306</text:p>
      <text:p text:style-name="Standard">Epoch 0/4, Iter 215/343, test loss = 7.050, time = 6.679813</text:p>
      <text:p text:style-name="Standard">Epoch 0/4, Iter 216/343, test loss = 6.484, time = 6.604864</text:p>
      <text:p text:style-name="Standard">Epoch 0/4, Iter 217/343, test loss = 8.721, time = 6.670589</text:p>
      <text:p text:style-name="Standard">Epoch 0/4, Iter 218/343, test loss = 7.480, time = 6.683536</text:p>
      <text:p text:style-name="Standard">Epoch 0/4, Iter 219/343, test loss = 6.870, time = 6.553230</text:p>
      <text:p text:style-name="Standard">Epoch 0/4, Iter 220/343, test loss = 6.442, time = 6.911080</text:p>
      <text:p text:style-name="Standard">Epoch 0/4, Iter 221/343, test loss = 6.954, time = 6.652539</text:p>
      <text:p text:style-name="Standard">Epoch 0/4, Iter 222/343, test loss = 6.584, time = 6.722083</text:p>
      <text:p text:style-name="Standard">Epoch 0/4, Iter 223/343, test loss = 5.154, time = 6.726200</text:p>
      <text:p text:style-name="Standard">Epoch 0/4, Iter 224/343, test loss = 6.024, time = 6.711930</text:p>
      <text:p text:style-name="Standard">Epoch 0/4, Iter 225/343, test loss = 6.133, time = 6.148843</text:p>
      <text:p text:style-name="Standard">Epoch 0/4, Iter 226/343, test loss = 5.496, time = 6.735448</text:p>
      <text:p text:style-name="Standard">Epoch 0/4, Iter 227/343, test loss = 5.839, time = 6.707836</text:p>
      <text:p text:style-name="Standard">Epoch 0/4, Iter 228/343, test loss = 5.745, time = 6.638181</text:p>
      <text:p text:style-name="Standard">Epoch 0/4, Iter 229/343, test loss = 5.735, time = 6.607444</text:p>
      <text:p text:style-name="Standard">Epoch 0/4, Iter 230/343, test loss = 5.784, time = 6.101501</text:p>
      <text:p text:style-name="Standard">Epoch 0/4, Iter 231/343, test loss = 6.641, time = 6.641234</text:p>
      <text:p text:style-name="Standard">Epoch 0/4, Iter 232/343, test loss = 6.826, time = 6.562270</text:p>
      <text:p text:style-name="Standard"><text:soft-page-break/>Epoch 0/4, Iter 233/343, test loss = 7.793, time = 6.595168</text:p>
      <text:p text:style-name="Standard">Epoch 0/4, Iter 234/343, test loss = 8.564, time = 6.624307</text:p>
      <text:p text:style-name="Standard">Epoch 0/4, Iter 235/343, test loss = 7.233, time = 6.642310</text:p>
      <text:p text:style-name="Standard">Epoch 0/4, Iter 236/343, test loss = 7.736, time = 6.697995</text:p>
      <text:p text:style-name="Standard">Epoch 0/4, Iter 237/343, test loss = 8.786, time = 6.597120</text:p>
      <text:p text:style-name="Standard">Epoch 0/4, Iter 238/343, test loss = 5.991, time = 6.165769</text:p>
      <text:p text:style-name="Standard">Epoch 0/4, Iter 239/343, test loss = 6.508, time = 6.165292</text:p>
      <text:p text:style-name="Standard">Epoch 0/4, Iter 240/343, test loss = 6.456, time = 6.802630</text:p>
      <text:p text:style-name="Standard">Epoch 0/4, Iter 241/343, test loss = 7.681, time = 6.655451</text:p>
      <text:p text:style-name="Standard">Epoch 0/4, Iter 242/343, test loss = 6.862, time = 6.702404</text:p>
      <text:p text:style-name="Standard">Epoch 0/4, Iter 243/343, test loss = 6.426, time = 6.668646</text:p>
      <text:p text:style-name="Standard">Epoch 0/4, Iter 244/343, test loss = 7.413, time = 6.697817</text:p>
      <text:p text:style-name="Standard">Epoch 0/4, Iter 245/343, test loss = 11.610, time = 6.691430</text:p>
      <text:p text:style-name="Standard">Epoch 0/4, Iter 246/343, test loss = 13.278, time = 6.686383</text:p>
      <text:p text:style-name="Standard">Epoch 0/4, Iter 247/343, test loss = 12.616, time = 6.545103</text:p>
      <text:p text:style-name="Standard">Epoch 0/4, Iter 248/343, test loss = 9.959, time = 6.698518</text:p>
      <text:p text:style-name="Standard">Epoch 0/4, Iter 249/343, test loss = 7.416, time = 6.635066</text:p>
      <text:p text:style-name="Standard">Epoch 0/4, Iter 250/343, test loss = 7.189, time = 6.687712</text:p>
      <text:p text:style-name="Standard">Epoch 0/4, Iter 251/343, test loss = 6.831, time = 6.572092</text:p>
      <text:p text:style-name="Standard">Epoch 0/4, Iter 252/343, test loss = 8.138, time = 6.688861</text:p>
      <text:p text:style-name="Standard">Epoch 0/4, Iter 253/343, test loss = 8.454, time = 6.143545</text:p>
      <text:p text:style-name="Standard">Epoch 0/4, Iter 254/343, test loss = 7.890, time = 6.678153</text:p>
      <text:p text:style-name="Standard">Epoch 0/4, Iter 255/343, test loss = 7.119, time = 6.125150</text:p>
      <text:p text:style-name="Standard">Epoch 0/4, Iter 256/343, test loss = 7.302, time = 6.704607</text:p>
      <text:p text:style-name="Standard">Epoch 0/4, Iter 257/343, test loss = 7.228, time = 6.689855</text:p>
      <text:p text:style-name="Standard">Epoch 0/4, Iter 258/343, test loss = 6.703, time = 6.132658</text:p>
      <text:p text:style-name="Standard">Epoch 0/4, Iter 259/343, test loss = 7.089, time = 6.122629</text:p>
      <text:p text:style-name="Standard">Epoch 0/4, Iter 260/343, test loss = 6.814, time = 6.969529</text:p>
      <text:p text:style-name="Standard">Epoch 0/4, Iter 261/343, test loss = 6.880, time = 6.659227</text:p>
      <text:p text:style-name="Standard">Epoch 0/4, Iter 262/343, test loss = 7.338, time = 6.709370</text:p>
      <text:p text:style-name="Standard">Epoch 0/4, Iter 263/343, test loss = 8.010, time = 6.677833</text:p>
      <text:p text:style-name="Standard">Epoch 0/4, Iter 264/343, test loss = 7.929, time = 6.697182</text:p>
      <text:p text:style-name="Standard">Epoch 0/4, Iter 265/343, test loss = 8.044, time = 6.695366</text:p>
      <text:p text:style-name="Standard">Epoch 0/4, Iter 266/343, test loss = 8.373, time = 6.740554</text:p>
      <text:p text:style-name="Standard">Epoch 0/4, Iter 267/343, test loss = 7.832, time = 6.208467</text:p>
      <text:p text:style-name="Standard">Epoch 0/4, Iter 268/343, test loss = 8.467, time = 6.778990</text:p>
      <text:p text:style-name="Standard">Epoch 0/4, Iter 269/343, test loss = 7.651, time = 6.773041</text:p>
      <text:p text:style-name="Standard">Epoch 0/4, Iter 270/343, test loss = 7.555, time = 6.692696</text:p>
      <text:p text:style-name="Standard">Epoch 0/4, Iter 271/343, test loss = 7.042, time = 6.748142</text:p>
      <text:p text:style-name="Standard">Epoch 0/4, Iter 272/343, test loss = 7.598, time = 6.733789</text:p>
      <text:p text:style-name="Standard">Epoch 0/4, Iter 273/343, test loss = 6.149, time = 6.643296</text:p>
      <text:p text:style-name="Standard">Epoch 0/4, Iter 274/343, test loss = 6.391, time = 6.729955</text:p>
      <text:p text:style-name="Standard">Epoch 0/4, Iter 275/343, test loss = 6.533, time = 6.740541</text:p>
      <text:p text:style-name="Standard">Epoch 0/4, Iter 276/343, test loss = 5.819, time = 6.718524</text:p>
      <text:p text:style-name="Standard">Epoch 0/4, Iter 277/343, test loss = 5.376, time = 6.698832</text:p>
      <text:p text:style-name="Standard">Epoch 0/4, Iter 278/343, test loss = 5.710, time = 6.692049</text:p>
      <text:p text:style-name="Standard">Epoch 0/4, Iter 279/343, test loss = 5.893, time = 6.695035</text:p>
      <text:p text:style-name="Standard">Epoch 0/4, Iter 280/343, test loss = 4.739, time = 6.917683</text:p>
      <text:p text:style-name="Standard">Epoch 0/4, Iter 281/343, test loss = 4.717, time = 6.565555</text:p>
      <text:p text:style-name="Standard">Epoch 0/4, Iter 282/343, test loss = 4.926, time = 6.717409</text:p>
      <text:p text:style-name="Standard">Epoch 0/4, Iter 283/343, test loss = 4.970, time = 6.673162</text:p>
      <text:p text:style-name="Standard">Epoch 0/4, Iter 284/343, test loss = 5.170, time = 6.655183</text:p>
      <text:p text:style-name="Standard"><text:soft-page-break/>Epoch 0/4, Iter 285/343, test loss = 5.345, time = 6.670169</text:p>
      <text:p text:style-name="Standard">Epoch 0/4, Iter 286/343, test loss = 4.944, time = 6.127906</text:p>
      <text:p text:style-name="Standard">Epoch 0/4, Iter 287/343, test loss = 4.997, time = 6.705629</text:p>
      <text:p text:style-name="Standard">Epoch 0/4, Iter 288/343, test loss = 4.813, time = 6.582119</text:p>
      <text:p text:style-name="Standard">Epoch 0/4, Iter 289/343, test loss = 4.663, time = 6.641281</text:p>
      <text:p text:style-name="Standard">Epoch 0/4, Iter 290/343, test loss = 5.722, time = 6.160263</text:p>
      <text:p text:style-name="Standard">Epoch 0/4, Iter 291/343, test loss = 6.416, time = 6.710653</text:p>
      <text:p text:style-name="Standard">Epoch 0/4, Iter 292/343, test loss = 6.235, time = 6.703628</text:p>
      <text:p text:style-name="Standard">Epoch 0/4, Iter 293/343, test loss = 6.707, time = 6.686117</text:p>
      <text:p text:style-name="Standard">Epoch 0/4, Iter 294/343, test loss = 6.420, time = 6.146620</text:p>
      <text:p text:style-name="Standard">Epoch 0/4, Iter 295/343, test loss = 5.958, time = 6.188331</text:p>
      <text:p text:style-name="Standard">Epoch 0/4, Iter 296/343, test loss = 6.363, time = 6.454265</text:p>
      <text:p text:style-name="Standard">Epoch 0/4, Iter 297/343, test loss = 6.707, time = 6.694894</text:p>
      <text:p text:style-name="Standard">Epoch 0/4, Iter 298/343, test loss = 6.200, time = 6.704336</text:p>
      <text:p text:style-name="Standard">Epoch 0/4, Iter 299/343, test loss = 6.065, time = 6.701383</text:p>
      <text:p text:style-name="Standard">Epoch 0/4, Iter 300/343, test loss = 7.206, time = 6.906990</text:p>
      <text:p text:style-name="Standard">Epoch 0/4, Iter 301/343, test loss = 6.104, time = 6.634438</text:p>
      <text:p text:style-name="Standard">Epoch 0/4, Iter 302/343, test loss = 6.399, time = 6.183907</text:p>
      <text:p text:style-name="Standard">Epoch 0/4, Iter 303/343, test loss = 6.379, time = 6.605823</text:p>
      <text:p text:style-name="Standard">Epoch 0/4, Iter 304/343, test loss = 7.369, time = 6.687675</text:p>
      <text:p text:style-name="Standard">Epoch 0/4, Iter 305/343, test loss = 7.023, time = 6.678221</text:p>
      <text:p text:style-name="Standard">Epoch 0/4, Iter 306/343, test loss = 7.180, time = 6.671270</text:p>
      <text:p text:style-name="Standard">Epoch 0/4, Iter 307/343, test loss = 8.885, time = 6.677287</text:p>
      <text:p text:style-name="Standard">Epoch 0/4, Iter 308/343, test loss = 5.109, time = 6.657854</text:p>
      <text:p text:style-name="Standard">Epoch 0/4, Iter 309/343, test loss = 5.556, time = 6.676241</text:p>
      <text:p text:style-name="Standard">Epoch 0/4, Iter 310/343, test loss = 6.072, time = 6.565752</text:p>
      <text:p text:style-name="Standard">Epoch 0/4, Iter 311/343, test loss = 7.468, time = 6.533821</text:p>
      <text:p text:style-name="Standard">Epoch 0/4, Iter 312/343, test loss = 5.173, time = 6.669984</text:p>
      <text:p text:style-name="Standard">Epoch 0/4, Iter 313/343, test loss = 4.972, time = 6.671970</text:p>
      <text:p text:style-name="Standard">Epoch 0/4, Iter 314/343, test loss = 5.464, time = 6.689908</text:p>
      <text:p text:style-name="Standard">Epoch 0/4, Iter 315/343, test loss = 5.248, time = 6.671920</text:p>
      <text:p text:style-name="Standard">Epoch 0/4, Iter 316/343, test loss = 4.921, time = 6.683259</text:p>
      <text:p text:style-name="Standard">Epoch 0/4, Iter 317/343, test loss = 5.098, time = 6.676514</text:p>
      <text:p text:style-name="Standard">Epoch 0/4, Iter 318/343, test loss = 5.357, time = 6.575378</text:p>
      <text:p text:style-name="Standard">Epoch 0/4, Iter 319/343, test loss = 4.978, time = 6.160764</text:p>
      <text:p text:style-name="Standard">Epoch 0/4, Iter 320/343, test loss = 4.982, time = 6.997311</text:p>
      <text:p text:style-name="Standard">Epoch 0/4, Iter 321/343, test loss = 5.303, time = 6.648927</text:p>
      <text:p text:style-name="Standard">Epoch 0/4, Iter 322/343, test loss = 4.389, time = 6.094364</text:p>
      <text:p text:style-name="Standard">Epoch 0/4, Iter 323/343, test loss = 4.469, time = 6.682968</text:p>
      <text:p text:style-name="Standard">Epoch 0/4, Iter 324/343, test loss = 4.561, time = 6.078357</text:p>
      <text:p text:style-name="Standard">Epoch 0/4, Iter 325/343, test loss = 4.607, time = 6.443397</text:p>
      <text:p text:style-name="Standard">Epoch 0/4, Iter 326/343, test loss = 4.749, time = 6.691497</text:p>
      <text:p text:style-name="Standard">Epoch 0/4, Iter 327/343, test loss = 4.965, time = 6.670175</text:p>
      <text:p text:style-name="Standard">Epoch 0/4, Iter 328/343, test loss = 4.838, time = 6.647839</text:p>
      <text:p text:style-name="Standard">Epoch 0/4, Iter 329/343, test loss = 4.954, time = 6.684129</text:p>
      <text:p text:style-name="Standard">Epoch 0/4, Iter 330/343, test loss = 4.967, time = 6.678946</text:p>
      <text:p text:style-name="Standard">Epoch 0/4, Iter 331/343, test loss = 5.149, time = 6.677910</text:p>
      <text:p text:style-name="Standard">Epoch 0/4, Iter 332/343, test loss = 5.577, time = 6.644485</text:p>
      <text:p text:style-name="Standard">Epoch 0/4, Iter 333/343, test loss = 5.901, time = 6.685124</text:p>
      <text:p text:style-name="Standard">Epoch 0/4, Iter 334/343, test loss = 6.160, time = 6.663886</text:p>
      <text:p text:style-name="Standard">Epoch 0/4, Iter 335/343, test loss = 6.214, time = 6.656185</text:p>
      <text:p text:style-name="Standard">Epoch 0/4, Iter 336/343, test loss = 6.005, time = 6.653142</text:p>
      <text:p text:style-name="Standard"><text:soft-page-break/>Epoch 0/4, Iter 337/343, test loss = 5.937, time = 6.655837</text:p>
      <text:p text:style-name="Standard">Epoch 0/4, Iter 338/343, test loss = 6.004, time = 6.647720</text:p>
      <text:p text:style-name="Standard">Epoch 0/4, Iter 339/343, test loss = 5.940, time = 6.654819</text:p>
      <text:p text:style-name="Standard">Epoch 0/4, Iter 340/343, test loss = 5.626, time = 6.951304</text:p>
      <text:p text:style-name="Standard">Epoch 0/4, Iter 341/343, test loss = 5.680, time = 6.607932</text:p>
      <text:p text:style-name="Standard">Epoch 0/4, Iter 342/343, test loss = 5.775, time = 6.658569</text:p>
      <text:p text:style-name="Standard">avg_test_scalars: {'loss': 7.79318938936506, 'abs_depth_error': 5.936506956728833, 'thres2mm_error': 0.5505128346448737, 'thres4mm_error': 0.30658594134423894, 'thres8mm_error': 0.1520405852890223}</text:p>
      <text:p text:style-name="Standard">Epoch 1:</text:p>
      <text:p text:style-name="Standard">Epoch 1/4, Iter 0/1029, train loss = 4.682, time = 15.286</text:p>
      <text:p text:style-name="Standard">Epoch 1/4, Iter 1/1029, train loss = 6.111, time = 14.539</text:p>
      <text:p text:style-name="Standard">Epoch 1/4, Iter 2/1029, train loss = 55.762, time = 15.447</text:p>
      <text:p text:style-name="Standard">Epoch 1/4, Iter 3/1029, train loss = 8.570, time = 15.693</text:p>
      <text:p text:style-name="Standard">Epoch 1/4, Iter 4/1029, train loss = 13.982, time = 15.479</text:p>
      <text:p text:style-name="Standard">Epoch 1/4, Iter 5/1029, train loss = 22.338, time = 15.215</text:p>
      <text:p text:style-name="Standard">Epoch 1/4, Iter 6/1029, train loss = 33.556, time = 16.100</text:p>
      <text:p text:style-name="Standard">Epoch 1/4, Iter 7/1029, train loss = 11.082, time = 16.200</text:p>
      <text:p text:style-name="Standard">Epoch 1/4, Iter 8/1029, train loss = 25.834, time = 15.975</text:p>
      <text:p text:style-name="Standard">Epoch 1/4, Iter 9/1029, train loss = 18.273, time = 16.248</text:p>
      <text:p text:style-name="Standard">Epoch 1/4, Iter 10/1029, train loss = 43.203, time = 16.262</text:p>
      <text:p text:style-name="Standard">Epoch 1/4, Iter 11/1029, train loss = 13.198, time = 16.071</text:p>
      <text:p text:style-name="Standard">Epoch 1/4, Iter 12/1029, train loss = 24.217, time = 15.766</text:p>
      <text:p text:style-name="Standard">Epoch 1/4, Iter 13/1029, train loss = 11.399, time = 15.577</text:p>
      <text:p text:style-name="Standard">Epoch 1/4, Iter 14/1029, train loss = 16.589, time = 15.373</text:p>
      <text:p text:style-name="Standard">Epoch 1/4, Iter 15/1029, train loss = 12.380, time = 15.249</text:p>
      <text:p text:style-name="Standard">Epoch 1/4, Iter 16/1029, train loss = 14.943, time = 15.785</text:p>
      <text:p text:style-name="Standard">Epoch 1/4, Iter 17/1029, train loss = 11.456, time = 15.826</text:p>
      <text:p text:style-name="Standard">Epoch 1/4, Iter 18/1029, train loss = 25.066, time = 15.446</text:p>
      <text:p text:style-name="Standard">Epoch 1/4, Iter 19/1029, train loss = 11.686, time = 15.576</text:p>
      <text:p text:style-name="Standard">Epoch 1/4, Iter 20/1029, train loss = 16.746, time = 15.612</text:p>
      <text:p text:style-name="Standard">Epoch 1/4, Iter 21/1029, train loss = 14.972, time = 16.098</text:p>
      <text:p text:style-name="Standard">Epoch 1/4, Iter 22/1029, train loss = 5.620, time = 15.171</text:p>
      <text:p text:style-name="Standard">Epoch 1/4, Iter 23/1029, train loss = 6.975, time = 15.098</text:p>
      <text:p text:style-name="Standard">Epoch 1/4, Iter 24/1029, train loss = 7.043, time = 15.800</text:p>
      <text:p text:style-name="Standard">Epoch 1/4, Iter 25/1029, train loss = 38.460, time = 14.748</text:p>
      <text:p text:style-name="Standard">Epoch 1/4, Iter 26/1029, train loss = 17.217, time = 15.921</text:p>
      <text:p text:style-name="Standard">Epoch 1/4, Iter 27/1029, train loss = 37.700, time = 15.293</text:p>
      <text:p text:style-name="Standard">Epoch 1/4, Iter 28/1029, train loss = 7.926, time = 15.775</text:p>
      <text:p text:style-name="Standard">Epoch 1/4, Iter 29/1029, train loss = 40.998, time = 15.155</text:p>
      <text:p text:style-name="Standard">Epoch 1/4, Iter 30/1029, train loss = 59.955, time = 15.144</text:p>
      <text:p text:style-name="Standard">Epoch 1/4, Iter 31/1029, train loss = 15.224, time = 15.504</text:p>
      <text:p text:style-name="Standard">Epoch 1/4, Iter 32/1029, train loss = 9.802, time = 15.421</text:p>
      <text:p text:style-name="Standard">Epoch 1/4, Iter 33/1029, train loss = 9.394, time = 16.033</text:p>
      <text:p text:style-name="Standard">Epoch 1/4, Iter 34/1029, train loss = 5.997, time = 15.886</text:p>
      <text:p text:style-name="Standard">Epoch 1/4, Iter 35/1029, train loss = 4.727, time = 15.821</text:p>
      <text:p text:style-name="Standard">Epoch 1/4, Iter 36/1029, train loss = 47.541, time = 15.724</text:p>
      <text:p text:style-name="Standard">Epoch 1/4, Iter 37/1029, train loss = 11.486, time = 15.584</text:p>
      <text:p text:style-name="Standard">Epoch 1/4, Iter 38/1029, train loss = 52.523, time = 15.378</text:p>
      <text:p text:style-name="Standard">Epoch 1/4, Iter 39/1029, train loss = 23.715, time = 16.477</text:p>
      <text:p text:style-name="Standard">Epoch 1/4, Iter 40/1029, train loss = 7.402, time = 16.475</text:p>
      <text:p text:style-name="Standard">Epoch 1/4, Iter 41/1029, train loss = 13.076, time = 15.972</text:p>
      <text:p text:style-name="Standard"><text:soft-page-break/>Epoch 1/4, Iter 42/1029, train loss = 10.133, time = 15.879</text:p>
      <text:p text:style-name="Standard">Epoch 1/4, Iter 43/1029, train loss = 8.390, time = 15.856</text:p>
      <text:p text:style-name="Standard">Epoch 1/4, Iter 44/1029, train loss = 7.859, time = 14.995</text:p>
      <text:p text:style-name="Standard">Epoch 1/4, Iter 45/1029, train loss = 44.383, time = 15.926</text:p>
      <text:p text:style-name="Standard">Epoch 1/4, Iter 46/1029, train loss = 10.142, time = 15.260</text:p>
      <text:p text:style-name="Standard">Epoch 1/4, Iter 47/1029, train loss = 10.692, time = 16.063</text:p>
      <text:p text:style-name="Standard">Epoch 1/4, Iter 48/1029, train loss = 5.847, time = 14.890</text:p>
      <text:p text:style-name="Standard">Epoch 1/4, Iter 49/1029, train loss = 15.984, time = 15.804</text:p>
      <text:p text:style-name="Standard">Epoch 1/4, Iter 50/1029, train loss = 7.910, time = 16.018</text:p>
      <text:p text:style-name="Standard">Epoch 1/4, Iter 51/1029, train loss = 26.887, time = 15.275</text:p>
      <text:p text:style-name="Standard">Epoch 1/4, Iter 52/1029, train loss = 7.130, time = 15.348</text:p>
      <text:p text:style-name="Standard">Epoch 1/4, Iter 53/1029, train loss = 7.313, time = 15.645</text:p>
      <text:p text:style-name="Standard">Epoch 1/4, Iter 54/1029, train loss = 44.458, time = 15.318</text:p>
      <text:p text:style-name="Standard">Epoch 1/4, Iter 55/1029, train loss = 7.796, time = 15.260</text:p>
      <text:p text:style-name="Standard">Epoch 1/4, Iter 56/1029, train loss = 14.886, time = 14.476</text:p>
      <text:p text:style-name="Standard">Epoch 1/4, Iter 57/1029, train loss = 12.702, time = 15.046</text:p>
      <text:p text:style-name="Standard">Epoch 1/4, Iter 58/1029, train loss = 22.752, time = 14.298</text:p>
      <text:p text:style-name="Standard">Epoch 1/4, Iter 59/1029, train loss = 44.247, time = 16.193</text:p>
      <text:p text:style-name="Standard">Epoch 1/4, Iter 60/1029, train loss = 9.874, time = 15.220</text:p>
      <text:p text:style-name="Standard">Epoch 1/4, Iter 61/1029, train loss = 8.854, time = 15.659</text:p>
      <text:p text:style-name="Standard">Epoch 1/4, Iter 62/1029, train loss = 5.588, time = 15.128</text:p>
      <text:p text:style-name="Standard">Epoch 1/4, Iter 63/1029, train loss = 8.113, time = 15.908</text:p>
      <text:p text:style-name="Standard">Epoch 1/4, Iter 64/1029, train loss = 10.234, time = 15.312</text:p>
      <text:p text:style-name="Standard">Epoch 1/4, Iter 65/1029, train loss = 8.791, time = 15.797</text:p>
      <text:p text:style-name="Standard">Epoch 1/4, Iter 66/1029, train loss = 5.118, time = 15.249</text:p>
      <text:p text:style-name="Standard">Epoch 1/4, Iter 67/1029, train loss = 5.083, time = 15.697</text:p>
      <text:p text:style-name="Standard">Epoch 1/4, Iter 68/1029, train loss = 14.614, time = 15.739</text:p>
      <text:p text:style-name="Standard">Epoch 1/4, Iter 69/1029, train loss = 11.525, time = 15.963</text:p>
      <text:p text:style-name="Standard">Epoch 1/4, Iter 70/1029, train loss = 12.710, time = 15.815</text:p>
      <text:p text:style-name="Standard">Epoch 1/4, Iter 71/1029, train loss = 10.474, time = 15.217</text:p>
      <text:p text:style-name="Standard">Epoch 1/4, Iter 72/1029, train loss = 15.844, time = 15.676</text:p>
      <text:p text:style-name="Standard">Epoch 1/4, Iter 73/1029, train loss = 5.517, time = 15.878</text:p>
      <text:p text:style-name="Standard">Epoch 1/4, Iter 74/1029, train loss = 56.724, time = 15.863</text:p>
      <text:p text:style-name="Standard">Epoch 1/4, Iter 75/1029, train loss = 8.112, time = 15.707</text:p>
      <text:p text:style-name="Standard">Epoch 1/4, Iter 76/1029, train loss = 35.081, time = 15.815</text:p>
      <text:p text:style-name="Standard">Epoch 1/4, Iter 77/1029, train loss = 16.998, time = 15.395</text:p>
      <text:p text:style-name="Standard">Epoch 1/4, Iter 78/1029, train loss = 5.799, time = 15.916</text:p>
      <text:p text:style-name="Standard">Epoch 1/4, Iter 79/1029, train loss = 11.053, time = 15.380</text:p>
      <text:p text:style-name="Standard">Epoch 1/4, Iter 80/1029, train loss = 6.360, time = 15.310</text:p>
      <text:p text:style-name="Standard">Epoch 1/4, Iter 81/1029, train loss = 20.451, time = 15.647</text:p>
      <text:p text:style-name="Standard">Epoch 1/4, Iter 82/1029, train loss = 7.417, time = 16.216</text:p>
      <text:p text:style-name="Standard">Epoch 1/4, Iter 83/1029, train loss = 20.853, time = 15.430</text:p>
      <text:p text:style-name="Standard">Epoch 1/4, Iter 84/1029, train loss = 5.423, time = 15.685</text:p>
      <text:p text:style-name="Standard">Epoch 1/4, Iter 85/1029, train loss = 19.769, time = 15.739</text:p>
      <text:p text:style-name="Standard">Epoch 1/4, Iter 86/1029, train loss = 4.326, time = 15.439</text:p>
      <text:p text:style-name="Standard">Epoch 1/4, Iter 87/1029, train loss = 50.933, time = 15.755</text:p>
      <text:p text:style-name="Standard">Epoch 1/4, Iter 88/1029, train loss = 5.914, time = 14.302</text:p>
      <text:p text:style-name="Standard">Epoch 1/4, Iter 89/1029, train loss = 7.081, time = 15.452</text:p>
      <text:p text:style-name="Standard">Epoch 1/4, Iter 90/1029, train loss = 40.878, time = 15.805</text:p>
      <text:p text:style-name="Standard">Epoch 1/4, Iter 91/1029, train loss = 21.361, time = 15.403</text:p>
      <text:p text:style-name="Standard">Epoch 1/4, Iter 92/1029, train loss = 6.299, time = 15.111</text:p>
      <text:p text:style-name="Standard">Epoch 1/4, Iter 93/1029, train loss = 11.192, time = 14.326</text:p>
      <text:p text:style-name="Standard"><text:soft-page-break/>Epoch 1/4, Iter 94/1029, train loss = 6.518, time = 15.724</text:p>
      <text:p text:style-name="Standard">Epoch 1/4, Iter 95/1029, train loss = 42.388, time = 16.842</text:p>
      <text:p text:style-name="Standard">Epoch 1/4, Iter 96/1029, train loss = 83.508, time = 14.884</text:p>
      <text:p text:style-name="Standard">Epoch 1/4, Iter 97/1029, train loss = 72.852, time = 16.259</text:p>
      <text:p text:style-name="Standard">Epoch 1/4, Iter 98/1029, train loss = 5.168, time = 15.581</text:p>
      <text:p text:style-name="Standard">Epoch 1/4, Iter 99/1029, train loss = 12.006, time = 15.939</text:p>
      <text:p text:style-name="Standard">Epoch 1/4, Iter 100/1029, train loss = 16.278, time = 15.777</text:p>
      <text:p text:style-name="Standard">Epoch 1/4, Iter 101/1029, train loss = 23.109, time = 16.223</text:p>
      <text:p text:style-name="Standard">Epoch 1/4, Iter 102/1029, train loss = 17.882, time = 15.756</text:p>
      <text:p text:style-name="Standard">Epoch 1/4, Iter 103/1029, train loss = 5.807, time = 15.897</text:p>
      <text:p text:style-name="Standard">Epoch 1/4, Iter 104/1029, train loss = 40.224, time = 16.076</text:p>
      <text:p text:style-name="Standard">Epoch 1/4, Iter 105/1029, train loss = 7.803, time = 15.900</text:p>
      <text:p text:style-name="Standard">Epoch 1/4, Iter 106/1029, train loss = 5.998, time = 14.989</text:p>
      <text:p text:style-name="Standard">Epoch 1/4, Iter 107/1029, train loss = 5.961, time = 14.255</text:p>
      <text:p text:style-name="Standard">Epoch 1/4, Iter 108/1029, train loss = 11.307, time = 15.778</text:p>
      <text:p text:style-name="Standard">Epoch 1/4, Iter 109/1029, train loss = 22.919, time = 14.663</text:p>
      <text:p text:style-name="Standard">Epoch 1/4, Iter 110/1029, train loss = 21.815, time = 14.592</text:p>
      <text:p text:style-name="Standard">Epoch 1/4, Iter 111/1029, train loss = 11.798, time = 16.100</text:p>
      <text:p text:style-name="Standard">Epoch 1/4, Iter 112/1029, train loss = 53.366, time = 15.519</text:p>
      <text:p text:style-name="Standard">Epoch 1/4, Iter 113/1029, train loss = 24.895, time = 16.168</text:p>
      <text:p text:style-name="Standard">Epoch 1/4, Iter 114/1029, train loss = 18.714, time = 15.443</text:p>
      <text:p text:style-name="Standard">Epoch 1/4, Iter 115/1029, train loss = 8.473, time = 15.874</text:p>
      <text:p text:style-name="Standard">Epoch 1/4, Iter 116/1029, train loss = 25.390, time = 16.094</text:p>
      <text:p text:style-name="Standard">Epoch 1/4, Iter 117/1029, train loss = 29.212, time = 15.686</text:p>
      <text:p text:style-name="Standard">Epoch 1/4, Iter 118/1029, train loss = 7.345, time = 16.267</text:p>
      <text:p text:style-name="Standard">Epoch 1/4, Iter 119/1029, train loss = 5.215, time = 15.823</text:p>
      <text:p text:style-name="Standard">Epoch 1/4, Iter 120/1029, train loss = 6.212, time = 16.216</text:p>
      <text:p text:style-name="Standard">Epoch 1/4, Iter 121/1029, train loss = 18.928, time = 15.523</text:p>
      <text:p text:style-name="Standard">Epoch 1/4, Iter 122/1029, train loss = 20.042, time = 15.050</text:p>
      <text:p text:style-name="Standard">Epoch 1/4, Iter 123/1029, train loss = 10.378, time = 15.533</text:p>
      <text:p text:style-name="Standard">Epoch 1/4, Iter 124/1029, train loss = 15.609, time = 16.157</text:p>
      <text:p text:style-name="Standard">Epoch 1/4, Iter 125/1029, train loss = 10.521, time = 15.970</text:p>
      <text:p text:style-name="Standard">Epoch 1/4, Iter 126/1029, train loss = 9.711, time = 15.402</text:p>
      <text:p text:style-name="Standard">Epoch 1/4, Iter 127/1029, train loss = 21.329, time = 15.759</text:p>
      <text:p text:style-name="Standard">Epoch 1/4, Iter 128/1029, train loss = 15.626, time = 14.783</text:p>
      <text:p text:style-name="Standard">Epoch 1/4, Iter 129/1029, train loss = 6.247, time = 15.311</text:p>
      <text:p text:style-name="Standard">Epoch 1/4, Iter 130/1029, train loss = 50.135, time = 15.164</text:p>
      <text:p text:style-name="Standard">Epoch 1/4, Iter 131/1029, train loss = 31.785, time = 15.900</text:p>
      <text:p text:style-name="Standard">Epoch 1/4, Iter 132/1029, train loss = 10.812, time = 15.037</text:p>
      <text:p text:style-name="Standard">Epoch 1/4, Iter 133/1029, train loss = 12.880, time = 15.701</text:p>
      <text:p text:style-name="Standard">Epoch 1/4, Iter 134/1029, train loss = 10.587, time = 15.279</text:p>
      <text:p text:style-name="Standard">Epoch 1/4, Iter 135/1029, train loss = 22.406, time = 15.847</text:p>
      <text:p text:style-name="Standard">Epoch 1/4, Iter 136/1029, train loss = 8.269, time = 15.967</text:p>
      <text:p text:style-name="Standard">Epoch 1/4, Iter 137/1029, train loss = 42.518, time = 16.250</text:p>
      <text:p text:style-name="Standard">Epoch 1/4, Iter 138/1029, train loss = 9.772, time = 16.094</text:p>
      <text:p text:style-name="Standard">Epoch 1/4, Iter 139/1029, train loss = 8.851, time = 16.089</text:p>
      <text:p text:style-name="Standard">Epoch 1/4, Iter 140/1029, train loss = 34.751, time = 17.100</text:p>
      <text:p text:style-name="Standard">Epoch 1/4, Iter 141/1029, train loss = 18.459, time = 15.896</text:p>
      <text:p text:style-name="Standard">Epoch 1/4, Iter 142/1029, train loss = 4.393, time = 15.677</text:p>
      <text:p text:style-name="Standard">Epoch 1/4, Iter 143/1029, train loss = 20.114, time = 16.178</text:p>
      <text:p text:style-name="Standard">Epoch 1/4, Iter 144/1029, train loss = 14.233, time = 16.514</text:p>
      <text:p text:style-name="Standard">Epoch 1/4, Iter 145/1029, train loss = 10.678, time = 16.078</text:p>
      <text:p text:style-name="Standard"><text:soft-page-break/>Epoch 1/4, Iter 146/1029, train loss = 5.676, time = 15.960</text:p>
      <text:p text:style-name="Standard">Epoch 1/4, Iter 147/1029, train loss = 6.434, time = 14.291</text:p>
      <text:p text:style-name="Standard">Epoch 1/4, Iter 148/1029, train loss = 21.112, time = 15.194</text:p>
      <text:p text:style-name="Standard">Epoch 1/4, Iter 149/1029, train loss = 15.540, time = 15.603</text:p>
      <text:p text:style-name="Standard">Epoch 1/4, Iter 150/1029, train loss = 66.230, time = 15.478</text:p>
      <text:p text:style-name="Standard">Epoch 1/4, Iter 151/1029, train loss = 5.509, time = 15.245</text:p>
      <text:p text:style-name="Standard">Epoch 1/4, Iter 152/1029, train loss = 6.742, time = 15.054</text:p>
      <text:p text:style-name="Standard">Epoch 1/4, Iter 153/1029, train loss = 16.924, time = 15.175</text:p>
      <text:p text:style-name="Standard">Epoch 1/4, Iter 154/1029, train loss = 29.236, time = 14.979</text:p>
      <text:p text:style-name="Standard">Epoch 1/4, Iter 155/1029, train loss = 19.616, time = 15.657</text:p>
      <text:p text:style-name="Standard">Epoch 1/4, Iter 156/1029, train loss = 46.250, time = 15.827</text:p>
      <text:p text:style-name="Standard">Epoch 1/4, Iter 157/1029, train loss = 24.704, time = 15.957</text:p>
      <text:p text:style-name="Standard">Epoch 1/4, Iter 158/1029, train loss = 10.450, time = 15.089</text:p>
      <text:p text:style-name="Standard">Epoch 1/4, Iter 159/1029, train loss = 24.351, time = 15.504</text:p>
      <text:p text:style-name="Standard">Epoch 1/4, Iter 160/1029, train loss = 37.855, time = 15.966</text:p>
      <text:p text:style-name="Standard">Epoch 1/4, Iter 161/1029, train loss = 10.335, time = 15.829</text:p>
      <text:p text:style-name="Standard">Epoch 1/4, Iter 162/1029, train loss = 18.327, time = 15.613</text:p>
      <text:p text:style-name="Standard">Epoch 1/4, Iter 163/1029, train loss = 16.797, time = 15.623</text:p>
      <text:p text:style-name="Standard">Epoch 1/4, Iter 164/1029, train loss = 11.261, time = 15.423</text:p>
      <text:p text:style-name="Standard">Epoch 1/4, Iter 165/1029, train loss = 10.324, time = 15.247</text:p>
      <text:p text:style-name="Standard">Epoch 1/4, Iter 166/1029, train loss = 22.342, time = 15.981</text:p>
      <text:p text:style-name="Standard">Epoch 1/4, Iter 167/1029, train loss = 16.822, time = 14.869</text:p>
      <text:p text:style-name="Standard">Epoch 1/4, Iter 168/1029, train loss = 19.416, time = 15.875</text:p>
      <text:p text:style-name="Standard">Epoch 1/4, Iter 169/1029, train loss = 16.802, time = 15.935</text:p>
      <text:p text:style-name="Standard">Epoch 1/4, Iter 170/1029, train loss = 14.972, time = 15.711</text:p>
      <text:p text:style-name="Standard">Epoch 1/4, Iter 171/1029, train loss = 16.704, time = 15.705</text:p>
      <text:p text:style-name="Standard">Epoch 1/4, Iter 172/1029, train loss = 23.739, time = 14.501</text:p>
      <text:p text:style-name="Standard">Epoch 1/4, Iter 173/1029, train loss = 47.234, time = 15.947</text:p>
      <text:p text:style-name="Standard">Epoch 1/4, Iter 174/1029, train loss = 21.701, time = 16.107</text:p>
      <text:p text:style-name="Standard">Epoch 1/4, Iter 175/1029, train loss = 7.737, time = 15.912</text:p>
      <text:p text:style-name="Standard">Epoch 1/4, Iter 176/1029, train loss = 20.947, time = 15.467</text:p>
      <text:p text:style-name="Standard">Epoch 1/4, Iter 177/1029, train loss = 12.160, time = 14.959</text:p>
      <text:p text:style-name="Standard">Epoch 1/4, Iter 178/1029, train loss = 33.399, time = 16.466</text:p>
      <text:p text:style-name="Standard">Epoch 1/4, Iter 179/1029, train loss = 20.801, time = 15.621</text:p>
      <text:p text:style-name="Standard">Epoch 1/4, Iter 180/1029, train loss = 21.346, time = 15.181</text:p>
      <text:p text:style-name="Standard">Epoch 1/4, Iter 181/1029, train loss = 24.936, time = 16.979</text:p>
      <text:p text:style-name="Standard">Epoch 1/4, Iter 182/1029, train loss = 8.526, time = 15.883</text:p>
      <text:p text:style-name="Standard">Epoch 1/4, Iter 183/1029, train loss = 9.894, time = 15.680</text:p>
      <text:p text:style-name="Standard">Epoch 1/4, Iter 184/1029, train loss = 7.607, time = 15.357</text:p>
      <text:p text:style-name="Standard">Epoch 1/4, Iter 185/1029, train loss = 16.605, time = 15.231</text:p>
      <text:p text:style-name="Standard">Epoch 1/4, Iter 186/1029, train loss = 56.616, time = 15.295</text:p>
      <text:p text:style-name="Standard">Epoch 1/4, Iter 187/1029, train loss = 5.381, time = 15.307</text:p>
      <text:p text:style-name="Standard">Epoch 1/4, Iter 188/1029, train loss = 19.540, time = 15.366</text:p>
      <text:p text:style-name="Standard">Epoch 1/4, Iter 189/1029, train loss = 12.312, time = 15.864</text:p>
      <text:p text:style-name="Standard">Epoch 1/4, Iter 190/1029, train loss = 10.514, time = 15.494</text:p>
      <text:p text:style-name="Standard">Epoch 1/4, Iter 191/1029, train loss = 8.770, time = 15.953</text:p>
      <text:p text:style-name="Standard">Epoch 1/4, Iter 192/1029, train loss = 28.018, time = 15.314</text:p>
      <text:p text:style-name="Standard">Epoch 1/4, Iter 193/1029, train loss = 57.122, time = 15.996</text:p>
      <text:p text:style-name="Standard">Epoch 1/4, Iter 194/1029, train loss = 14.941, time = 15.830</text:p>
      <text:p text:style-name="Standard">Epoch 1/4, Iter 195/1029, train loss = 15.813, time = 15.481</text:p>
      <text:p text:style-name="Standard">Epoch 1/4, Iter 196/1029, train loss = 11.119, time = 15.940</text:p>
      <text:p text:style-name="Standard">Epoch 1/4, Iter 197/1029, train loss = 14.382, time = 16.400</text:p>
      <text:p text:style-name="Standard"><text:soft-page-break/>Epoch 1/4, Iter 198/1029, train loss = 17.010, time = 14.551</text:p>
      <text:p text:style-name="Standard">Epoch 1/4, Iter 199/1029, train loss = 52.289, time = 15.924</text:p>
      <text:p text:style-name="Standard">Epoch 1/4, Iter 200/1029, train loss = 5.489, time = 15.841</text:p>
      <text:p text:style-name="Standard">Epoch 1/4, Iter 201/1029, train loss = 5.717, time = 15.482</text:p>
      <text:p text:style-name="Standard">Epoch 1/4, Iter 202/1029, train loss = 9.988, time = 15.463</text:p>
      <text:p text:style-name="Standard">Epoch 1/4, Iter 203/1029, train loss = 49.893, time = 15.706</text:p>
      <text:p text:style-name="Standard">Epoch 1/4, Iter 204/1029, train loss = 57.358, time = 16.097</text:p>
      <text:p text:style-name="Standard">Epoch 1/4, Iter 205/1029, train loss = 12.311, time = 16.353</text:p>
      <text:p text:style-name="Standard">Epoch 1/4, Iter 206/1029, train loss = 8.225, time = 15.758</text:p>
      <text:p text:style-name="Standard">Epoch 1/4, Iter 207/1029, train loss = 24.304, time = 15.334</text:p>
      <text:p text:style-name="Standard">Epoch 1/4, Iter 208/1029, train loss = 18.294, time = 15.288</text:p>
      <text:p text:style-name="Standard">Epoch 1/4, Iter 209/1029, train loss = 19.570, time = 15.766</text:p>
      <text:p text:style-name="Standard">Epoch 1/4, Iter 210/1029, train loss = 11.064, time = 15.117</text:p>
      <text:p text:style-name="Standard">Epoch 1/4, Iter 211/1029, train loss = 22.454, time = 15.490</text:p>
      <text:p text:style-name="Standard">Epoch 1/4, Iter 212/1029, train loss = 22.658, time = 15.926</text:p>
      <text:p text:style-name="Standard">Epoch 1/4, Iter 213/1029, train loss = 67.761, time = 15.364</text:p>
      <text:p text:style-name="Standard">Epoch 1/4, Iter 214/1029, train loss = 54.440, time = 16.953</text:p>
      <text:p text:style-name="Standard">Epoch 1/4, Iter 215/1029, train loss = 12.102, time = 15.319</text:p>
      <text:p text:style-name="Standard">Epoch 1/4, Iter 216/1029, train loss = 44.262, time = 15.745</text:p>
      <text:p text:style-name="Standard">Epoch 1/4, Iter 217/1029, train loss = 8.354, time = 15.947</text:p>
      <text:p text:style-name="Standard">Epoch 1/4, Iter 218/1029, train loss = 30.194, time = 16.226</text:p>
      <text:p text:style-name="Standard">Epoch 1/4, Iter 219/1029, train loss = 7.433, time = 15.341</text:p>
      <text:p text:style-name="Standard">Epoch 1/4, Iter 220/1029, train loss = 19.981, time = 15.495</text:p>
      <text:p text:style-name="Standard">Epoch 1/4, Iter 221/1029, train loss = 6.722, time = 16.215</text:p>
      <text:p text:style-name="Standard">Epoch 1/4, Iter 222/1029, train loss = 16.679, time = 15.712</text:p>
      <text:p text:style-name="Standard">Epoch 1/4, Iter 223/1029, train loss = 7.049, time = 15.827</text:p>
      <text:p text:style-name="Standard">Epoch 1/4, Iter 224/1029, train loss = 42.454, time = 16.763</text:p>
      <text:p text:style-name="Standard">Epoch 1/4, Iter 225/1029, train loss = 6.542, time = 16.067</text:p>
      <text:p text:style-name="Standard">Epoch 1/4, Iter 226/1029, train loss = 18.036, time = 15.403</text:p>
      <text:p text:style-name="Standard">Epoch 1/4, Iter 227/1029, train loss = 4.688, time = 15.803</text:p>
      <text:p text:style-name="Standard">Epoch 1/4, Iter 228/1029, train loss = 14.952, time = 16.025</text:p>
      <text:p text:style-name="Standard">Epoch 1/4, Iter 229/1029, train loss = 30.664, time = 16.890</text:p>
      <text:p text:style-name="Standard">Epoch 1/4, Iter 230/1029, train loss = 14.512, time = 16.090</text:p>
      <text:p text:style-name="Standard">Epoch 1/4, Iter 231/1029, train loss = 11.701, time = 17.549</text:p>
      <text:p text:style-name="Standard">Epoch 1/4, Iter 232/1029, train loss = 44.253, time = 17.471</text:p>
      <text:p text:style-name="Standard">Epoch 1/4, Iter 233/1029, train loss = 4.269, time = 15.725</text:p>
      <text:p text:style-name="Standard">Epoch 1/4, Iter 234/1029, train loss = 8.723, time = 15.977</text:p>
      <text:p text:style-name="Standard">Epoch 1/4, Iter 235/1029, train loss = 10.319, time = 16.163</text:p>
      <text:p text:style-name="Standard">Epoch 1/4, Iter 236/1029, train loss = 42.303, time = 16.555</text:p>
      <text:p text:style-name="Standard">Epoch 1/4, Iter 237/1029, train loss = 10.479, time = 15.541</text:p>
      <text:p text:style-name="Standard">Epoch 1/4, Iter 238/1029, train loss = 48.076, time = 16.327</text:p>
      <text:p text:style-name="Standard">Epoch 1/4, Iter 239/1029, train loss = 6.741, time = 15.926</text:p>
      <text:p text:style-name="Standard">Epoch 1/4, Iter 240/1029, train loss = 14.062, time = 15.973</text:p>
      <text:p text:style-name="Standard">Epoch 1/4, Iter 241/1029, train loss = 16.543, time = 16.408</text:p>
      <text:p text:style-name="Standard">Epoch 1/4, Iter 242/1029, train loss = 37.979, time = 16.167</text:p>
      <text:p text:style-name="Standard">Epoch 1/4, Iter 243/1029, train loss = 13.415, time = 15.792</text:p>
      <text:p text:style-name="Standard">Epoch 1/4, Iter 244/1029, train loss = 34.221, time = 15.893</text:p>
      <text:p text:style-name="Standard">Epoch 1/4, Iter 245/1029, train loss = 11.308, time = 15.749</text:p>
      <text:p text:style-name="Standard">Epoch 1/4, Iter 246/1029, train loss = 19.482, time = 15.745</text:p>
      <text:p text:style-name="Standard">Epoch 1/4, Iter 247/1029, train loss = 9.974, time = 15.451</text:p>
      <text:p text:style-name="Standard">Epoch 1/4, Iter 248/1029, train loss = 40.477, time = 15.854</text:p>
      <text:p text:style-name="Standard">Epoch 1/4, Iter 249/1029, train loss = 24.169, time = 15.279</text:p>
      <text:p text:style-name="Standard"><text:soft-page-break/>Epoch 1/4, Iter 250/1029, train loss = 6.925, time = 15.260</text:p>
      <text:p text:style-name="Standard">Epoch 1/4, Iter 251/1029, train loss = 20.594, time = 15.566</text:p>
      <text:p text:style-name="Standard">Epoch 1/4, Iter 252/1029, train loss = 27.032, time = 15.367</text:p>
      <text:p text:style-name="Standard">Epoch 1/4, Iter 253/1029, train loss = 31.621, time = 14.517</text:p>
      <text:p text:style-name="Standard">Epoch 1/4, Iter 254/1029, train loss = 18.738, time = 15.599</text:p>
      <text:p text:style-name="Standard">Epoch 1/4, Iter 255/1029, train loss = 87.082, time = 15.477</text:p>
      <text:p text:style-name="Standard">Epoch 1/4, Iter 256/1029, train loss = 35.795, time = 15.123</text:p>
      <text:p text:style-name="Standard">Epoch 1/4, Iter 257/1029, train loss = 9.867, time = 15.930</text:p>
      <text:p text:style-name="Standard">Epoch 1/4, Iter 258/1029, train loss = 10.775, time = 15.005</text:p>
      <text:p text:style-name="Standard">Epoch 1/4, Iter 259/1029, train loss = 13.163, time = 15.253</text:p>
      <text:p text:style-name="Standard">Epoch 1/4, Iter 260/1029, train loss = 6.043, time = 15.407</text:p>
      <text:p text:style-name="Standard">Epoch 1/4, Iter 261/1029, train loss = 12.985, time = 15.831</text:p>
      <text:p text:style-name="Standard">Epoch 1/4, Iter 262/1029, train loss = 8.619, time = 14.753</text:p>
      <text:p text:style-name="Standard">Epoch 1/4, Iter 263/1029, train loss = 14.516, time = 15.818</text:p>
      <text:p text:style-name="Standard">Epoch 1/4, Iter 264/1029, train loss = 46.059, time = 14.958</text:p>
      <text:p text:style-name="Standard">Epoch 1/4, Iter 265/1029, train loss = 4.665, time = 15.068</text:p>
      <text:p text:style-name="Standard">Epoch 1/4, Iter 266/1029, train loss = 5.306, time = 15.615</text:p>
      <text:p text:style-name="Standard">Epoch 1/4, Iter 267/1029, train loss = 6.654, time = 15.777</text:p>
      <text:p text:style-name="Standard">Epoch 1/4, Iter 268/1029, train loss = 59.640, time = 14.928</text:p>
      <text:p text:style-name="Standard">Epoch 1/4, Iter 269/1029, train loss = 12.023, time = 15.866</text:p>
      <text:p text:style-name="Standard">Epoch 1/4, Iter 270/1029, train loss = 12.027, time = 15.518</text:p>
      <text:p text:style-name="Standard">Epoch 1/4, Iter 271/1029, train loss = 12.224, time = 16.112</text:p>
      <text:p text:style-name="Standard">Epoch 1/4, Iter 272/1029, train loss = 10.644, time = 15.394</text:p>
      <text:p text:style-name="Standard">Epoch 1/4, Iter 273/1029, train loss = 44.944, time = 15.506</text:p>
      <text:p text:style-name="Standard">Epoch 1/4, Iter 274/1029, train loss = 20.518, time = 15.538</text:p>
      <text:p text:style-name="Standard">Epoch 1/4, Iter 275/1029, train loss = 9.559, time = 15.390</text:p>
      <text:p text:style-name="Standard">Epoch 1/4, Iter 276/1029, train loss = 18.133, time = 15.311</text:p>
      <text:p text:style-name="Standard">Epoch 1/4, Iter 277/1029, train loss = 9.767, time = 15.268</text:p>
      <text:p text:style-name="Standard">Epoch 1/4, Iter 278/1029, train loss = 23.098, time = 15.540</text:p>
      <text:p text:style-name="Standard">Epoch 1/4, Iter 279/1029, train loss = 8.317, time = 15.918</text:p>
      <text:p text:style-name="Standard">Epoch 1/4, Iter 280/1029, train loss = 28.456, time = 15.965</text:p>
      <text:p text:style-name="Standard">Epoch 1/4, Iter 281/1029, train loss = 43.313, time = 15.656</text:p>
      <text:p text:style-name="Standard">Epoch 1/4, Iter 282/1029, train loss = 26.073, time = 15.583</text:p>
      <text:p text:style-name="Standard">Epoch 1/4, Iter 283/1029, train loss = 6.114, time = 14.629</text:p>
      <text:p text:style-name="Standard">Epoch 1/4, Iter 284/1029, train loss = 5.402, time = 15.826</text:p>
      <text:p text:style-name="Standard">Epoch 1/4, Iter 285/1029, train loss = 18.571, time = 15.177</text:p>
      <text:p text:style-name="Standard">Epoch 1/4, Iter 286/1029, train loss = 15.179, time = 15.369</text:p>
      <text:p text:style-name="Standard">Epoch 1/4, Iter 287/1029, train loss = 15.059, time = 14.812</text:p>
      <text:p text:style-name="Standard">Epoch 1/4, Iter 288/1029, train loss = 12.457, time = 16.096</text:p>
      <text:p text:style-name="Standard">Epoch 1/4, Iter 289/1029, train loss = 5.209, time = 14.819</text:p>
      <text:p text:style-name="Standard">Epoch 1/4, Iter 290/1029, train loss = 13.922, time = 15.288</text:p>
      <text:p text:style-name="Standard">Epoch 1/4, Iter 291/1029, train loss = 10.061, time = 15.183</text:p>
      <text:p text:style-name="Standard">Epoch 1/4, Iter 292/1029, train loss = 6.588, time = 15.649</text:p>
      <text:p text:style-name="Standard">Epoch 1/4, Iter 293/1029, train loss = 9.868, time = 15.608</text:p>
      <text:p text:style-name="Standard">Epoch 1/4, Iter 294/1029, train loss = 9.645, time = 15.491</text:p>
      <text:p text:style-name="Standard">Epoch 1/4, Iter 295/1029, train loss = 28.003, time = 15.891</text:p>
      <text:p text:style-name="Standard">Epoch 1/4, Iter 296/1029, train loss = 20.774, time = 14.913</text:p>
      <text:p text:style-name="Standard">Epoch 1/4, Iter 297/1029, train loss = 9.204, time = 15.761</text:p>
      <text:p text:style-name="Standard">Epoch 1/4, Iter 298/1029, train loss = 9.705, time = 15.773</text:p>
      <text:p text:style-name="Standard">Epoch 1/4, Iter 299/1029, train loss = 11.382, time = 15.249</text:p>
      <text:p text:style-name="Standard">Epoch 1/4, Iter 300/1029, train loss = 30.376, time = 15.312</text:p>
      <text:p text:style-name="Standard">Epoch 1/4, Iter 301/1029, train loss = 5.048, time = 15.239</text:p>
      <text:p text:style-name="Standard"><text:soft-page-break/>Epoch 1/4, Iter 302/1029, train loss = 6.686, time = 15.267</text:p>
      <text:p text:style-name="Standard">Epoch 1/4, Iter 303/1029, train loss = 12.417, time = 16.009</text:p>
      <text:p text:style-name="Standard">Epoch 1/4, Iter 304/1029, train loss = 13.750, time = 15.729</text:p>
      <text:p text:style-name="Standard">Epoch 1/4, Iter 305/1029, train loss = 48.679, time = 15.406</text:p>
      <text:p text:style-name="Standard">Epoch 1/4, Iter 306/1029, train loss = 10.392, time = 15.655</text:p>
      <text:p text:style-name="Standard">Epoch 1/4, Iter 307/1029, train loss = 5.678, time = 15.119</text:p>
      <text:p text:style-name="Standard">Epoch 1/4, Iter 308/1029, train loss = 5.432, time = 16.034</text:p>
      <text:p text:style-name="Standard">Epoch 1/4, Iter 309/1029, train loss = 35.161, time = 15.925</text:p>
      <text:p text:style-name="Standard">Epoch 1/4, Iter 310/1029, train loss = 9.684, time = 15.509</text:p>
      <text:p text:style-name="Standard">Epoch 1/4, Iter 311/1029, train loss = 8.273, time = 15.692</text:p>
      <text:p text:style-name="Standard">Epoch 1/4, Iter 312/1029, train loss = 12.887, time = 15.114</text:p>
      <text:p text:style-name="Standard">Epoch 1/4, Iter 313/1029, train loss = 10.545, time = 15.145</text:p>
      <text:p text:style-name="Standard">Epoch 1/4, Iter 314/1029, train loss = 14.649, time = 16.207</text:p>
      <text:p text:style-name="Standard">Epoch 1/4, Iter 315/1029, train loss = 22.759, time = 15.764</text:p>
      <text:p text:style-name="Standard">Epoch 1/4, Iter 316/1029, train loss = 9.131, time = 14.942</text:p>
      <text:p text:style-name="Standard">Epoch 1/4, Iter 317/1029, train loss = 42.338, time = 15.186</text:p>
      <text:p text:style-name="Standard">Epoch 1/4, Iter 318/1029, train loss = 5.699, time = 15.131</text:p>
      <text:p text:style-name="Standard">Epoch 1/4, Iter 319/1029, train loss = 15.754, time = 15.082</text:p>
      <text:p text:style-name="Standard">Epoch 1/4, Iter 320/1029, train loss = 13.884, time = 15.970</text:p>
      <text:p text:style-name="Standard">Epoch 1/4, Iter 321/1029, train loss = 29.646, time = 15.515</text:p>
      <text:p text:style-name="Standard">Epoch 1/4, Iter 322/1029, train loss = 14.350, time = 16.137</text:p>
      <text:p text:style-name="Standard">Epoch 1/4, Iter 323/1029, train loss = 9.747, time = 15.381</text:p>
      <text:p text:style-name="Standard">Epoch 1/4, Iter 324/1029, train loss = 35.382, time = 15.740</text:p>
      <text:p text:style-name="Standard">Epoch 1/4, Iter 325/1029, train loss = 13.403, time = 15.559</text:p>
      <text:p text:style-name="Standard">Epoch 1/4, Iter 326/1029, train loss = 50.773, time = 15.358</text:p>
      <text:p text:style-name="Standard">Epoch 1/4, Iter 327/1029, train loss = 29.246, time = 15.883</text:p>
      <text:p text:style-name="Standard">Epoch 1/4, Iter 328/1029, train loss = 5.491, time = 15.736</text:p>
      <text:p text:style-name="Standard">Epoch 1/4, Iter 329/1029, train loss = 52.946, time = 15.395</text:p>
      <text:p text:style-name="Standard">Epoch 1/4, Iter 330/1029, train loss = 10.374, time = 15.737</text:p>
      <text:p text:style-name="Standard">Epoch 1/4, Iter 331/1029, train loss = 44.634, time = 16.290</text:p>
      <text:p text:style-name="Standard">Epoch 1/4, Iter 332/1029, train loss = 10.587, time = 15.227</text:p>
      <text:p text:style-name="Standard">Epoch 1/4, Iter 333/1029, train loss = 13.735, time = 15.929</text:p>
      <text:p text:style-name="Standard">Epoch 1/4, Iter 334/1029, train loss = 40.134, time = 15.971</text:p>
      <text:p text:style-name="Standard">Epoch 1/4, Iter 335/1029, train loss = 17.520, time = 15.750</text:p>
      <text:p text:style-name="Standard">Epoch 1/4, Iter 336/1029, train loss = 19.863, time = 15.958</text:p>
      <text:p text:style-name="Standard">Epoch 1/4, Iter 337/1029, train loss = 18.927, time = 14.930</text:p>
      <text:p text:style-name="Standard">Epoch 1/4, Iter 338/1029, train loss = 6.458, time = 15.302</text:p>
      <text:p text:style-name="Standard">Epoch 1/4, Iter 339/1029, train loss = 8.134, time = 16.339</text:p>
      <text:p text:style-name="Standard">Epoch 1/4, Iter 340/1029, train loss = 7.149, time = 15.181</text:p>
      <text:p text:style-name="Standard">Epoch 1/4, Iter 341/1029, train loss = 13.290, time = 15.733</text:p>
      <text:p text:style-name="Standard">Epoch 1/4, Iter 342/1029, train loss = 9.846, time = 15.704</text:p>
      <text:p text:style-name="Standard">Epoch 1/4, Iter 343/1029, train loss = 57.407, time = 15.614</text:p>
      <text:p text:style-name="Standard">Epoch 1/4, Iter 344/1029, train loss = 9.494, time = 15.843</text:p>
      <text:p text:style-name="Standard">Epoch 1/4, Iter 345/1029, train loss = 31.902, time = 16.073</text:p>
      <text:p text:style-name="Standard">Epoch 1/4, Iter 346/1029, train loss = 5.766, time = 15.924</text:p>
      <text:p text:style-name="Standard">Epoch 1/4, Iter 347/1029, train loss = 52.092, time = 16.111</text:p>
      <text:p text:style-name="Standard">Epoch 1/4, Iter 348/1029, train loss = 23.814, time = 15.621</text:p>
      <text:p text:style-name="Standard">Epoch 1/4, Iter 349/1029, train loss = 10.688, time = 14.800</text:p>
      <text:p text:style-name="Standard">Epoch 1/4, Iter 350/1029, train loss = 11.856, time = 15.047</text:p>
      <text:p text:style-name="Standard">Epoch 1/4, Iter 351/1029, train loss = 17.801, time = 16.030</text:p>
      <text:p text:style-name="Standard">Epoch 1/4, Iter 352/1029, train loss = 39.997, time = 15.184</text:p>
      <text:p text:style-name="Standard">Epoch 1/4, Iter 353/1029, train loss = 15.538, time = 15.474</text:p>
      <text:p text:style-name="Standard"><text:soft-page-break/>Epoch 1/4, Iter 354/1029, train loss = 23.741, time = 15.797</text:p>
      <text:p text:style-name="Standard">Epoch 1/4, Iter 355/1029, train loss = 12.851, time = 15.778</text:p>
      <text:p text:style-name="Standard">Epoch 1/4, Iter 356/1029, train loss = 7.824, time = 15.628</text:p>
      <text:p text:style-name="Standard">Epoch 1/4, Iter 357/1029, train loss = 10.191, time = 15.672</text:p>
      <text:p text:style-name="Standard">Epoch 1/4, Iter 358/1029, train loss = 47.328, time = 15.441</text:p>
      <text:p text:style-name="Standard">Epoch 1/4, Iter 359/1029, train loss = 33.721, time = 15.947</text:p>
      <text:p text:style-name="Standard">Epoch 1/4, Iter 360/1029, train loss = 16.449, time = 15.988</text:p>
      <text:p text:style-name="Standard">Epoch 1/4, Iter 361/1029, train loss = 6.583, time = 15.142</text:p>
      <text:p text:style-name="Standard">Epoch 1/4, Iter 362/1029, train loss = 9.456, time = 16.244</text:p>
      <text:p text:style-name="Standard">Epoch 1/4, Iter 363/1029, train loss = 17.295, time = 15.685</text:p>
      <text:p text:style-name="Standard">Epoch 1/4, Iter 364/1029, train loss = 17.651, time = 15.087</text:p>
      <text:p text:style-name="Standard">Epoch 1/4, Iter 365/1029, train loss = 32.302, time = 15.799</text:p>
      <text:p text:style-name="Standard">Epoch 1/4, Iter 366/1029, train loss = 13.261, time = 15.711</text:p>
      <text:p text:style-name="Standard">Epoch 1/4, Iter 367/1029, train loss = 20.311, time = 15.650</text:p>
      <text:p text:style-name="Standard">Epoch 1/4, Iter 368/1029, train loss = 32.045, time = 16.023</text:p>
      <text:p text:style-name="Standard">Epoch 1/4, Iter 369/1029, train loss = 13.957, time = 15.971</text:p>
      <text:p text:style-name="Standard">Epoch 1/4, Iter 370/1029, train loss = 59.566, time = 16.067</text:p>
      <text:p text:style-name="Standard">Epoch 1/4, Iter 371/1029, train loss = 3.656, time = 15.761</text:p>
      <text:p text:style-name="Standard">Epoch 1/4, Iter 372/1029, train loss = 14.235, time = 15.614</text:p>
      <text:p text:style-name="Standard">Epoch 1/4, Iter 373/1029, train loss = 13.435, time = 14.531</text:p>
      <text:p text:style-name="Standard">Epoch 1/4, Iter 374/1029, train loss = 3.920, time = 14.420</text:p>
      <text:p text:style-name="Standard">Epoch 1/4, Iter 375/1029, train loss = 9.055, time = 15.296</text:p>
      <text:p text:style-name="Standard">Epoch 1/4, Iter 376/1029, train loss = 5.011, time = 15.461</text:p>
      <text:p text:style-name="Standard">Epoch 1/4, Iter 377/1029, train loss = 20.542, time = 15.802</text:p>
      <text:p text:style-name="Standard">Epoch 1/4, Iter 378/1029, train loss = 14.227, time = 15.865</text:p>
      <text:p text:style-name="Standard">Epoch 1/4, Iter 379/1029, train loss = 15.507, time = 15.159</text:p>
      <text:p text:style-name="Standard">Epoch 1/4, Iter 380/1029, train loss = 8.540, time = 15.308</text:p>
      <text:p text:style-name="Standard">Epoch 1/4, Iter 381/1029, train loss = 21.848, time = 15.637</text:p>
      <text:p text:style-name="Standard">Epoch 1/4, Iter 382/1029, train loss = 21.336, time = 15.126</text:p>
      <text:p text:style-name="Standard">Epoch 1/4, Iter 383/1029, train loss = 28.713, time = 15.102</text:p>
      <text:p text:style-name="Standard">Epoch 1/4, Iter 384/1029, train loss = 40.142, time = 16.073</text:p>
      <text:p text:style-name="Standard">Epoch 1/4, Iter 385/1029, train loss = 34.673, time = 14.828</text:p>
      <text:p text:style-name="Standard">Epoch 1/4, Iter 386/1029, train loss = 18.361, time = 14.262</text:p>
      <text:p text:style-name="Standard">Epoch 1/4, Iter 387/1029, train loss = 7.460, time = 15.659</text:p>
      <text:p text:style-name="Standard">Epoch 1/4, Iter 388/1029, train loss = 9.310, time = 16.084</text:p>
      <text:p text:style-name="Standard">Epoch 1/4, Iter 389/1029, train loss = 11.421, time = 15.244</text:p>
      <text:p text:style-name="Standard">Epoch 1/4, Iter 390/1029, train loss = 9.107, time = 16.013</text:p>
      <text:p text:style-name="Standard">Epoch 1/4, Iter 391/1029, train loss = 20.218, time = 16.251</text:p>
      <text:p text:style-name="Standard">Epoch 1/4, Iter 392/1029, train loss = 8.312, time = 14.845</text:p>
      <text:p text:style-name="Standard">Epoch 1/4, Iter 393/1029, train loss = 4.545, time = 14.934</text:p>
      <text:p text:style-name="Standard">Epoch 1/4, Iter 394/1029, train loss = 6.676, time = 15.804</text:p>
      <text:p text:style-name="Standard">Epoch 1/4, Iter 395/1029, train loss = 5.357, time = 15.640</text:p>
      <text:p text:style-name="Standard">Epoch 1/4, Iter 396/1029, train loss = 17.054, time = 15.268</text:p>
      <text:p text:style-name="Standard">Epoch 1/4, Iter 397/1029, train loss = 19.334, time = 14.568</text:p>
      <text:p text:style-name="Standard">Epoch 1/4, Iter 398/1029, train loss = 22.086, time = 15.694</text:p>
      <text:p text:style-name="Standard">Epoch 1/4, Iter 399/1029, train loss = 16.917, time = 15.053</text:p>
      <text:p text:style-name="Standard">Epoch 1/4, Iter 400/1029, train loss = 10.183, time = 15.413</text:p>
      <text:p text:style-name="Standard">Epoch 1/4, Iter 401/1029, train loss = 5.750, time = 15.009</text:p>
      <text:p text:style-name="Standard">Epoch 1/4, Iter 402/1029, train loss = 14.673, time = 14.295</text:p>
      <text:p text:style-name="Standard">Epoch 1/4, Iter 403/1029, train loss = 16.604, time = 14.958</text:p>
      <text:p text:style-name="Standard">Epoch 1/4, Iter 404/1029, train loss = 11.489, time = 15.715</text:p>
      <text:p text:style-name="Standard">Epoch 1/4, Iter 405/1029, train loss = 3.313, time = 15.602</text:p>
      <text:p text:style-name="Standard"><text:soft-page-break/>Epoch 1/4, Iter 406/1029, train loss = 48.967, time = 16.199</text:p>
      <text:p text:style-name="Standard">Epoch 1/4, Iter 407/1029, train loss = 16.371, time = 15.764</text:p>
      <text:p text:style-name="Standard">Epoch 1/4, Iter 408/1029, train loss = 6.379, time = 15.939</text:p>
      <text:p text:style-name="Standard">Epoch 1/4, Iter 409/1029, train loss = 14.052, time = 15.248</text:p>
      <text:p text:style-name="Standard">Epoch 1/4, Iter 410/1029, train loss = 7.405, time = 15.024</text:p>
      <text:p text:style-name="Standard">Epoch 1/4, Iter 411/1029, train loss = 7.760, time = 15.443</text:p>
      <text:p text:style-name="Standard">Epoch 1/4, Iter 412/1029, train loss = 5.062, time = 15.334</text:p>
      <text:p text:style-name="Standard">Epoch 1/4, Iter 413/1029, train loss = 11.279, time = 14.827</text:p>
      <text:p text:style-name="Standard">Epoch 1/4, Iter 414/1029, train loss = 28.262, time = 15.242</text:p>
      <text:p text:style-name="Standard">Epoch 1/4, Iter 415/1029, train loss = 8.455, time = 15.737</text:p>
      <text:p text:style-name="Standard">Epoch 1/4, Iter 416/1029, train loss = 4.148, time = 15.617</text:p>
      <text:p text:style-name="Standard">Epoch 1/4, Iter 417/1029, train loss = 12.293, time = 15.017</text:p>
      <text:p text:style-name="Standard">Epoch 1/4, Iter 418/1029, train loss = 14.478, time = 15.176</text:p>
      <text:p text:style-name="Standard">Epoch 1/4, Iter 419/1029, train loss = 5.456, time = 16.281</text:p>
      <text:p text:style-name="Standard">Epoch 1/4, Iter 420/1029, train loss = 10.626, time = 15.721</text:p>
      <text:p text:style-name="Standard">Epoch 1/4, Iter 421/1029, train loss = 8.388, time = 15.527</text:p>
      <text:p text:style-name="Standard">Epoch 1/4, Iter 422/1029, train loss = 5.570, time = 15.693</text:p>
      <text:p text:style-name="Standard">Epoch 1/4, Iter 423/1029, train loss = 27.304, time = 15.841</text:p>
      <text:p text:style-name="Standard">Epoch 1/4, Iter 424/1029, train loss = 15.800, time = 14.530</text:p>
      <text:p text:style-name="Standard">Epoch 1/4, Iter 425/1029, train loss = 5.539, time = 14.781</text:p>
      <text:p text:style-name="Standard">Epoch 1/4, Iter 426/1029, train loss = 5.043, time = 15.792</text:p>
      <text:p text:style-name="Standard">Epoch 1/4, Iter 427/1029, train loss = 30.862, time = 15.928</text:p>
      <text:p text:style-name="Standard">Epoch 1/4, Iter 428/1029, train loss = 7.889, time = 15.510</text:p>
      <text:p text:style-name="Standard">Epoch 1/4, Iter 429/1029, train loss = 69.618, time = 16.441</text:p>
      <text:p text:style-name="Standard">Epoch 1/4, Iter 430/1029, train loss = 9.634, time = 14.934</text:p>
      <text:p text:style-name="Standard">Epoch 1/4, Iter 431/1029, train loss = 27.810, time = 16.409</text:p>
      <text:p text:style-name="Standard">Epoch 1/4, Iter 432/1029, train loss = 24.867, time = 15.759</text:p>
      <text:p text:style-name="Standard">Epoch 1/4, Iter 433/1029, train loss = 8.413, time = 15.226</text:p>
      <text:p text:style-name="Standard">Epoch 1/4, Iter 434/1029, train loss = 11.666, time = 15.860</text:p>
      <text:p text:style-name="Standard">Epoch 1/4, Iter 435/1029, train loss = 11.003, time = 15.249</text:p>
      <text:p text:style-name="Standard">Epoch 1/4, Iter 436/1029, train loss = 7.028, time = 15.292</text:p>
      <text:p text:style-name="Standard">Epoch 1/4, Iter 437/1029, train loss = 20.615, time = 15.300</text:p>
      <text:p text:style-name="Standard">Epoch 1/4, Iter 438/1029, train loss = 64.111, time = 15.606</text:p>
      <text:p text:style-name="Standard">Epoch 1/4, Iter 439/1029, train loss = 13.493, time = 15.115</text:p>
      <text:p text:style-name="Standard">Epoch 1/4, Iter 440/1029, train loss = 10.344, time = 15.520</text:p>
      <text:p text:style-name="Standard">Epoch 1/4, Iter 441/1029, train loss = 34.500, time = 15.425</text:p>
      <text:p text:style-name="Standard">Epoch 1/4, Iter 442/1029, train loss = 33.224, time = 15.456</text:p>
      <text:p text:style-name="Standard">Epoch 1/4, Iter 443/1029, train loss = 11.418, time = 15.579</text:p>
      <text:p text:style-name="Standard">Epoch 1/4, Iter 444/1029, train loss = 7.805, time = 15.174</text:p>
      <text:p text:style-name="Standard">Epoch 1/4, Iter 445/1029, train loss = 16.650, time = 15.287</text:p>
      <text:p text:style-name="Standard">Epoch 1/4, Iter 446/1029, train loss = 19.331, time = 15.840</text:p>
      <text:p text:style-name="Standard">Epoch 1/4, Iter 447/1029, train loss = 27.803, time = 15.850</text:p>
      <text:p text:style-name="Standard">Epoch 1/4, Iter 448/1029, train loss = 5.970, time = 15.985</text:p>
      <text:p text:style-name="Standard">Epoch 1/4, Iter 449/1029, train loss = 11.235, time = 15.194</text:p>
      <text:p text:style-name="Standard">Epoch 1/4, Iter 450/1029, train loss = 78.347, time = 15.143</text:p>
      <text:p text:style-name="Standard">Epoch 1/4, Iter 451/1029, train loss = 22.117, time = 15.990</text:p>
      <text:p text:style-name="Standard">Epoch 1/4, Iter 452/1029, train loss = 5.525, time = 15.058</text:p>
      <text:p text:style-name="Standard">Epoch 1/4, Iter 453/1029, train loss = 17.117, time = 14.509</text:p>
      <text:p text:style-name="Standard">Epoch 1/4, Iter 454/1029, train loss = 14.907, time = 15.675</text:p>
      <text:p text:style-name="Standard">Epoch 1/4, Iter 455/1029, train loss = 43.025, time = 15.114</text:p>
      <text:p text:style-name="Standard">Epoch 1/4, Iter 456/1029, train loss = 31.016, time = 15.326</text:p>
      <text:p text:style-name="Standard">Epoch 1/4, Iter 457/1029, train loss = 7.236, time = 15.731</text:p>
      <text:p text:style-name="Standard"><text:soft-page-break/>Epoch 1/4, Iter 458/1029, train loss = 14.988, time = 15.415</text:p>
      <text:p text:style-name="Standard">Epoch 1/4, Iter 459/1029, train loss = 44.660, time = 15.967</text:p>
      <text:p text:style-name="Standard">Epoch 1/4, Iter 460/1029, train loss = 6.755, time = 15.384</text:p>
      <text:p text:style-name="Standard">Epoch 1/4, Iter 461/1029, train loss = 43.164, time = 15.561</text:p>
      <text:p text:style-name="Standard">Epoch 1/4, Iter 462/1029, train loss = 16.646, time = 15.137</text:p>
      <text:p text:style-name="Standard">Epoch 1/4, Iter 463/1029, train loss = 50.004, time = 16.008</text:p>
      <text:p text:style-name="Standard">Epoch 1/4, Iter 464/1029, train loss = 16.677, time = 15.590</text:p>
      <text:p text:style-name="Standard">Epoch 1/4, Iter 465/1029, train loss = 7.888, time = 16.288</text:p>
      <text:p text:style-name="Standard">Epoch 1/4, Iter 466/1029, train loss = 16.680, time = 15.705</text:p>
      <text:p text:style-name="Standard">Epoch 1/4, Iter 467/1029, train loss = 19.879, time = 15.778</text:p>
      <text:p text:style-name="Standard">Epoch 1/4, Iter 468/1029, train loss = 31.800, time = 15.084</text:p>
      <text:p text:style-name="Standard">Epoch 1/4, Iter 469/1029, train loss = 7.848, time = 15.885</text:p>
      <text:p text:style-name="Standard">Epoch 1/4, Iter 470/1029, train loss = 7.612, time = 15.740</text:p>
      <text:p text:style-name="Standard">Epoch 1/4, Iter 471/1029, train loss = 15.084, time = 15.248</text:p>
      <text:p text:style-name="Standard">Epoch 1/4, Iter 472/1029, train loss = 3.778, time = 15.678</text:p>
      <text:p text:style-name="Standard">Epoch 1/4, Iter 473/1029, train loss = 29.961, time = 14.792</text:p>
      <text:p text:style-name="Standard">Epoch 1/4, Iter 474/1029, train loss = 16.899, time = 14.884</text:p>
      <text:p text:style-name="Standard">Epoch 1/4, Iter 475/1029, train loss = 20.127, time = 15.744</text:p>
      <text:p text:style-name="Standard">Epoch 1/4, Iter 476/1029, train loss = 17.116, time = 15.573</text:p>
      <text:p text:style-name="Standard">Epoch 1/4, Iter 477/1029, train loss = 6.908, time = 15.804</text:p>
      <text:p text:style-name="Standard">Epoch 1/4, Iter 478/1029, train loss = 14.163, time = 15.232</text:p>
      <text:p text:style-name="Standard">Epoch 1/4, Iter 479/1029, train loss = 14.403, time = 14.717</text:p>
      <text:p text:style-name="Standard">Epoch 1/4, Iter 480/1029, train loss = 50.288, time = 15.802</text:p>
      <text:p text:style-name="Standard">Epoch 1/4, Iter 481/1029, train loss = 10.154, time = 15.597</text:p>
      <text:p text:style-name="Standard">Epoch 1/4, Iter 482/1029, train loss = 8.557, time = 16.046</text:p>
      <text:p text:style-name="Standard">Epoch 1/4, Iter 483/1029, train loss = 27.388, time = 14.712</text:p>
      <text:p text:style-name="Standard">Epoch 1/4, Iter 484/1029, train loss = 13.993, time = 15.304</text:p>
      <text:p text:style-name="Standard">Epoch 1/4, Iter 485/1029, train loss = 6.780, time = 15.638</text:p>
      <text:p text:style-name="Standard">Epoch 1/4, Iter 486/1029, train loss = 33.166, time = 16.493</text:p>
      <text:p text:style-name="Standard">Epoch 1/4, Iter 487/1029, train loss = 12.948, time = 15.577</text:p>
      <text:p text:style-name="Standard">Epoch 1/4, Iter 488/1029, train loss = 33.490, time = 15.206</text:p>
      <text:p text:style-name="Standard">Epoch 1/4, Iter 489/1029, train loss = 20.388, time = 15.449</text:p>
      <text:p text:style-name="Standard">Epoch 1/4, Iter 490/1029, train loss = 48.265, time = 16.629</text:p>
      <text:p text:style-name="Standard">Epoch 1/4, Iter 491/1029, train loss = 16.213, time = 15.507</text:p>
      <text:p text:style-name="Standard">Epoch 1/4, Iter 492/1029, train loss = 33.783, time = 15.418</text:p>
      <text:p text:style-name="Standard">Epoch 1/4, Iter 493/1029, train loss = 16.806, time = 15.589</text:p>
      <text:p text:style-name="Standard">Epoch 1/4, Iter 494/1029, train loss = 17.505, time = 15.609</text:p>
      <text:p text:style-name="Standard">Epoch 1/4, Iter 495/1029, train loss = 34.362, time = 15.679</text:p>
      <text:p text:style-name="Standard">Epoch 1/4, Iter 496/1029, train loss = 20.268, time = 15.318</text:p>
      <text:p text:style-name="Standard">Epoch 1/4, Iter 497/1029, train loss = 17.942, time = 15.845</text:p>
      <text:p text:style-name="Standard">Epoch 1/4, Iter 498/1029, train loss = 47.378, time = 15.663</text:p>
      <text:p text:style-name="Standard">Epoch 1/4, Iter 499/1029, train loss = 43.984, time = 15.933</text:p>
      <text:p text:style-name="Standard">Epoch 1/4, Iter 500/1029, train loss = 10.946, time = 15.876</text:p>
      <text:p text:style-name="Standard">Epoch 1/4, Iter 501/1029, train loss = 5.908, time = 15.071</text:p>
      <text:p text:style-name="Standard">Epoch 1/4, Iter 502/1029, train loss = 44.230, time = 15.718</text:p>
      <text:p text:style-name="Standard">Epoch 1/4, Iter 503/1029, train loss = 57.788, time = 15.178</text:p>
      <text:p text:style-name="Standard">Epoch 1/4, Iter 504/1029, train loss = 4.848, time = 15.711</text:p>
      <text:p text:style-name="Standard">Epoch 1/4, Iter 505/1029, train loss = 35.094, time = 15.795</text:p>
      <text:p text:style-name="Standard">Epoch 1/4, Iter 506/1029, train loss = 16.070, time = 15.273</text:p>
      <text:p text:style-name="Standard">Epoch 1/4, Iter 507/1029, train loss = 13.129, time = 15.425</text:p>
      <text:p text:style-name="Standard">Epoch 1/4, Iter 508/1029, train loss = 31.317, time = 15.926</text:p>
      <text:p text:style-name="Standard">Epoch 1/4, Iter 509/1029, train loss = 12.129, time = 15.296</text:p>
      <text:p text:style-name="Standard"><text:soft-page-break/>Epoch 1/4, Iter 510/1029, train loss = 14.562, time = 15.616</text:p>
      <text:p text:style-name="Standard">Epoch 1/4, Iter 511/1029, train loss = 11.108, time = 15.251</text:p>
      <text:p text:style-name="Standard">Epoch 1/4, Iter 512/1029, train loss = 33.780, time = 15.455</text:p>
      <text:p text:style-name="Standard">Epoch 1/4, Iter 513/1029, train loss = 13.818, time = 14.528</text:p>
      <text:p text:style-name="Standard">Epoch 1/4, Iter 514/1029, train loss = 16.697, time = 15.076</text:p>
      <text:p text:style-name="Standard">Epoch 1/4, Iter 515/1029, train loss = 45.993, time = 15.189</text:p>
      <text:p text:style-name="Standard">Epoch 1/4, Iter 516/1029, train loss = 8.317, time = 15.543</text:p>
      <text:p text:style-name="Standard">Epoch 1/4, Iter 517/1029, train loss = 18.369, time = 15.548</text:p>
      <text:p text:style-name="Standard">Epoch 1/4, Iter 518/1029, train loss = 40.759, time = 15.814</text:p>
      <text:p text:style-name="Standard">Epoch 1/4, Iter 519/1029, train loss = 31.456, time = 15.443</text:p>
      <text:p text:style-name="Standard">Epoch 1/4, Iter 520/1029, train loss = 16.680, time = 15.723</text:p>
      <text:p text:style-name="Standard">Epoch 1/4, Iter 521/1029, train loss = 10.452, time = 15.239</text:p>
      <text:p text:style-name="Standard">Epoch 1/4, Iter 522/1029, train loss = 28.657, time = 15.249</text:p>
      <text:p text:style-name="Standard">Epoch 1/4, Iter 523/1029, train loss = 33.677, time = 15.859</text:p>
      <text:p text:style-name="Standard">Epoch 1/4, Iter 524/1029, train loss = 7.890, time = 15.808</text:p>
      <text:p text:style-name="Standard">Epoch 1/4, Iter 525/1029, train loss = 25.150, time = 16.543</text:p>
      <text:p text:style-name="Standard">Epoch 1/4, Iter 526/1029, train loss = 18.580, time = 15.054</text:p>
      <text:p text:style-name="Standard">Epoch 1/4, Iter 527/1029, train loss = 7.745, time = 16.166</text:p>
      <text:p text:style-name="Standard">Epoch 1/4, Iter 528/1029, train loss = 35.476, time = 15.873</text:p>
      <text:p text:style-name="Standard">Epoch 1/4, Iter 529/1029, train loss = 16.069, time = 15.528</text:p>
      <text:p text:style-name="Standard">Epoch 1/4, Iter 530/1029, train loss = 8.114, time = 15.197</text:p>
      <text:p text:style-name="Standard">Epoch 1/4, Iter 531/1029, train loss = 5.517, time = 15.342</text:p>
      <text:p text:style-name="Standard">Epoch 1/4, Iter 532/1029, train loss = 8.545, time = 15.314</text:p>
      <text:p text:style-name="Standard">Epoch 1/4, Iter 533/1029, train loss = 20.414, time = 15.432</text:p>
      <text:p text:style-name="Standard">Epoch 1/4, Iter 534/1029, train loss = 23.282, time = 15.548</text:p>
      <text:p text:style-name="Standard">Epoch 1/4, Iter 535/1029, train loss = 22.142, time = 15.270</text:p>
      <text:p text:style-name="Standard">Epoch 1/4, Iter 536/1029, train loss = 8.080, time = 14.485</text:p>
      <text:p text:style-name="Standard">Epoch 1/4, Iter 537/1029, train loss = 13.669, time = 15.413</text:p>
      <text:p text:style-name="Standard">Epoch 1/4, Iter 538/1029, train loss = 18.475, time = 15.922</text:p>
      <text:p text:style-name="Standard">Epoch 1/4, Iter 539/1029, train loss = 25.017, time = 15.835</text:p>
      <text:p text:style-name="Standard">Epoch 1/4, Iter 540/1029, train loss = 11.507, time = 15.879</text:p>
      <text:p text:style-name="Standard">Epoch 1/4, Iter 541/1029, train loss = 12.507, time = 15.700</text:p>
      <text:p text:style-name="Standard">Epoch 1/4, Iter 542/1029, train loss = 19.037, time = 15.597</text:p>
      <text:p text:style-name="Standard">Epoch 1/4, Iter 543/1029, train loss = 13.779, time = 14.390</text:p>
      <text:p text:style-name="Standard">Epoch 1/4, Iter 544/1029, train loss = 14.031, time = 15.541</text:p>
      <text:p text:style-name="Standard">Epoch 1/4, Iter 545/1029, train loss = 8.741, time = 15.217</text:p>
      <text:p text:style-name="Standard">Epoch 1/4, Iter 546/1029, train loss = 20.092, time = 16.456</text:p>
      <text:p text:style-name="Standard">Epoch 1/4, Iter 547/1029, train loss = 8.652, time = 15.252</text:p>
      <text:p text:style-name="Standard">Epoch 1/4, Iter 548/1029, train loss = 19.813, time = 15.279</text:p>
      <text:p text:style-name="Standard">Epoch 1/4, Iter 549/1029, train loss = 18.334, time = 14.944</text:p>
      <text:p text:style-name="Standard">Epoch 1/4, Iter 550/1029, train loss = 21.320, time = 16.106</text:p>
      <text:p text:style-name="Standard">Epoch 1/4, Iter 551/1029, train loss = 20.928, time = 16.243</text:p>
      <text:p text:style-name="Standard">Epoch 1/4, Iter 552/1029, train loss = 40.069, time = 15.815</text:p>
      <text:p text:style-name="Standard">Epoch 1/4, Iter 553/1029, train loss = 35.170, time = 15.647</text:p>
      <text:p text:style-name="Standard">Epoch 1/4, Iter 554/1029, train loss = 49.841, time = 15.622</text:p>
      <text:p text:style-name="Standard">Epoch 1/4, Iter 555/1029, train loss = 5.119, time = 15.486</text:p>
      <text:p text:style-name="Standard">Epoch 1/4, Iter 556/1029, train loss = 9.564, time = 15.678</text:p>
      <text:p text:style-name="Standard">Epoch 1/4, Iter 557/1029, train loss = 8.199, time = 15.483</text:p>
      <text:p text:style-name="Standard">Epoch 1/4, Iter 558/1029, train loss = 15.210, time = 14.989</text:p>
      <text:p text:style-name="Standard">Epoch 1/4, Iter 559/1029, train loss = 6.406, time = 15.403</text:p>
      <text:p text:style-name="Standard">Epoch 1/4, Iter 560/1029, train loss = 15.961, time = 15.981</text:p>
      <text:p text:style-name="Standard">Epoch 1/4, Iter 561/1029, train loss = 31.732, time = 15.834</text:p>
      <text:p text:style-name="Standard"><text:soft-page-break/>Epoch 1/4, Iter 562/1029, train loss = 10.081, time = 14.758</text:p>
      <text:p text:style-name="Standard">Epoch 1/4, Iter 563/1029, train loss = 14.961, time = 15.571</text:p>
      <text:p text:style-name="Standard">Epoch 1/4, Iter 564/1029, train loss = 24.433, time = 15.635</text:p>
      <text:p text:style-name="Standard">Epoch 1/4, Iter 565/1029, train loss = 60.947, time = 15.795</text:p>
      <text:p text:style-name="Standard">Epoch 1/4, Iter 566/1029, train loss = 18.606, time = 16.229</text:p>
      <text:p text:style-name="Standard">Epoch 1/4, Iter 567/1029, train loss = 11.330, time = 15.289</text:p>
      <text:p text:style-name="Standard">Epoch 1/4, Iter 568/1029, train loss = 12.852, time = 14.586</text:p>
      <text:p text:style-name="Standard">Epoch 1/4, Iter 569/1029, train loss = 14.244, time = 15.528</text:p>
      <text:p text:style-name="Standard">Epoch 1/4, Iter 570/1029, train loss = 23.119, time = 15.633</text:p>
      <text:p text:style-name="Standard">Epoch 1/4, Iter 571/1029, train loss = 5.881, time = 15.942</text:p>
      <text:p text:style-name="Standard">Epoch 1/4, Iter 572/1029, train loss = 3.946, time = 15.518</text:p>
      <text:p text:style-name="Standard">Epoch 1/4, Iter 573/1029, train loss = 18.793, time = 15.724</text:p>
      <text:p text:style-name="Standard">Epoch 1/4, Iter 574/1029, train loss = 11.892, time = 16.275</text:p>
      <text:p text:style-name="Standard">Epoch 1/4, Iter 575/1029, train loss = 11.128, time = 15.830</text:p>
      <text:p text:style-name="Standard">Epoch 1/4, Iter 576/1029, train loss = 6.755, time = 15.665</text:p>
      <text:p text:style-name="Standard">Epoch 1/4, Iter 577/1029, train loss = 11.694, time = 15.948</text:p>
      <text:p text:style-name="Standard">Epoch 1/4, Iter 578/1029, train loss = 11.593, time = 16.308</text:p>
      <text:p text:style-name="Standard">Epoch 1/4, Iter 579/1029, train loss = 30.081, time = 15.765</text:p>
      <text:p text:style-name="Standard">Epoch 1/4, Iter 580/1029, train loss = 62.525, time = 16.452</text:p>
      <text:p text:style-name="Standard">Epoch 1/4, Iter 581/1029, train loss = 14.396, time = 15.665</text:p>
      <text:p text:style-name="Standard">Epoch 1/4, Iter 582/1029, train loss = 5.599, time = 15.440</text:p>
      <text:p text:style-name="Standard">Epoch 1/4, Iter 583/1029, train loss = 22.025, time = 15.296</text:p>
      <text:p text:style-name="Standard">Epoch 1/4, Iter 584/1029, train loss = 8.347, time = 15.995</text:p>
      <text:p text:style-name="Standard">Epoch 1/4, Iter 585/1029, train loss = 7.903, time = 14.639</text:p>
      <text:p text:style-name="Standard">Epoch 1/4, Iter 586/1029, train loss = 18.993, time = 15.813</text:p>
      <text:p text:style-name="Standard">Epoch 1/4, Iter 587/1029, train loss = 14.490, time = 16.012</text:p>
      <text:p text:style-name="Standard">Epoch 1/4, Iter 588/1029, train loss = 12.082, time = 15.913</text:p>
      <text:p text:style-name="Standard">Epoch 1/4, Iter 589/1029, train loss = 9.790, time = 15.137</text:p>
      <text:p text:style-name="Standard">Epoch 1/4, Iter 590/1029, train loss = 9.461, time = 15.832</text:p>
      <text:p text:style-name="Standard">Epoch 1/4, Iter 591/1029, train loss = 11.352, time = 15.999</text:p>
      <text:p text:style-name="Standard">Epoch 1/4, Iter 592/1029, train loss = 5.685, time = 14.897</text:p>
      <text:p text:style-name="Standard">Epoch 1/4, Iter 593/1029, train loss = 9.431, time = 14.986</text:p>
      <text:p text:style-name="Standard">Epoch 1/4, Iter 594/1029, train loss = 27.805, time = 15.545</text:p>
      <text:p text:style-name="Standard">Epoch 1/4, Iter 595/1029, train loss = 4.328, time = 16.010</text:p>
      <text:p text:style-name="Standard">Epoch 1/4, Iter 596/1029, train loss = 40.040, time = 17.013</text:p>
      <text:p text:style-name="Standard">Epoch 1/4, Iter 597/1029, train loss = 28.319, time = 16.016</text:p>
      <text:p text:style-name="Standard">Epoch 1/4, Iter 598/1029, train loss = 12.867, time = 15.642</text:p>
      <text:p text:style-name="Standard">Epoch 1/4, Iter 599/1029, train loss = 6.451, time = 15.923</text:p>
      <text:p text:style-name="Standard">Epoch 1/4, Iter 600/1029, train loss = 16.416, time = 16.027</text:p>
      <text:p text:style-name="Standard">Epoch 1/4, Iter 601/1029, train loss = 14.286, time = 15.460</text:p>
      <text:p text:style-name="Standard">Epoch 1/4, Iter 602/1029, train loss = 70.761, time = 18.026</text:p>
      <text:p text:style-name="Standard">Epoch 1/4, Iter 603/1029, train loss = 6.580, time = 15.134</text:p>
      <text:p text:style-name="Standard">Epoch 1/4, Iter 604/1029, train loss = 21.067, time = 15.966</text:p>
      <text:p text:style-name="Standard">Epoch 1/4, Iter 605/1029, train loss = 18.555, time = 16.143</text:p>
      <text:p text:style-name="Standard">Epoch 1/4, Iter 606/1029, train loss = 11.848, time = 15.707</text:p>
      <text:p text:style-name="Standard">Epoch 1/4, Iter 607/1029, train loss = 17.064, time = 15.592</text:p>
      <text:p text:style-name="Standard">Epoch 1/4, Iter 608/1029, train loss = 14.076, time = 16.045</text:p>
      <text:p text:style-name="Standard">Epoch 1/4, Iter 609/1029, train loss = 5.402, time = 14.269</text:p>
      <text:p text:style-name="Standard">Epoch 1/4, Iter 610/1029, train loss = 12.408, time = 15.538</text:p>
      <text:p text:style-name="Standard">Epoch 1/4, Iter 611/1029, train loss = 40.294, time = 15.581</text:p>
      <text:p text:style-name="Standard">Epoch 1/4, Iter 612/1029, train loss = 24.408, time = 15.894</text:p>
      <text:p text:style-name="Standard">Epoch 1/4, Iter 613/1029, train loss = 34.471, time = 15.866</text:p>
      <text:p text:style-name="Standard"><text:soft-page-break/>Epoch 1/4, Iter 614/1029, train loss = 10.545, time = 15.594</text:p>
      <text:p text:style-name="Standard">Epoch 1/4, Iter 615/1029, train loss = 4.945, time = 15.753</text:p>
      <text:p text:style-name="Standard">Epoch 1/4, Iter 616/1029, train loss = 4.949, time = 15.372</text:p>
      <text:p text:style-name="Standard">Epoch 1/4, Iter 617/1029, train loss = 34.178, time = 15.532</text:p>
      <text:p text:style-name="Standard">Epoch 1/4, Iter 618/1029, train loss = 36.932, time = 15.803</text:p>
      <text:p text:style-name="Standard">Epoch 1/4, Iter 619/1029, train loss = 67.747, time = 15.759</text:p>
      <text:p text:style-name="Standard">Epoch 1/4, Iter 620/1029, train loss = 7.844, time = 15.921</text:p>
      <text:p text:style-name="Standard">Epoch 1/4, Iter 621/1029, train loss = 13.944, time = 14.869</text:p>
      <text:p text:style-name="Standard">Epoch 1/4, Iter 622/1029, train loss = 5.807, time = 15.624</text:p>
      <text:p text:style-name="Standard">Epoch 1/4, Iter 623/1029, train loss = 8.048, time = 15.493</text:p>
      <text:p text:style-name="Standard">Epoch 1/4, Iter 624/1029, train loss = 3.932, time = 15.181</text:p>
      <text:p text:style-name="Standard">Epoch 1/4, Iter 625/1029, train loss = 4.211, time = 15.266</text:p>
      <text:p text:style-name="Standard">Epoch 1/4, Iter 626/1029, train loss = 13.792, time = 15.764</text:p>
      <text:p text:style-name="Standard">Epoch 1/4, Iter 627/1029, train loss = 6.176, time = 15.484</text:p>
      <text:p text:style-name="Standard">Epoch 1/4, Iter 628/1029, train loss = 6.213, time = 15.605</text:p>
      <text:p text:style-name="Standard">Epoch 1/4, Iter 629/1029, train loss = 37.926, time = 15.744</text:p>
      <text:p text:style-name="Standard">Epoch 1/4, Iter 630/1029, train loss = 17.838, time = 15.179</text:p>
      <text:p text:style-name="Standard">Epoch 1/4, Iter 631/1029, train loss = 5.299, time = 15.482</text:p>
      <text:p text:style-name="Standard">Epoch 1/4, Iter 632/1029, train loss = 6.332, time = 15.680</text:p>
      <text:p text:style-name="Standard">Epoch 1/4, Iter 633/1029, train loss = 16.385, time = 16.075</text:p>
      <text:p text:style-name="Standard">Epoch 1/4, Iter 634/1029, train loss = 41.739, time = 15.276</text:p>
      <text:p text:style-name="Standard">Epoch 1/4, Iter 635/1029, train loss = 11.389, time = 15.051</text:p>
      <text:p text:style-name="Standard">Epoch 1/4, Iter 636/1029, train loss = 10.263, time = 15.024</text:p>
      <text:p text:style-name="Standard">Epoch 1/4, Iter 637/1029, train loss = 11.332, time = 15.537</text:p>
      <text:p text:style-name="Standard">Epoch 1/4, Iter 638/1029, train loss = 41.237, time = 16.082</text:p>
      <text:p text:style-name="Standard">Epoch 1/4, Iter 639/1029, train loss = 7.993, time = 16.060</text:p>
      <text:p text:style-name="Standard">Epoch 1/4, Iter 640/1029, train loss = 8.532, time = 15.816</text:p>
      <text:p text:style-name="Standard">Epoch 1/4, Iter 641/1029, train loss = 6.995, time = 15.701</text:p>
      <text:p text:style-name="Standard">Epoch 1/4, Iter 642/1029, train loss = 27.620, time = 15.375</text:p>
      <text:p text:style-name="Standard">Epoch 1/4, Iter 643/1029, train loss = 14.784, time = 15.503</text:p>
      <text:p text:style-name="Standard">Epoch 1/4, Iter 644/1029, train loss = 4.286, time = 15.740</text:p>
      <text:p text:style-name="Standard">Epoch 1/4, Iter 645/1029, train loss = 8.508, time = 15.512</text:p>
      <text:p text:style-name="Standard">Epoch 1/4, Iter 646/1029, train loss = 5.916, time = 15.820</text:p>
      <text:p text:style-name="Standard">Epoch 1/4, Iter 647/1029, train loss = 7.064, time = 15.153</text:p>
      <text:p text:style-name="Standard">Epoch 1/4, Iter 648/1029, train loss = 14.903, time = 15.606</text:p>
      <text:p text:style-name="Standard">Epoch 1/4, Iter 649/1029, train loss = 37.824, time = 15.849</text:p>
      <text:p text:style-name="Standard">Epoch 1/4, Iter 650/1029, train loss = 14.161, time = 16.065</text:p>
      <text:p text:style-name="Standard">Epoch 1/4, Iter 651/1029, train loss = 27.498, time = 15.752</text:p>
      <text:p text:style-name="Standard">Epoch 1/4, Iter 652/1029, train loss = 5.172, time = 15.611</text:p>
      <text:p text:style-name="Standard">Epoch 1/4, Iter 653/1029, train loss = 5.473, time = 14.690</text:p>
      <text:p text:style-name="Standard">Epoch 1/4, Iter 654/1029, train loss = 7.779, time = 16.139</text:p>
      <text:p text:style-name="Standard">Epoch 1/4, Iter 655/1029, train loss = 43.627, time = 15.648</text:p>
      <text:p text:style-name="Standard">Epoch 1/4, Iter 656/1029, train loss = 18.748, time = 16.070</text:p>
      <text:p text:style-name="Standard">Epoch 1/4, Iter 657/1029, train loss = 6.649, time = 15.159</text:p>
      <text:p text:style-name="Standard">Epoch 1/4, Iter 658/1029, train loss = 10.723, time = 16.221</text:p>
      <text:p text:style-name="Standard">Epoch 1/4, Iter 659/1029, train loss = 20.977, time = 16.012</text:p>
      <text:p text:style-name="Standard">Epoch 1/4, Iter 660/1029, train loss = 4.066, time = 15.881</text:p>
      <text:p text:style-name="Standard">Epoch 1/4, Iter 661/1029, train loss = 6.110, time = 15.928</text:p>
      <text:p text:style-name="Standard">Epoch 1/4, Iter 662/1029, train loss = 44.756, time = 15.877</text:p>
      <text:p text:style-name="Standard">Epoch 1/4, Iter 663/1029, train loss = 9.120, time = 16.035</text:p>
      <text:p text:style-name="Standard">Epoch 1/4, Iter 664/1029, train loss = 18.613, time = 15.711</text:p>
      <text:p text:style-name="Standard">Epoch 1/4, Iter 665/1029, train loss = 16.489, time = 16.257</text:p>
      <text:p text:style-name="Standard"><text:soft-page-break/>Epoch 1/4, Iter 666/1029, train loss = 6.813, time = 15.609</text:p>
      <text:p text:style-name="Standard">Epoch 1/4, Iter 667/1029, train loss = 9.643, time = 15.409</text:p>
      <text:p text:style-name="Standard">Epoch 1/4, Iter 668/1029, train loss = 40.946, time = 16.134</text:p>
      <text:p text:style-name="Standard">Epoch 1/4, Iter 669/1029, train loss = 14.556, time = 15.783</text:p>
      <text:p text:style-name="Standard">Epoch 1/4, Iter 670/1029, train loss = 8.935, time = 15.764</text:p>
      <text:p text:style-name="Standard">Epoch 1/4, Iter 671/1029, train loss = 42.185, time = 15.921</text:p>
      <text:p text:style-name="Standard">Epoch 1/4, Iter 672/1029, train loss = 13.754, time = 15.525</text:p>
      <text:p text:style-name="Standard">Epoch 1/4, Iter 673/1029, train loss = 9.044, time = 15.818</text:p>
      <text:p text:style-name="Standard">Epoch 1/4, Iter 674/1029, train loss = 7.544, time = 15.968</text:p>
      <text:p text:style-name="Standard">Epoch 1/4, Iter 675/1029, train loss = 7.461, time = 15.136</text:p>
      <text:p text:style-name="Standard">Epoch 1/4, Iter 676/1029, train loss = 9.290, time = 14.864</text:p>
      <text:p text:style-name="Standard">Epoch 1/4, Iter 677/1029, train loss = 45.718, time = 15.235</text:p>
      <text:p text:style-name="Standard">Epoch 1/4, Iter 678/1029, train loss = 48.958, time = 14.780</text:p>
      <text:p text:style-name="Standard">Epoch 1/4, Iter 679/1029, train loss = 5.188, time = 15.761</text:p>
      <text:p text:style-name="Standard">Epoch 1/4, Iter 680/1029, train loss = 25.563, time = 15.716</text:p>
      <text:p text:style-name="Standard">Epoch 1/4, Iter 681/1029, train loss = 7.156, time = 15.660</text:p>
      <text:p text:style-name="Standard">Epoch 1/4, Iter 682/1029, train loss = 6.657, time = 15.876</text:p>
      <text:p text:style-name="Standard">Epoch 1/4, Iter 683/1029, train loss = 47.765, time = 15.212</text:p>
      <text:p text:style-name="Standard">Epoch 1/4, Iter 684/1029, train loss = 21.547, time = 15.041</text:p>
      <text:p text:style-name="Standard">Epoch 1/4, Iter 685/1029, train loss = 18.711, time = 15.313</text:p>
      <text:p text:style-name="Standard">Epoch 1/4, Iter 686/1029, train loss = 21.293, time = 15.595</text:p>
      <text:p text:style-name="Standard">Epoch 1/4, Iter 687/1029, train loss = 5.787, time = 15.504</text:p>
      <text:p text:style-name="Standard">Epoch 1/4, Iter 688/1029, train loss = 6.145, time = 15.497</text:p>
      <text:p text:style-name="Standard">Epoch 1/4, Iter 689/1029, train loss = 28.241, time = 16.325</text:p>
      <text:p text:style-name="Standard">Epoch 1/4, Iter 690/1029, train loss = 39.981, time = 16.032</text:p>
      <text:p text:style-name="Standard">Epoch 1/4, Iter 691/1029, train loss = 6.867, time = 16.188</text:p>
      <text:p text:style-name="Standard">Epoch 1/4, Iter 692/1029, train loss = 12.336, time = 15.484</text:p>
      <text:p text:style-name="Standard">Epoch 1/4, Iter 693/1029, train loss = 43.430, time = 15.950</text:p>
      <text:p text:style-name="Standard">Epoch 1/4, Iter 694/1029, train loss = 26.177, time = 15.436</text:p>
      <text:p text:style-name="Standard">Epoch 1/4, Iter 695/1029, train loss = 11.391, time = 15.378</text:p>
      <text:p text:style-name="Standard">Epoch 1/4, Iter 696/1029, train loss = 10.405, time = 15.585</text:p>
      <text:p text:style-name="Standard">Epoch 1/4, Iter 697/1029, train loss = 5.726, time = 14.769</text:p>
      <text:p text:style-name="Standard">Epoch 1/4, Iter 698/1029, train loss = 26.788, time = 14.509</text:p>
      <text:p text:style-name="Standard">Epoch 1/4, Iter 699/1029, train loss = 30.283, time = 14.928</text:p>
      <text:p text:style-name="Standard">Epoch 1/4, Iter 700/1029, train loss = 36.805, time = 15.772</text:p>
      <text:p text:style-name="Standard">Epoch 1/4, Iter 701/1029, train loss = 8.555, time = 15.222</text:p>
      <text:p text:style-name="Standard">Epoch 1/4, Iter 702/1029, train loss = 10.674, time = 15.860</text:p>
      <text:p text:style-name="Standard">Epoch 1/4, Iter 703/1029, train loss = 54.646, time = 16.038</text:p>
      <text:p text:style-name="Standard">Epoch 1/4, Iter 704/1029, train loss = 22.410, time = 14.863</text:p>
      <text:p text:style-name="Standard">Epoch 1/4, Iter 705/1029, train loss = 10.273, time = 15.535</text:p>
      <text:p text:style-name="Standard">Epoch 1/4, Iter 706/1029, train loss = 8.897, time = 14.963</text:p>
      <text:p text:style-name="Standard">Epoch 1/4, Iter 707/1029, train loss = 9.187, time = 15.119</text:p>
      <text:p text:style-name="Standard">Epoch 1/4, Iter 708/1029, train loss = 12.857, time = 15.556</text:p>
      <text:p text:style-name="Standard">Epoch 1/4, Iter 709/1029, train loss = 17.667, time = 15.437</text:p>
      <text:p text:style-name="Standard">Epoch 1/4, Iter 710/1029, train loss = 16.835, time = 16.634</text:p>
      <text:p text:style-name="Standard">Epoch 1/4, Iter 711/1029, train loss = 22.701, time = 15.953</text:p>
      <text:p text:style-name="Standard">Epoch 1/4, Iter 712/1029, train loss = 4.823, time = 15.813</text:p>
      <text:p text:style-name="Standard">Epoch 1/4, Iter 713/1029, train loss = 33.874, time = 15.893</text:p>
      <text:p text:style-name="Standard">Epoch 1/4, Iter 714/1029, train loss = 20.120, time = 15.897</text:p>
      <text:p text:style-name="Standard">Epoch 1/4, Iter 715/1029, train loss = 4.904, time = 15.535</text:p>
      <text:p text:style-name="Standard">Epoch 1/4, Iter 716/1029, train loss = 7.781, time = 16.359</text:p>
      <text:p text:style-name="Standard">Epoch 1/4, Iter 717/1029, train loss = 6.733, time = 15.493</text:p>
      <text:p text:style-name="Standard"><text:soft-page-break/>Epoch 1/4, Iter 718/1029, train loss = 11.306, time = 15.761</text:p>
      <text:p text:style-name="Standard">Epoch 1/4, Iter 719/1029, train loss = 15.792, time = 16.134</text:p>
      <text:p text:style-name="Standard">Epoch 1/4, Iter 720/1029, train loss = 10.129, time = 16.139</text:p>
      <text:p text:style-name="Standard">Epoch 1/4, Iter 721/1029, train loss = 6.242, time = 15.197</text:p>
      <text:p text:style-name="Standard">Epoch 1/4, Iter 722/1029, train loss = 15.939, time = 15.850</text:p>
      <text:p text:style-name="Standard">Epoch 1/4, Iter 723/1029, train loss = 8.698, time = 15.498</text:p>
      <text:p text:style-name="Standard">Epoch 1/4, Iter 724/1029, train loss = 5.661, time = 15.857</text:p>
      <text:p text:style-name="Standard">Epoch 1/4, Iter 725/1029, train loss = 46.244, time = 15.752</text:p>
      <text:p text:style-name="Standard">Epoch 1/4, Iter 726/1029, train loss = 9.522, time = 14.970</text:p>
      <text:p text:style-name="Standard">Epoch 1/4, Iter 727/1029, train loss = 11.841, time = 15.483</text:p>
      <text:p text:style-name="Standard">Epoch 1/4, Iter 728/1029, train loss = 42.239, time = 15.413</text:p>
      <text:p text:style-name="Standard">Epoch 1/4, Iter 729/1029, train loss = 7.721, time = 15.845</text:p>
      <text:p text:style-name="Standard">Epoch 1/4, Iter 730/1029, train loss = 16.404, time = 15.367</text:p>
      <text:p text:style-name="Standard">Epoch 1/4, Iter 731/1029, train loss = 5.751, time = 16.146</text:p>
      <text:p text:style-name="Standard">Epoch 1/4, Iter 732/1029, train loss = 4.873, time = 15.689</text:p>
      <text:p text:style-name="Standard">Epoch 1/4, Iter 733/1029, train loss = 16.288, time = 15.723</text:p>
      <text:p text:style-name="Standard">Epoch 1/4, Iter 734/1029, train loss = 6.829, time = 15.793</text:p>
      <text:p text:style-name="Standard">Epoch 1/4, Iter 735/1029, train loss = 96.585, time = 17.039</text:p>
      <text:p text:style-name="Standard">Epoch 1/4, Iter 736/1029, train loss = 40.047, time = 15.572</text:p>
      <text:p text:style-name="Standard">Epoch 1/4, Iter 737/1029, train loss = 6.419, time = 15.810</text:p>
      <text:p text:style-name="Standard">Epoch 1/4, Iter 738/1029, train loss = 11.748, time = 15.414</text:p>
      <text:p text:style-name="Standard">Epoch 1/4, Iter 739/1029, train loss = 66.408, time = 15.040</text:p>
      <text:p text:style-name="Standard">Epoch 1/4, Iter 740/1029, train loss = 4.894, time = 15.256</text:p>
      <text:p text:style-name="Standard">Epoch 1/4, Iter 741/1029, train loss = 8.834, time = 14.923</text:p>
      <text:p text:style-name="Standard">Epoch 1/4, Iter 742/1029, train loss = 12.854, time = 15.169</text:p>
      <text:p text:style-name="Standard">Epoch 1/4, Iter 743/1029, train loss = 9.137, time = 15.872</text:p>
      <text:p text:style-name="Standard">Epoch 1/4, Iter 744/1029, train loss = 43.431, time = 15.638</text:p>
      <text:p text:style-name="Standard">Epoch 1/4, Iter 745/1029, train loss = 9.940, time = 15.383</text:p>
      <text:p text:style-name="Standard">Epoch 1/4, Iter 746/1029, train loss = 45.491, time = 15.238</text:p>
      <text:p text:style-name="Standard">Epoch 1/4, Iter 747/1029, train loss = 9.756, time = 15.238</text:p>
      <text:p text:style-name="Standard">Epoch 1/4, Iter 748/1029, train loss = 5.196, time = 15.400</text:p>
      <text:p text:style-name="Standard">Epoch 1/4, Iter 749/1029, train loss = 5.740, time = 15.911</text:p>
      <text:p text:style-name="Standard">Epoch 1/4, Iter 750/1029, train loss = 6.902, time = 15.923</text:p>
      <text:p text:style-name="Standard">Epoch 1/4, Iter 751/1029, train loss = 3.216, time = 15.499</text:p>
      <text:p text:style-name="Standard">Epoch 1/4, Iter 752/1029, train loss = 8.816, time = 15.243</text:p>
      <text:p text:style-name="Standard">Epoch 1/4, Iter 753/1029, train loss = 23.787, time = 15.736</text:p>
      <text:p text:style-name="Standard">Epoch 1/4, Iter 754/1029, train loss = 13.425, time = 15.422</text:p>
      <text:p text:style-name="Standard">Epoch 1/4, Iter 755/1029, train loss = 15.731, time = 15.953</text:p>
      <text:p text:style-name="Standard">Epoch 1/4, Iter 756/1029, train loss = 14.880, time = 15.509</text:p>
      <text:p text:style-name="Standard">Epoch 1/4, Iter 757/1029, train loss = 5.551, time = 15.835</text:p>
      <text:p text:style-name="Standard">Epoch 1/4, Iter 758/1029, train loss = 10.188, time = 15.975</text:p>
      <text:p text:style-name="Standard">Epoch 1/4, Iter 759/1029, train loss = 15.369, time = 15.982</text:p>
      <text:p text:style-name="Standard">Epoch 1/4, Iter 760/1029, train loss = 45.787, time = 15.895</text:p>
      <text:p text:style-name="Standard">Epoch 1/4, Iter 761/1029, train loss = 33.563, time = 15.509</text:p>
      <text:p text:style-name="Standard">Epoch 1/4, Iter 762/1029, train loss = 45.200, time = 15.342</text:p>
      <text:p text:style-name="Standard">Epoch 1/4, Iter 763/1029, train loss = 9.297, time = 15.511</text:p>
      <text:p text:style-name="Standard">Epoch 1/4, Iter 764/1029, train loss = 9.860, time = 16.224</text:p>
      <text:p text:style-name="Standard">Epoch 1/4, Iter 765/1029, train loss = 15.697, time = 15.090</text:p>
      <text:p text:style-name="Standard">Epoch 1/4, Iter 766/1029, train loss = 6.378, time = 15.865</text:p>
      <text:p text:style-name="Standard">Epoch 1/4, Iter 767/1029, train loss = 17.484, time = 15.211</text:p>
      <text:p text:style-name="Standard">Epoch 1/4, Iter 768/1029, train loss = 40.549, time = 15.701</text:p>
      <text:p text:style-name="Standard">Epoch 1/4, Iter 769/1029, train loss = 19.536, time = 15.550</text:p>
      <text:p text:style-name="Standard"><text:soft-page-break/>Epoch 1/4, Iter 770/1029, train loss = 9.633, time = 14.735</text:p>
      <text:p text:style-name="Standard">Epoch 1/4, Iter 771/1029, train loss = 22.892, time = 16.516</text:p>
      <text:p text:style-name="Standard">Epoch 1/4, Iter 772/1029, train loss = 27.273, time = 15.055</text:p>
      <text:p text:style-name="Standard">Epoch 1/4, Iter 773/1029, train loss = 11.242, time = 15.376</text:p>
      <text:p text:style-name="Standard">Epoch 1/4, Iter 774/1029, train loss = 18.112, time = 15.721</text:p>
      <text:p text:style-name="Standard">Epoch 1/4, Iter 775/1029, train loss = 9.224, time = 15.753</text:p>
      <text:p text:style-name="Standard">Epoch 1/4, Iter 776/1029, train loss = 10.033, time = 15.374</text:p>
      <text:p text:style-name="Standard">Epoch 1/4, Iter 777/1029, train loss = 24.069, time = 15.705</text:p>
      <text:p text:style-name="Standard">Epoch 1/4, Iter 778/1029, train loss = 7.934, time = 15.197</text:p>
      <text:p text:style-name="Standard">Epoch 1/4, Iter 779/1029, train loss = 5.203, time = 15.469</text:p>
      <text:p text:style-name="Standard">Epoch 1/4, Iter 780/1029, train loss = 42.524, time = 15.933</text:p>
      <text:p text:style-name="Standard">Epoch 1/4, Iter 781/1029, train loss = 55.944, time = 15.525</text:p>
      <text:p text:style-name="Standard">Epoch 1/4, Iter 782/1029, train loss = 8.105, time = 15.643</text:p>
      <text:p text:style-name="Standard">Epoch 1/4, Iter 783/1029, train loss = 65.520, time = 16.142</text:p>
      <text:p text:style-name="Standard">Epoch 1/4, Iter 784/1029, train loss = 9.881, time = 15.563</text:p>
      <text:p text:style-name="Standard">Epoch 1/4, Iter 785/1029, train loss = 30.977, time = 15.277</text:p>
      <text:p text:style-name="Standard">Epoch 1/4, Iter 786/1029, train loss = 6.214, time = 15.258</text:p>
      <text:p text:style-name="Standard">Epoch 1/4, Iter 787/1029, train loss = 10.716, time = 14.883</text:p>
      <text:p text:style-name="Standard">Epoch 1/4, Iter 788/1029, train loss = 6.946, time = 15.035</text:p>
      <text:p text:style-name="Standard">Epoch 1/4, Iter 789/1029, train loss = 10.602, time = 15.890</text:p>
      <text:p text:style-name="Standard">Epoch 1/4, Iter 790/1029, train loss = 3.241, time = 15.396</text:p>
      <text:p text:style-name="Standard">Epoch 1/4, Iter 791/1029, train loss = 14.785, time = 15.648</text:p>
      <text:p text:style-name="Standard">Epoch 1/4, Iter 792/1029, train loss = 7.491, time = 15.895</text:p>
      <text:p text:style-name="Standard">Epoch 1/4, Iter 793/1029, train loss = 4.511, time = 14.746</text:p>
      <text:p text:style-name="Standard">Epoch 1/4, Iter 794/1029, train loss = 6.216, time = 15.768</text:p>
      <text:p text:style-name="Standard">Epoch 1/4, Iter 795/1029, train loss = 9.456, time = 15.539</text:p>
      <text:p text:style-name="Standard">Epoch 1/4, Iter 796/1029, train loss = 21.049, time = 15.444</text:p>
      <text:p text:style-name="Standard">Epoch 1/4, Iter 797/1029, train loss = 14.721, time = 15.979</text:p>
      <text:p text:style-name="Standard">Epoch 1/4, Iter 798/1029, train loss = 8.869, time = 16.266</text:p>
      <text:p text:style-name="Standard">Epoch 1/4, Iter 799/1029, train loss = 6.255, time = 15.331</text:p>
      <text:p text:style-name="Standard">Epoch 1/4, Iter 800/1029, train loss = 16.664, time = 15.740</text:p>
      <text:p text:style-name="Standard">Epoch 1/4, Iter 801/1029, train loss = 5.141, time = 15.577</text:p>
      <text:p text:style-name="Standard">Epoch 1/4, Iter 802/1029, train loss = 4.921, time = 15.078</text:p>
      <text:p text:style-name="Standard">Epoch 1/4, Iter 803/1029, train loss = 8.789, time = 15.289</text:p>
      <text:p text:style-name="Standard">Epoch 1/4, Iter 804/1029, train loss = 13.978, time = 15.700</text:p>
      <text:p text:style-name="Standard">Epoch 1/4, Iter 805/1029, train loss = 17.415, time = 15.138</text:p>
      <text:p text:style-name="Standard">Epoch 1/4, Iter 806/1029, train loss = 20.825, time = 15.459</text:p>
      <text:p text:style-name="Standard">Epoch 1/4, Iter 807/1029, train loss = 29.446, time = 14.868</text:p>
      <text:p text:style-name="Standard">Epoch 1/4, Iter 808/1029, train loss = 35.596, time = 15.254</text:p>
      <text:p text:style-name="Standard">Epoch 1/4, Iter 809/1029, train loss = 31.761, time = 15.328</text:p>
      <text:p text:style-name="Standard">Epoch 1/4, Iter 810/1029, train loss = 33.231, time = 15.404</text:p>
      <text:p text:style-name="Standard">Epoch 1/4, Iter 811/1029, train loss = 31.733, time = 16.416</text:p>
      <text:p text:style-name="Standard">Epoch 1/4, Iter 812/1029, train loss = 45.129, time = 15.255</text:p>
      <text:p text:style-name="Standard">Epoch 1/4, Iter 813/1029, train loss = 3.830, time = 15.203</text:p>
      <text:p text:style-name="Standard">Epoch 1/4, Iter 814/1029, train loss = 8.719, time = 15.304</text:p>
      <text:p text:style-name="Standard">Epoch 1/4, Iter 815/1029, train loss = 12.694, time = 14.841</text:p>
      <text:p text:style-name="Standard">Epoch 1/4, Iter 816/1029, train loss = 11.087, time = 15.128</text:p>
      <text:p text:style-name="Standard">Epoch 1/4, Iter 817/1029, train loss = 6.568, time = 15.867</text:p>
      <text:p text:style-name="Standard">Epoch 1/4, Iter 818/1029, train loss = 17.591, time = 15.790</text:p>
      <text:p text:style-name="Standard">Epoch 1/4, Iter 819/1029, train loss = 7.165, time = 15.885</text:p>
      <text:p text:style-name="Standard">Epoch 1/4, Iter 820/1029, train loss = 4.718, time = 15.308</text:p>
      <text:p text:style-name="Standard">Epoch 1/4, Iter 821/1029, train loss = 9.532, time = 15.971</text:p>
      <text:p text:style-name="Standard"><text:soft-page-break/>Epoch 1/4, Iter 822/1029, train loss = 17.624, time = 15.063</text:p>
      <text:p text:style-name="Standard">Epoch 1/4, Iter 823/1029, train loss = 36.406, time = 15.980</text:p>
      <text:p text:style-name="Standard">Epoch 1/4, Iter 824/1029, train loss = 33.033, time = 15.811</text:p>
      <text:p text:style-name="Standard">Epoch 1/4, Iter 825/1029, train loss = 14.700, time = 15.666</text:p>
      <text:p text:style-name="Standard">Epoch 1/4, Iter 826/1029, train loss = 28.938, time = 15.845</text:p>
      <text:p text:style-name="Standard">Epoch 1/4, Iter 827/1029, train loss = 40.962, time = 15.929</text:p>
      <text:p text:style-name="Standard">Epoch 1/4, Iter 828/1029, train loss = 8.579, time = 15.803</text:p>
      <text:p text:style-name="Standard">Epoch 1/4, Iter 829/1029, train loss = 6.036, time = 15.782</text:p>
      <text:p text:style-name="Standard">Epoch 1/4, Iter 830/1029, train loss = 50.583, time = 15.873</text:p>
      <text:p text:style-name="Standard">Epoch 1/4, Iter 831/1029, train loss = 7.428, time = 15.770</text:p>
      <text:p text:style-name="Standard">Epoch 1/4, Iter 832/1029, train loss = 48.576, time = 14.441</text:p>
      <text:p text:style-name="Standard">Epoch 1/4, Iter 833/1029, train loss = 19.181, time = 15.372</text:p>
      <text:p text:style-name="Standard">Epoch 1/4, Iter 834/1029, train loss = 9.071, time = 15.525</text:p>
      <text:p text:style-name="Standard">Epoch 1/4, Iter 835/1029, train loss = 9.306, time = 15.388</text:p>
      <text:p text:style-name="Standard">Epoch 1/4, Iter 836/1029, train loss = 38.588, time = 15.825</text:p>
      <text:p text:style-name="Standard">Epoch 1/4, Iter 837/1029, train loss = 22.275, time = 15.373</text:p>
      <text:p text:style-name="Standard">Epoch 1/4, Iter 838/1029, train loss = 20.505, time = 16.117</text:p>
      <text:p text:style-name="Standard">Epoch 1/4, Iter 839/1029, train loss = 8.161, time = 15.622</text:p>
      <text:p text:style-name="Standard">Epoch 1/4, Iter 840/1029, train loss = 7.825, time = 15.331</text:p>
      <text:p text:style-name="Standard">Epoch 1/4, Iter 841/1029, train loss = 10.997, time = 15.797</text:p>
      <text:p text:style-name="Standard">Epoch 1/4, Iter 842/1029, train loss = 43.807, time = 15.870</text:p>
      <text:p text:style-name="Standard">Epoch 1/4, Iter 843/1029, train loss = 25.631, time = 16.035</text:p>
      <text:p text:style-name="Standard">Epoch 1/4, Iter 844/1029, train loss = 15.789, time = 15.412</text:p>
      <text:p text:style-name="Standard">Epoch 1/4, Iter 845/1029, train loss = 28.758, time = 16.029</text:p>
      <text:p text:style-name="Standard">Epoch 1/4, Iter 846/1029, train loss = 7.932, time = 15.726</text:p>
      <text:p text:style-name="Standard">Epoch 1/4, Iter 847/1029, train loss = 4.281, time = 15.794</text:p>
      <text:p text:style-name="Standard">Epoch 1/4, Iter 848/1029, train loss = 12.385, time = 15.797</text:p>
      <text:p text:style-name="Standard">Epoch 1/4, Iter 849/1029, train loss = 11.439, time = 15.564</text:p>
      <text:p text:style-name="Standard">Epoch 1/4, Iter 850/1029, train loss = 16.064, time = 16.214</text:p>
      <text:p text:style-name="Standard">Epoch 1/4, Iter 851/1029, train loss = 13.070, time = 16.193</text:p>
      <text:p text:style-name="Standard">Epoch 1/4, Iter 852/1029, train loss = 9.563, time = 15.730</text:p>
      <text:p text:style-name="Standard">Epoch 1/4, Iter 853/1029, train loss = 11.942, time = 15.856</text:p>
      <text:p text:style-name="Standard">Epoch 1/4, Iter 854/1029, train loss = 4.275, time = 15.027</text:p>
      <text:p text:style-name="Standard">Epoch 1/4, Iter 855/1029, train loss = 13.235, time = 15.640</text:p>
      <text:p text:style-name="Standard">Epoch 1/4, Iter 856/1029, train loss = 21.954, time = 16.001</text:p>
      <text:p text:style-name="Standard">Epoch 1/4, Iter 857/1029, train loss = 12.699, time = 16.536</text:p>
      <text:p text:style-name="Standard">Epoch 1/4, Iter 858/1029, train loss = 4.714, time = 16.075</text:p>
      <text:p text:style-name="Standard">Epoch 1/4, Iter 859/1029, train loss = 45.869, time = 15.458</text:p>
      <text:p text:style-name="Standard">Epoch 1/4, Iter 860/1029, train loss = 13.843, time = 15.265</text:p>
      <text:p text:style-name="Standard">Epoch 1/4, Iter 861/1029, train loss = 26.424, time = 14.841</text:p>
      <text:p text:style-name="Standard">Epoch 1/4, Iter 862/1029, train loss = 21.176, time = 15.377</text:p>
      <text:p text:style-name="Standard">Epoch 1/4, Iter 863/1029, train loss = 11.549, time = 14.848</text:p>
      <text:p text:style-name="Standard">Epoch 1/4, Iter 864/1029, train loss = 5.541, time = 15.126</text:p>
      <text:p text:style-name="Standard">Epoch 1/4, Iter 865/1029, train loss = 28.343, time = 15.193</text:p>
      <text:p text:style-name="Standard">Epoch 1/4, Iter 866/1029, train loss = 11.467, time = 14.876</text:p>
      <text:p text:style-name="Standard">Epoch 1/4, Iter 867/1029, train loss = 23.480, time = 15.074</text:p>
      <text:p text:style-name="Standard">Epoch 1/4, Iter 868/1029, train loss = 4.849, time = 15.048</text:p>
      <text:p text:style-name="Standard">Epoch 1/4, Iter 869/1029, train loss = 67.281, time = 15.744</text:p>
      <text:p text:style-name="Standard">Epoch 1/4, Iter 870/1029, train loss = 7.794, time = 15.315</text:p>
      <text:p text:style-name="Standard">Epoch 1/4, Iter 871/1029, train loss = 7.160, time = 16.239</text:p>
      <text:p text:style-name="Standard">Epoch 1/4, Iter 872/1029, train loss = 43.756, time = 15.288</text:p>
      <text:p text:style-name="Standard">Epoch 1/4, Iter 873/1029, train loss = 6.518, time = 15.880</text:p>
      <text:p text:style-name="Standard"><text:soft-page-break/>Epoch 1/4, Iter 874/1029, train loss = 8.696, time = 16.150</text:p>
      <text:p text:style-name="Standard">Epoch 1/4, Iter 875/1029, train loss = 30.225, time = 15.810</text:p>
      <text:p text:style-name="Standard">Epoch 1/4, Iter 876/1029, train loss = 12.339, time = 14.886</text:p>
      <text:p text:style-name="Standard">Epoch 1/4, Iter 877/1029, train loss = 11.361, time = 16.069</text:p>
      <text:p text:style-name="Standard">Epoch 1/4, Iter 878/1029, train loss = 10.403, time = 15.306</text:p>
      <text:p text:style-name="Standard">Epoch 1/4, Iter 879/1029, train loss = 5.310, time = 14.941</text:p>
      <text:p text:style-name="Standard">Epoch 1/4, Iter 880/1029, train loss = 6.037, time = 15.855</text:p>
      <text:p text:style-name="Standard">Epoch 1/4, Iter 881/1029, train loss = 41.850, time = 15.626</text:p>
      <text:p text:style-name="Standard">Epoch 1/4, Iter 882/1029, train loss = 4.634, time = 15.582</text:p>
      <text:p text:style-name="Standard">Epoch 1/4, Iter 883/1029, train loss = 10.883, time = 15.480</text:p>
      <text:p text:style-name="Standard">Epoch 1/4, Iter 884/1029, train loss = 7.710, time = 16.078</text:p>
      <text:p text:style-name="Standard">Epoch 1/4, Iter 885/1029, train loss = 14.541, time = 15.783</text:p>
      <text:p text:style-name="Standard">Epoch 1/4, Iter 886/1029, train loss = 6.941, time = 15.510</text:p>
      <text:p text:style-name="Standard">Epoch 1/4, Iter 887/1029, train loss = 20.872, time = 15.280</text:p>
      <text:p text:style-name="Standard">Epoch 1/4, Iter 888/1029, train loss = 38.482, time = 16.032</text:p>
      <text:p text:style-name="Standard">Epoch 1/4, Iter 889/1029, train loss = 11.332, time = 15.289</text:p>
      <text:p text:style-name="Standard">Epoch 1/4, Iter 890/1029, train loss = 3.073, time = 15.251</text:p>
      <text:p text:style-name="Standard">Epoch 1/4, Iter 891/1029, train loss = 11.970, time = 15.450</text:p>
      <text:p text:style-name="Standard">Epoch 1/4, Iter 892/1029, train loss = 11.656, time = 15.915</text:p>
      <text:p text:style-name="Standard">Epoch 1/4, Iter 893/1029, train loss = 4.036, time = 15.104</text:p>
      <text:p text:style-name="Standard">Epoch 1/4, Iter 894/1029, train loss = 11.780, time = 15.522</text:p>
      <text:p text:style-name="Standard">Epoch 1/4, Iter 895/1029, train loss = 73.277, time = 15.473</text:p>
      <text:p text:style-name="Standard">Epoch 1/4, Iter 896/1029, train loss = 4.864, time = 15.551</text:p>
      <text:p text:style-name="Standard">Epoch 1/4, Iter 897/1029, train loss = 19.432, time = 15.407</text:p>
      <text:p text:style-name="Standard">Epoch 1/4, Iter 898/1029, train loss = 3.034, time = 15.492</text:p>
      <text:p text:style-name="Standard">Epoch 1/4, Iter 899/1029, train loss = 4.499, time = 14.821</text:p>
      <text:p text:style-name="Standard">Epoch 1/4, Iter 900/1029, train loss = 55.672, time = 16.002</text:p>
      <text:p text:style-name="Standard">Epoch 1/4, Iter 901/1029, train loss = 8.494, time = 15.869</text:p>
      <text:p text:style-name="Standard">Epoch 1/4, Iter 902/1029, train loss = 14.337, time = 15.483</text:p>
      <text:p text:style-name="Standard">Epoch 1/4, Iter 903/1029, train loss = 14.229, time = 15.591</text:p>
      <text:p text:style-name="Standard">Epoch 1/4, Iter 904/1029, train loss = 16.232, time = 15.918</text:p>
      <text:p text:style-name="Standard">Epoch 1/4, Iter 905/1029, train loss = 13.235, time = 15.406</text:p>
      <text:p text:style-name="Standard">Epoch 1/4, Iter 906/1029, train loss = 5.193, time = 16.069</text:p>
      <text:p text:style-name="Standard">Epoch 1/4, Iter 907/1029, train loss = 5.550, time = 15.302</text:p>
      <text:p text:style-name="Standard">Epoch 1/4, Iter 908/1029, train loss = 9.375, time = 15.831</text:p>
      <text:p text:style-name="Standard">Epoch 1/4, Iter 909/1029, train loss = 10.444, time = 15.359</text:p>
      <text:p text:style-name="Standard">Epoch 1/4, Iter 910/1029, train loss = 32.190, time = 15.317</text:p>
      <text:p text:style-name="Standard">Epoch 1/4, Iter 911/1029, train loss = 9.270, time = 15.789</text:p>
      <text:p text:style-name="Standard">Epoch 1/4, Iter 912/1029, train loss = 36.871, time = 15.522</text:p>
      <text:p text:style-name="Standard">Epoch 1/4, Iter 913/1029, train loss = 26.052, time = 15.718</text:p>
      <text:p text:style-name="Standard">Epoch 1/4, Iter 914/1029, train loss = 4.879, time = 15.528</text:p>
      <text:p text:style-name="Standard">Epoch 1/4, Iter 915/1029, train loss = 4.507, time = 15.038</text:p>
      <text:p text:style-name="Standard">Epoch 1/4, Iter 916/1029, train loss = 11.605, time = 14.694</text:p>
      <text:p text:style-name="Standard">Epoch 1/4, Iter 917/1029, train loss = 10.133, time = 14.552</text:p>
      <text:p text:style-name="Standard">Epoch 1/4, Iter 918/1029, train loss = 3.990, time = 15.731</text:p>
      <text:p text:style-name="Standard">Epoch 1/4, Iter 919/1029, train loss = 15.392, time = 15.841</text:p>
      <text:p text:style-name="Standard">Epoch 1/4, Iter 920/1029, train loss = 33.010, time = 15.752</text:p>
      <text:p text:style-name="Standard">Epoch 1/4, Iter 921/1029, train loss = 43.122, time = 15.808</text:p>
      <text:p text:style-name="Standard">Epoch 1/4, Iter 922/1029, train loss = 11.270, time = 15.634</text:p>
      <text:p text:style-name="Standard">Epoch 1/4, Iter 923/1029, train loss = 42.708, time = 15.783</text:p>
      <text:p text:style-name="Standard">Epoch 1/4, Iter 924/1029, train loss = 26.123, time = 16.274</text:p>
      <text:p text:style-name="Standard">Epoch 1/4, Iter 925/1029, train loss = 7.494, time = 14.832</text:p>
      <text:p text:style-name="Standard"><text:soft-page-break/>Epoch 1/4, Iter 926/1029, train loss = 8.421, time = 15.551</text:p>
      <text:p text:style-name="Standard">Epoch 1/4, Iter 927/1029, train loss = 9.339, time = 15.320</text:p>
      <text:p text:style-name="Standard">Epoch 1/4, Iter 928/1029, train loss = 18.578, time = 15.871</text:p>
      <text:p text:style-name="Standard">Epoch 1/4, Iter 929/1029, train loss = 10.264, time = 15.443</text:p>
      <text:p text:style-name="Standard">Epoch 1/4, Iter 930/1029, train loss = 8.073, time = 15.605</text:p>
      <text:p text:style-name="Standard">Epoch 1/4, Iter 931/1029, train loss = 27.525, time = 15.813</text:p>
      <text:p text:style-name="Standard">Epoch 1/4, Iter 932/1029, train loss = 10.278, time = 14.659</text:p>
      <text:p text:style-name="Standard">Epoch 1/4, Iter 933/1029, train loss = 11.043, time = 15.273</text:p>
      <text:p text:style-name="Standard">Epoch 1/4, Iter 934/1029, train loss = 51.798, time = 15.956</text:p>
      <text:p text:style-name="Standard">Epoch 1/4, Iter 935/1029, train loss = 8.053, time = 15.872</text:p>
      <text:p text:style-name="Standard">Epoch 1/4, Iter 936/1029, train loss = 34.156, time = 15.840</text:p>
      <text:p text:style-name="Standard">Epoch 1/4, Iter 937/1029, train loss = 11.204, time = 15.917</text:p>
      <text:p text:style-name="Standard">Epoch 1/4, Iter 938/1029, train loss = 8.089, time = 15.883</text:p>
      <text:p text:style-name="Standard">Epoch 1/4, Iter 939/1029, train loss = 35.355, time = 16.168</text:p>
      <text:p text:style-name="Standard">Epoch 1/4, Iter 940/1029, train loss = 6.066, time = 15.323</text:p>
      <text:p text:style-name="Standard">Epoch 1/4, Iter 941/1029, train loss = 52.561, time = 15.289</text:p>
      <text:p text:style-name="Standard">Epoch 1/4, Iter 942/1029, train loss = 45.831, time = 15.410</text:p>
      <text:p text:style-name="Standard">Epoch 1/4, Iter 943/1029, train loss = 7.874, time = 15.872</text:p>
      <text:p text:style-name="Standard">Epoch 1/4, Iter 944/1029, train loss = 16.467, time = 15.616</text:p>
      <text:p text:style-name="Standard">Epoch 1/4, Iter 945/1029, train loss = 10.464, time = 15.566</text:p>
      <text:p text:style-name="Standard">Epoch 1/4, Iter 946/1029, train loss = 5.090, time = 15.312</text:p>
      <text:p text:style-name="Standard">Epoch 1/4, Iter 947/1029, train loss = 9.754, time = 15.577</text:p>
      <text:p text:style-name="Standard">Epoch 1/4, Iter 948/1029, train loss = 6.849, time = 15.870</text:p>
      <text:p text:style-name="Standard">Epoch 1/4, Iter 949/1029, train loss = 9.842, time = 15.626</text:p>
      <text:p text:style-name="Standard">Epoch 1/4, Iter 950/1029, train loss = 3.606, time = 14.900</text:p>
      <text:p text:style-name="Standard">Epoch 1/4, Iter 951/1029, train loss = 45.967, time = 15.860</text:p>
      <text:p text:style-name="Standard">Epoch 1/4, Iter 952/1029, train loss = 24.032, time = 15.446</text:p>
      <text:p text:style-name="Standard">Epoch 1/4, Iter 953/1029, train loss = 7.711, time = 14.942</text:p>
      <text:p text:style-name="Standard">Epoch 1/4, Iter 954/1029, train loss = 8.327, time = 15.423</text:p>
      <text:p text:style-name="Standard">Epoch 1/4, Iter 955/1029, train loss = 9.974, time = 15.378</text:p>
      <text:p text:style-name="Standard">Epoch 1/4, Iter 956/1029, train loss = 5.968, time = 14.924</text:p>
      <text:p text:style-name="Standard">Epoch 1/4, Iter 957/1029, train loss = 4.675, time = 15.338</text:p>
      <text:p text:style-name="Standard">Epoch 1/4, Iter 958/1029, train loss = 46.198, time = 15.249</text:p>
      <text:p text:style-name="Standard">Epoch 1/4, Iter 959/1029, train loss = 9.259, time = 15.756</text:p>
      <text:p text:style-name="Standard">Epoch 1/4, Iter 960/1029, train loss = 49.048, time = 15.872</text:p>
      <text:p text:style-name="Standard">Epoch 1/4, Iter 961/1029, train loss = 4.788, time = 15.899</text:p>
      <text:p text:style-name="Standard">Epoch 1/4, Iter 962/1029, train loss = 28.173, time = 15.363</text:p>
      <text:p text:style-name="Standard">Epoch 1/4, Iter 963/1029, train loss = 19.036, time = 15.194</text:p>
      <text:p text:style-name="Standard">Epoch 1/4, Iter 964/1029, train loss = 46.215, time = 15.259</text:p>
      <text:p text:style-name="Standard">Epoch 1/4, Iter 965/1029, train loss = 26.110, time = 16.046</text:p>
      <text:p text:style-name="Standard">Epoch 1/4, Iter 966/1029, train loss = 9.216, time = 15.833</text:p>
      <text:p text:style-name="Standard">Epoch 1/4, Iter 967/1029, train loss = 7.324, time = 15.084</text:p>
      <text:p text:style-name="Standard">Epoch 1/4, Iter 968/1029, train loss = 46.725, time = 15.966</text:p>
      <text:p text:style-name="Standard">Epoch 1/4, Iter 969/1029, train loss = 5.978, time = 15.224</text:p>
      <text:p text:style-name="Standard">Epoch 1/4, Iter 970/1029, train loss = 3.484, time = 15.891</text:p>
      <text:p text:style-name="Standard">Epoch 1/4, Iter 971/1029, train loss = 4.287, time = 15.481</text:p>
      <text:p text:style-name="Standard">Epoch 1/4, Iter 972/1029, train loss = 16.072, time = 15.304</text:p>
      <text:p text:style-name="Standard">Epoch 1/4, Iter 973/1029, train loss = 5.232, time = 15.762</text:p>
      <text:p text:style-name="Standard">Epoch 1/4, Iter 974/1029, train loss = 6.832, time = 14.472</text:p>
      <text:p text:style-name="Standard">Epoch 1/4, Iter 975/1029, train loss = 21.620, time = 15.045</text:p>
      <text:p text:style-name="Standard">Epoch 1/4, Iter 976/1029, train loss = 4.156, time = 14.379</text:p>
      <text:p text:style-name="Standard">Epoch 1/4, Iter 977/1029, train loss = 45.185, time = 15.512</text:p>
      <text:p text:style-name="Standard"><text:soft-page-break/>Epoch 1/4, Iter 978/1029, train loss = 24.754, time = 15.009</text:p>
      <text:p text:style-name="Standard">Epoch 1/4, Iter 979/1029, train loss = 11.315, time = 14.995</text:p>
      <text:p text:style-name="Standard">Epoch 1/4, Iter 980/1029, train loss = 4.639, time = 15.023</text:p>
      <text:p text:style-name="Standard">Epoch 1/4, Iter 981/1029, train loss = 15.190, time = 15.841</text:p>
      <text:p text:style-name="Standard">Epoch 1/4, Iter 982/1029, train loss = 5.074, time = 15.603</text:p>
      <text:p text:style-name="Standard">Epoch 1/4, Iter 983/1029, train loss = 23.682, time = 15.799</text:p>
      <text:p text:style-name="Standard">Epoch 1/4, Iter 984/1029, train loss = 12.544, time = 15.818</text:p>
      <text:p text:style-name="Standard">Epoch 1/4, Iter 985/1029, train loss = 30.647, time = 15.971</text:p>
      <text:p text:style-name="Standard">Epoch 1/4, Iter 986/1029, train loss = 29.176, time = 15.804</text:p>
      <text:p text:style-name="Standard">Epoch 1/4, Iter 987/1029, train loss = 32.301, time = 15.564</text:p>
      <text:p text:style-name="Standard">Epoch 1/4, Iter 988/1029, train loss = 12.996, time = 15.393</text:p>
      <text:p text:style-name="Standard">Epoch 1/4, Iter 989/1029, train loss = 46.405, time = 15.447</text:p>
      <text:p text:style-name="Standard">Epoch 1/4, Iter 990/1029, train loss = 9.270, time = 15.429</text:p>
      <text:p text:style-name="Standard">Epoch 1/4, Iter 991/1029, train loss = 13.339, time = 15.512</text:p>
      <text:p text:style-name="Standard">Epoch 1/4, Iter 992/1029, train loss = 9.985, time = 15.377</text:p>
      <text:p text:style-name="Standard">Epoch 1/4, Iter 993/1029, train loss = 14.492, time = 15.566</text:p>
      <text:p text:style-name="Standard">Epoch 1/4, Iter 994/1029, train loss = 15.298, time = 16.242</text:p>
      <text:p text:style-name="Standard">Epoch 1/4, Iter 995/1029, train loss = 14.871, time = 15.700</text:p>
      <text:p text:style-name="Standard">Epoch 1/4, Iter 996/1029, train loss = 14.822, time = 15.827</text:p>
      <text:p text:style-name="Standard">Epoch 1/4, Iter 997/1029, train loss = 10.022, time = 16.261</text:p>
      <text:p text:style-name="Standard">Epoch 1/4, Iter 998/1029, train loss = 6.348, time = 16.472</text:p>
      <text:p text:style-name="Standard">Epoch 1/4, Iter 999/1029, train loss = 4.743, time = 15.739</text:p>
      <text:p text:style-name="Standard">Epoch 1/4, Iter 1000/1029, train loss = 8.926, time = 15.933</text:p>
      <text:p text:style-name="Standard">Epoch 1/4, Iter 1001/1029, train loss = 36.302, time = 15.617</text:p>
      <text:p text:style-name="Standard">Epoch 1/4, Iter 1002/1029, train loss = 16.849, time = 15.339</text:p>
      <text:p text:style-name="Standard">Epoch 1/4, Iter 1003/1029, train loss = 16.044, time = 15.313</text:p>
      <text:p text:style-name="Standard">Epoch 1/4, Iter 1004/1029, train loss = 6.048, time = 15.206</text:p>
      <text:p text:style-name="Standard">Epoch 1/4, Iter 1005/1029, train loss = 9.744, time = 15.133</text:p>
      <text:p text:style-name="Standard">Epoch 1/4, Iter 1006/1029, train loss = 4.813, time = 15.552</text:p>
      <text:p text:style-name="Standard">Epoch 1/4, Iter 1007/1029, train loss = 5.590, time = 15.666</text:p>
      <text:p text:style-name="Standard">Epoch 1/4, Iter 1008/1029, train loss = 50.949, time = 14.569</text:p>
      <text:p text:style-name="Standard">Epoch 1/4, Iter 1009/1029, train loss = 7.371, time = 15.873</text:p>
      <text:p text:style-name="Standard">Epoch 1/4, Iter 1010/1029, train loss = 17.969, time = 16.385</text:p>
      <text:p text:style-name="Standard">Epoch 1/4, Iter 1011/1029, train loss = 41.600, time = 15.816</text:p>
      <text:p text:style-name="Standard">Epoch 1/4, Iter 1012/1029, train loss = 23.243, time = 15.359</text:p>
      <text:p text:style-name="Standard">Epoch 1/4, Iter 1013/1029, train loss = 5.501, time = 15.594</text:p>
      <text:p text:style-name="Standard">Epoch 1/4, Iter 1014/1029, train loss = 26.932, time = 15.044</text:p>
      <text:p text:style-name="Standard">Epoch 1/4, Iter 1015/1029, train loss = 5.173, time = 15.332</text:p>
      <text:p text:style-name="Standard">Epoch 1/4, Iter 1016/1029, train loss = 33.788, time = 15.440</text:p>
      <text:p text:style-name="Standard">Epoch 1/4, Iter 1017/1029, train loss = 16.691, time = 15.691</text:p>
      <text:p text:style-name="Standard">Epoch 1/4, Iter 1018/1029, train loss = 34.889, time = 16.085</text:p>
      <text:p text:style-name="Standard">Epoch 1/4, Iter 1019/1029, train loss = 15.518, time = 15.835</text:p>
      <text:p text:style-name="Standard">Epoch 1/4, Iter 1020/1029, train loss = 12.004, time = 15.693</text:p>
      <text:p text:style-name="Standard">Epoch 1/4, Iter 1021/1029, train loss = 13.281, time = 16.017</text:p>
      <text:p text:style-name="Standard">Epoch 1/4, Iter 1022/1029, train loss = 8.844, time = 15.258</text:p>
      <text:p text:style-name="Standard">Epoch 1/4, Iter 1023/1029, train loss = 11.315, time = 15.564</text:p>
      <text:p text:style-name="Standard">Epoch 1/4, Iter 1024/1029, train loss = 4.958, time = 15.661</text:p>
      <text:p text:style-name="Standard">Epoch 1/4, Iter 1025/1029, train loss = 5.723, time = 15.845</text:p>
      <text:p text:style-name="Standard">Epoch 1/4, Iter 1026/1029, train loss = 7.744, time = 16.099</text:p>
      <text:p text:style-name="Standard">Epoch 1/4, Iter 1027/1029, train loss = 3.383, time = 16.010</text:p>
      <text:p text:style-name="Standard">Epoch 1/4, Iter 1028/1029, train loss = 96.328, time = 16.977</text:p>
      <text:p text:style-name="Standard">Epoch 1/4, Iter 0/343, test loss = 13.512, time = 6.862414</text:p>
      <text:p text:style-name="Standard"><text:soft-page-break/>Epoch 1/4, Iter 1/343, test loss = 14.162, time = 6.813947</text:p>
      <text:p text:style-name="Standard">Epoch 1/4, Iter 2/343, test loss = 14.274, time = 6.857437</text:p>
      <text:p text:style-name="Standard">Epoch 1/4, Iter 3/343, test loss = 15.781, time = 6.898545</text:p>
      <text:p text:style-name="Standard">Epoch 1/4, Iter 4/343, test loss = 9.528, time = 6.753540</text:p>
      <text:p text:style-name="Standard">Epoch 1/4, Iter 5/343, test loss = 9.020, time = 6.230705</text:p>
      <text:p text:style-name="Standard">Epoch 1/4, Iter 6/343, test loss = 9.400, time = 6.820898</text:p>
      <text:p text:style-name="Standard">Epoch 1/4, Iter 7/343, test loss = 14.624, time = 6.143236</text:p>
      <text:p text:style-name="Standard">Epoch 1/4, Iter 8/343, test loss = 12.615, time = 6.740580</text:p>
      <text:p text:style-name="Standard">Epoch 1/4, Iter 9/343, test loss = 12.268, time = 6.128576</text:p>
      <text:p text:style-name="Standard">Epoch 1/4, Iter 10/343, test loss = 11.921, time = 6.238943</text:p>
      <text:p text:style-name="Standard">Epoch 1/4, Iter 11/343, test loss = 13.730, time = 7.148053</text:p>
      <text:p text:style-name="Standard">Epoch 1/4, Iter 12/343, test loss = 13.905, time = 6.811394</text:p>
      <text:p text:style-name="Standard">Epoch 1/4, Iter 13/343, test loss = 14.828, time = 6.304465</text:p>
      <text:p text:style-name="Standard">Epoch 1/4, Iter 14/343, test loss = 17.809, time = 6.410270</text:p>
      <text:p text:style-name="Standard">Epoch 1/4, Iter 15/343, test loss = 16.202, time = 6.126264</text:p>
      <text:p text:style-name="Standard">Epoch 1/4, Iter 16/343, test loss = 18.146, time = 6.166396</text:p>
      <text:p text:style-name="Standard">Epoch 1/4, Iter 17/343, test loss = 15.715, time = 6.744141</text:p>
      <text:p text:style-name="Standard">Epoch 1/4, Iter 18/343, test loss = 13.897, time = 6.730739</text:p>
      <text:p text:style-name="Standard">Epoch 1/4, Iter 19/343, test loss = 14.457, time = 6.710742</text:p>
      <text:p text:style-name="Standard">Epoch 1/4, Iter 20/343, test loss = 15.188, time = 6.732280</text:p>
      <text:p text:style-name="Standard">Epoch 1/4, Iter 21/343, test loss = 13.545, time = 6.375092</text:p>
      <text:p text:style-name="Standard">Epoch 1/4, Iter 22/343, test loss = 12.884, time = 6.654059</text:p>
      <text:p text:style-name="Standard">Epoch 1/4, Iter 23/343, test loss = 12.647, time = 6.584878</text:p>
      <text:p text:style-name="Standard">Epoch 1/4, Iter 24/343, test loss = 12.074, time = 6.273718</text:p>
      <text:p text:style-name="Standard">Epoch 1/4, Iter 25/343, test loss = 9.209, time = 6.171072</text:p>
      <text:p text:style-name="Standard">Epoch 1/4, Iter 26/343, test loss = 8.562, time = 6.665388</text:p>
      <text:p text:style-name="Standard">Epoch 1/4, Iter 27/343, test loss = 7.992, time = 6.154251</text:p>
      <text:p text:style-name="Standard">Epoch 1/4, Iter 28/343, test loss = 5.972, time = 6.192302</text:p>
      <text:p text:style-name="Standard">Epoch 1/4, Iter 29/343, test loss = 5.768, time = 6.603100</text:p>
      <text:p text:style-name="Standard">Epoch 1/4, Iter 30/343, test loss = 5.601, time = 6.272380</text:p>
      <text:p text:style-name="Standard">Epoch 1/4, Iter 31/343, test loss = 6.592, time = 6.473303</text:p>
      <text:p text:style-name="Standard">Epoch 1/4, Iter 32/343, test loss = 7.244, time = 6.192737</text:p>
      <text:p text:style-name="Standard">Epoch 1/4, Iter 33/343, test loss = 7.148, time = 6.242586</text:p>
      <text:p text:style-name="Standard">Epoch 1/4, Iter 34/343, test loss = 7.015, time = 6.253421</text:p>
      <text:p text:style-name="Standard">Epoch 1/4, Iter 35/343, test loss = 9.014, time = 6.760355</text:p>
      <text:p text:style-name="Standard">Epoch 1/4, Iter 36/343, test loss = 8.320, time = 6.239480</text:p>
      <text:p text:style-name="Standard">Epoch 1/4, Iter 37/343, test loss = 8.243, time = 6.857543</text:p>
      <text:p text:style-name="Standard">Epoch 1/4, Iter 38/343, test loss = 7.818, time = 6.315451</text:p>
      <text:p text:style-name="Standard">Epoch 1/4, Iter 39/343, test loss = 7.814, time = 6.328215</text:p>
      <text:p text:style-name="Standard">Epoch 1/4, Iter 40/343, test loss = 8.176, time = 6.815060</text:p>
      <text:p text:style-name="Standard">Epoch 1/4, Iter 41/343, test loss = 8.672, time = 6.331644</text:p>
      <text:p text:style-name="Standard">Epoch 1/4, Iter 42/343, test loss = 5.659, time = 6.641069</text:p>
      <text:p text:style-name="Standard">Epoch 1/4, Iter 43/343, test loss = 5.397, time = 6.697316</text:p>
      <text:p text:style-name="Standard">Epoch 1/4, Iter 44/343, test loss = 5.648, time = 6.204357</text:p>
      <text:p text:style-name="Standard">Epoch 1/4, Iter 45/343, test loss = 6.270, time = 6.132007</text:p>
      <text:p text:style-name="Standard">Epoch 1/4, Iter 46/343, test loss = 5.904, time = 6.166895</text:p>
      <text:p text:style-name="Standard">Epoch 1/4, Iter 47/343, test loss = 5.687, time = 6.159871</text:p>
      <text:p text:style-name="Standard">Epoch 1/4, Iter 48/343, test loss = 6.056, time = 6.138789</text:p>
      <text:p text:style-name="Standard">Epoch 1/4, Iter 49/343, test loss = 5.292, time = 6.294814</text:p>
      <text:p text:style-name="Standard">Epoch 1/4, Iter 50/343, test loss = 4.873, time = 6.747771</text:p>
      <text:p text:style-name="Standard">Epoch 1/4, Iter 51/343, test loss = 4.931, time = 6.388375</text:p>
      <text:p text:style-name="Standard">Epoch 1/4, Iter 52/343, test loss = 5.583, time = 6.188230</text:p>
      <text:p text:style-name="Standard"><text:soft-page-break/>Epoch 1/4, Iter 53/343, test loss = 6.402, time = 6.178747</text:p>
      <text:p text:style-name="Standard">Epoch 1/4, Iter 54/343, test loss = 5.588, time = 6.176471</text:p>
      <text:p text:style-name="Standard">Epoch 1/4, Iter 55/343, test loss = 5.173, time = 6.178497</text:p>
      <text:p text:style-name="Standard">Epoch 1/4, Iter 56/343, test loss = 7.283, time = 6.668107</text:p>
      <text:p text:style-name="Standard">Epoch 1/4, Iter 57/343, test loss = 6.221, time = 6.136750</text:p>
      <text:p text:style-name="Standard">Epoch 1/4, Iter 58/343, test loss = 5.973, time = 6.565043</text:p>
      <text:p text:style-name="Standard">Epoch 1/4, Iter 59/343, test loss = 7.470, time = 6.577438</text:p>
      <text:p text:style-name="Standard">Epoch 1/4, Iter 60/343, test loss = 9.632, time = 6.147563</text:p>
      <text:p text:style-name="Standard">Epoch 1/4, Iter 61/343, test loss = 8.861, time = 6.150316</text:p>
      <text:p text:style-name="Standard">Epoch 1/4, Iter 62/343, test loss = 10.252, time = 6.651414</text:p>
      <text:p text:style-name="Standard">Epoch 1/4, Iter 63/343, test loss = 14.799, time = 6.194203</text:p>
      <text:p text:style-name="Standard">Epoch 1/4, Iter 64/343, test loss = 14.034, time = 6.583261</text:p>
      <text:p text:style-name="Standard">Epoch 1/4, Iter 65/343, test loss = 14.589, time = 6.165752</text:p>
      <text:p text:style-name="Standard">Epoch 1/4, Iter 66/343, test loss = 11.925, time = 6.158803</text:p>
      <text:p text:style-name="Standard">Epoch 1/4, Iter 67/343, test loss = 10.782, time = 6.184118</text:p>
      <text:p text:style-name="Standard">Epoch 1/4, Iter 68/343, test loss = 11.115, time = 6.267154</text:p>
      <text:p text:style-name="Standard">Epoch 1/4, Iter 69/343, test loss = 13.213, time = 6.163297</text:p>
      <text:p text:style-name="Standard">Epoch 1/4, Iter 70/343, test loss = 7.970, time = 6.178936</text:p>
      <text:p text:style-name="Standard">Epoch 1/4, Iter 71/343, test loss = 8.065, time = 6.460150</text:p>
      <text:p text:style-name="Standard">Epoch 1/4, Iter 72/343, test loss = 7.979, time = 6.371049</text:p>
      <text:p text:style-name="Standard">Epoch 1/4, Iter 73/343, test loss = 9.092, time = 6.190938</text:p>
      <text:p text:style-name="Standard">Epoch 1/4, Iter 74/343, test loss = 8.730, time = 6.676088</text:p>
      <text:p text:style-name="Standard">Epoch 1/4, Iter 75/343, test loss = 9.879, time = 6.169084</text:p>
      <text:p text:style-name="Standard">Epoch 1/4, Iter 76/343, test loss = 8.763, time = 6.672966</text:p>
      <text:p text:style-name="Standard">Epoch 1/4, Iter 77/343, test loss = 6.338, time = 6.706995</text:p>
      <text:p text:style-name="Standard">Epoch 1/4, Iter 78/343, test loss = 5.924, time = 6.703924</text:p>
      <text:p text:style-name="Standard">Epoch 1/4, Iter 79/343, test loss = 5.923, time = 6.153543</text:p>
      <text:p text:style-name="Standard">Epoch 1/4, Iter 80/343, test loss = 6.116, time = 6.726413</text:p>
      <text:p text:style-name="Standard">Epoch 1/4, Iter 81/343, test loss = 5.745, time = 6.711227</text:p>
      <text:p text:style-name="Standard">Epoch 1/4, Iter 82/343, test loss = 5.648, time = 6.176216</text:p>
      <text:p text:style-name="Standard">Epoch 1/4, Iter 83/343, test loss = 5.555, time = 6.709723</text:p>
      <text:p text:style-name="Standard">Epoch 1/4, Iter 84/343, test loss = 5.310, time = 6.245620</text:p>
      <text:p text:style-name="Standard">Epoch 1/4, Iter 85/343, test loss = 5.287, time = 6.724429</text:p>
      <text:p text:style-name="Standard">Epoch 1/4, Iter 86/343, test loss = 5.083, time = 6.720120</text:p>
      <text:p text:style-name="Standard">Epoch 1/4, Iter 87/343, test loss = 4.808, time = 6.701451</text:p>
      <text:p text:style-name="Standard">Epoch 1/4, Iter 88/343, test loss = 4.457, time = 6.703542</text:p>
      <text:p text:style-name="Standard">Epoch 1/4, Iter 89/343, test loss = 4.496, time = 6.704413</text:p>
      <text:p text:style-name="Standard">Epoch 1/4, Iter 90/343, test loss = 4.515, time = 6.622149</text:p>
      <text:p text:style-name="Standard">Epoch 1/4, Iter 91/343, test loss = 5.430, time = 6.983760</text:p>
      <text:p text:style-name="Standard">Epoch 1/4, Iter 92/343, test loss = 5.649, time = 6.201552</text:p>
      <text:p text:style-name="Standard">Epoch 1/4, Iter 93/343, test loss = 5.683, time = 6.176266</text:p>
      <text:p text:style-name="Standard">Epoch 1/4, Iter 94/343, test loss = 5.909, time = 6.766728</text:p>
      <text:p text:style-name="Standard">Epoch 1/4, Iter 95/343, test loss = 6.012, time = 6.210866</text:p>
      <text:p text:style-name="Standard">Epoch 1/4, Iter 96/343, test loss = 5.660, time = 6.710737</text:p>
      <text:p text:style-name="Standard">Epoch 1/4, Iter 97/343, test loss = 5.584, time = 6.778502</text:p>
      <text:p text:style-name="Standard">Epoch 1/4, Iter 98/343, test loss = 7.053, time = 6.791647</text:p>
      <text:p text:style-name="Standard">Epoch 1/4, Iter 99/343, test loss = 7.285, time = 6.247324</text:p>
      <text:p text:style-name="Standard">Epoch 1/4, Iter 100/343, test loss = 6.691, time = 6.640173</text:p>
      <text:p text:style-name="Standard">Epoch 1/4, Iter 101/343, test loss = 5.927, time = 6.210652</text:p>
      <text:p text:style-name="Standard">Epoch 1/4, Iter 102/343, test loss = 5.130, time = 6.763645</text:p>
      <text:p text:style-name="Standard">Epoch 1/4, Iter 103/343, test loss = 5.259, time = 6.741176</text:p>
      <text:p text:style-name="Standard">Epoch 1/4, Iter 104/343, test loss = 5.225, time = 6.247858</text:p>
      <text:p text:style-name="Standard"><text:soft-page-break/>Epoch 1/4, Iter 105/343, test loss = 5.008, time = 6.728364</text:p>
      <text:p text:style-name="Standard">Epoch 1/4, Iter 106/343, test loss = 4.829, time = 6.725475</text:p>
      <text:p text:style-name="Standard">Epoch 1/4, Iter 107/343, test loss = 4.809, time = 6.682754</text:p>
      <text:p text:style-name="Standard">Epoch 1/4, Iter 108/343, test loss = 5.068, time = 6.599688</text:p>
      <text:p text:style-name="Standard">Epoch 1/4, Iter 109/343, test loss = 4.673, time = 6.761606</text:p>
      <text:p text:style-name="Standard">Epoch 1/4, Iter 110/343, test loss = 4.611, time = 6.154566</text:p>
      <text:p text:style-name="Standard">Epoch 1/4, Iter 111/343, test loss = 4.439, time = 6.452881</text:p>
      <text:p text:style-name="Standard">Epoch 1/4, Iter 112/343, test loss = 4.747, time = 6.681376</text:p>
      <text:p text:style-name="Standard">Epoch 1/4, Iter 113/343, test loss = 4.600, time = 6.717366</text:p>
      <text:p text:style-name="Standard">Epoch 1/4, Iter 114/343, test loss = 4.549, time = 6.717770</text:p>
      <text:p text:style-name="Standard">Epoch 1/4, Iter 115/343, test loss = 4.973, time = 6.679600</text:p>
      <text:p text:style-name="Standard">Epoch 1/4, Iter 116/343, test loss = 5.093, time = 6.719152</text:p>
      <text:p text:style-name="Standard">Epoch 1/4, Iter 117/343, test loss = 5.026, time = 6.724770</text:p>
      <text:p text:style-name="Standard">Epoch 1/4, Iter 118/343, test loss = 4.702, time = 6.252328</text:p>
      <text:p text:style-name="Standard">Epoch 1/4, Iter 119/343, test loss = 4.959, time = 6.509713</text:p>
      <text:p text:style-name="Standard">Epoch 1/4, Iter 120/343, test loss = 4.637, time = 6.140233</text:p>
      <text:p text:style-name="Standard">Epoch 1/4, Iter 121/343, test loss = 4.535, time = 6.719940</text:p>
      <text:p text:style-name="Standard">Epoch 1/4, Iter 122/343, test loss = 5.074, time = 6.647450</text:p>
      <text:p text:style-name="Standard">Epoch 1/4, Iter 123/343, test loss = 5.655, time = 6.628901</text:p>
      <text:p text:style-name="Standard">Epoch 1/4, Iter 124/343, test loss = 5.447, time = 6.214546</text:p>
      <text:p text:style-name="Standard">Epoch 1/4, Iter 125/343, test loss = 5.257, time = 6.725875</text:p>
      <text:p text:style-name="Standard">Epoch 1/4, Iter 126/343, test loss = 5.794, time = 6.441637</text:p>
      <text:p text:style-name="Standard">Epoch 1/4, Iter 127/343, test loss = 5.982, time = 6.127850</text:p>
      <text:p text:style-name="Standard">Epoch 1/4, Iter 128/343, test loss = 5.867, time = 6.675450</text:p>
      <text:p text:style-name="Standard">Epoch 1/4, Iter 129/343, test loss = 8.488, time = 6.703967</text:p>
      <text:p text:style-name="Standard">Epoch 1/4, Iter 130/343, test loss = 8.799, time = 6.694596</text:p>
      <text:p text:style-name="Standard">Epoch 1/4, Iter 131/343, test loss = 8.477, time = 6.490567</text:p>
      <text:p text:style-name="Standard">Epoch 1/4, Iter 132/343, test loss = 10.163, time = 6.106827</text:p>
      <text:p text:style-name="Standard">Epoch 1/4, Iter 133/343, test loss = 8.699, time = 6.716291</text:p>
      <text:p text:style-name="Standard">Epoch 1/4, Iter 134/343, test loss = 8.432, time = 6.125398</text:p>
      <text:p text:style-name="Standard">Epoch 1/4, Iter 135/343, test loss = 9.625, time = 6.124517</text:p>
      <text:p text:style-name="Standard">Epoch 1/4, Iter 136/343, test loss = 10.017, time = 6.188249</text:p>
      <text:p text:style-name="Standard">Epoch 1/4, Iter 137/343, test loss = 7.412, time = 6.141964</text:p>
      <text:p text:style-name="Standard">Epoch 1/4, Iter 138/343, test loss = 7.085, time = 6.581113</text:p>
      <text:p text:style-name="Standard">Epoch 1/4, Iter 139/343, test loss = 9.045, time = 6.142806</text:p>
      <text:p text:style-name="Standard">Epoch 1/4, Iter 140/343, test loss = 6.629, time = 6.714701</text:p>
      <text:p text:style-name="Standard">Epoch 1/4, Iter 141/343, test loss = 6.437, time = 6.701429</text:p>
      <text:p text:style-name="Standard">Epoch 1/4, Iter 142/343, test loss = 5.509, time = 6.145702</text:p>
      <text:p text:style-name="Standard">Epoch 1/4, Iter 143/343, test loss = 5.598, time = 6.680833</text:p>
      <text:p text:style-name="Standard">Epoch 1/4, Iter 144/343, test loss = 5.532, time = 6.688725</text:p>
      <text:p text:style-name="Standard">Epoch 1/4, Iter 145/343, test loss = 5.254, time = 6.145631</text:p>
      <text:p text:style-name="Standard">Epoch 1/4, Iter 146/343, test loss = 5.200, time = 6.131032</text:p>
      <text:p text:style-name="Standard">Epoch 1/4, Iter 147/343, test loss = 5.075, time = 6.157120</text:p>
      <text:p text:style-name="Standard">Epoch 1/4, Iter 148/343, test loss = 4.687, time = 6.715440</text:p>
      <text:p text:style-name="Standard">Epoch 1/4, Iter 149/343, test loss = 4.526, time = 6.550661</text:p>
      <text:p text:style-name="Standard">Epoch 1/4, Iter 150/343, test loss = 4.703, time = 6.112935</text:p>
      <text:p text:style-name="Standard">Epoch 1/4, Iter 151/343, test loss = 4.856, time = 6.951488</text:p>
      <text:p text:style-name="Standard">Epoch 1/4, Iter 152/343, test loss = 4.820, time = 6.654784</text:p>
      <text:p text:style-name="Standard">Epoch 1/4, Iter 153/343, test loss = 4.511, time = 6.582968</text:p>
      <text:p text:style-name="Standard">Epoch 1/4, Iter 154/343, test loss = 4.726, time = 6.578526</text:p>
      <text:p text:style-name="Standard">Epoch 1/4, Iter 155/343, test loss = 4.772, time = 6.112129</text:p>
      <text:p text:style-name="Standard">Epoch 1/4, Iter 156/343, test loss = 4.665, time = 6.618792</text:p>
      <text:p text:style-name="Standard"><text:soft-page-break/>Epoch 1/4, Iter 157/343, test loss = 4.968, time = 6.247289</text:p>
      <text:p text:style-name="Standard">Epoch 1/4, Iter 158/343, test loss = 5.033, time = 6.107081</text:p>
      <text:p text:style-name="Standard">Epoch 1/4, Iter 159/343, test loss = 4.856, time = 6.158005</text:p>
      <text:p text:style-name="Standard">Epoch 1/4, Iter 160/343, test loss = 4.832, time = 6.260090</text:p>
      <text:p text:style-name="Standard">Epoch 1/4, Iter 161/343, test loss = 5.266, time = 6.649322</text:p>
      <text:p text:style-name="Standard">Epoch 1/4, Iter 162/343, test loss = 5.339, time = 6.169517</text:p>
      <text:p text:style-name="Standard">Epoch 1/4, Iter 163/343, test loss = 5.332, time = 6.188310</text:p>
      <text:p text:style-name="Standard">Epoch 1/4, Iter 164/343, test loss = 5.631, time = 6.175296</text:p>
      <text:p text:style-name="Standard">Epoch 1/4, Iter 165/343, test loss = 5.676, time = 6.747738</text:p>
      <text:p text:style-name="Standard">Epoch 1/4, Iter 166/343, test loss = 5.668, time = 6.130252</text:p>
      <text:p text:style-name="Standard">Epoch 1/4, Iter 167/343, test loss = 5.467, time = 6.738776</text:p>
      <text:p text:style-name="Standard">Epoch 1/4, Iter 168/343, test loss = 6.410, time = 6.665749</text:p>
      <text:p text:style-name="Standard">Epoch 1/4, Iter 169/343, test loss = 6.716, time = 6.679197</text:p>
      <text:p text:style-name="Standard">Epoch 1/4, Iter 170/343, test loss = 6.563, time = 6.136040</text:p>
      <text:p text:style-name="Standard">Epoch 1/4, Iter 171/343, test loss = 7.028, time = 7.120649</text:p>
      <text:p text:style-name="Standard">Epoch 1/4, Iter 172/343, test loss = 7.974, time = 6.901956</text:p>
      <text:p text:style-name="Standard">Epoch 1/4, Iter 173/343, test loss = 7.700, time = 6.499668</text:p>
      <text:p text:style-name="Standard">Epoch 1/4, Iter 174/343, test loss = 8.168, time = 6.359466</text:p>
      <text:p text:style-name="Standard">Epoch 1/4, Iter 175/343, test loss = 8.001, time = 6.755919</text:p>
      <text:p text:style-name="Standard">Epoch 1/4, Iter 176/343, test loss = 6.448, time = 6.238177</text:p>
      <text:p text:style-name="Standard">Epoch 1/4, Iter 177/343, test loss = 6.606, time = 6.630015</text:p>
      <text:p text:style-name="Standard">Epoch 1/4, Iter 178/343, test loss = 6.719, time = 6.551434</text:p>
      <text:p text:style-name="Standard">Epoch 1/4, Iter 179/343, test loss = 6.234, time = 6.597482</text:p>
      <text:p text:style-name="Standard">Epoch 1/4, Iter 180/343, test loss = 6.350, time = 6.727026</text:p>
      <text:p text:style-name="Standard">Epoch 1/4, Iter 181/343, test loss = 5.553, time = 6.769908</text:p>
      <text:p text:style-name="Standard">Epoch 1/4, Iter 182/343, test loss = 9.204, time = 6.834461</text:p>
      <text:p text:style-name="Standard">Epoch 1/4, Iter 183/343, test loss = 7.206, time = 6.453681</text:p>
      <text:p text:style-name="Standard">Epoch 1/4, Iter 184/343, test loss = 7.052, time = 6.253560</text:p>
      <text:p text:style-name="Standard">Epoch 1/4, Iter 185/343, test loss = 9.880, time = 6.248919</text:p>
      <text:p text:style-name="Standard">Epoch 1/4, Iter 186/343, test loss = 9.823, time = 6.180740</text:p>
      <text:p text:style-name="Standard">Epoch 1/4, Iter 187/343, test loss = 8.202, time = 6.187070</text:p>
      <text:p text:style-name="Standard">Epoch 1/4, Iter 188/343, test loss = 9.590, time = 6.160377</text:p>
      <text:p text:style-name="Standard">Epoch 1/4, Iter 189/343, test loss = 7.477, time = 6.209361</text:p>
      <text:p text:style-name="Standard">Epoch 1/4, Iter 190/343, test loss = 8.558, time = 6.150831</text:p>
      <text:p text:style-name="Standard">Epoch 1/4, Iter 191/343, test loss = 8.661, time = 6.357631</text:p>
      <text:p text:style-name="Standard">Epoch 1/4, Iter 192/343, test loss = 7.765, time = 6.162307</text:p>
      <text:p text:style-name="Standard">Epoch 1/4, Iter 193/343, test loss = 6.326, time = 6.162133</text:p>
      <text:p text:style-name="Standard">Epoch 1/4, Iter 194/343, test loss = 6.124, time = 6.141784</text:p>
      <text:p text:style-name="Standard">Epoch 1/4, Iter 195/343, test loss = 6.565, time = 6.321388</text:p>
      <text:p text:style-name="Standard">Epoch 1/4, Iter 196/343, test loss = 7.393, time = 6.155871</text:p>
      <text:p text:style-name="Standard">Epoch 1/4, Iter 197/343, test loss = 7.190, time = 6.154796</text:p>
      <text:p text:style-name="Standard">Epoch 1/4, Iter 198/343, test loss = 7.120, time = 6.178221</text:p>
      <text:p text:style-name="Standard">Epoch 1/4, Iter 199/343, test loss = 5.372, time = 6.179921</text:p>
      <text:p text:style-name="Standard">Epoch 1/4, Iter 200/343, test loss = 4.675, time = 6.210102</text:p>
      <text:p text:style-name="Standard">Epoch 1/4, Iter 201/343, test loss = 4.240, time = 6.192121</text:p>
      <text:p text:style-name="Standard">Epoch 1/4, Iter 202/343, test loss = 3.935, time = 6.259653</text:p>
      <text:p text:style-name="Standard">Epoch 1/4, Iter 203/343, test loss = 5.101, time = 6.264939</text:p>
      <text:p text:style-name="Standard">Epoch 1/4, Iter 204/343, test loss = 6.085, time = 6.297892</text:p>
      <text:p text:style-name="Standard">Epoch 1/4, Iter 205/343, test loss = 5.621, time = 6.219736</text:p>
      <text:p text:style-name="Standard">Epoch 1/4, Iter 206/343, test loss = 5.527, time = 6.247064</text:p>
      <text:p text:style-name="Standard">Epoch 1/4, Iter 207/343, test loss = 5.314, time = 6.272720</text:p>
      <text:p text:style-name="Standard">Epoch 1/4, Iter 208/343, test loss = 5.265, time = 6.269031</text:p>
      <text:p text:style-name="Standard"><text:soft-page-break/>Epoch 1/4, Iter 209/343, test loss = 5.419, time = 6.266623</text:p>
      <text:p text:style-name="Standard">Epoch 1/4, Iter 210/343, test loss = 5.868, time = 6.349953</text:p>
      <text:p text:style-name="Standard">Epoch 1/4, Iter 211/343, test loss = 6.064, time = 7.134387</text:p>
      <text:p text:style-name="Standard">Epoch 1/4, Iter 212/343, test loss = 6.139, time = 6.747669</text:p>
      <text:p text:style-name="Standard">Epoch 1/4, Iter 213/343, test loss = 5.500, time = 6.767950</text:p>
      <text:p text:style-name="Standard">Epoch 1/4, Iter 214/343, test loss = 5.063, time = 6.710412</text:p>
      <text:p text:style-name="Standard">Epoch 1/4, Iter 215/343, test loss = 5.157, time = 6.695875</text:p>
      <text:p text:style-name="Standard">Epoch 1/4, Iter 216/343, test loss = 4.532, time = 6.118646</text:p>
      <text:p text:style-name="Standard">Epoch 1/4, Iter 217/343, test loss = 5.411, time = 6.318439</text:p>
      <text:p text:style-name="Standard">Epoch 1/4, Iter 218/343, test loss = 4.832, time = 6.171491</text:p>
      <text:p text:style-name="Standard">Epoch 1/4, Iter 219/343, test loss = 4.655, time = 6.375113</text:p>
      <text:p text:style-name="Standard">Epoch 1/4, Iter 220/343, test loss = 4.443, time = 6.664565</text:p>
      <text:p text:style-name="Standard">Epoch 1/4, Iter 221/343, test loss = 4.704, time = 6.760938</text:p>
      <text:p text:style-name="Standard">Epoch 1/4, Iter 222/343, test loss = 4.710, time = 6.743621</text:p>
      <text:p text:style-name="Standard">Epoch 1/4, Iter 223/343, test loss = 4.303, time = 6.743503</text:p>
      <text:p text:style-name="Standard">Epoch 1/4, Iter 224/343, test loss = 5.217, time = 6.655696</text:p>
      <text:p text:style-name="Standard">Epoch 1/4, Iter 225/343, test loss = 5.323, time = 6.724174</text:p>
      <text:p text:style-name="Standard">Epoch 1/4, Iter 226/343, test loss = 4.919, time = 6.730396</text:p>
      <text:p text:style-name="Standard">Epoch 1/4, Iter 227/343, test loss = 4.986, time = 6.730521</text:p>
      <text:p text:style-name="Standard">Epoch 1/4, Iter 228/343, test loss = 5.322, time = 6.200550</text:p>
      <text:p text:style-name="Standard">Epoch 1/4, Iter 229/343, test loss = 5.154, time = 6.209509</text:p>
      <text:p text:style-name="Standard">Epoch 1/4, Iter 230/343, test loss = 4.917, time = 6.585431</text:p>
      <text:p text:style-name="Standard">Epoch 1/4, Iter 231/343, test loss = 6.938, time = 6.964257</text:p>
      <text:p text:style-name="Standard">Epoch 1/4, Iter 232/343, test loss = 7.219, time = 6.506825</text:p>
      <text:p text:style-name="Standard">Epoch 1/4, Iter 233/343, test loss = 7.529, time = 6.700729</text:p>
      <text:p text:style-name="Standard">Epoch 1/4, Iter 234/343, test loss = 7.052, time = 6.704766</text:p>
      <text:p text:style-name="Standard">Epoch 1/4, Iter 235/343, test loss = 7.278, time = 6.641632</text:p>
      <text:p text:style-name="Standard">Epoch 1/4, Iter 236/343, test loss = 7.696, time = 6.709224</text:p>
      <text:p text:style-name="Standard">Epoch 1/4, Iter 237/343, test loss = 8.018, time = 6.716283</text:p>
      <text:p text:style-name="Standard">Epoch 1/4, Iter 238/343, test loss = 5.203, time = 6.739453</text:p>
      <text:p text:style-name="Standard">Epoch 1/4, Iter 239/343, test loss = 5.251, time = 6.729364</text:p>
      <text:p text:style-name="Standard">Epoch 1/4, Iter 240/343, test loss = 5.974, time = 6.724881</text:p>
      <text:p text:style-name="Standard">Epoch 1/4, Iter 241/343, test loss = 6.787, time = 6.718104</text:p>
      <text:p text:style-name="Standard">Epoch 1/4, Iter 242/343, test loss = 6.146, time = 6.732038</text:p>
      <text:p text:style-name="Standard">Epoch 1/4, Iter 243/343, test loss = 5.810, time = 6.731355</text:p>
      <text:p text:style-name="Standard">Epoch 1/4, Iter 244/343, test loss = 6.575, time = 6.736466</text:p>
      <text:p text:style-name="Standard">Epoch 1/4, Iter 245/343, test loss = 11.132, time = 6.656769</text:p>
      <text:p text:style-name="Standard">Epoch 1/4, Iter 246/343, test loss = 10.349, time = 6.727509</text:p>
      <text:p text:style-name="Standard">Epoch 1/4, Iter 247/343, test loss = 8.089, time = 6.587806</text:p>
      <text:p text:style-name="Standard">Epoch 1/4, Iter 248/343, test loss = 7.739, time = 6.651944</text:p>
      <text:p text:style-name="Standard">Epoch 1/4, Iter 249/343, test loss = 5.909, time = 6.151230</text:p>
      <text:p text:style-name="Standard">Epoch 1/4, Iter 250/343, test loss = 5.654, time = 6.134053</text:p>
      <text:p text:style-name="Standard">Epoch 1/4, Iter 251/343, test loss = 5.288, time = 7.008287</text:p>
      <text:p text:style-name="Standard">Epoch 1/4, Iter 252/343, test loss = 5.833, time = 6.135855</text:p>
      <text:p text:style-name="Standard">Epoch 1/4, Iter 253/343, test loss = 5.499, time = 6.537963</text:p>
      <text:p text:style-name="Standard">Epoch 1/4, Iter 254/343, test loss = 5.455, time = 6.319719</text:p>
      <text:p text:style-name="Standard">Epoch 1/4, Iter 255/343, test loss = 5.551, time = 6.577476</text:p>
      <text:p text:style-name="Standard">Epoch 1/4, Iter 256/343, test loss = 5.387, time = 6.161679</text:p>
      <text:p text:style-name="Standard">Epoch 1/4, Iter 257/343, test loss = 5.305, time = 6.539828</text:p>
      <text:p text:style-name="Standard">Epoch 1/4, Iter 258/343, test loss = 5.492, time = 6.740246</text:p>
      <text:p text:style-name="Standard">Epoch 1/4, Iter 259/343, test loss = 6.221, time = 6.731046</text:p>
      <text:p text:style-name="Standard">Epoch 1/4, Iter 260/343, test loss = 5.910, time = 6.728740</text:p>
      <text:p text:style-name="Standard"><text:soft-page-break/>Epoch 1/4, Iter 261/343, test loss = 6.190, time = 6.732177</text:p>
      <text:p text:style-name="Standard">Epoch 1/4, Iter 262/343, test loss = 6.997, time = 6.731495</text:p>
      <text:p text:style-name="Standard">Epoch 1/4, Iter 263/343, test loss = 6.986, time = 6.324127</text:p>
      <text:p text:style-name="Standard">Epoch 1/4, Iter 264/343, test loss = 7.020, time = 6.758323</text:p>
      <text:p text:style-name="Standard">Epoch 1/4, Iter 265/343, test loss = 7.241, time = 6.464755</text:p>
      <text:p text:style-name="Standard">Epoch 1/4, Iter 266/343, test loss = 6.067, time = 6.258006</text:p>
      <text:p text:style-name="Standard">Epoch 1/4, Iter 267/343, test loss = 6.173, time = 6.858337</text:p>
      <text:p text:style-name="Standard">Epoch 1/4, Iter 268/343, test loss = 6.377, time = 6.716591</text:p>
      <text:p text:style-name="Standard">Epoch 1/4, Iter 269/343, test loss = 6.184, time = 6.227146</text:p>
      <text:p text:style-name="Standard">Epoch 1/4, Iter 270/343, test loss = 6.302, time = 6.229594</text:p>
      <text:p text:style-name="Standard">Epoch 1/4, Iter 271/343, test loss = 6.170, time = 6.458714</text:p>
      <text:p text:style-name="Standard">Epoch 1/4, Iter 272/343, test loss = 7.141, time = 6.146435</text:p>
      <text:p text:style-name="Standard">Epoch 1/4, Iter 273/343, test loss = 5.145, time = 6.174560</text:p>
      <text:p text:style-name="Standard">Epoch 1/4, Iter 274/343, test loss = 4.971, time = 6.190032</text:p>
      <text:p text:style-name="Standard">Epoch 1/4, Iter 275/343, test loss = 5.016, time = 6.630958</text:p>
      <text:p text:style-name="Standard">Epoch 1/4, Iter 276/343, test loss = 5.261, time = 6.174134</text:p>
      <text:p text:style-name="Standard">Epoch 1/4, Iter 277/343, test loss = 5.691, time = 6.563212</text:p>
      <text:p text:style-name="Standard">Epoch 1/4, Iter 278/343, test loss = 5.541, time = 6.482191</text:p>
      <text:p text:style-name="Standard">Epoch 1/4, Iter 279/343, test loss = 5.579, time = 6.711468</text:p>
      <text:p text:style-name="Standard">Epoch 1/4, Iter 280/343, test loss = 4.611, time = 6.144584</text:p>
      <text:p text:style-name="Standard">Epoch 1/4, Iter 281/343, test loss = 4.408, time = 6.578618</text:p>
      <text:p text:style-name="Standard">Epoch 1/4, Iter 282/343, test loss = 4.653, time = 6.137510</text:p>
      <text:p text:style-name="Standard">Epoch 1/4, Iter 283/343, test loss = 4.971, time = 6.741673</text:p>
      <text:p text:style-name="Standard">Epoch 1/4, Iter 284/343, test loss = 5.048, time = 6.134371</text:p>
      <text:p text:style-name="Standard">Epoch 1/4, Iter 285/343, test loss = 5.234, time = 6.137907</text:p>
      <text:p text:style-name="Standard">Epoch 1/4, Iter 286/343, test loss = 4.745, time = 6.133413</text:p>
      <text:p text:style-name="Standard">Epoch 1/4, Iter 287/343, test loss = 4.108, time = 6.148336</text:p>
      <text:p text:style-name="Standard">Epoch 1/4, Iter 288/343, test loss = 4.029, time = 6.277943</text:p>
      <text:p text:style-name="Standard">Epoch 1/4, Iter 289/343, test loss = 4.280, time = 6.262959</text:p>
      <text:p text:style-name="Standard">Epoch 1/4, Iter 290/343, test loss = 4.478, time = 6.705281</text:p>
      <text:p text:style-name="Standard">Epoch 1/4, Iter 291/343, test loss = 4.935, time = 6.905086</text:p>
      <text:p text:style-name="Standard">Epoch 1/4, Iter 292/343, test loss = 4.887, time = 6.139186</text:p>
      <text:p text:style-name="Standard">Epoch 1/4, Iter 293/343, test loss = 5.481, time = 6.157894</text:p>
      <text:p text:style-name="Standard">Epoch 1/4, Iter 294/343, test loss = 5.503, time = 6.332019</text:p>
      <text:p text:style-name="Standard">Epoch 1/4, Iter 295/343, test loss = 5.451, time = 6.738377</text:p>
      <text:p text:style-name="Standard">Epoch 1/4, Iter 296/343, test loss = 5.393, time = 6.153065</text:p>
      <text:p text:style-name="Standard">Epoch 1/4, Iter 297/343, test loss = 5.559, time = 6.744034</text:p>
      <text:p text:style-name="Standard">Epoch 1/4, Iter 298/343, test loss = 5.293, time = 6.163540</text:p>
      <text:p text:style-name="Standard">Epoch 1/4, Iter 299/343, test loss = 5.434, time = 6.153787</text:p>
      <text:p text:style-name="Standard">Epoch 1/4, Iter 300/343, test loss = 6.644, time = 6.751835</text:p>
      <text:p text:style-name="Standard">Epoch 1/4, Iter 301/343, test loss = 5.207, time = 6.738650</text:p>
      <text:p text:style-name="Standard">Epoch 1/4, Iter 302/343, test loss = 5.750, time = 6.136306</text:p>
      <text:p text:style-name="Standard">Epoch 1/4, Iter 303/343, test loss = 5.843, time = 6.675878</text:p>
      <text:p text:style-name="Standard">Epoch 1/4, Iter 304/343, test loss = 6.242, time = 6.156958</text:p>
      <text:p text:style-name="Standard">Epoch 1/4, Iter 305/343, test loss = 6.422, time = 6.235463</text:p>
      <text:p text:style-name="Standard">Epoch 1/4, Iter 306/343, test loss = 6.528, time = 6.620021</text:p>
      <text:p text:style-name="Standard">Epoch 1/4, Iter 307/343, test loss = 7.476, time = 6.216541</text:p>
      <text:p text:style-name="Standard">Epoch 1/4, Iter 308/343, test loss = 4.220, time = 6.281684</text:p>
      <text:p text:style-name="Standard">Epoch 1/4, Iter 309/343, test loss = 4.348, time = 6.210049</text:p>
      <text:p text:style-name="Standard">Epoch 1/4, Iter 310/343, test loss = 4.660, time = 6.136522</text:p>
      <text:p text:style-name="Standard">Epoch 1/4, Iter 311/343, test loss = 6.458, time = 6.446638</text:p>
      <text:p text:style-name="Standard">Epoch 1/4, Iter 312/343, test loss = 4.226, time = 6.588640</text:p>
      <text:p text:style-name="Standard"><text:soft-page-break/>Epoch 1/4, Iter 313/343, test loss = 4.127, time = 6.165387</text:p>
      <text:p text:style-name="Standard">Epoch 1/4, Iter 314/343, test loss = 4.453, time = 6.697439</text:p>
      <text:p text:style-name="Standard">Epoch 1/4, Iter 315/343, test loss = 4.477, time = 6.154899</text:p>
      <text:p text:style-name="Standard">Epoch 1/4, Iter 316/343, test loss = 4.508, time = 6.154552</text:p>
      <text:p text:style-name="Standard">Epoch 1/4, Iter 317/343, test loss = 4.702, time = 6.168808</text:p>
      <text:p text:style-name="Standard">Epoch 1/4, Iter 318/343, test loss = 4.583, time = 6.717697</text:p>
      <text:p text:style-name="Standard">Epoch 1/4, Iter 319/343, test loss = 3.964, time = 6.133195</text:p>
      <text:p text:style-name="Standard">Epoch 1/4, Iter 320/343, test loss = 4.069, time = 6.148748</text:p>
      <text:p text:style-name="Standard">Epoch 1/4, Iter 321/343, test loss = 4.477, time = 6.155905</text:p>
      <text:p text:style-name="Standard">Epoch 1/4, Iter 322/343, test loss = 3.965, time = 6.153054</text:p>
      <text:p text:style-name="Standard">Epoch 1/4, Iter 323/343, test loss = 4.060, time = 6.163934</text:p>
      <text:p text:style-name="Standard">Epoch 1/4, Iter 324/343, test loss = 4.238, time = 6.669073</text:p>
      <text:p text:style-name="Standard">Epoch 1/4, Iter 325/343, test loss = 4.172, time = 6.569826</text:p>
      <text:p text:style-name="Standard">Epoch 1/4, Iter 326/343, test loss = 3.857, time = 6.653476</text:p>
      <text:p text:style-name="Standard">Epoch 1/4, Iter 327/343, test loss = 3.961, time = 6.639516</text:p>
      <text:p text:style-name="Standard">Epoch 1/4, Iter 328/343, test loss = 4.122, time = 6.619470</text:p>
      <text:p text:style-name="Standard">Epoch 1/4, Iter 329/343, test loss = 4.105, time = 6.131945</text:p>
      <text:p text:style-name="Standard">Epoch 1/4, Iter 330/343, test loss = 4.250, time = 6.108464</text:p>
      <text:p text:style-name="Standard">Epoch 1/4, Iter 331/343, test loss = 4.318, time = 6.950508</text:p>
      <text:p text:style-name="Standard">Epoch 1/4, Iter 332/343, test loss = 4.406, time = 6.000478</text:p>
      <text:p text:style-name="Standard">Epoch 1/4, Iter 333/343, test loss = 4.632, time = 6.642399</text:p>
      <text:p text:style-name="Standard">Epoch 1/4, Iter 334/343, test loss = 4.701, time = 6.632742</text:p>
      <text:p text:style-name="Standard">Epoch 1/4, Iter 335/343, test loss = 4.818, time = 6.558715</text:p>
      <text:p text:style-name="Standard">Epoch 1/4, Iter 336/343, test loss = 4.624, time = 6.536168</text:p>
      <text:p text:style-name="Standard">Epoch 1/4, Iter 337/343, test loss = 4.743, time = 6.020838</text:p>
      <text:p text:style-name="Standard">Epoch 1/4, Iter 338/343, test loss = 4.885, time = 6.055601</text:p>
      <text:p text:style-name="Standard">Epoch 1/4, Iter 339/343, test loss = 4.717, time = 6.539998</text:p>
      <text:p text:style-name="Standard">Epoch 1/4, Iter 340/343, test loss = 4.518, time = 6.122667</text:p>
      <text:p text:style-name="Standard">Epoch 1/4, Iter 341/343, test loss = 4.312, time = 6.489943</text:p>
      <text:p text:style-name="Standard">Epoch 1/4, Iter 342/343, test loss = 4.334, time = 6.762389</text:p>
      <text:p text:style-name="Standard">avg_test_scalars: {'loss': 6.672225141664288, 'abs_depth_error': 5.083948189593612, 'thres2mm_error': 0.480712969344837, 'thres4mm_error': 0.2424654615255556, 'thres8mm_error': 0.11284300823948473}</text:p>
      <text:p text:style-name="Standard">Epoch 2:</text:p>
      <text:p text:style-name="Standard">Epoch 2/4, Iter 0/1029, train loss = 8.135, time = 17.203</text:p>
      <text:p text:style-name="Standard"/>
      <text:p text:style-name="Standard"/>
      <text:p text:style-name="P1">(cv-lab4) ischoll@ischoll-ThinkPad-X1:~/ETH/MA1/CV/Assignments/Assignment4/codes/mvs$ bash train.sh </text:p>
      <text:p text:style-name="Standard">current time 20211202_231955</text:p>
      <text:p text:style-name="Standard">creating new summary file</text:p>
      <text:p text:style-name="Standard">argv: ['--dataset=dtu', '--batch_size=2', '--epochs', '4', '--resume', '--trainpath=./dtu_dataset/', '--trainlist', 'lists/dtu/train.txt', '--testlist', 'lists/dtu/val.txt', '--numdepth=192', '--logdir', './checkpoints']</text:p>
      <text:p text:style-name="Standard">################################ <text:s/>args <text:s/>################################</text:p>
      <text:p text:style-name="Standard">mode <text:s text:c="5"/><text:tab/>train <text:s text:c="24"/><text:tab/>&lt;class 'str'&gt; <text:s text:c="6"/></text:p>
      <text:p text:style-name="Standard">model <text:s text:c="4"/><text:tab/>net <text:s text:c="26"/><text:tab/>&lt;class 'str'&gt; <text:s text:c="6"/></text:p>
      <text:p text:style-name="Standard">dataset <text:s text:c="2"/><text:tab/>dtu <text:s text:c="26"/><text:tab/>&lt;class 'str'&gt; <text:s text:c="6"/></text:p>
      <text:p text:style-name="Standard">trainpath <text:tab/>./dtu_dataset/ <text:s text:c="15"/><text:tab/>&lt;class 'str'&gt; <text:s text:c="6"/></text:p>
      <text:p text:style-name="Standard">testpath <text:s/><text:tab/>./dtu_dataset/ <text:s text:c="15"/><text:tab/>&lt;class 'str'&gt; <text:s text:c="6"/></text:p>
      <text:p text:style-name="Standard">trainlist <text:tab/>lists/dtu/train.txt <text:s text:c="10"/><text:tab/>&lt;class 'str'&gt; <text:s text:c="6"/></text:p>
      <text:p text:style-name="Standard">testlist <text:s/><text:tab/>lists/dtu/val.txt <text:s text:c="12"/><text:tab/>&lt;class 'str'&gt; <text:s text:c="6"/></text:p>
      <text:p text:style-name="Standard">epochs <text:s text:c="3"/><text:tab/>4 <text:s text:c="28"/><text:tab/>&lt;class 'int'&gt; <text:s text:c="6"/></text:p>
      <text:p text:style-name="Standard">lr <text:s text:c="7"/><text:tab/>0.001 <text:s text:c="24"/><text:tab/>&lt;class 'float'&gt; <text:s text:c="4"/></text:p>
      <text:p text:style-name="Standard">lrepochs <text:s/><text:tab/>4,8:2 <text:s text:c="24"/><text:tab/>&lt;class 'str'&gt; <text:s text:c="6"/></text:p>
      <text:p text:style-name="Standard">wd <text:s text:c="7"/><text:tab/>0.0 <text:s text:c="26"/><text:tab/>&lt;class 'float'&gt; <text:s text:c="4"/></text:p>
      <text:p text:style-name="Standard">batch_size<text:tab/>2 <text:s text:c="28"/><text:tab/>&lt;class 'int'&gt; <text:s text:c="6"/></text:p>
      <text:p text:style-name="Standard">numdepth <text:s/><text:tab/>192 <text:s text:c="26"/><text:tab/>&lt;class 'int'&gt; <text:s text:c="6"/></text:p>
      <text:p text:style-name="Standard">loadckpt <text:s/><text:tab/>None <text:s text:c="25"/><text:tab/>&lt;class 'NoneType'&gt; <text:s/></text:p>
      <text:p text:style-name="Standard">logdir <text:s text:c="3"/><text:tab/>./checkpoints <text:s text:c="16"/><text:tab/>&lt;class 'str'&gt; <text:s text:c="6"/></text:p>
      <text:p text:style-name="Standard">resume <text:s text:c="3"/><text:tab/>True <text:s text:c="25"/><text:tab/>&lt;class 'bool'&gt; <text:s text:c="5"/></text:p>
      <text:p text:style-name="Standard">summary_freq<text:tab/>20 <text:s text:c="27"/><text:tab/>&lt;class 'int'&gt; <text:s text:c="6"/></text:p>
      <text:p text:style-name="Standard">save_freq <text:tab/>1 <text:s text:c="28"/><text:tab/>&lt;class 'int'&gt; <text:s text:c="6"/></text:p>
      <text:p text:style-name="Standard">seed <text:s text:c="5"/><text:tab/>1 <text:s text:c="28"/><text:tab/>&lt;class 'int'&gt; <text:s text:c="6"/></text:p>
      <text:p text:style-name="Standard">########################################################################</text:p>
      <text:p text:style-name="Standard">dataset train metas: 2058</text:p>
      <text:p text:style-name="Standard">dataset val metas: 686</text:p>
      <text:p text:style-name="Standard">resuming ./checkpoints/model_000001.ckpt</text:p>
      <text:p text:style-name="Standard">start at epoch 2</text:p>
      <text:p text:style-name="Standard">Number of model parameters: 61809</text:p>
      <text:p text:style-name="Standard">Epoch 2:</text:p>
      <text:p text:style-name="Standard">/home/ischoll/anaconda3/envs/cv-lab4/lib/python3.6/site-packages/torch/optim/lr_scheduler.py:122: UserWarning: Detected call of `lr_scheduler.step()` before `optimizer.step()`. In PyTorch 1.1.0 and later, you should call them in the opposite order: `optimizer.step()` before `lr_scheduler.step()`. <text:s/>Failure to do this will result in PyTorch skipping the first value of the learning rate schedule. See more details at https://pytorch.org/docs/stable/optim.html#how-to-adjust-learning-rate</text:p>
      <text:p text:style-name="Standard"><text:s text:c="2"/>"https://pytorch.org/docs/stable/optim.html#how-to-adjust-learning-rate", UserWarning)</text:p>
      <text:p text:style-name="Standard">Epoch 2/4, Iter 0/1029, train loss = 5.141, time = 11.348</text:p>
      <text:p text:style-name="Standard">Epoch 2/4, Iter 1/1029, train loss = 20.746, time = 13.857</text:p>
      <text:p text:style-name="Standard">Epoch 2/4, Iter 2/1029, train loss = 7.656, time = 14.417</text:p>
      <text:p text:style-name="Standard">Epoch 2/4, Iter 3/1029, train loss = 58.400, time = 14.095</text:p>
      <text:p text:style-name="Standard">Epoch 2/4, Iter 4/1029, train loss = 8.150, time = 14.407</text:p>
      <text:p text:style-name="Standard">Epoch 2/4, Iter 5/1029, train loss = 8.712, time = 16.056</text:p>
      <text:p text:style-name="Standard">Epoch 2/4, Iter 6/1029, train loss = 4.257, time = 14.693</text:p>
      <text:p text:style-name="Standard">Epoch 2/4, Iter 7/1029, train loss = 5.350, time = 16.343</text:p>
      <text:p text:style-name="Standard">Epoch 2/4, Iter 8/1029, train loss = 9.331, time = 23.757</text:p>
      <text:p text:style-name="Standard">Epoch 2/4, Iter 9/1029, train loss = 11.014, time = 14.520</text:p>
      <text:p text:style-name="Standard">Epoch 2/4, Iter 10/1029, train loss = 9.494, time = 15.335</text:p>
      <text:p text:style-name="Standard">Epoch 2/4, Iter 11/1029, train loss = 7.796, time = 15.157</text:p>
      <text:p text:style-name="Standard">Epoch 2/4, Iter 12/1029, train loss = 18.524, time = 15.539</text:p>
      <text:p text:style-name="Standard"><text:soft-page-break/>Epoch 2/4, Iter 13/1029, train loss = 8.515, time = 15.698</text:p>
      <text:p text:style-name="Standard">Epoch 2/4, Iter 14/1029, train loss = 8.837, time = 15.403</text:p>
      <text:p text:style-name="Standard">Epoch 2/4, Iter 15/1029, train loss = 25.212, time = 15.510</text:p>
      <text:p text:style-name="Standard">Epoch 2/4, Iter 16/1029, train loss = 11.506, time = 15.439</text:p>
      <text:p text:style-name="Standard">Epoch 2/4, Iter 17/1029, train loss = 51.841, time = 15.124</text:p>
      <text:p text:style-name="Standard">Epoch 2/4, Iter 18/1029, train loss = 25.357, time = 15.799</text:p>
      <text:p text:style-name="Standard">Epoch 2/4, Iter 19/1029, train loss = 5.736, time = 15.409</text:p>
      <text:p text:style-name="Standard">Epoch 2/4, Iter 20/1029, train loss = 7.244, time = 15.856</text:p>
      <text:p text:style-name="Standard">Epoch 2/4, Iter 21/1029, train loss = 28.085, time = 15.521</text:p>
      <text:p text:style-name="Standard">Epoch 2/4, Iter 22/1029, train loss = 18.181, time = 15.804</text:p>
      <text:p text:style-name="Standard">Epoch 2/4, Iter 23/1029, train loss = 7.654, time = 14.895</text:p>
      <text:p text:style-name="Standard">Epoch 2/4, Iter 24/1029, train loss = 7.803, time = 15.963</text:p>
      <text:p text:style-name="Standard">Epoch 2/4, Iter 25/1029, train loss = 4.412, time = 15.561</text:p>
      <text:p text:style-name="Standard">Epoch 2/4, Iter 26/1029, train loss = 6.087, time = 15.448</text:p>
      <text:p text:style-name="Standard">Epoch 2/4, Iter 27/1029, train loss = 8.548, time = 15.901</text:p>
      <text:p text:style-name="Standard">Epoch 2/4, Iter 28/1029, train loss = 8.952, time = 15.805</text:p>
      <text:p text:style-name="Standard">Epoch 2/4, Iter 29/1029, train loss = 4.726, time = 15.691</text:p>
      <text:p text:style-name="Standard">Epoch 2/4, Iter 30/1029, train loss = 8.033, time = 16.024</text:p>
      <text:p text:style-name="Standard">Epoch 2/4, Iter 31/1029, train loss = 15.659, time = 15.894</text:p>
      <text:p text:style-name="Standard">Epoch 2/4, Iter 32/1029, train loss = 48.613, time = 16.016</text:p>
      <text:p text:style-name="Standard">Epoch 2/4, Iter 33/1029, train loss = 31.836, time = 16.277</text:p>
      <text:p text:style-name="Standard">Epoch 2/4, Iter 34/1029, train loss = 44.610, time = 15.456</text:p>
      <text:p text:style-name="Standard">Epoch 2/4, Iter 35/1029, train loss = 9.067, time = 15.953</text:p>
      <text:p text:style-name="Standard">Epoch 2/4, Iter 36/1029, train loss = 12.110, time = 15.366</text:p>
      <text:p text:style-name="Standard">Epoch 2/4, Iter 37/1029, train loss = 40.612, time = 15.586</text:p>
      <text:p text:style-name="Standard">Epoch 2/4, Iter 38/1029, train loss = 14.039, time = 15.629</text:p>
      <text:p text:style-name="Standard">Epoch 2/4, Iter 39/1029, train loss = 6.605, time = 15.630</text:p>
      <text:p text:style-name="Standard">Epoch 2/4, Iter 40/1029, train loss = 51.643, time = 15.536</text:p>
      <text:p text:style-name="Standard">Epoch 2/4, Iter 41/1029, train loss = 5.928, time = 15.496</text:p>
      <text:p text:style-name="Standard">Epoch 2/4, Iter 42/1029, train loss = 55.037, time = 16.715</text:p>
      <text:p text:style-name="Standard">Epoch 2/4, Iter 43/1029, train loss = 17.851, time = 15.196</text:p>
      <text:p text:style-name="Standard">Epoch 2/4, Iter 44/1029, train loss = 16.955, time = 15.896</text:p>
      <text:p text:style-name="Standard">Epoch 2/4, Iter 45/1029, train loss = 35.404, time = 15.599</text:p>
      <text:p text:style-name="Standard">Epoch 2/4, Iter 46/1029, train loss = 11.500, time = 15.749</text:p>
      <text:p text:style-name="Standard">Epoch 2/4, Iter 47/1029, train loss = 51.380, time = 15.842</text:p>
      <text:p text:style-name="Standard">Epoch 2/4, Iter 48/1029, train loss = 8.570, time = 15.294</text:p>
      <text:p text:style-name="Standard">Epoch 2/4, Iter 49/1029, train loss = 5.714, time = 15.112</text:p>
      <text:p text:style-name="Standard">Epoch 2/4, Iter 50/1029, train loss = 22.914, time = 15.207</text:p>
      <text:p text:style-name="Standard">Epoch 2/4, Iter 51/1029, train loss = 20.275, time = 15.129</text:p>
      <text:p text:style-name="Standard">Epoch 2/4, Iter 52/1029, train loss = 17.833, time = 15.326</text:p>
      <text:p text:style-name="Standard">Epoch 2/4, Iter 53/1029, train loss = 5.210, time = 15.584</text:p>
      <text:p text:style-name="Standard">Epoch 2/4, Iter 54/1029, train loss = 35.470, time = 15.636</text:p>
      <text:p text:style-name="Standard">Epoch 2/4, Iter 55/1029, train loss = 22.396, time = 15.796</text:p>
      <text:p text:style-name="Standard">Epoch 2/4, Iter 56/1029, train loss = 52.315, time = 15.662</text:p>
      <text:p text:style-name="Standard">Epoch 2/4, Iter 57/1029, train loss = 19.697, time = 15.900</text:p>
      <text:p text:style-name="Standard">Epoch 2/4, Iter 58/1029, train loss = 48.676, time = 15.881</text:p>
      <text:p text:style-name="Standard">Epoch 2/4, Iter 59/1029, train loss = 10.335, time = 16.330</text:p>
      <text:p text:style-name="Standard">Epoch 2/4, Iter 60/1029, train loss = 14.579, time = 15.252</text:p>
      <text:p text:style-name="Standard">Epoch 2/4, Iter 61/1029, train loss = 36.074, time = 16.086</text:p>
      <text:p text:style-name="Standard">Epoch 2/4, Iter 62/1029, train loss = 64.303, time = 16.255</text:p>
      <text:p text:style-name="Standard">Epoch 2/4, Iter 63/1029, train loss = 11.346, time = 15.800</text:p>
      <text:p text:style-name="Standard">Epoch 2/4, Iter 64/1029, train loss = 46.374, time = 16.858</text:p>
      <text:p text:style-name="Standard"><text:soft-page-break/>Epoch 2/4, Iter 65/1029, train loss = 8.322, time = 15.830</text:p>
      <text:p text:style-name="Standard">Epoch 2/4, Iter 66/1029, train loss = 13.773, time = 16.682</text:p>
      <text:p text:style-name="Standard">Epoch 2/4, Iter 67/1029, train loss = 10.918, time = 16.699</text:p>
      <text:p text:style-name="Standard">Epoch 2/4, Iter 68/1029, train loss = 16.348, time = 16.535</text:p>
      <text:p text:style-name="Standard">Epoch 2/4, Iter 69/1029, train loss = 25.595, time = 16.464</text:p>
      <text:p text:style-name="Standard">Epoch 2/4, Iter 70/1029, train loss = 6.463, time = 17.013</text:p>
      <text:p text:style-name="Standard">Epoch 2/4, Iter 71/1029, train loss = 5.735, time = 17.006</text:p>
      <text:p text:style-name="Standard">Epoch 2/4, Iter 72/1029, train loss = 34.703, time = 16.900</text:p>
      <text:p text:style-name="Standard">Epoch 2/4, Iter 73/1029, train loss = 15.964, time = 17.555</text:p>
      <text:p text:style-name="Standard">Epoch 2/4, Iter 74/1029, train loss = 9.631, time = 16.415</text:p>
      <text:p text:style-name="Standard">Epoch 2/4, Iter 75/1029, train loss = 18.351, time = 16.182</text:p>
      <text:p text:style-name="Standard">Epoch 2/4, Iter 76/1029, train loss = 25.237, time = 18.259</text:p>
      <text:p text:style-name="Standard">Epoch 2/4, Iter 77/1029, train loss = 51.496, time = 17.881</text:p>
      <text:p text:style-name="Standard">Epoch 2/4, Iter 78/1029, train loss = 24.875, time = 16.305</text:p>
      <text:p text:style-name="Standard">Epoch 2/4, Iter 79/1029, train loss = 5.007, time = 16.145</text:p>
      <text:p text:style-name="Standard">Epoch 2/4, Iter 80/1029, train loss = 17.454, time = 15.845</text:p>
      <text:p text:style-name="Standard">Epoch 2/4, Iter 81/1029, train loss = 5.057, time = 16.483</text:p>
      <text:p text:style-name="Standard">Epoch 2/4, Iter 82/1029, train loss = 28.802, time = 15.432</text:p>
      <text:p text:style-name="Standard">Epoch 2/4, Iter 83/1029, train loss = 13.213, time = 15.498</text:p>
      <text:p text:style-name="Standard">Epoch 2/4, Iter 84/1029, train loss = 6.472, time = 15.909</text:p>
      <text:p text:style-name="Standard">Epoch 2/4, Iter 85/1029, train loss = 17.039, time = 15.773</text:p>
      <text:p text:style-name="Standard">Epoch 2/4, Iter 86/1029, train loss = 15.659, time = 16.847</text:p>
      <text:p text:style-name="Standard">Epoch 2/4, Iter 87/1029, train loss = 62.319, time = 15.971</text:p>
      <text:p text:style-name="Standard">Epoch 2/4, Iter 88/1029, train loss = 6.307, time = 16.272</text:p>
      <text:p text:style-name="Standard">Epoch 2/4, Iter 89/1029, train loss = 25.103, time = 18.180</text:p>
      <text:p text:style-name="Standard">Epoch 2/4, Iter 90/1029, train loss = 15.694, time = 15.702</text:p>
      <text:p text:style-name="Standard">Epoch 2/4, Iter 91/1029, train loss = 8.656, time = 18.243</text:p>
      <text:p text:style-name="Standard">Epoch 2/4, Iter 92/1029, train loss = 6.773, time = 16.753</text:p>
      <text:p text:style-name="Standard">Epoch 2/4, Iter 93/1029, train loss = 51.858, time = 17.016</text:p>
      <text:p text:style-name="Standard">Epoch 2/4, Iter 94/1029, train loss = 23.341, time = 17.484</text:p>
      <text:p text:style-name="Standard">Epoch 2/4, Iter 95/1029, train loss = 8.155, time = 16.209</text:p>
      <text:p text:style-name="Standard">Epoch 2/4, Iter 96/1029, train loss = 27.792, time = 16.633</text:p>
      <text:p text:style-name="Standard">Epoch 2/4, Iter 97/1029, train loss = 8.333, time = 15.730</text:p>
      <text:p text:style-name="Standard">Epoch 2/4, Iter 98/1029, train loss = 85.164, time = 15.689</text:p>
      <text:p text:style-name="Standard">Epoch 2/4, Iter 99/1029, train loss = 29.101, time = 15.240</text:p>
      <text:p text:style-name="Standard">Epoch 2/4, Iter 100/1029, train loss = 16.131, time = 15.704</text:p>
      <text:p text:style-name="Standard">Epoch 2/4, Iter 101/1029, train loss = 17.382, time = 15.647</text:p>
      <text:p text:style-name="Standard">Epoch 2/4, Iter 102/1029, train loss = 30.569, time = 15.844</text:p>
      <text:p text:style-name="Standard">Epoch 2/4, Iter 103/1029, train loss = 15.481, time = 15.795</text:p>
      <text:p text:style-name="Standard">Epoch 2/4, Iter 104/1029, train loss = 7.733, time = 15.516</text:p>
      <text:p text:style-name="Standard">Epoch 2/4, Iter 105/1029, train loss = 21.167, time = 15.764</text:p>
      <text:p text:style-name="Standard">Epoch 2/4, Iter 106/1029, train loss = 74.830, time = 15.486</text:p>
      <text:p text:style-name="Standard">Epoch 2/4, Iter 107/1029, train loss = 14.618, time = 15.368</text:p>
      <text:p text:style-name="Standard">Epoch 2/4, Iter 108/1029, train loss = 8.752, time = 15.896</text:p>
      <text:p text:style-name="Standard">Epoch 2/4, Iter 109/1029, train loss = 53.780, time = 15.613</text:p>
      <text:p text:style-name="Standard">Epoch 2/4, Iter 110/1029, train loss = 8.816, time = 15.999</text:p>
      <text:p text:style-name="Standard">Epoch 2/4, Iter 111/1029, train loss = 29.723, time = 15.565</text:p>
      <text:p text:style-name="Standard">Epoch 2/4, Iter 112/1029, train loss = 8.338, time = 15.415</text:p>
      <text:p text:style-name="Standard">Epoch 2/4, Iter 113/1029, train loss = 15.115, time = 15.049</text:p>
      <text:p text:style-name="Standard">Epoch 2/4, Iter 114/1029, train loss = 12.470, time = 15.606</text:p>
      <text:p text:style-name="Standard">Epoch 2/4, Iter 115/1029, train loss = 37.714, time = 15.931</text:p>
      <text:p text:style-name="Standard">Epoch 2/4, Iter 116/1029, train loss = 14.341, time = 15.501</text:p>
      <text:p text:style-name="Standard"><text:soft-page-break/>Epoch 2/4, Iter 117/1029, train loss = 9.939, time = 16.026</text:p>
      <text:p text:style-name="Standard">Epoch 2/4, Iter 118/1029, train loss = 16.862, time = 15.963</text:p>
      <text:p text:style-name="Standard">Epoch 2/4, Iter 119/1029, train loss = 73.126, time = 14.602</text:p>
      <text:p text:style-name="Standard">Epoch 2/4, Iter 120/1029, train loss = 6.238, time = 14.955</text:p>
      <text:p text:style-name="Standard">Epoch 2/4, Iter 121/1029, train loss = 5.399, time = 15.787</text:p>
      <text:p text:style-name="Standard">Epoch 2/4, Iter 122/1029, train loss = 11.967, time = 16.192</text:p>
      <text:p text:style-name="Standard">Epoch 2/4, Iter 123/1029, train loss = 7.065, time = 15.365</text:p>
      <text:p text:style-name="Standard">Epoch 2/4, Iter 124/1029, train loss = 10.603, time = 15.200</text:p>
      <text:p text:style-name="Standard">Epoch 2/4, Iter 125/1029, train loss = 6.151, time = 15.508</text:p>
      <text:p text:style-name="Standard">Epoch 2/4, Iter 126/1029, train loss = 47.634, time = 15.667</text:p>
      <text:p text:style-name="Standard">Epoch 2/4, Iter 127/1029, train loss = 16.988, time = 15.126</text:p>
      <text:p text:style-name="Standard">Epoch 2/4, Iter 128/1029, train loss = 22.439, time = 15.404</text:p>
      <text:p text:style-name="Standard">Epoch 2/4, Iter 129/1029, train loss = 38.966, time = 15.586</text:p>
      <text:p text:style-name="Standard">Epoch 2/4, Iter 130/1029, train loss = 41.525, time = 15.834</text:p>
      <text:p text:style-name="Standard">Epoch 2/4, Iter 131/1029, train loss = 8.754, time = 15.956</text:p>
      <text:p text:style-name="Standard">Epoch 2/4, Iter 132/1029, train loss = 30.918, time = 14.960</text:p>
      <text:p text:style-name="Standard">Epoch 2/4, Iter 133/1029, train loss = 25.146, time = 15.105</text:p>
      <text:p text:style-name="Standard">Epoch 2/4, Iter 134/1029, train loss = 17.965, time = 16.116</text:p>
      <text:p text:style-name="Standard">Epoch 2/4, Iter 135/1029, train loss = 19.656, time = 15.716</text:p>
      <text:p text:style-name="Standard">Epoch 2/4, Iter 136/1029, train loss = 30.322, time = 15.891</text:p>
      <text:p text:style-name="Standard">Epoch 2/4, Iter 137/1029, train loss = 26.340, time = 15.318</text:p>
      <text:p text:style-name="Standard">Epoch 2/4, Iter 138/1029, train loss = 42.007, time = 15.583</text:p>
      <text:p text:style-name="Standard">Epoch 2/4, Iter 139/1029, train loss = 14.005, time = 14.385</text:p>
      <text:p text:style-name="Standard">Epoch 2/4, Iter 140/1029, train loss = 31.086, time = 15.366</text:p>
      <text:p text:style-name="Standard">Epoch 2/4, Iter 141/1029, train loss = 21.303, time = 15.984</text:p>
      <text:p text:style-name="Standard">Epoch 2/4, Iter 142/1029, train loss = 21.607, time = 15.682</text:p>
      <text:p text:style-name="Standard">Epoch 2/4, Iter 143/1029, train loss = 15.713, time = 15.310</text:p>
      <text:p text:style-name="Standard">Epoch 2/4, Iter 144/1029, train loss = 14.314, time = 15.457</text:p>
      <text:p text:style-name="Standard">Epoch 2/4, Iter 145/1029, train loss = 6.440, time = 15.951</text:p>
      <text:p text:style-name="Standard">Epoch 2/4, Iter 146/1029, train loss = 61.666, time = 15.890</text:p>
      <text:p text:style-name="Standard">Epoch 2/4, Iter 147/1029, train loss = 17.424, time = 15.010</text:p>
      <text:p text:style-name="Standard">Epoch 2/4, Iter 148/1029, train loss = 14.324, time = 15.909</text:p>
      <text:p text:style-name="Standard">Epoch 2/4, Iter 149/1029, train loss = 9.518, time = 14.932</text:p>
      <text:p text:style-name="Standard">Epoch 2/4, Iter 150/1029, train loss = 18.310, time = 16.057</text:p>
      <text:p text:style-name="Standard">Epoch 2/4, Iter 151/1029, train loss = 7.935, time = 15.068</text:p>
      <text:p text:style-name="Standard">Epoch 2/4, Iter 152/1029, train loss = 6.679, time = 15.940</text:p>
      <text:p text:style-name="Standard">Epoch 2/4, Iter 153/1029, train loss = 57.970, time = 15.889</text:p>
      <text:p text:style-name="Standard">Epoch 2/4, Iter 154/1029, train loss = 33.423, time = 15.946</text:p>
      <text:p text:style-name="Standard">Epoch 2/4, Iter 155/1029, train loss = 59.081, time = 16.464</text:p>
      <text:p text:style-name="Standard">Epoch 2/4, Iter 156/1029, train loss = 5.424, time = 15.840</text:p>
      <text:p text:style-name="Standard">Epoch 2/4, Iter 157/1029, train loss = 52.299, time = 15.989</text:p>
      <text:p text:style-name="Standard">Epoch 2/4, Iter 158/1029, train loss = 8.280, time = 15.853</text:p>
      <text:p text:style-name="Standard">Epoch 2/4, Iter 159/1029, train loss = 23.038, time = 15.197</text:p>
      <text:p text:style-name="Standard">Epoch 2/4, Iter 160/1029, train loss = 9.217, time = 15.411</text:p>
      <text:p text:style-name="Standard">Epoch 2/4, Iter 161/1029, train loss = 11.428, time = 15.276</text:p>
      <text:p text:style-name="Standard">Epoch 2/4, Iter 162/1029, train loss = 8.389, time = 16.344</text:p>
      <text:p text:style-name="Standard">Epoch 2/4, Iter 163/1029, train loss = 18.769, time = 16.125</text:p>
      <text:p text:style-name="Standard">Epoch 2/4, Iter 164/1029, train loss = 20.177, time = 15.034</text:p>
      <text:p text:style-name="Standard">Epoch 2/4, Iter 165/1029, train loss = 88.860, time = 15.087</text:p>
      <text:p text:style-name="Standard">Epoch 2/4, Iter 166/1029, train loss = 19.846, time = 15.995</text:p>
      <text:p text:style-name="Standard">Epoch 2/4, Iter 167/1029, train loss = 10.871, time = 15.980</text:p>
      <text:p text:style-name="Standard">Epoch 2/4, Iter 168/1029, train loss = 15.548, time = 16.773</text:p>
      <text:p text:style-name="Standard"><text:soft-page-break/>Epoch 2/4, Iter 169/1029, train loss = 37.433, time = 16.822</text:p>
      <text:p text:style-name="Standard">Epoch 2/4, Iter 170/1029, train loss = 16.304, time = 15.650</text:p>
      <text:p text:style-name="Standard">Epoch 2/4, Iter 171/1029, train loss = 14.433, time = 16.142</text:p>
      <text:p text:style-name="Standard">Epoch 2/4, Iter 172/1029, train loss = 15.722, time = 15.167</text:p>
      <text:p text:style-name="Standard">Epoch 2/4, Iter 173/1029, train loss = 20.728, time = 15.680</text:p>
      <text:p text:style-name="Standard">Epoch 2/4, Iter 174/1029, train loss = 33.268, time = 15.288</text:p>
      <text:p text:style-name="Standard">Epoch 2/4, Iter 175/1029, train loss = 7.487, time = 14.990</text:p>
      <text:p text:style-name="Standard">Epoch 2/4, Iter 176/1029, train loss = 40.861, time = 15.799</text:p>
      <text:p text:style-name="Standard">Epoch 2/4, Iter 177/1029, train loss = 11.878, time = 15.630</text:p>
      <text:p text:style-name="Standard">Epoch 2/4, Iter 178/1029, train loss = 10.286, time = 15.276</text:p>
      <text:p text:style-name="Standard">Epoch 2/4, Iter 179/1029, train loss = 32.468, time = 15.414</text:p>
      <text:p text:style-name="Standard">Epoch 2/4, Iter 180/1029, train loss = 15.930, time = 16.040</text:p>
      <text:p text:style-name="Standard">Epoch 2/4, Iter 181/1029, train loss = 16.253, time = 15.372</text:p>
      <text:p text:style-name="Standard">Epoch 2/4, Iter 182/1029, train loss = 7.512, time = 15.691</text:p>
      <text:p text:style-name="Standard">Epoch 2/4, Iter 183/1029, train loss = 12.114, time = 15.975</text:p>
      <text:p text:style-name="Standard">Epoch 2/4, Iter 184/1029, train loss = 5.968, time = 15.229</text:p>
      <text:p text:style-name="Standard">Epoch 2/4, Iter 185/1029, train loss = 8.313, time = 15.407</text:p>
      <text:p text:style-name="Standard">Epoch 2/4, Iter 186/1029, train loss = 6.340, time = 15.635</text:p>
      <text:p text:style-name="Standard">Epoch 2/4, Iter 187/1029, train loss = 11.055, time = 15.507</text:p>
      <text:p text:style-name="Standard">Epoch 2/4, Iter 188/1029, train loss = 5.205, time = 15.568</text:p>
      <text:p text:style-name="Standard">Epoch 2/4, Iter 189/1029, train loss = 6.703, time = 15.480</text:p>
      <text:p text:style-name="Standard">Epoch 2/4, Iter 190/1029, train loss = 21.283, time = 15.871</text:p>
      <text:p text:style-name="Standard">Epoch 2/4, Iter 191/1029, train loss = 17.024, time = 16.055</text:p>
      <text:p text:style-name="Standard">Epoch 2/4, Iter 192/1029, train loss = 5.916, time = 15.067</text:p>
      <text:p text:style-name="Standard">Epoch 2/4, Iter 193/1029, train loss = 37.036, time = 15.593</text:p>
      <text:p text:style-name="Standard">Epoch 2/4, Iter 194/1029, train loss = 13.123, time = 15.866</text:p>
      <text:p text:style-name="Standard">Epoch 2/4, Iter 195/1029, train loss = 34.626, time = 15.275</text:p>
      <text:p text:style-name="Standard">Epoch 2/4, Iter 196/1029, train loss = 28.494, time = 15.611</text:p>
      <text:p text:style-name="Standard">Epoch 2/4, Iter 197/1029, train loss = 8.312, time = 15.072</text:p>
      <text:p text:style-name="Standard">Epoch 2/4, Iter 198/1029, train loss = 5.695, time = 15.063</text:p>
      <text:p text:style-name="Standard">Epoch 2/4, Iter 199/1029, train loss = 77.511, time = 16.350</text:p>
      <text:p text:style-name="Standard">Epoch 2/4, Iter 200/1029, train loss = 10.193, time = 15.934</text:p>
      <text:p text:style-name="Standard">Epoch 2/4, Iter 201/1029, train loss = 9.747, time = 15.350</text:p>
      <text:p text:style-name="Standard">Epoch 2/4, Iter 202/1029, train loss = 51.665, time = 15.592</text:p>
      <text:p text:style-name="Standard">Epoch 2/4, Iter 203/1029, train loss = 18.158, time = 15.045</text:p>
      <text:p text:style-name="Standard">Epoch 2/4, Iter 204/1029, train loss = 34.603, time = 15.026</text:p>
      <text:p text:style-name="Standard">Epoch 2/4, Iter 205/1029, train loss = 23.727, time = 15.645</text:p>
      <text:p text:style-name="Standard">Epoch 2/4, Iter 206/1029, train loss = 23.631, time = 14.466</text:p>
      <text:p text:style-name="Standard">Epoch 2/4, Iter 207/1029, train loss = 11.506, time = 15.152</text:p>
      <text:p text:style-name="Standard">Epoch 2/4, Iter 208/1029, train loss = 5.311, time = 15.246</text:p>
      <text:p text:style-name="Standard">Epoch 2/4, Iter 209/1029, train loss = 6.840, time = 15.584</text:p>
      <text:p text:style-name="Standard">Epoch 2/4, Iter 210/1029, train loss = 17.106, time = 16.148</text:p>
      <text:p text:style-name="Standard">Epoch 2/4, Iter 211/1029, train loss = 11.040, time = 15.990</text:p>
      <text:p text:style-name="Standard">Epoch 2/4, Iter 212/1029, train loss = 31.824, time = 15.736</text:p>
      <text:p text:style-name="Standard">Epoch 2/4, Iter 213/1029, train loss = 6.239, time = 15.183</text:p>
      <text:p text:style-name="Standard">Epoch 2/4, Iter 214/1029, train loss = 7.346, time = 15.540</text:p>
      <text:p text:style-name="Standard">Epoch 2/4, Iter 215/1029, train loss = 45.258, time = 15.850</text:p>
      <text:p text:style-name="Standard">Epoch 2/4, Iter 216/1029, train loss = 7.807, time = 15.612</text:p>
      <text:p text:style-name="Standard">Epoch 2/4, Iter 217/1029, train loss = 13.607, time = 15.911</text:p>
      <text:p text:style-name="Standard">Epoch 2/4, Iter 218/1029, train loss = 16.066, time = 15.826</text:p>
      <text:p text:style-name="Standard">Epoch 2/4, Iter 219/1029, train loss = 25.946, time = 15.568</text:p>
      <text:p text:style-name="Standard">Epoch 2/4, Iter 220/1029, train loss = 18.818, time = 15.870</text:p>
      <text:p text:style-name="Standard"><text:soft-page-break/>Epoch 2/4, Iter 221/1029, train loss = 19.530, time = 16.110</text:p>
      <text:p text:style-name="Standard">Epoch 2/4, Iter 222/1029, train loss = 14.102, time = 15.246</text:p>
      <text:p text:style-name="Standard">Epoch 2/4, Iter 223/1029, train loss = 12.452, time = 15.782</text:p>
      <text:p text:style-name="Standard">Epoch 2/4, Iter 224/1029, train loss = 39.688, time = 15.470</text:p>
      <text:p text:style-name="Standard">Epoch 2/4, Iter 225/1029, train loss = 5.469, time = 15.565</text:p>
      <text:p text:style-name="Standard">Epoch 2/4, Iter 226/1029, train loss = 40.875, time = 14.486</text:p>
      <text:p text:style-name="Standard">Epoch 2/4, Iter 227/1029, train loss = 22.029, time = 14.679</text:p>
      <text:p text:style-name="Standard">Epoch 2/4, Iter 228/1029, train loss = 11.820, time = 15.332</text:p>
      <text:p text:style-name="Standard">Epoch 2/4, Iter 229/1029, train loss = 50.453, time = 15.960</text:p>
      <text:p text:style-name="Standard">Epoch 2/4, Iter 230/1029, train loss = 25.879, time = 15.445</text:p>
      <text:p text:style-name="Standard">Epoch 2/4, Iter 231/1029, train loss = 15.382, time = 15.305</text:p>
      <text:p text:style-name="Standard">Epoch 2/4, Iter 232/1029, train loss = 13.803, time = 15.549</text:p>
      <text:p text:style-name="Standard">Epoch 2/4, Iter 233/1029, train loss = 12.666, time = 15.044</text:p>
      <text:p text:style-name="Standard">Epoch 2/4, Iter 234/1029, train loss = 8.965, time = 15.861</text:p>
      <text:p text:style-name="Standard">Epoch 2/4, Iter 235/1029, train loss = 8.144, time = 16.058</text:p>
      <text:p text:style-name="Standard">Epoch 2/4, Iter 236/1029, train loss = 6.893, time = 15.308</text:p>
      <text:p text:style-name="Standard">Epoch 2/4, Iter 237/1029, train loss = 11.225, time = 16.043</text:p>
      <text:p text:style-name="Standard">Epoch 2/4, Iter 238/1029, train loss = 80.689, time = 14.693</text:p>
      <text:p text:style-name="Standard">Epoch 2/4, Iter 239/1029, train loss = 6.276, time = 15.759</text:p>
      <text:p text:style-name="Standard">Epoch 2/4, Iter 240/1029, train loss = 10.301, time = 15.779</text:p>
      <text:p text:style-name="Standard">Epoch 2/4, Iter 241/1029, train loss = 3.860, time = 15.941</text:p>
      <text:p text:style-name="Standard">Epoch 2/4, Iter 242/1029, train loss = 9.172, time = 15.880</text:p>
      <text:p text:style-name="Standard">Epoch 2/4, Iter 243/1029, train loss = 33.735, time = 15.743</text:p>
      <text:p text:style-name="Standard">Epoch 2/4, Iter 244/1029, train loss = 19.948, time = 16.192</text:p>
      <text:p text:style-name="Standard">Epoch 2/4, Iter 245/1029, train loss = 16.370, time = 15.162</text:p>
      <text:p text:style-name="Standard">Epoch 2/4, Iter 246/1029, train loss = 15.397, time = 15.426</text:p>
      <text:p text:style-name="Standard">Epoch 2/4, Iter 247/1029, train loss = 12.056, time = 15.705</text:p>
      <text:p text:style-name="Standard">Epoch 2/4, Iter 248/1029, train loss = 30.573, time = 15.843</text:p>
      <text:p text:style-name="Standard">Epoch 2/4, Iter 249/1029, train loss = 7.897, time = 14.796</text:p>
      <text:p text:style-name="Standard">Epoch 2/4, Iter 250/1029, train loss = 3.211, time = 15.936</text:p>
      <text:p text:style-name="Standard">Epoch 2/4, Iter 251/1029, train loss = 11.812, time = 15.543</text:p>
      <text:p text:style-name="Standard">Epoch 2/4, Iter 252/1029, train loss = 8.580, time = 15.347</text:p>
      <text:p text:style-name="Standard">Epoch 2/4, Iter 253/1029, train loss = 20.195, time = 15.762</text:p>
      <text:p text:style-name="Standard">Epoch 2/4, Iter 254/1029, train loss = 33.422, time = 15.556</text:p>
      <text:p text:style-name="Standard">Epoch 2/4, Iter 255/1029, train loss = 16.258, time = 15.393</text:p>
      <text:p text:style-name="Standard">Epoch 2/4, Iter 256/1029, train loss = 13.258, time = 15.799</text:p>
      <text:p text:style-name="Standard">Epoch 2/4, Iter 257/1029, train loss = 55.924, time = 16.304</text:p>
      <text:p text:style-name="Standard">Epoch 2/4, Iter 258/1029, train loss = 21.428, time = 15.849</text:p>
      <text:p text:style-name="Standard">Epoch 2/4, Iter 259/1029, train loss = 4.102, time = 15.491</text:p>
      <text:p text:style-name="Standard">Epoch 2/4, Iter 260/1029, train loss = 7.819, time = 16.002</text:p>
      <text:p text:style-name="Standard">Epoch 2/4, Iter 261/1029, train loss = 14.737, time = 15.304</text:p>
      <text:p text:style-name="Standard">Epoch 2/4, Iter 262/1029, train loss = 12.854, time = 16.012</text:p>
      <text:p text:style-name="Standard">Epoch 2/4, Iter 263/1029, train loss = 10.705, time = 15.734</text:p>
      <text:p text:style-name="Standard">Epoch 2/4, Iter 264/1029, train loss = 9.465, time = 15.887</text:p>
      <text:p text:style-name="Standard">Epoch 2/4, Iter 265/1029, train loss = 34.424, time = 15.944</text:p>
      <text:p text:style-name="Standard">Epoch 2/4, Iter 266/1029, train loss = 18.364, time = 15.873</text:p>
      <text:p text:style-name="Standard">Epoch 2/4, Iter 267/1029, train loss = 9.992, time = 15.803</text:p>
      <text:p text:style-name="Standard">Epoch 2/4, Iter 268/1029, train loss = 15.784, time = 14.347</text:p>
      <text:p text:style-name="Standard">Epoch 2/4, Iter 269/1029, train loss = 13.176, time = 15.707</text:p>
      <text:p text:style-name="Standard">Epoch 2/4, Iter 270/1029, train loss = 10.240, time = 16.136</text:p>
      <text:p text:style-name="Standard">Epoch 2/4, Iter 271/1029, train loss = 9.218, time = 15.276</text:p>
      <text:p text:style-name="Standard">Epoch 2/4, Iter 272/1029, train loss = 12.778, time = 15.883</text:p>
      <text:p text:style-name="Standard"><text:soft-page-break/>Epoch 2/4, Iter 273/1029, train loss = 46.921, time = 15.862</text:p>
      <text:p text:style-name="Standard">Epoch 2/4, Iter 274/1029, train loss = 10.536, time = 15.927</text:p>
      <text:p text:style-name="Standard">Epoch 2/4, Iter 275/1029, train loss = 52.471, time = 15.320</text:p>
      <text:p text:style-name="Standard">Epoch 2/4, Iter 276/1029, train loss = 33.305, time = 15.606</text:p>
      <text:p text:style-name="Standard">Epoch 2/4, Iter 277/1029, train loss = 17.708, time = 15.246</text:p>
      <text:p text:style-name="Standard">Epoch 2/4, Iter 278/1029, train loss = 7.234, time = 15.465</text:p>
      <text:p text:style-name="Standard">Epoch 2/4, Iter 279/1029, train loss = 6.625, time = 14.676</text:p>
      <text:p text:style-name="Standard">Epoch 2/4, Iter 280/1029, train loss = 32.857, time = 15.942</text:p>
      <text:p text:style-name="Standard">Epoch 2/4, Iter 281/1029, train loss = 5.163, time = 15.260</text:p>
      <text:p text:style-name="Standard">Epoch 2/4, Iter 282/1029, train loss = 34.287, time = 16.368</text:p>
      <text:p text:style-name="Standard">Epoch 2/4, Iter 283/1029, train loss = 48.316, time = 15.245</text:p>
      <text:p text:style-name="Standard">Epoch 2/4, Iter 284/1029, train loss = 35.181, time = 15.550</text:p>
      <text:p text:style-name="Standard">Epoch 2/4, Iter 285/1029, train loss = 5.679, time = 15.185</text:p>
      <text:p text:style-name="Standard">Epoch 2/4, Iter 286/1029, train loss = 13.109, time = 15.806</text:p>
      <text:p text:style-name="Standard">Epoch 2/4, Iter 287/1029, train loss = 30.462, time = 15.508</text:p>
      <text:p text:style-name="Standard">Epoch 2/4, Iter 288/1029, train loss = 24.208, time = 15.270</text:p>
      <text:p text:style-name="Standard">Epoch 2/4, Iter 289/1029, train loss = 23.492, time = 15.563</text:p>
      <text:p text:style-name="Standard">Epoch 2/4, Iter 290/1029, train loss = 3.611, time = 15.331</text:p>
      <text:p text:style-name="Standard">Epoch 2/4, Iter 291/1029, train loss = 4.629, time = 15.351</text:p>
      <text:p text:style-name="Standard">Epoch 2/4, Iter 292/1029, train loss = 6.122, time = 15.339</text:p>
      <text:p text:style-name="Standard">Epoch 2/4, Iter 293/1029, train loss = 43.293, time = 15.346</text:p>
      <text:p text:style-name="Standard">Epoch 2/4, Iter 294/1029, train loss = 30.398, time = 15.178</text:p>
      <text:p text:style-name="Standard">Epoch 2/4, Iter 295/1029, train loss = 8.964, time = 15.403</text:p>
      <text:p text:style-name="Standard">Epoch 2/4, Iter 296/1029, train loss = 20.838, time = 15.339</text:p>
      <text:p text:style-name="Standard">Epoch 2/4, Iter 297/1029, train loss = 22.175, time = 16.216</text:p>
      <text:p text:style-name="Standard">Epoch 2/4, Iter 298/1029, train loss = 12.344, time = 16.153</text:p>
      <text:p text:style-name="Standard">Epoch 2/4, Iter 299/1029, train loss = 19.719, time = 15.811</text:p>
      <text:p text:style-name="Standard">Epoch 2/4, Iter 300/1029, train loss = 20.592, time = 15.988</text:p>
      <text:p text:style-name="Standard">Epoch 2/4, Iter 301/1029, train loss = 38.568, time = 15.932</text:p>
      <text:p text:style-name="Standard">Epoch 2/4, Iter 302/1029, train loss = 4.185, time = 16.417</text:p>
      <text:p text:style-name="Standard">Epoch 2/4, Iter 303/1029, train loss = 7.610, time = 15.829</text:p>
      <text:p text:style-name="Standard">Epoch 2/4, Iter 304/1029, train loss = 19.672, time = 15.887</text:p>
      <text:p text:style-name="Standard">Epoch 2/4, Iter 305/1029, train loss = 8.243, time = 15.838</text:p>
      <text:p text:style-name="Standard">Epoch 2/4, Iter 306/1029, train loss = 9.890, time = 15.347</text:p>
      <text:p text:style-name="Standard">Epoch 2/4, Iter 307/1029, train loss = 26.847, time = 15.107</text:p>
      <text:p text:style-name="Standard">Epoch 2/4, Iter 308/1029, train loss = 14.402, time = 15.191</text:p>
      <text:p text:style-name="Standard">Epoch 2/4, Iter 309/1029, train loss = 6.724, time = 15.365</text:p>
      <text:p text:style-name="Standard">Epoch 2/4, Iter 310/1029, train loss = 20.897, time = 14.934</text:p>
      <text:p text:style-name="Standard">Epoch 2/4, Iter 311/1029, train loss = 5.018, time = 15.163</text:p>
      <text:p text:style-name="Standard">Epoch 2/4, Iter 312/1029, train loss = 4.038, time = 14.668</text:p>
      <text:p text:style-name="Standard">Epoch 2/4, Iter 313/1029, train loss = 31.022, time = 15.969</text:p>
      <text:p text:style-name="Standard">Epoch 2/4, Iter 314/1029, train loss = 25.729, time = 15.608</text:p>
      <text:p text:style-name="Standard">Epoch 2/4, Iter 315/1029, train loss = 24.823, time = 15.517</text:p>
      <text:p text:style-name="Standard">Epoch 2/4, Iter 316/1029, train loss = 51.491, time = 15.792</text:p>
      <text:p text:style-name="Standard">Epoch 2/4, Iter 317/1029, train loss = 13.948, time = 15.856</text:p>
      <text:p text:style-name="Standard">Epoch 2/4, Iter 318/1029, train loss = 17.568, time = 15.914</text:p>
      <text:p text:style-name="Standard">Epoch 2/4, Iter 319/1029, train loss = 8.091, time = 15.955</text:p>
      <text:p text:style-name="Standard">Epoch 2/4, Iter 320/1029, train loss = 13.279, time = 14.702</text:p>
      <text:p text:style-name="Standard">Epoch 2/4, Iter 321/1029, train loss = 21.864, time = 16.352</text:p>
      <text:p text:style-name="Standard">Epoch 2/4, Iter 322/1029, train loss = 14.253, time = 16.178</text:p>
      <text:p text:style-name="Standard">Epoch 2/4, Iter 323/1029, train loss = 11.810, time = 15.735</text:p>
      <text:p text:style-name="Standard">Epoch 2/4, Iter 324/1029, train loss = 15.220, time = 15.696</text:p>
      <text:p text:style-name="Standard"><text:soft-page-break/>Epoch 2/4, Iter 325/1029, train loss = 9.757, time = 15.138</text:p>
      <text:p text:style-name="Standard">Epoch 2/4, Iter 326/1029, train loss = 11.107, time = 15.736</text:p>
      <text:p text:style-name="Standard">Epoch 2/4, Iter 327/1029, train loss = 14.261, time = 15.063</text:p>
      <text:p text:style-name="Standard">Epoch 2/4, Iter 328/1029, train loss = 32.464, time = 15.008</text:p>
      <text:p text:style-name="Standard">Epoch 2/4, Iter 329/1029, train loss = 5.224, time = 15.151</text:p>
      <text:p text:style-name="Standard">Epoch 2/4, Iter 330/1029, train loss = 7.159, time = 15.598</text:p>
      <text:p text:style-name="Standard">Epoch 2/4, Iter 331/1029, train loss = 4.815, time = 15.282</text:p>
      <text:p text:style-name="Standard">Epoch 2/4, Iter 332/1029, train loss = 13.254, time = 15.367</text:p>
      <text:p text:style-name="Standard">Epoch 2/4, Iter 333/1029, train loss = 20.222, time = 15.922</text:p>
      <text:p text:style-name="Standard">Epoch 2/4, Iter 334/1029, train loss = 26.939, time = 16.251</text:p>
      <text:p text:style-name="Standard">Epoch 2/4, Iter 335/1029, train loss = 12.255, time = 16.079</text:p>
      <text:p text:style-name="Standard">Epoch 2/4, Iter 336/1029, train loss = 42.033, time = 15.747</text:p>
      <text:p text:style-name="Standard">Epoch 2/4, Iter 337/1029, train loss = 40.528, time = 15.324</text:p>
      <text:p text:style-name="Standard">Epoch 2/4, Iter 338/1029, train loss = 8.625, time = 15.589</text:p>
      <text:p text:style-name="Standard">Epoch 2/4, Iter 339/1029, train loss = 18.446, time = 15.712</text:p>
      <text:p text:style-name="Standard">Epoch 2/4, Iter 340/1029, train loss = 10.302, time = 15.872</text:p>
      <text:p text:style-name="Standard">Epoch 2/4, Iter 341/1029, train loss = 8.251, time = 15.887</text:p>
      <text:p text:style-name="Standard">Epoch 2/4, Iter 342/1029, train loss = 11.173, time = 15.928</text:p>
      <text:p text:style-name="Standard">Epoch 2/4, Iter 343/1029, train loss = 15.211, time = 15.177</text:p>
      <text:p text:style-name="Standard">Epoch 2/4, Iter 344/1029, train loss = 3.716, time = 14.971</text:p>
      <text:p text:style-name="Standard">Epoch 2/4, Iter 345/1029, train loss = 47.685, time = 15.855</text:p>
      <text:p text:style-name="Standard">Epoch 2/4, Iter 346/1029, train loss = 6.870, time = 15.399</text:p>
      <text:p text:style-name="Standard">Epoch 2/4, Iter 347/1029, train loss = 7.634, time = 15.983</text:p>
      <text:p text:style-name="Standard">Epoch 2/4, Iter 348/1029, train loss = 8.428, time = 14.613</text:p>
      <text:p text:style-name="Standard">Epoch 2/4, Iter 349/1029, train loss = 3.923, time = 15.549</text:p>
      <text:p text:style-name="Standard">Epoch 2/4, Iter 350/1029, train loss = 19.191, time = 15.538</text:p>
      <text:p text:style-name="Standard">Epoch 2/4, Iter 351/1029, train loss = 17.713, time = 15.736</text:p>
      <text:p text:style-name="Standard">Epoch 2/4, Iter 352/1029, train loss = 55.890, time = 15.820</text:p>
      <text:p text:style-name="Standard">Epoch 2/4, Iter 353/1029, train loss = 13.910, time = 15.546</text:p>
      <text:p text:style-name="Standard">Epoch 2/4, Iter 354/1029, train loss = 9.985, time = 15.908</text:p>
      <text:p text:style-name="Standard">Epoch 2/4, Iter 355/1029, train loss = 12.501, time = 15.903</text:p>
      <text:p text:style-name="Standard">Epoch 2/4, Iter 356/1029, train loss = 14.772, time = 15.240</text:p>
      <text:p text:style-name="Standard">Epoch 2/4, Iter 357/1029, train loss = 38.930, time = 15.663</text:p>
      <text:p text:style-name="Standard">Epoch 2/4, Iter 358/1029, train loss = 25.727, time = 16.491</text:p>
      <text:p text:style-name="Standard">Epoch 2/4, Iter 359/1029, train loss = 44.351, time = 15.673</text:p>
      <text:p text:style-name="Standard">Epoch 2/4, Iter 360/1029, train loss = 43.993, time = 15.487</text:p>
      <text:p text:style-name="Standard">Epoch 2/4, Iter 361/1029, train loss = 7.981, time = 15.973</text:p>
      <text:p text:style-name="Standard">Epoch 2/4, Iter 362/1029, train loss = 14.743, time = 14.638</text:p>
      <text:p text:style-name="Standard">Epoch 2/4, Iter 363/1029, train loss = 10.233, time = 15.265</text:p>
      <text:p text:style-name="Standard">Epoch 2/4, Iter 364/1029, train loss = 5.035, time = 15.746</text:p>
      <text:p text:style-name="Standard">Epoch 2/4, Iter 365/1029, train loss = 7.933, time = 15.180</text:p>
      <text:p text:style-name="Standard">Epoch 2/4, Iter 366/1029, train loss = 13.003, time = 15.425</text:p>
      <text:p text:style-name="Standard">Epoch 2/4, Iter 367/1029, train loss = 5.601, time = 15.690</text:p>
      <text:p text:style-name="Standard">Epoch 2/4, Iter 368/1029, train loss = 19.244, time = 15.318</text:p>
      <text:p text:style-name="Standard">Epoch 2/4, Iter 369/1029, train loss = 26.118, time = 15.708</text:p>
      <text:p text:style-name="Standard">Epoch 2/4, Iter 370/1029, train loss = 11.975, time = 14.990</text:p>
      <text:p text:style-name="Standard">Epoch 2/4, Iter 371/1029, train loss = 18.368, time = 15.664</text:p>
      <text:p text:style-name="Standard">Epoch 2/4, Iter 372/1029, train loss = 16.676, time = 15.824</text:p>
      <text:p text:style-name="Standard">Epoch 2/4, Iter 373/1029, train loss = 17.431, time = 15.971</text:p>
      <text:p text:style-name="Standard">Epoch 2/4, Iter 374/1029, train loss = 4.742, time = 15.833</text:p>
      <text:p text:style-name="Standard">Epoch 2/4, Iter 375/1029, train loss = 9.271, time = 15.631</text:p>
      <text:p text:style-name="Standard">Epoch 2/4, Iter 376/1029, train loss = 11.853, time = 15.699</text:p>
      <text:p text:style-name="Standard"><text:soft-page-break/>Epoch 2/4, Iter 377/1029, train loss = 50.116, time = 15.353</text:p>
      <text:p text:style-name="Standard">Epoch 2/4, Iter 378/1029, train loss = 6.849, time = 16.009</text:p>
      <text:p text:style-name="Standard">Epoch 2/4, Iter 379/1029, train loss = 10.822, time = 15.810</text:p>
      <text:p text:style-name="Standard">Epoch 2/4, Iter 380/1029, train loss = 48.403, time = 15.550</text:p>
      <text:p text:style-name="Standard">Epoch 2/4, Iter 381/1029, train loss = 41.679, time = 15.188</text:p>
      <text:p text:style-name="Standard">Epoch 2/4, Iter 382/1029, train loss = 17.453, time = 15.716</text:p>
      <text:p text:style-name="Standard">Epoch 2/4, Iter 383/1029, train loss = 23.968, time = 15.258</text:p>
      <text:p text:style-name="Standard">Epoch 2/4, Iter 384/1029, train loss = 10.140, time = 16.007</text:p>
      <text:p text:style-name="Standard">Epoch 2/4, Iter 385/1029, train loss = 9.111, time = 15.901</text:p>
      <text:p text:style-name="Standard">Epoch 2/4, Iter 386/1029, train loss = 61.607, time = 16.358</text:p>
      <text:p text:style-name="Standard">Epoch 2/4, Iter 387/1029, train loss = 7.243, time = 15.556</text:p>
      <text:p text:style-name="Standard">Epoch 2/4, Iter 388/1029, train loss = 14.225, time = 14.639</text:p>
      <text:p text:style-name="Standard">Epoch 2/4, Iter 389/1029, train loss = 39.070, time = 14.481</text:p>
      <text:p text:style-name="Standard">Epoch 2/4, Iter 390/1029, train loss = 12.814, time = 15.813</text:p>
      <text:p text:style-name="Standard">Epoch 2/4, Iter 391/1029, train loss = 10.000, time = 15.095</text:p>
      <text:p text:style-name="Standard">Epoch 2/4, Iter 392/1029, train loss = 4.275, time = 15.072</text:p>
      <text:p text:style-name="Standard">Epoch 2/4, Iter 393/1029, train loss = 8.328, time = 15.948</text:p>
      <text:p text:style-name="Standard">Epoch 2/4, Iter 394/1029, train loss = 13.107, time = 15.410</text:p>
      <text:p text:style-name="Standard">Epoch 2/4, Iter 395/1029, train loss = 8.268, time = 15.250</text:p>
      <text:p text:style-name="Standard">Epoch 2/4, Iter 396/1029, train loss = 14.565, time = 15.738</text:p>
      <text:p text:style-name="Standard">Epoch 2/4, Iter 397/1029, train loss = 4.383, time = 14.363</text:p>
      <text:p text:style-name="Standard">Epoch 2/4, Iter 398/1029, train loss = 9.328, time = 15.979</text:p>
      <text:p text:style-name="Standard">Epoch 2/4, Iter 399/1029, train loss = 9.598, time = 15.620</text:p>
      <text:p text:style-name="Standard">Epoch 2/4, Iter 400/1029, train loss = 17.567, time = 15.510</text:p>
      <text:p text:style-name="Standard">Epoch 2/4, Iter 401/1029, train loss = 12.846, time = 15.361</text:p>
      <text:p text:style-name="Standard">Epoch 2/4, Iter 402/1029, train loss = 30.136, time = 16.266</text:p>
      <text:p text:style-name="Standard">Epoch 2/4, Iter 403/1029, train loss = 17.121, time = 15.595</text:p>
      <text:p text:style-name="Standard">Epoch 2/4, Iter 404/1029, train loss = 15.275, time = 15.670</text:p>
      <text:p text:style-name="Standard">Epoch 2/4, Iter 405/1029, train loss = 6.680, time = 15.545</text:p>
      <text:p text:style-name="Standard">Epoch 2/4, Iter 406/1029, train loss = 43.603, time = 15.166</text:p>
      <text:p text:style-name="Standard">Epoch 2/4, Iter 407/1029, train loss = 11.971, time = 14.841</text:p>
      <text:p text:style-name="Standard">Epoch 2/4, Iter 408/1029, train loss = 61.461, time = 15.237</text:p>
      <text:p text:style-name="Standard">Epoch 2/4, Iter 409/1029, train loss = 23.970, time = 15.372</text:p>
      <text:p text:style-name="Standard">Epoch 2/4, Iter 410/1029, train loss = 12.853, time = 15.253</text:p>
      <text:p text:style-name="Standard">Epoch 2/4, Iter 411/1029, train loss = 5.153, time = 15.489</text:p>
      <text:p text:style-name="Standard">Epoch 2/4, Iter 412/1029, train loss = 31.069, time = 15.788</text:p>
      <text:p text:style-name="Standard">Epoch 2/4, Iter 413/1029, train loss = 23.156, time = 15.534</text:p>
      <text:p text:style-name="Standard">Epoch 2/4, Iter 414/1029, train loss = 9.432, time = 15.730</text:p>
      <text:p text:style-name="Standard">Epoch 2/4, Iter 415/1029, train loss = 10.790, time = 14.749</text:p>
      <text:p text:style-name="Standard">Epoch 2/4, Iter 416/1029, train loss = 9.428, time = 15.656</text:p>
      <text:p text:style-name="Standard">Epoch 2/4, Iter 417/1029, train loss = 35.839, time = 14.935</text:p>
      <text:p text:style-name="Standard">Epoch 2/4, Iter 418/1029, train loss = 19.527, time = 15.118</text:p>
      <text:p text:style-name="Standard">Epoch 2/4, Iter 419/1029, train loss = 28.119, time = 15.437</text:p>
      <text:p text:style-name="Standard">Epoch 2/4, Iter 420/1029, train loss = 15.846, time = 16.041</text:p>
      <text:p text:style-name="Standard">Epoch 2/4, Iter 421/1029, train loss = 39.026, time = 16.525</text:p>
      <text:p text:style-name="Standard">Epoch 2/4, Iter 422/1029, train loss = 13.066, time = 16.471</text:p>
      <text:p text:style-name="Standard">Epoch 2/4, Iter 423/1029, train loss = 14.883, time = 15.157</text:p>
      <text:p text:style-name="Standard">Epoch 2/4, Iter 424/1029, train loss = 9.336, time = 15.231</text:p>
      <text:p text:style-name="Standard">Epoch 2/4, Iter 425/1029, train loss = 11.692, time = 15.249</text:p>
      <text:p text:style-name="Standard">Epoch 2/4, Iter 426/1029, train loss = 56.521, time = 16.571</text:p>
      <text:p text:style-name="Standard">Epoch 2/4, Iter 427/1029, train loss = 47.865, time = 16.616</text:p>
      <text:p text:style-name="Standard">Epoch 2/4, Iter 428/1029, train loss = 19.638, time = 15.965</text:p>
      <text:p text:style-name="Standard"><text:soft-page-break/>Epoch 2/4, Iter 429/1029, train loss = 5.198, time = 15.992</text:p>
      <text:p text:style-name="Standard">Epoch 2/4, Iter 430/1029, train loss = 24.849, time = 16.686</text:p>
      <text:p text:style-name="Standard">Epoch 2/4, Iter 431/1029, train loss = 20.254, time = 16.442</text:p>
      <text:p text:style-name="Standard">Epoch 2/4, Iter 432/1029, train loss = 6.823, time = 16.869</text:p>
      <text:p text:style-name="Standard">Epoch 2/4, Iter 433/1029, train loss = 34.876, time = 17.543</text:p>
      <text:p text:style-name="Standard">Epoch 2/4, Iter 434/1029, train loss = 46.248, time = 16.811</text:p>
      <text:p text:style-name="Standard">Epoch 2/4, Iter 435/1029, train loss = 5.863, time = 15.964</text:p>
      <text:p text:style-name="Standard">Epoch 2/4, Iter 436/1029, train loss = 22.194, time = 16.863</text:p>
      <text:p text:style-name="Standard">Epoch 2/4, Iter 437/1029, train loss = 18.557, time = 15.873</text:p>
      <text:p text:style-name="Standard">Epoch 2/4, Iter 438/1029, train loss = 17.183, time = 16.154</text:p>
      <text:p text:style-name="Standard">Epoch 2/4, Iter 439/1029, train loss = 8.901, time = 16.004</text:p>
      <text:p text:style-name="Standard">Epoch 2/4, Iter 440/1029, train loss = 9.065, time = 16.758</text:p>
      <text:p text:style-name="Standard">Epoch 2/4, Iter 441/1029, train loss = 20.369, time = 15.286</text:p>
      <text:p text:style-name="Standard">Epoch 2/4, Iter 442/1029, train loss = 39.449, time = 18.173</text:p>
      <text:p text:style-name="Standard">Epoch 2/4, Iter 443/1029, train loss = 19.911, time = 16.261</text:p>
      <text:p text:style-name="Standard">Epoch 2/4, Iter 444/1029, train loss = 52.729, time = 18.046</text:p>
      <text:p text:style-name="Standard">Epoch 2/4, Iter 445/1029, train loss = 40.417, time = 16.828</text:p>
      <text:p text:style-name="Standard">Epoch 2/4, Iter 446/1029, train loss = 29.818, time = 15.423</text:p>
      <text:p text:style-name="Standard">Epoch 2/4, Iter 447/1029, train loss = 4.802, time = 15.197</text:p>
      <text:p text:style-name="Standard">Epoch 2/4, Iter 448/1029, train loss = 7.102, time = 15.828</text:p>
      <text:p text:style-name="Standard">Epoch 2/4, Iter 449/1029, train loss = 33.610, time = 15.809</text:p>
      <text:p text:style-name="Standard">Epoch 2/4, Iter 450/1029, train loss = 8.754, time = 15.810</text:p>
      <text:p text:style-name="Standard">Epoch 2/4, Iter 451/1029, train loss = 15.528, time = 15.990</text:p>
      <text:p text:style-name="Standard">Epoch 2/4, Iter 452/1029, train loss = 4.311, time = 15.706</text:p>
      <text:p text:style-name="Standard">Epoch 2/4, Iter 453/1029, train loss = 46.727, time = 16.010</text:p>
      <text:p text:style-name="Standard">Epoch 2/4, Iter 454/1029, train loss = 45.760, time = 14.620</text:p>
      <text:p text:style-name="Standard">Epoch 2/4, Iter 455/1029, train loss = 16.946, time = 15.645</text:p>
      <text:p text:style-name="Standard">Epoch 2/4, Iter 456/1029, train loss = 11.247, time = 15.920</text:p>
      <text:p text:style-name="Standard">Epoch 2/4, Iter 457/1029, train loss = 9.244, time = 15.926</text:p>
      <text:p text:style-name="Standard">Epoch 2/4, Iter 458/1029, train loss = 16.397, time = 15.282</text:p>
      <text:p text:style-name="Standard">Epoch 2/4, Iter 459/1029, train loss = 16.551, time = 15.684</text:p>
      <text:p text:style-name="Standard">Epoch 2/4, Iter 460/1029, train loss = 19.765, time = 15.834</text:p>
      <text:p text:style-name="Standard">Epoch 2/4, Iter 461/1029, train loss = 8.440, time = 15.225</text:p>
      <text:p text:style-name="Standard">Epoch 2/4, Iter 462/1029, train loss = 5.652, time = 15.922</text:p>
      <text:p text:style-name="Standard">Epoch 2/4, Iter 463/1029, train loss = 53.004, time = 14.932</text:p>
      <text:p text:style-name="Standard">Epoch 2/4, Iter 464/1029, train loss = 23.285, time = 15.076</text:p>
      <text:p text:style-name="Standard">Epoch 2/4, Iter 465/1029, train loss = 3.981, time = 15.140</text:p>
      <text:p text:style-name="Standard">Epoch 2/4, Iter 466/1029, train loss = 31.461, time = 15.598</text:p>
      <text:p text:style-name="Standard">Epoch 2/4, Iter 467/1029, train loss = 10.708, time = 15.958</text:p>
      <text:p text:style-name="Standard">Epoch 2/4, Iter 468/1029, train loss = 58.686, time = 15.598</text:p>
      <text:p text:style-name="Standard">Epoch 2/4, Iter 469/1029, train loss = 47.454, time = 15.733</text:p>
      <text:p text:style-name="Standard">Epoch 2/4, Iter 470/1029, train loss = 27.348, time = 15.069</text:p>
      <text:p text:style-name="Standard">Epoch 2/4, Iter 471/1029, train loss = 18.575, time = 15.320</text:p>
      <text:p text:style-name="Standard">Epoch 2/4, Iter 472/1029, train loss = 15.911, time = 14.988</text:p>
      <text:p text:style-name="Standard">Epoch 2/4, Iter 473/1029, train loss = 8.832, time = 15.416</text:p>
      <text:p text:style-name="Standard">Epoch 2/4, Iter 474/1029, train loss = 8.631, time = 15.882</text:p>
      <text:p text:style-name="Standard">Epoch 2/4, Iter 475/1029, train loss = 16.475, time = 15.244</text:p>
      <text:p text:style-name="Standard">Epoch 2/4, Iter 476/1029, train loss = 28.647, time = 15.472</text:p>
      <text:p text:style-name="Standard">Epoch 2/4, Iter 477/1029, train loss = 19.443, time = 15.164</text:p>
      <text:p text:style-name="Standard">Epoch 2/4, Iter 478/1029, train loss = 53.072, time = 15.922</text:p>
      <text:p text:style-name="Standard">Epoch 2/4, Iter 479/1029, train loss = 42.238, time = 15.720</text:p>
      <text:p text:style-name="Standard">Epoch 2/4, Iter 480/1029, train loss = 9.237, time = 15.691</text:p>
      <text:p text:style-name="Standard"><text:soft-page-break/>Epoch 2/4, Iter 481/1029, train loss = 16.326, time = 15.837</text:p>
      <text:p text:style-name="Standard">Epoch 2/4, Iter 482/1029, train loss = 57.398, time = 15.786</text:p>
      <text:p text:style-name="Standard">Epoch 2/4, Iter 483/1029, train loss = 13.160, time = 15.223</text:p>
      <text:p text:style-name="Standard">Epoch 2/4, Iter 484/1029, train loss = 14.040, time = 15.985</text:p>
      <text:p text:style-name="Standard">Epoch 2/4, Iter 485/1029, train loss = 45.406, time = 15.687</text:p>
      <text:p text:style-name="Standard">Epoch 2/4, Iter 486/1029, train loss = 35.973, time = 15.623</text:p>
      <text:p text:style-name="Standard">Epoch 2/4, Iter 487/1029, train loss = 14.344, time = 15.348</text:p>
      <text:p text:style-name="Standard">Epoch 2/4, Iter 488/1029, train loss = 6.343, time = 15.953</text:p>
      <text:p text:style-name="Standard">Epoch 2/4, Iter 489/1029, train loss = 11.797, time = 16.158</text:p>
      <text:p text:style-name="Standard">Epoch 2/4, Iter 490/1029, train loss = 15.833, time = 14.980</text:p>
      <text:p text:style-name="Standard">Epoch 2/4, Iter 491/1029, train loss = 6.793, time = 14.741</text:p>
      <text:p text:style-name="Standard">Epoch 2/4, Iter 492/1029, train loss = 12.448, time = 15.948</text:p>
      <text:p text:style-name="Standard">Epoch 2/4, Iter 493/1029, train loss = 37.854, time = 15.893</text:p>
      <text:p text:style-name="Standard">Epoch 2/4, Iter 494/1029, train loss = 5.797, time = 15.478</text:p>
      <text:p text:style-name="Standard">Epoch 2/4, Iter 495/1029, train loss = 5.348, time = 15.730</text:p>
      <text:p text:style-name="Standard">Epoch 2/4, Iter 496/1029, train loss = 8.079, time = 15.602</text:p>
      <text:p text:style-name="Standard">Epoch 2/4, Iter 497/1029, train loss = 7.295, time = 15.120</text:p>
      <text:p text:style-name="Standard">Epoch 2/4, Iter 498/1029, train loss = 8.139, time = 15.799</text:p>
      <text:p text:style-name="Standard">Epoch 2/4, Iter 499/1029, train loss = 19.307, time = 15.761</text:p>
      <text:p text:style-name="Standard">Epoch 2/4, Iter 500/1029, train loss = 48.993, time = 15.239</text:p>
      <text:p text:style-name="Standard">Epoch 2/4, Iter 501/1029, train loss = 42.033, time = 16.163</text:p>
      <text:p text:style-name="Standard">Epoch 2/4, Iter 502/1029, train loss = 34.001, time = 15.588</text:p>
      <text:p text:style-name="Standard">Epoch 2/4, Iter 503/1029, train loss = 56.057, time = 15.691</text:p>
      <text:p text:style-name="Standard">Epoch 2/4, Iter 504/1029, train loss = 5.486, time = 15.044</text:p>
      <text:p text:style-name="Standard">Epoch 2/4, Iter 505/1029, train loss = 15.137, time = 15.556</text:p>
      <text:p text:style-name="Standard">Epoch 2/4, Iter 506/1029, train loss = 41.682, time = 15.904</text:p>
      <text:p text:style-name="Standard">Epoch 2/4, Iter 507/1029, train loss = 19.673, time = 16.041</text:p>
      <text:p text:style-name="Standard">Epoch 2/4, Iter 508/1029, train loss = 21.029, time = 16.076</text:p>
      <text:p text:style-name="Standard">Epoch 2/4, Iter 509/1029, train loss = 6.641, time = 15.600</text:p>
      <text:p text:style-name="Standard">Epoch 2/4, Iter 510/1029, train loss = 10.035, time = 16.048</text:p>
      <text:p text:style-name="Standard">Epoch 2/4, Iter 511/1029, train loss = 7.652, time = 15.899</text:p>
      <text:p text:style-name="Standard">Epoch 2/4, Iter 512/1029, train loss = 17.508, time = 15.787</text:p>
      <text:p text:style-name="Standard">Epoch 2/4, Iter 513/1029, train loss = 20.321, time = 16.060</text:p>
      <text:p text:style-name="Standard">Epoch 2/4, Iter 514/1029, train loss = 7.532, time = 14.708</text:p>
      <text:p text:style-name="Standard">Epoch 2/4, Iter 515/1029, train loss = 11.648, time = 15.607</text:p>
      <text:p text:style-name="Standard">Epoch 2/4, Iter 516/1029, train loss = 4.737, time = 15.429</text:p>
      <text:p text:style-name="Standard">Epoch 2/4, Iter 517/1029, train loss = 9.341, time = 15.440</text:p>
      <text:p text:style-name="Standard">Epoch 2/4, Iter 518/1029, train loss = 25.874, time = 15.027</text:p>
      <text:p text:style-name="Standard">Epoch 2/4, Iter 519/1029, train loss = 5.643, time = 15.410</text:p>
      <text:p text:style-name="Standard">Epoch 2/4, Iter 520/1029, train loss = 14.810, time = 15.525</text:p>
      <text:p text:style-name="Standard">Epoch 2/4, Iter 521/1029, train loss = 5.825, time = 15.746</text:p>
      <text:p text:style-name="Standard">Epoch 2/4, Iter 522/1029, train loss = 9.778, time = 16.131</text:p>
      <text:p text:style-name="Standard">Epoch 2/4, Iter 523/1029, train loss = 12.141, time = 15.679</text:p>
      <text:p text:style-name="Standard">Epoch 2/4, Iter 524/1029, train loss = 41.064, time = 16.143</text:p>
      <text:p text:style-name="Standard">Epoch 2/4, Iter 525/1029, train loss = 12.464, time = 15.318</text:p>
      <text:p text:style-name="Standard">Epoch 2/4, Iter 526/1029, train loss = 26.274, time = 15.339</text:p>
      <text:p text:style-name="Standard">Epoch 2/4, Iter 527/1029, train loss = 3.671, time = 15.226</text:p>
      <text:p text:style-name="Standard">Epoch 2/4, Iter 528/1029, train loss = 11.687, time = 15.656</text:p>
      <text:p text:style-name="Standard">Epoch 2/4, Iter 529/1029, train loss = 41.221, time = 15.985</text:p>
      <text:p text:style-name="Standard">Epoch 2/4, Iter 530/1029, train loss = 16.285, time = 15.573</text:p>
      <text:p text:style-name="Standard">Epoch 2/4, Iter 531/1029, train loss = 4.993, time = 14.643</text:p>
      <text:p text:style-name="Standard">Epoch 2/4, Iter 532/1029, train loss = 8.873, time = 15.378</text:p>
      <text:p text:style-name="Standard"><text:soft-page-break/>Epoch 2/4, Iter 533/1029, train loss = 18.867, time = 15.778</text:p>
      <text:p text:style-name="Standard">Epoch 2/4, Iter 534/1029, train loss = 5.485, time = 14.774</text:p>
      <text:p text:style-name="Standard">Epoch 2/4, Iter 535/1029, train loss = 76.097, time = 15.384</text:p>
      <text:p text:style-name="Standard">Epoch 2/4, Iter 536/1029, train loss = 6.321, time = 15.564</text:p>
      <text:p text:style-name="Standard">Epoch 2/4, Iter 537/1029, train loss = 34.550, time = 15.041</text:p>
      <text:p text:style-name="Standard">Epoch 2/4, Iter 538/1029, train loss = 60.556, time = 14.755</text:p>
      <text:p text:style-name="Standard">Epoch 2/4, Iter 539/1029, train loss = 7.704, time = 15.906</text:p>
      <text:p text:style-name="Standard">Epoch 2/4, Iter 540/1029, train loss = 9.775, time = 15.646</text:p>
      <text:p text:style-name="Standard">Epoch 2/4, Iter 541/1029, train loss = 36.370, time = 15.270</text:p>
      <text:p text:style-name="Standard">Epoch 2/4, Iter 542/1029, train loss = 13.771, time = 16.225</text:p>
      <text:p text:style-name="Standard">Epoch 2/4, Iter 543/1029, train loss = 16.109, time = 14.823</text:p>
      <text:p text:style-name="Standard">Epoch 2/4, Iter 544/1029, train loss = 5.045, time = 15.485</text:p>
      <text:p text:style-name="Standard">Epoch 2/4, Iter 545/1029, train loss = 15.674, time = 15.798</text:p>
      <text:p text:style-name="Standard">Epoch 2/4, Iter 546/1029, train loss = 46.689, time = 15.693</text:p>
      <text:p text:style-name="Standard">Epoch 2/4, Iter 547/1029, train loss = 6.076, time = 15.942</text:p>
      <text:p text:style-name="Standard">Epoch 2/4, Iter 548/1029, train loss = 18.485, time = 15.237</text:p>
      <text:p text:style-name="Standard">Epoch 2/4, Iter 549/1029, train loss = 20.080, time = 15.667</text:p>
      <text:p text:style-name="Standard">Epoch 2/4, Iter 550/1029, train loss = 10.541, time = 15.926</text:p>
      <text:p text:style-name="Standard">Epoch 2/4, Iter 551/1029, train loss = 9.989, time = 15.929</text:p>
      <text:p text:style-name="Standard">Epoch 2/4, Iter 552/1029, train loss = 38.531, time = 16.029</text:p>
      <text:p text:style-name="Standard">Epoch 2/4, Iter 553/1029, train loss = 5.431, time = 15.348</text:p>
      <text:p text:style-name="Standard">Epoch 2/4, Iter 554/1029, train loss = 14.429, time = 15.899</text:p>
      <text:p text:style-name="Standard">Epoch 2/4, Iter 555/1029, train loss = 17.497, time = 16.303</text:p>
      <text:p text:style-name="Standard">Epoch 2/4, Iter 556/1029, train loss = 3.805, time = 15.700</text:p>
      <text:p text:style-name="Standard">Epoch 2/4, Iter 557/1029, train loss = 20.024, time = 15.777</text:p>
      <text:p text:style-name="Standard">Epoch 2/4, Iter 558/1029, train loss = 24.688, time = 15.853</text:p>
      <text:p text:style-name="Standard">Epoch 2/4, Iter 559/1029, train loss = 23.127, time = 15.985</text:p>
      <text:p text:style-name="Standard">Epoch 2/4, Iter 560/1029, train loss = 7.477, time = 16.314</text:p>
      <text:p text:style-name="Standard">Epoch 2/4, Iter 561/1029, train loss = 5.195, time = 15.350</text:p>
      <text:p text:style-name="Standard">Epoch 2/4, Iter 562/1029, train loss = 10.620, time = 15.977</text:p>
      <text:p text:style-name="Standard">Epoch 2/4, Iter 563/1029, train loss = 34.189, time = 15.520</text:p>
      <text:p text:style-name="Standard">Epoch 2/4, Iter 564/1029, train loss = 17.890, time = 15.835</text:p>
      <text:p text:style-name="Standard">Epoch 2/4, Iter 565/1029, train loss = 34.668, time = 15.813</text:p>
      <text:p text:style-name="Standard">Epoch 2/4, Iter 566/1029, train loss = 6.355, time = 15.283</text:p>
      <text:p text:style-name="Standard">Epoch 2/4, Iter 567/1029, train loss = 30.977, time = 15.401</text:p>
      <text:p text:style-name="Standard">Epoch 2/4, Iter 568/1029, train loss = 11.677, time = 16.201</text:p>
      <text:p text:style-name="Standard">Epoch 2/4, Iter 569/1029, train loss = 11.875, time = 15.451</text:p>
      <text:p text:style-name="Standard">Epoch 2/4, Iter 570/1029, train loss = 21.381, time = 16.132</text:p>
      <text:p text:style-name="Standard">Epoch 2/4, Iter 571/1029, train loss = 13.244, time = 15.947</text:p>
      <text:p text:style-name="Standard">Epoch 2/4, Iter 572/1029, train loss = 5.576, time = 15.794</text:p>
      <text:p text:style-name="Standard">Epoch 2/4, Iter 573/1029, train loss = 7.147, time = 15.888</text:p>
      <text:p text:style-name="Standard">Epoch 2/4, Iter 574/1029, train loss = 51.589, time = 15.555</text:p>
      <text:p text:style-name="Standard">Epoch 2/4, Iter 575/1029, train loss = 5.300, time = 15.411</text:p>
      <text:p text:style-name="Standard">Epoch 2/4, Iter 576/1029, train loss = 9.510, time = 15.348</text:p>
      <text:p text:style-name="Standard">Epoch 2/4, Iter 577/1029, train loss = 56.219, time = 15.256</text:p>
      <text:p text:style-name="Standard">Epoch 2/4, Iter 578/1029, train loss = 40.481, time = 15.382</text:p>
      <text:p text:style-name="Standard">Epoch 2/4, Iter 579/1029, train loss = 13.866, time = 15.604</text:p>
      <text:p text:style-name="Standard">Epoch 2/4, Iter 580/1029, train loss = 13.979, time = 15.835</text:p>
      <text:p text:style-name="Standard">Epoch 2/4, Iter 581/1029, train loss = 9.405, time = 15.784</text:p>
      <text:p text:style-name="Standard">Epoch 2/4, Iter 582/1029, train loss = 10.382, time = 15.700</text:p>
      <text:p text:style-name="Standard">Epoch 2/4, Iter 583/1029, train loss = 9.980, time = 14.589</text:p>
      <text:p text:style-name="Standard">Epoch 2/4, Iter 584/1029, train loss = 10.258, time = 15.384</text:p>
      <text:p text:style-name="Standard"><text:soft-page-break/>Epoch 2/4, Iter 585/1029, train loss = 53.643, time = 15.012</text:p>
      <text:p text:style-name="Standard">Epoch 2/4, Iter 586/1029, train loss = 8.720, time = 15.606</text:p>
      <text:p text:style-name="Standard">Epoch 2/4, Iter 587/1029, train loss = 21.091, time = 15.678</text:p>
      <text:p text:style-name="Standard">Epoch 2/4, Iter 588/1029, train loss = 10.727, time = 15.799</text:p>
      <text:p text:style-name="Standard">Epoch 2/4, Iter 589/1029, train loss = 8.044, time = 15.816</text:p>
      <text:p text:style-name="Standard">Epoch 2/4, Iter 590/1029, train loss = 3.991, time = 15.948</text:p>
      <text:p text:style-name="Standard">Epoch 2/4, Iter 591/1029, train loss = 21.704, time = 16.155</text:p>
      <text:p text:style-name="Standard">Epoch 2/4, Iter 592/1029, train loss = 24.615, time = 16.155</text:p>
      <text:p text:style-name="Standard">Epoch 2/4, Iter 593/1029, train loss = 17.964, time = 15.194</text:p>
      <text:p text:style-name="Standard">Epoch 2/4, Iter 594/1029, train loss = 41.775, time = 15.537</text:p>
      <text:p text:style-name="Standard">Epoch 2/4, Iter 595/1029, train loss = 5.422, time = 14.748</text:p>
      <text:p text:style-name="Standard">Epoch 2/4, Iter 596/1029, train loss = 4.208, time = 14.472</text:p>
      <text:p text:style-name="Standard">Epoch 2/4, Iter 597/1029, train loss = 6.496, time = 15.334</text:p>
      <text:p text:style-name="Standard">Epoch 2/4, Iter 598/1029, train loss = 5.605, time = 15.729</text:p>
      <text:p text:style-name="Standard">Epoch 2/4, Iter 599/1029, train loss = 15.841, time = 15.138</text:p>
      <text:p text:style-name="Standard">Epoch 2/4, Iter 600/1029, train loss = 8.357, time = 15.510</text:p>
      <text:p text:style-name="Standard">Epoch 2/4, Iter 601/1029, train loss = 13.585, time = 15.366</text:p>
      <text:p text:style-name="Standard">Epoch 2/4, Iter 602/1029, train loss = 23.023, time = 16.101</text:p>
      <text:p text:style-name="Standard">Epoch 2/4, Iter 603/1029, train loss = 4.913, time = 14.814</text:p>
      <text:p text:style-name="Standard">Epoch 2/4, Iter 604/1029, train loss = 13.411, time = 15.277</text:p>
      <text:p text:style-name="Standard">Epoch 2/4, Iter 605/1029, train loss = 20.682, time = 15.633</text:p>
      <text:p text:style-name="Standard">Epoch 2/4, Iter 606/1029, train loss = 41.658, time = 15.585</text:p>
      <text:p text:style-name="Standard">Epoch 2/4, Iter 607/1029, train loss = 18.592, time = 14.790</text:p>
      <text:p text:style-name="Standard">Epoch 2/4, Iter 608/1029, train loss = 7.663, time = 15.330</text:p>
      <text:p text:style-name="Standard">Epoch 2/4, Iter 609/1029, train loss = 11.739, time = 15.856</text:p>
      <text:p text:style-name="Standard">Epoch 2/4, Iter 610/1029, train loss = 4.214, time = 15.499</text:p>
      <text:p text:style-name="Standard">Epoch 2/4, Iter 611/1029, train loss = 4.474, time = 15.331</text:p>
      <text:p text:style-name="Standard">Epoch 2/4, Iter 612/1029, train loss = 11.973, time = 15.818</text:p>
      <text:p text:style-name="Standard">Epoch 2/4, Iter 613/1029, train loss = 5.173, time = 15.521</text:p>
      <text:p text:style-name="Standard">Epoch 2/4, Iter 614/1029, train loss = 10.791, time = 15.539</text:p>
      <text:p text:style-name="Standard">Epoch 2/4, Iter 615/1029, train loss = 12.435, time = 15.829</text:p>
      <text:p text:style-name="Standard">Epoch 2/4, Iter 616/1029, train loss = 6.644, time = 14.999</text:p>
      <text:p text:style-name="Standard">Epoch 2/4, Iter 617/1029, train loss = 8.244, time = 15.349</text:p>
      <text:p text:style-name="Standard">Epoch 2/4, Iter 618/1029, train loss = 8.710, time = 15.888</text:p>
      <text:p text:style-name="Standard">Epoch 2/4, Iter 619/1029, train loss = 10.905, time = 15.914</text:p>
      <text:p text:style-name="Standard">Epoch 2/4, Iter 620/1029, train loss = 6.428, time = 15.879</text:p>
      <text:p text:style-name="Standard">Epoch 2/4, Iter 621/1029, train loss = 15.426, time = 15.969</text:p>
      <text:p text:style-name="Standard">Epoch 2/4, Iter 622/1029, train loss = 8.766, time = 15.679</text:p>
      <text:p text:style-name="Standard">Epoch 2/4, Iter 623/1029, train loss = 10.952, time = 15.350</text:p>
      <text:p text:style-name="Standard">Epoch 2/4, Iter 624/1029, train loss = 11.510, time = 15.373</text:p>
      <text:p text:style-name="Standard">Epoch 2/4, Iter 625/1029, train loss = 52.203, time = 15.288</text:p>
      <text:p text:style-name="Standard">Epoch 2/4, Iter 626/1029, train loss = 10.272, time = 16.536</text:p>
      <text:p text:style-name="Standard">Epoch 2/4, Iter 627/1029, train loss = 13.551, time = 15.502</text:p>
      <text:p text:style-name="Standard">Epoch 2/4, Iter 628/1029, train loss = 20.342, time = 15.599</text:p>
      <text:p text:style-name="Standard">Epoch 2/4, Iter 629/1029, train loss = 43.248, time = 15.566</text:p>
      <text:p text:style-name="Standard">Epoch 2/4, Iter 630/1029, train loss = 18.122, time = 15.751</text:p>
      <text:p text:style-name="Standard">Epoch 2/4, Iter 631/1029, train loss = 18.854, time = 16.160</text:p>
      <text:p text:style-name="Standard">Epoch 2/4, Iter 632/1029, train loss = 6.884, time = 15.874</text:p>
      <text:p text:style-name="Standard">Epoch 2/4, Iter 633/1029, train loss = 18.878, time = 15.919</text:p>
      <text:p text:style-name="Standard">Epoch 2/4, Iter 634/1029, train loss = 6.621, time = 15.707</text:p>
      <text:p text:style-name="Standard">Epoch 2/4, Iter 635/1029, train loss = 9.163, time = 15.333</text:p>
      <text:p text:style-name="Standard">Epoch 2/4, Iter 636/1029, train loss = 5.418, time = 14.697</text:p>
      <text:p text:style-name="Standard"><text:soft-page-break/>Epoch 2/4, Iter 637/1029, train loss = 4.586, time = 15.692</text:p>
      <text:p text:style-name="Standard">Epoch 2/4, Iter 638/1029, train loss = 20.001, time = 15.041</text:p>
      <text:p text:style-name="Standard">Epoch 2/4, Iter 639/1029, train loss = 14.774, time = 15.777</text:p>
      <text:p text:style-name="Standard">Epoch 2/4, Iter 640/1029, train loss = 7.676, time = 16.011</text:p>
      <text:p text:style-name="Standard">Epoch 2/4, Iter 641/1029, train loss = 4.418, time = 15.726</text:p>
      <text:p text:style-name="Standard">Epoch 2/4, Iter 642/1029, train loss = 4.288, time = 16.289</text:p>
      <text:p text:style-name="Standard">Epoch 2/4, Iter 643/1029, train loss = 4.929, time = 15.744</text:p>
      <text:p text:style-name="Standard">Epoch 2/4, Iter 644/1029, train loss = 8.165, time = 15.855</text:p>
      <text:p text:style-name="Standard">Epoch 2/4, Iter 645/1029, train loss = 21.299, time = 15.780</text:p>
      <text:p text:style-name="Standard">Epoch 2/4, Iter 646/1029, train loss = 4.027, time = 15.622</text:p>
      <text:p text:style-name="Standard">Epoch 2/4, Iter 647/1029, train loss = 7.181, time = 15.198</text:p>
      <text:p text:style-name="Standard">Epoch 2/4, Iter 648/1029, train loss = 10.159, time = 16.004</text:p>
      <text:p text:style-name="Standard">Epoch 2/4, Iter 649/1029, train loss = 77.817, time = 16.083</text:p>
      <text:p text:style-name="Standard">Epoch 2/4, Iter 650/1029, train loss = 11.807, time = 15.421</text:p>
      <text:p text:style-name="Standard">Epoch 2/4, Iter 651/1029, train loss = 3.394, time = 15.439</text:p>
      <text:p text:style-name="Standard">Epoch 2/4, Iter 652/1029, train loss = 7.024, time = 15.030</text:p>
      <text:p text:style-name="Standard">Epoch 2/4, Iter 653/1029, train loss = 3.832, time = 15.642</text:p>
      <text:p text:style-name="Standard">Epoch 2/4, Iter 654/1029, train loss = 21.907, time = 15.183</text:p>
      <text:p text:style-name="Standard">Epoch 2/4, Iter 655/1029, train loss = 7.863, time = 15.979</text:p>
      <text:p text:style-name="Standard">Epoch 2/4, Iter 656/1029, train loss = 4.510, time = 15.799</text:p>
      <text:p text:style-name="Standard">Epoch 2/4, Iter 657/1029, train loss = 13.893, time = 15.508</text:p>
      <text:p text:style-name="Standard">Epoch 2/4, Iter 658/1029, train loss = 6.859, time = 15.452</text:p>
      <text:p text:style-name="Standard">Epoch 2/4, Iter 659/1029, train loss = 52.967, time = 15.825</text:p>
      <text:p text:style-name="Standard">Epoch 2/4, Iter 660/1029, train loss = 5.663, time = 15.307</text:p>
      <text:p text:style-name="Standard">Epoch 2/4, Iter 661/1029, train loss = 5.390, time = 15.673</text:p>
      <text:p text:style-name="Standard">Epoch 2/4, Iter 662/1029, train loss = 6.122, time = 16.200</text:p>
      <text:p text:style-name="Standard">Epoch 2/4, Iter 663/1029, train loss = 11.120, time = 15.428</text:p>
      <text:p text:style-name="Standard">Epoch 2/4, Iter 664/1029, train loss = 33.525, time = 15.424</text:p>
      <text:p text:style-name="Standard">Epoch 2/4, Iter 665/1029, train loss = 4.765, time = 15.855</text:p>
      <text:p text:style-name="Standard">Epoch 2/4, Iter 666/1029, train loss = 5.583, time = 15.874</text:p>
      <text:p text:style-name="Standard">Epoch 2/4, Iter 667/1029, train loss = 44.099, time = 15.349</text:p>
      <text:p text:style-name="Standard">Epoch 2/4, Iter 668/1029, train loss = 4.708, time = 15.447</text:p>
      <text:p text:style-name="Standard">Epoch 2/4, Iter 669/1029, train loss = 11.110, time = 15.772</text:p>
      <text:p text:style-name="Standard">Epoch 2/4, Iter 670/1029, train loss = 9.737, time = 15.762</text:p>
      <text:p text:style-name="Standard">Epoch 2/4, Iter 671/1029, train loss = 12.245, time = 15.454</text:p>
      <text:p text:style-name="Standard">Epoch 2/4, Iter 672/1029, train loss = 9.303, time = 15.615</text:p>
      <text:p text:style-name="Standard">Epoch 2/4, Iter 673/1029, train loss = 6.301, time = 15.567</text:p>
      <text:p text:style-name="Standard">Epoch 2/4, Iter 674/1029, train loss = 10.925, time = 15.887</text:p>
      <text:p text:style-name="Standard">Epoch 2/4, Iter 675/1029, train loss = 21.200, time = 15.372</text:p>
      <text:p text:style-name="Standard">Epoch 2/4, Iter 676/1029, train loss = 8.680, time = 14.418</text:p>
      <text:p text:style-name="Standard">Epoch 2/4, Iter 677/1029, train loss = 14.840, time = 16.071</text:p>
      <text:p text:style-name="Standard">Epoch 2/4, Iter 678/1029, train loss = 9.174, time = 15.921</text:p>
      <text:p text:style-name="Standard">Epoch 2/4, Iter 679/1029, train loss = 21.274, time = 16.014</text:p>
      <text:p text:style-name="Standard">Epoch 2/4, Iter 680/1029, train loss = 30.545, time = 16.224</text:p>
      <text:p text:style-name="Standard">Epoch 2/4, Iter 681/1029, train loss = 6.623, time = 15.308</text:p>
      <text:p text:style-name="Standard">Epoch 2/4, Iter 682/1029, train loss = 24.802, time = 16.116</text:p>
      <text:p text:style-name="Standard">Epoch 2/4, Iter 683/1029, train loss = 5.562, time = 15.061</text:p>
      <text:p text:style-name="Standard">Epoch 2/4, Iter 684/1029, train loss = 11.039, time = 15.035</text:p>
      <text:p text:style-name="Standard">Epoch 2/4, Iter 685/1029, train loss = 46.612, time = 15.715</text:p>
      <text:p text:style-name="Standard">Epoch 2/4, Iter 686/1029, train loss = 12.768, time = 15.487</text:p>
      <text:p text:style-name="Standard">Epoch 2/4, Iter 687/1029, train loss = 6.776, time = 15.629</text:p>
      <text:p text:style-name="Standard">Epoch 2/4, Iter 688/1029, train loss = 43.608, time = 15.192</text:p>
      <text:p text:style-name="Standard"><text:soft-page-break/>Epoch 2/4, Iter 689/1029, train loss = 8.788, time = 15.684</text:p>
      <text:p text:style-name="Standard">Epoch 2/4, Iter 690/1029, train loss = 9.203, time = 15.701</text:p>
      <text:p text:style-name="Standard">Epoch 2/4, Iter 691/1029, train loss = 7.575, time = 15.457</text:p>
      <text:p text:style-name="Standard">Epoch 2/4, Iter 692/1029, train loss = 5.289, time = 15.811</text:p>
      <text:p text:style-name="Standard">Epoch 2/4, Iter 693/1029, train loss = 5.792, time = 14.559</text:p>
      <text:p text:style-name="Standard">Epoch 2/4, Iter 694/1029, train loss = 6.080, time = 15.644</text:p>
      <text:p text:style-name="Standard">Epoch 2/4, Iter 695/1029, train loss = 8.609, time = 14.981</text:p>
      <text:p text:style-name="Standard">Epoch 2/4, Iter 696/1029, train loss = 5.319, time = 15.799</text:p>
      <text:p text:style-name="Standard">Epoch 2/4, Iter 697/1029, train loss = 34.736, time = 15.559</text:p>
      <text:p text:style-name="Standard">Epoch 2/4, Iter 698/1029, train loss = 4.900, time = 14.768</text:p>
      <text:p text:style-name="Standard">Epoch 2/4, Iter 699/1029, train loss = 3.550, time = 15.213</text:p>
      <text:p text:style-name="Standard">Epoch 2/4, Iter 700/1029, train loss = 5.583, time = 15.432</text:p>
      <text:p text:style-name="Standard">Epoch 2/4, Iter 701/1029, train loss = 10.511, time = 15.312</text:p>
      <text:p text:style-name="Standard">Epoch 2/4, Iter 702/1029, train loss = 3.753, time = 15.797</text:p>
      <text:p text:style-name="Standard">Epoch 2/4, Iter 703/1029, train loss = 9.645, time = 15.164</text:p>
      <text:p text:style-name="Standard">Epoch 2/4, Iter 704/1029, train loss = 5.115, time = 15.207</text:p>
      <text:p text:style-name="Standard">Epoch 2/4, Iter 705/1029, train loss = 15.842, time = 15.867</text:p>
      <text:p text:style-name="Standard">Epoch 2/4, Iter 706/1029, train loss = 16.096, time = 15.535</text:p>
      <text:p text:style-name="Standard">Epoch 2/4, Iter 707/1029, train loss = 10.625, time = 15.818</text:p>
      <text:p text:style-name="Standard">Epoch 2/4, Iter 708/1029, train loss = 6.722, time = 15.964</text:p>
      <text:p text:style-name="Standard">Epoch 2/4, Iter 709/1029, train loss = 7.023, time = 15.639</text:p>
      <text:p text:style-name="Standard">Epoch 2/4, Iter 710/1029, train loss = 27.874, time = 15.194</text:p>
      <text:p text:style-name="Standard">Epoch 2/4, Iter 711/1029, train loss = 8.616, time = 15.652</text:p>
      <text:p text:style-name="Standard">Epoch 2/4, Iter 712/1029, train loss = 20.755, time = 15.254</text:p>
      <text:p text:style-name="Standard">Epoch 2/4, Iter 713/1029, train loss = 4.376, time = 15.418</text:p>
      <text:p text:style-name="Standard">Epoch 2/4, Iter 714/1029, train loss = 21.055, time = 16.097</text:p>
      <text:p text:style-name="Standard">Epoch 2/4, Iter 715/1029, train loss = 16.757, time = 15.546</text:p>
      <text:p text:style-name="Standard">Epoch 2/4, Iter 716/1029, train loss = 6.327, time = 15.510</text:p>
      <text:p text:style-name="Standard">Epoch 2/4, Iter 717/1029, train loss = 6.933, time = 15.790</text:p>
      <text:p text:style-name="Standard">Epoch 2/4, Iter 718/1029, train loss = 9.561, time = 15.310</text:p>
      <text:p text:style-name="Standard">Epoch 2/4, Iter 719/1029, train loss = 12.465, time = 15.762</text:p>
      <text:p text:style-name="Standard">Epoch 2/4, Iter 720/1029, train loss = 4.656, time = 14.742</text:p>
      <text:p text:style-name="Standard">Epoch 2/4, Iter 721/1029, train loss = 9.088, time = 15.066</text:p>
      <text:p text:style-name="Standard">Epoch 2/4, Iter 722/1029, train loss = 12.786, time = 15.650</text:p>
      <text:p text:style-name="Standard">Epoch 2/4, Iter 723/1029, train loss = 23.241, time = 15.088</text:p>
      <text:p text:style-name="Standard">Epoch 2/4, Iter 724/1029, train loss = 3.141, time = 15.999</text:p>
      <text:p text:style-name="Standard">Epoch 2/4, Iter 725/1029, train loss = 14.513, time = 15.608</text:p>
      <text:p text:style-name="Standard">Epoch 2/4, Iter 726/1029, train loss = 9.488, time = 15.902</text:p>
      <text:p text:style-name="Standard">Epoch 2/4, Iter 727/1029, train loss = 7.118, time = 16.261</text:p>
      <text:p text:style-name="Standard">Epoch 2/4, Iter 728/1029, train loss = 42.872, time = 15.263</text:p>
      <text:p text:style-name="Standard">Epoch 2/4, Iter 729/1029, train loss = 28.735, time = 15.689</text:p>
      <text:p text:style-name="Standard">Epoch 2/4, Iter 730/1029, train loss = 11.644, time = 15.868</text:p>
      <text:p text:style-name="Standard">Epoch 2/4, Iter 731/1029, train loss = 11.168, time = 15.316</text:p>
      <text:p text:style-name="Standard">Epoch 2/4, Iter 732/1029, train loss = 10.376, time = 15.556</text:p>
      <text:p text:style-name="Standard">Epoch 2/4, Iter 733/1029, train loss = 6.376, time = 15.102</text:p>
      <text:p text:style-name="Standard">Epoch 2/4, Iter 734/1029, train loss = 10.318, time = 15.413</text:p>
      <text:p text:style-name="Standard">Epoch 2/4, Iter 735/1029, train loss = 23.495, time = 15.647</text:p>
      <text:p text:style-name="Standard">Epoch 2/4, Iter 736/1029, train loss = 9.742, time = 15.575</text:p>
      <text:p text:style-name="Standard">Epoch 2/4, Iter 737/1029, train loss = 9.217, time = 16.274</text:p>
      <text:p text:style-name="Standard">Epoch 2/4, Iter 738/1029, train loss = 13.126, time = 16.199</text:p>
      <text:p text:style-name="Standard">Epoch 2/4, Iter 739/1029, train loss = 24.220, time = 15.557</text:p>
      <text:p text:style-name="Standard">Epoch 2/4, Iter 740/1029, train loss = 5.669, time = 15.470</text:p>
      <text:p text:style-name="Standard"><text:soft-page-break/>Epoch 2/4, Iter 741/1029, train loss = 5.967, time = 15.175</text:p>
      <text:p text:style-name="Standard">Epoch 2/4, Iter 742/1029, train loss = 11.104, time = 15.723</text:p>
      <text:p text:style-name="Standard">Epoch 2/4, Iter 743/1029, train loss = 13.344, time = 15.655</text:p>
      <text:p text:style-name="Standard">Epoch 2/4, Iter 744/1029, train loss = 15.033, time = 15.788</text:p>
      <text:p text:style-name="Standard">Epoch 2/4, Iter 745/1029, train loss = 43.783, time = 15.646</text:p>
      <text:p text:style-name="Standard">Epoch 2/4, Iter 746/1029, train loss = 7.636, time = 16.032</text:p>
      <text:p text:style-name="Standard">Epoch 2/4, Iter 747/1029, train loss = 8.605, time = 16.149</text:p>
      <text:p text:style-name="Standard">Epoch 2/4, Iter 748/1029, train loss = 15.434, time = 15.937</text:p>
      <text:p text:style-name="Standard">Epoch 2/4, Iter 749/1029, train loss = 12.947, time = 15.450</text:p>
      <text:p text:style-name="Standard">Epoch 2/4, Iter 750/1029, train loss = 17.715, time = 15.816</text:p>
      <text:p text:style-name="Standard">Epoch 2/4, Iter 751/1029, train loss = 40.486, time = 14.938</text:p>
      <text:p text:style-name="Standard">Epoch 2/4, Iter 752/1029, train loss = 16.991, time = 15.928</text:p>
      <text:p text:style-name="Standard">Epoch 2/4, Iter 753/1029, train loss = 3.694, time = 15.869</text:p>
      <text:p text:style-name="Standard">Epoch 2/4, Iter 754/1029, train loss = 28.574, time = 16.009</text:p>
      <text:p text:style-name="Standard">Epoch 2/4, Iter 755/1029, train loss = 7.931, time = 15.956</text:p>
      <text:p text:style-name="Standard">Epoch 2/4, Iter 756/1029, train loss = 18.752, time = 15.995</text:p>
      <text:p text:style-name="Standard">Epoch 2/4, Iter 757/1029, train loss = 30.373, time = 15.146</text:p>
      <text:p text:style-name="Standard">Epoch 2/4, Iter 758/1029, train loss = 11.000, time = 15.869</text:p>
      <text:p text:style-name="Standard">Epoch 2/4, Iter 759/1029, train loss = 6.027, time = 15.504</text:p>
      <text:p text:style-name="Standard">Epoch 2/4, Iter 760/1029, train loss = 12.844, time = 15.632</text:p>
      <text:p text:style-name="Standard">Epoch 2/4, Iter 761/1029, train loss = 21.574, time = 15.889</text:p>
      <text:p text:style-name="Standard">Epoch 2/4, Iter 762/1029, train loss = 13.867, time = 15.861</text:p>
      <text:p text:style-name="Standard">Epoch 2/4, Iter 763/1029, train loss = 31.946, time = 15.045</text:p>
      <text:p text:style-name="Standard">Epoch 2/4, Iter 764/1029, train loss = 7.574, time = 15.825</text:p>
      <text:p text:style-name="Standard">Epoch 2/4, Iter 765/1029, train loss = 26.465, time = 15.773</text:p>
      <text:p text:style-name="Standard">Epoch 2/4, Iter 766/1029, train loss = 38.909, time = 15.398</text:p>
      <text:p text:style-name="Standard">Epoch 2/4, Iter 767/1029, train loss = 20.765, time = 15.785</text:p>
      <text:p text:style-name="Standard">Epoch 2/4, Iter 768/1029, train loss = 32.886, time = 16.017</text:p>
      <text:p text:style-name="Standard">Epoch 2/4, Iter 769/1029, train loss = 50.378, time = 15.189</text:p>
      <text:p text:style-name="Standard">Epoch 2/4, Iter 770/1029, train loss = 26.347, time = 15.564</text:p>
      <text:p text:style-name="Standard">Epoch 2/4, Iter 771/1029, train loss = 7.418, time = 15.743</text:p>
      <text:p text:style-name="Standard">Epoch 2/4, Iter 772/1029, train loss = 18.656, time = 15.606</text:p>
      <text:p text:style-name="Standard">Epoch 2/4, Iter 773/1029, train loss = 22.116, time = 15.415</text:p>
      <text:p text:style-name="Standard">Epoch 2/4, Iter 774/1029, train loss = 24.190, time = 15.408</text:p>
      <text:p text:style-name="Standard">Epoch 2/4, Iter 775/1029, train loss = 5.637, time = 15.553</text:p>
      <text:p text:style-name="Standard">Epoch 2/4, Iter 776/1029, train loss = 18.600, time = 15.219</text:p>
      <text:p text:style-name="Standard">Epoch 2/4, Iter 777/1029, train loss = 42.647, time = 15.388</text:p>
      <text:p text:style-name="Standard">Epoch 2/4, Iter 778/1029, train loss = 8.138, time = 16.201</text:p>
      <text:p text:style-name="Standard">Epoch 2/4, Iter 779/1029, train loss = 25.128, time = 15.829</text:p>
      <text:p text:style-name="Standard">Epoch 2/4, Iter 780/1029, train loss = 9.226, time = 16.217</text:p>
      <text:p text:style-name="Standard">Epoch 2/4, Iter 781/1029, train loss = 56.073, time = 15.156</text:p>
      <text:p text:style-name="Standard">Epoch 2/4, Iter 782/1029, train loss = 17.818, time = 16.154</text:p>
      <text:p text:style-name="Standard">Epoch 2/4, Iter 783/1029, train loss = 6.596, time = 15.344</text:p>
      <text:p text:style-name="Standard">Epoch 2/4, Iter 784/1029, train loss = 4.439, time = 15.988</text:p>
      <text:p text:style-name="Standard">Epoch 2/4, Iter 785/1029, train loss = 3.840, time = 15.226</text:p>
      <text:p text:style-name="Standard">Epoch 2/4, Iter 786/1029, train loss = 3.823, time = 15.576</text:p>
      <text:p text:style-name="Standard">Epoch 2/4, Iter 787/1029, train loss = 6.124, time = 15.367</text:p>
      <text:p text:style-name="Standard">Epoch 2/4, Iter 788/1029, train loss = 50.238, time = 15.827</text:p>
      <text:p text:style-name="Standard">Epoch 2/4, Iter 789/1029, train loss = 10.397, time = 15.891</text:p>
      <text:p text:style-name="Standard">Epoch 2/4, Iter 790/1029, train loss = 37.771, time = 15.698</text:p>
      <text:p text:style-name="Standard">Epoch 2/4, Iter 791/1029, train loss = 10.928, time = 16.013</text:p>
      <text:p text:style-name="Standard">Epoch 2/4, Iter 792/1029, train loss = 8.813, time = 15.198</text:p>
      <text:p text:style-name="Standard"><text:soft-page-break/>Epoch 2/4, Iter 793/1029, train loss = 36.839, time = 15.729</text:p>
      <text:p text:style-name="Standard">Epoch 2/4, Iter 794/1029, train loss = 13.410, time = 15.513</text:p>
      <text:p text:style-name="Standard">Epoch 2/4, Iter 795/1029, train loss = 42.064, time = 15.411</text:p>
      <text:p text:style-name="Standard">Epoch 2/4, Iter 796/1029, train loss = 43.453, time = 15.972</text:p>
      <text:p text:style-name="Standard">Epoch 2/4, Iter 797/1029, train loss = 12.352, time = 15.596</text:p>
      <text:p text:style-name="Standard">Epoch 2/4, Iter 798/1029, train loss = 7.763, time = 15.813</text:p>
      <text:p text:style-name="Standard">Epoch 2/4, Iter 799/1029, train loss = 26.702, time = 15.824</text:p>
      <text:p text:style-name="Standard">Epoch 2/4, Iter 800/1029, train loss = 26.967, time = 15.299</text:p>
      <text:p text:style-name="Standard">Epoch 2/4, Iter 801/1029, train loss = 13.760, time = 15.761</text:p>
      <text:p text:style-name="Standard">Epoch 2/4, Iter 802/1029, train loss = 12.724, time = 15.491</text:p>
      <text:p text:style-name="Standard">Epoch 2/4, Iter 803/1029, train loss = 4.997, time = 14.724</text:p>
      <text:p text:style-name="Standard">Epoch 2/4, Iter 804/1029, train loss = 21.841, time = 15.639</text:p>
      <text:p text:style-name="Standard">Epoch 2/4, Iter 805/1029, train loss = 9.577, time = 15.743</text:p>
      <text:p text:style-name="Standard">Epoch 2/4, Iter 806/1029, train loss = 4.109, time = 15.771</text:p>
      <text:p text:style-name="Standard">Epoch 2/4, Iter 807/1029, train loss = 4.589, time = 15.010</text:p>
      <text:p text:style-name="Standard">Epoch 2/4, Iter 808/1029, train loss = 9.036, time = 15.507</text:p>
      <text:p text:style-name="Standard">Epoch 2/4, Iter 809/1029, train loss = 4.269, time = 14.212</text:p>
      <text:p text:style-name="Standard">Epoch 2/4, Iter 810/1029, train loss = 6.751, time = 15.200</text:p>
      <text:p text:style-name="Standard">Epoch 2/4, Iter 811/1029, train loss = 6.926, time = 15.334</text:p>
      <text:p text:style-name="Standard">Epoch 2/4, Iter 812/1029, train loss = 4.344, time = 15.566</text:p>
      <text:p text:style-name="Standard">Epoch 2/4, Iter 813/1029, train loss = 8.138, time = 15.124</text:p>
      <text:p text:style-name="Standard">Epoch 2/4, Iter 814/1029, train loss = 13.823, time = 15.123</text:p>
      <text:p text:style-name="Standard">Epoch 2/4, Iter 815/1029, train loss = 11.094, time = 16.102</text:p>
      <text:p text:style-name="Standard">Epoch 2/4, Iter 816/1029, train loss = 37.262, time = 16.346</text:p>
      <text:p text:style-name="Standard">Epoch 2/4, Iter 817/1029, train loss = 6.204, time = 16.210</text:p>
      <text:p text:style-name="Standard">Epoch 2/4, Iter 818/1029, train loss = 36.079, time = 15.853</text:p>
      <text:p text:style-name="Standard">Epoch 2/4, Iter 819/1029, train loss = 40.418, time = 15.723</text:p>
      <text:p text:style-name="Standard">Epoch 2/4, Iter 820/1029, train loss = 14.687, time = 15.897</text:p>
      <text:p text:style-name="Standard">Epoch 2/4, Iter 821/1029, train loss = 29.685, time = 14.986</text:p>
      <text:p text:style-name="Standard">Epoch 2/4, Iter 822/1029, train loss = 4.704, time = 15.566</text:p>
      <text:p text:style-name="Standard">Epoch 2/4, Iter 823/1029, train loss = 14.664, time = 15.701</text:p>
      <text:p text:style-name="Standard">Epoch 2/4, Iter 824/1029, train loss = 5.592, time = 15.827</text:p>
      <text:p text:style-name="Standard">Epoch 2/4, Iter 825/1029, train loss = 53.821, time = 15.583</text:p>
      <text:p text:style-name="Standard">Epoch 2/4, Iter 826/1029, train loss = 6.845, time = 15.548</text:p>
      <text:p text:style-name="Standard">Epoch 2/4, Iter 827/1029, train loss = 10.501, time = 15.610</text:p>
      <text:p text:style-name="Standard">Epoch 2/4, Iter 828/1029, train loss = 74.148, time = 16.160</text:p>
      <text:p text:style-name="Standard">Epoch 2/4, Iter 829/1029, train loss = 7.275, time = 15.574</text:p>
      <text:p text:style-name="Standard">Epoch 2/4, Iter 830/1029, train loss = 9.894, time = 16.555</text:p>
      <text:p text:style-name="Standard">Epoch 2/4, Iter 831/1029, train loss = 10.943, time = 16.397</text:p>
      <text:p text:style-name="Standard">Epoch 2/4, Iter 832/1029, train loss = 28.357, time = 15.827</text:p>
      <text:p text:style-name="Standard">Epoch 2/4, Iter 833/1029, train loss = 10.625, time = 15.400</text:p>
      <text:p text:style-name="Standard">Epoch 2/4, Iter 834/1029, train loss = 7.148, time = 15.886</text:p>
      <text:p text:style-name="Standard">Epoch 2/4, Iter 835/1029, train loss = 18.671, time = 15.590</text:p>
      <text:p text:style-name="Standard">Epoch 2/4, Iter 836/1029, train loss = 5.700, time = 15.660</text:p>
      <text:p text:style-name="Standard">Epoch 2/4, Iter 837/1029, train loss = 31.581, time = 15.791</text:p>
      <text:p text:style-name="Standard">Epoch 2/4, Iter 838/1029, train loss = 5.205, time = 15.548</text:p>
      <text:p text:style-name="Standard">Epoch 2/4, Iter 839/1029, train loss = 8.290, time = 15.703</text:p>
      <text:p text:style-name="Standard">Epoch 2/4, Iter 840/1029, train loss = 17.514, time = 15.719</text:p>
      <text:p text:style-name="Standard">Epoch 2/4, Iter 841/1029, train loss = 15.926, time = 15.753</text:p>
      <text:p text:style-name="Standard">Epoch 2/4, Iter 842/1029, train loss = 15.369, time = 15.638</text:p>
      <text:p text:style-name="Standard">Epoch 2/4, Iter 843/1029, train loss = 20.414, time = 15.377</text:p>
      <text:p text:style-name="Standard">Epoch 2/4, Iter 844/1029, train loss = 7.200, time = 15.624</text:p>
      <text:p text:style-name="Standard"><text:soft-page-break/>Epoch 2/4, Iter 845/1029, train loss = 6.175, time = 15.270</text:p>
      <text:p text:style-name="Standard">Epoch 2/4, Iter 846/1029, train loss = 22.810, time = 15.375</text:p>
      <text:p text:style-name="Standard">Epoch 2/4, Iter 847/1029, train loss = 10.410, time = 15.382</text:p>
      <text:p text:style-name="Standard">Epoch 2/4, Iter 848/1029, train loss = 29.749, time = 15.909</text:p>
      <text:p text:style-name="Standard">Epoch 2/4, Iter 849/1029, train loss = 12.472, time = 16.019</text:p>
      <text:p text:style-name="Standard">Epoch 2/4, Iter 850/1029, train loss = 16.605, time = 15.585</text:p>
      <text:p text:style-name="Standard">Epoch 2/4, Iter 851/1029, train loss = 31.534, time = 15.382</text:p>
      <text:p text:style-name="Standard">Epoch 2/4, Iter 852/1029, train loss = 21.431, time = 14.973</text:p>
      <text:p text:style-name="Standard">Epoch 2/4, Iter 853/1029, train loss = 3.939, time = 15.194</text:p>
      <text:p text:style-name="Standard">Epoch 2/4, Iter 854/1029, train loss = 8.752, time = 14.458</text:p>
      <text:p text:style-name="Standard">Epoch 2/4, Iter 855/1029, train loss = 9.843, time = 16.529</text:p>
      <text:p text:style-name="Standard">Epoch 2/4, Iter 856/1029, train loss = 20.107, time = 14.529</text:p>
      <text:p text:style-name="Standard">Epoch 2/4, Iter 857/1029, train loss = 9.139, time = 15.259</text:p>
      <text:p text:style-name="Standard">Epoch 2/4, Iter 858/1029, train loss = 8.682, time = 15.894</text:p>
      <text:p text:style-name="Standard">Epoch 2/4, Iter 859/1029, train loss = 17.464, time = 15.380</text:p>
      <text:p text:style-name="Standard">Epoch 2/4, Iter 860/1029, train loss = 3.256, time = 15.705</text:p>
      <text:p text:style-name="Standard">Epoch 2/4, Iter 861/1029, train loss = 3.968, time = 15.384</text:p>
      <text:p text:style-name="Standard">Epoch 2/4, Iter 862/1029, train loss = 18.976, time = 15.907</text:p>
      <text:p text:style-name="Standard">Epoch 2/4, Iter 863/1029, train loss = 18.105, time = 15.513</text:p>
      <text:p text:style-name="Standard">Epoch 2/4, Iter 864/1029, train loss = 9.143, time = 15.684</text:p>
      <text:p text:style-name="Standard">Epoch 2/4, Iter 865/1029, train loss = 13.025, time = 15.686</text:p>
      <text:p text:style-name="Standard">Epoch 2/4, Iter 866/1029, train loss = 23.019, time = 15.718</text:p>
      <text:p text:style-name="Standard">Epoch 2/4, Iter 867/1029, train loss = 11.061, time = 15.860</text:p>
      <text:p text:style-name="Standard">Epoch 2/4, Iter 868/1029, train loss = 12.738, time = 15.285</text:p>
      <text:p text:style-name="Standard">Epoch 2/4, Iter 869/1029, train loss = 15.091, time = 15.783</text:p>
      <text:p text:style-name="Standard">Epoch 2/4, Iter 870/1029, train loss = 5.079, time = 15.353</text:p>
      <text:p text:style-name="Standard">Epoch 2/4, Iter 871/1029, train loss = 15.809, time = 15.371</text:p>
      <text:p text:style-name="Standard">Epoch 2/4, Iter 872/1029, train loss = 39.835, time = 15.298</text:p>
      <text:p text:style-name="Standard">Epoch 2/4, Iter 873/1029, train loss = 12.669, time = 15.963</text:p>
      <text:p text:style-name="Standard">Epoch 2/4, Iter 874/1029, train loss = 33.408, time = 15.755</text:p>
      <text:p text:style-name="Standard">Epoch 2/4, Iter 875/1029, train loss = 19.040, time = 15.750</text:p>
      <text:p text:style-name="Standard">Epoch 2/4, Iter 876/1029, train loss = 7.363, time = 15.415</text:p>
      <text:p text:style-name="Standard">Epoch 2/4, Iter 877/1029, train loss = 5.608, time = 15.677</text:p>
      <text:p text:style-name="Standard">Epoch 2/4, Iter 878/1029, train loss = 31.001, time = 14.620</text:p>
      <text:p text:style-name="Standard">Epoch 2/4, Iter 879/1029, train loss = 13.651, time = 16.147</text:p>
      <text:p text:style-name="Standard">Epoch 2/4, Iter 880/1029, train loss = 8.074, time = 14.624</text:p>
      <text:p text:style-name="Standard">Epoch 2/4, Iter 881/1029, train loss = 36.927, time = 15.717</text:p>
      <text:p text:style-name="Standard">Epoch 2/4, Iter 882/1029, train loss = 7.861, time = 15.269</text:p>
      <text:p text:style-name="Standard">Epoch 2/4, Iter 883/1029, train loss = 8.517, time = 15.327</text:p>
      <text:p text:style-name="Standard">Epoch 2/4, Iter 884/1029, train loss = 11.525, time = 16.069</text:p>
      <text:p text:style-name="Standard">Epoch 2/4, Iter 885/1029, train loss = 11.710, time = 15.631</text:p>
      <text:p text:style-name="Standard">Epoch 2/4, Iter 886/1029, train loss = 20.415, time = 15.568</text:p>
      <text:p text:style-name="Standard">Epoch 2/4, Iter 887/1029, train loss = 40.747, time = 16.211</text:p>
      <text:p text:style-name="Standard">Epoch 2/4, Iter 888/1029, train loss = 35.668, time = 16.073</text:p>
      <text:p text:style-name="Standard">Epoch 2/4, Iter 889/1029, train loss = 10.243, time = 15.803</text:p>
      <text:p text:style-name="Standard">Epoch 2/4, Iter 890/1029, train loss = 3.303, time = 15.371</text:p>
      <text:p text:style-name="Standard">Epoch 2/4, Iter 891/1029, train loss = 20.118, time = 16.003</text:p>
      <text:p text:style-name="Standard">Epoch 2/4, Iter 892/1029, train loss = 7.816, time = 15.735</text:p>
      <text:p text:style-name="Standard">Epoch 2/4, Iter 893/1029, train loss = 44.317, time = 15.522</text:p>
      <text:p text:style-name="Standard">Epoch 2/4, Iter 894/1029, train loss = 6.289, time = 15.396</text:p>
      <text:p text:style-name="Standard">Epoch 2/4, Iter 895/1029, train loss = 4.309, time = 15.289</text:p>
      <text:p text:style-name="Standard">Epoch 2/4, Iter 896/1029, train loss = 8.232, time = 15.456</text:p>
      <text:p text:style-name="Standard"><text:soft-page-break/>Epoch 2/4, Iter 897/1029, train loss = 36.255, time = 16.331</text:p>
      <text:p text:style-name="Standard">Epoch 2/4, Iter 898/1029, train loss = 12.223, time = 15.549</text:p>
      <text:p text:style-name="Standard">Epoch 2/4, Iter 899/1029, train loss = 5.505, time = 15.275</text:p>
      <text:p text:style-name="Standard">Epoch 2/4, Iter 900/1029, train loss = 3.557, time = 15.485</text:p>
      <text:p text:style-name="Standard">Epoch 2/4, Iter 901/1029, train loss = 23.828, time = 15.171</text:p>
      <text:p text:style-name="Standard">Epoch 2/4, Iter 902/1029, train loss = 13.451, time = 15.746</text:p>
      <text:p text:style-name="Standard">Epoch 2/4, Iter 903/1029, train loss = 6.287, time = 15.538</text:p>
      <text:p text:style-name="Standard">Epoch 2/4, Iter 904/1029, train loss = 13.879, time = 15.668</text:p>
      <text:p text:style-name="Standard">Epoch 2/4, Iter 905/1029, train loss = 2.999, time = 15.539</text:p>
      <text:p text:style-name="Standard">Epoch 2/4, Iter 906/1029, train loss = 9.659, time = 15.956</text:p>
      <text:p text:style-name="Standard">Epoch 2/4, Iter 907/1029, train loss = 29.260, time = 15.301</text:p>
      <text:p text:style-name="Standard">Epoch 2/4, Iter 908/1029, train loss = 4.804, time = 15.660</text:p>
      <text:p text:style-name="Standard">Epoch 2/4, Iter 909/1029, train loss = 20.587, time = 14.572</text:p>
      <text:p text:style-name="Standard">Epoch 2/4, Iter 910/1029, train loss = 14.423, time = 15.014</text:p>
      <text:p text:style-name="Standard">Epoch 2/4, Iter 911/1029, train loss = 10.706, time = 16.307</text:p>
      <text:p text:style-name="Standard">Epoch 2/4, Iter 912/1029, train loss = 6.429, time = 15.713</text:p>
      <text:p text:style-name="Standard">Epoch 2/4, Iter 913/1029, train loss = 47.127, time = 15.254</text:p>
      <text:p text:style-name="Standard">Epoch 2/4, Iter 914/1029, train loss = 44.853, time = 15.010</text:p>
      <text:p text:style-name="Standard">Epoch 2/4, Iter 915/1029, train loss = 25.501, time = 15.605</text:p>
      <text:p text:style-name="Standard">Epoch 2/4, Iter 916/1029, train loss = 5.519, time = 15.843</text:p>
      <text:p text:style-name="Standard">Epoch 2/4, Iter 917/1029, train loss = 43.009, time = 15.523</text:p>
      <text:p text:style-name="Standard">Epoch 2/4, Iter 918/1029, train loss = 8.156, time = 15.335</text:p>
      <text:p text:style-name="Standard">Epoch 2/4, Iter 919/1029, train loss = 4.697, time = 15.854</text:p>
      <text:p text:style-name="Standard">Epoch 2/4, Iter 920/1029, train loss = 8.085, time = 16.189</text:p>
      <text:p text:style-name="Standard">Epoch 2/4, Iter 921/1029, train loss = 6.003, time = 15.267</text:p>
      <text:p text:style-name="Standard">Epoch 2/4, Iter 922/1029, train loss = 18.797, time = 15.474</text:p>
      <text:p text:style-name="Standard">Epoch 2/4, Iter 923/1029, train loss = 5.340, time = 15.266</text:p>
      <text:p text:style-name="Standard">Epoch 2/4, Iter 924/1029, train loss = 5.111, time = 15.537</text:p>
      <text:p text:style-name="Standard">Epoch 2/4, Iter 925/1029, train loss = 9.898, time = 15.533</text:p>
      <text:p text:style-name="Standard">Epoch 2/4, Iter 926/1029, train loss = 17.686, time = 15.811</text:p>
      <text:p text:style-name="Standard">Epoch 2/4, Iter 927/1029, train loss = 49.576, time = 15.340</text:p>
      <text:p text:style-name="Standard">Epoch 2/4, Iter 928/1029, train loss = 9.938, time = 15.459</text:p>
      <text:p text:style-name="Standard">Epoch 2/4, Iter 929/1029, train loss = 19.080, time = 15.692</text:p>
      <text:p text:style-name="Standard">Epoch 2/4, Iter 930/1029, train loss = 20.276, time = 15.690</text:p>
      <text:p text:style-name="Standard">Epoch 2/4, Iter 931/1029, train loss = 48.597, time = 15.919</text:p>
      <text:p text:style-name="Standard">Epoch 2/4, Iter 932/1029, train loss = 4.206, time = 15.395</text:p>
      <text:p text:style-name="Standard">Epoch 2/4, Iter 933/1029, train loss = 15.159, time = 14.701</text:p>
      <text:p text:style-name="Standard">Epoch 2/4, Iter 934/1029, train loss = 66.379, time = 15.324</text:p>
      <text:p text:style-name="Standard">Epoch 2/4, Iter 935/1029, train loss = 41.289, time = 16.304</text:p>
      <text:p text:style-name="Standard">Epoch 2/4, Iter 936/1029, train loss = 7.856, time = 15.803</text:p>
      <text:p text:style-name="Standard">Epoch 2/4, Iter 937/1029, train loss = 6.367, time = 15.998</text:p>
      <text:p text:style-name="Standard">Epoch 2/4, Iter 938/1029, train loss = 15.093, time = 15.719</text:p>
      <text:p text:style-name="Standard">Epoch 2/4, Iter 939/1029, train loss = 19.613, time = 14.395</text:p>
      <text:p text:style-name="Standard">Epoch 2/4, Iter 940/1029, train loss = 10.969, time = 15.156</text:p>
      <text:p text:style-name="Standard">Epoch 2/4, Iter 941/1029, train loss = 11.799, time = 14.207</text:p>
      <text:p text:style-name="Standard">Epoch 2/4, Iter 942/1029, train loss = 8.120, time = 15.310</text:p>
      <text:p text:style-name="Standard">Epoch 2/4, Iter 943/1029, train loss = 6.214, time = 15.442</text:p>
      <text:p text:style-name="Standard">Epoch 2/4, Iter 944/1029, train loss = 25.673, time = 14.907</text:p>
      <text:p text:style-name="Standard">Epoch 2/4, Iter 945/1029, train loss = 23.875, time = 15.281</text:p>
      <text:p text:style-name="Standard">Epoch 2/4, Iter 946/1029, train loss = 18.391, time = 15.436</text:p>
      <text:p text:style-name="Standard">Epoch 2/4, Iter 947/1029, train loss = 6.778, time = 15.265</text:p>
      <text:p text:style-name="Standard">Epoch 2/4, Iter 948/1029, train loss = 10.638, time = 15.533</text:p>
      <text:p text:style-name="Standard"><text:soft-page-break/>Epoch 2/4, Iter 949/1029, train loss = 9.285, time = 15.596</text:p>
      <text:p text:style-name="Standard">Epoch 2/4, Iter 950/1029, train loss = 7.972, time = 15.648</text:p>
      <text:p text:style-name="Standard">Epoch 2/4, Iter 951/1029, train loss = 4.939, time = 15.982</text:p>
      <text:p text:style-name="Standard">Epoch 2/4, Iter 952/1029, train loss = 14.484, time = 15.546</text:p>
      <text:p text:style-name="Standard">Epoch 2/4, Iter 953/1029, train loss = 20.689, time = 15.917</text:p>
      <text:p text:style-name="Standard">Epoch 2/4, Iter 954/1029, train loss = 6.326, time = 14.963</text:p>
      <text:p text:style-name="Standard">Epoch 2/4, Iter 955/1029, train loss = 7.086, time = 16.030</text:p>
      <text:p text:style-name="Standard">Epoch 2/4, Iter 956/1029, train loss = 17.848, time = 15.535</text:p>
      <text:p text:style-name="Standard">Epoch 2/4, Iter 957/1029, train loss = 41.496, time = 15.538</text:p>
      <text:p text:style-name="Standard">Epoch 2/4, Iter 958/1029, train loss = 13.698, time = 15.363</text:p>
      <text:p text:style-name="Standard">Epoch 2/4, Iter 959/1029, train loss = 7.173, time = 15.887</text:p>
      <text:p text:style-name="Standard">Epoch 2/4, Iter 960/1029, train loss = 4.809, time = 15.586</text:p>
      <text:p text:style-name="Standard">Epoch 2/4, Iter 961/1029, train loss = 45.019, time = 15.812</text:p>
      <text:p text:style-name="Standard">Epoch 2/4, Iter 962/1029, train loss = 36.171, time = 15.452</text:p>
      <text:p text:style-name="Standard">Epoch 2/4, Iter 963/1029, train loss = 3.742, time = 15.574</text:p>
      <text:p text:style-name="Standard">Epoch 2/4, Iter 964/1029, train loss = 9.759, time = 15.194</text:p>
      <text:p text:style-name="Standard">Epoch 2/4, Iter 965/1029, train loss = 36.351, time = 15.965</text:p>
      <text:p text:style-name="Standard">Epoch 2/4, Iter 966/1029, train loss = 39.846, time = 15.114</text:p>
      <text:p text:style-name="Standard">Epoch 2/4, Iter 967/1029, train loss = 7.242, time = 15.419</text:p>
      <text:p text:style-name="Standard">Epoch 2/4, Iter 968/1029, train loss = 24.422, time = 16.658</text:p>
      <text:p text:style-name="Standard">Epoch 2/4, Iter 969/1029, train loss = 3.856, time = 15.483</text:p>
      <text:p text:style-name="Standard">Epoch 2/4, Iter 970/1029, train loss = 19.009, time = 15.697</text:p>
      <text:p text:style-name="Standard">Epoch 2/4, Iter 971/1029, train loss = 4.346, time = 15.894</text:p>
      <text:p text:style-name="Standard">Epoch 2/4, Iter 972/1029, train loss = 7.183, time = 15.850</text:p>
      <text:p text:style-name="Standard">Epoch 2/4, Iter 973/1029, train loss = 22.908, time = 16.158</text:p>
      <text:p text:style-name="Standard">Epoch 2/4, Iter 974/1029, train loss = 21.017, time = 15.646</text:p>
      <text:p text:style-name="Standard">Epoch 2/4, Iter 975/1029, train loss = 39.301, time = 15.391</text:p>
      <text:p text:style-name="Standard">Epoch 2/4, Iter 976/1029, train loss = 3.938, time = 15.458</text:p>
      <text:p text:style-name="Standard">Epoch 2/4, Iter 977/1029, train loss = 13.538, time = 15.604</text:p>
      <text:p text:style-name="Standard">Epoch 2/4, Iter 978/1029, train loss = 4.383, time = 15.314</text:p>
      <text:p text:style-name="Standard">Epoch 2/4, Iter 979/1029, train loss = 4.114, time = 15.225</text:p>
      <text:p text:style-name="Standard">Epoch 2/4, Iter 980/1029, train loss = 4.235, time = 14.985</text:p>
      <text:p text:style-name="Standard">Epoch 2/4, Iter 981/1029, train loss = 38.328, time = 15.870</text:p>
      <text:p text:style-name="Standard">Epoch 2/4, Iter 982/1029, train loss = 25.076, time = 16.329</text:p>
      <text:p text:style-name="Standard">Epoch 2/4, Iter 983/1029, train loss = 6.701, time = 15.066</text:p>
      <text:p text:style-name="Standard">Epoch 2/4, Iter 984/1029, train loss = 7.130, time = 15.836</text:p>
      <text:p text:style-name="Standard">Epoch 2/4, Iter 985/1029, train loss = 27.366, time = 16.221</text:p>
      <text:p text:style-name="Standard">Epoch 2/4, Iter 986/1029, train loss = 11.342, time = 15.691</text:p>
      <text:p text:style-name="Standard">Epoch 2/4, Iter 987/1029, train loss = 15.330, time = 15.159</text:p>
      <text:p text:style-name="Standard">Epoch 2/4, Iter 988/1029, train loss = 17.201, time = 15.254</text:p>
      <text:p text:style-name="Standard">Epoch 2/4, Iter 989/1029, train loss = 9.778, time = 15.727</text:p>
      <text:p text:style-name="Standard">Epoch 2/4, Iter 990/1029, train loss = 17.882, time = 15.249</text:p>
      <text:p text:style-name="Standard">Epoch 2/4, Iter 991/1029, train loss = 4.212, time = 15.654</text:p>
      <text:p text:style-name="Standard">Epoch 2/4, Iter 992/1029, train loss = 47.657, time = 16.174</text:p>
      <text:p text:style-name="Standard">Epoch 2/4, Iter 993/1029, train loss = 46.391, time = 15.922</text:p>
      <text:p text:style-name="Standard">Epoch 2/4, Iter 994/1029, train loss = 4.550, time = 14.767</text:p>
      <text:p text:style-name="Standard">Epoch 2/4, Iter 995/1029, train loss = 10.683, time = 15.455</text:p>
      <text:p text:style-name="Standard">Epoch 2/4, Iter 996/1029, train loss = 10.199, time = 15.877</text:p>
      <text:p text:style-name="Standard">Epoch 2/4, Iter 997/1029, train loss = 12.538, time = 15.631</text:p>
      <text:p text:style-name="Standard">Epoch 2/4, Iter 998/1029, train loss = 6.965, time = 15.379</text:p>
      <text:p text:style-name="Standard">Epoch 2/4, Iter 999/1029, train loss = 11.961, time = 15.603</text:p>
      <text:p text:style-name="Standard">Epoch 2/4, Iter 1000/1029, train loss = 11.496, time = 15.513</text:p>
      <text:p text:style-name="Standard"><text:soft-page-break/>Epoch 2/4, Iter 1001/1029, train loss = 7.529, time = 15.530</text:p>
      <text:p text:style-name="Standard">Epoch 2/4, Iter 1002/1029, train loss = 19.091, time = 16.027</text:p>
      <text:p text:style-name="Standard">Epoch 2/4, Iter 1003/1029, train loss = 5.520, time = 15.419</text:p>
      <text:p text:style-name="Standard">Epoch 2/4, Iter 1004/1029, train loss = 29.895, time = 15.660</text:p>
      <text:p text:style-name="Standard">Epoch 2/4, Iter 1005/1029, train loss = 10.959, time = 15.491</text:p>
      <text:p text:style-name="Standard">Epoch 2/4, Iter 1006/1029, train loss = 10.549, time = 15.404</text:p>
      <text:p text:style-name="Standard">Epoch 2/4, Iter 1007/1029, train loss = 43.794, time = 15.390</text:p>
      <text:p text:style-name="Standard">Epoch 2/4, Iter 1008/1029, train loss = 8.032, time = 15.016</text:p>
      <text:p text:style-name="Standard">Epoch 2/4, Iter 1009/1029, train loss = 18.709, time = 16.221</text:p>
      <text:p text:style-name="Standard">Epoch 2/4, Iter 1010/1029, train loss = 15.796, time = 15.395</text:p>
      <text:p text:style-name="Standard">Epoch 2/4, Iter 1011/1029, train loss = 55.682, time = 15.649</text:p>
      <text:p text:style-name="Standard">Epoch 2/4, Iter 1012/1029, train loss = 16.553, time = 15.229</text:p>
      <text:p text:style-name="Standard">Epoch 2/4, Iter 1013/1029, train loss = 10.493, time = 15.884</text:p>
      <text:p text:style-name="Standard">Epoch 2/4, Iter 1014/1029, train loss = 14.709, time = 15.608</text:p>
      <text:p text:style-name="Standard">Epoch 2/4, Iter 1015/1029, train loss = 28.526, time = 15.612</text:p>
      <text:p text:style-name="Standard">Epoch 2/4, Iter 1016/1029, train loss = 7.945, time = 16.024</text:p>
      <text:p text:style-name="Standard">Epoch 2/4, Iter 1017/1029, train loss = 4.850, time = 16.241</text:p>
      <text:p text:style-name="Standard">Epoch 2/4, Iter 1018/1029, train loss = 6.082, time = 15.493</text:p>
      <text:p text:style-name="Standard">Epoch 2/4, Iter 1019/1029, train loss = 20.301, time = 15.351</text:p>
      <text:p text:style-name="Standard">Epoch 2/4, Iter 1020/1029, train loss = 3.812, time = 14.375</text:p>
      <text:p text:style-name="Standard">Epoch 2/4, Iter 1021/1029, train loss = 37.175, time = 15.785</text:p>
      <text:p text:style-name="Standard">Epoch 2/4, Iter 1022/1029, train loss = 4.042, time = 15.453</text:p>
      <text:p text:style-name="Standard">Epoch 2/4, Iter 1023/1029, train loss = 36.627, time = 15.458</text:p>
      <text:p text:style-name="Standard">Epoch 2/4, Iter 1024/1029, train loss = 5.514, time = 15.746</text:p>
      <text:p text:style-name="Standard">Epoch 2/4, Iter 1025/1029, train loss = 20.619, time = 15.299</text:p>
      <text:p text:style-name="Standard">Epoch 2/4, Iter 1026/1029, train loss = 31.158, time = 15.788</text:p>
      <text:p text:style-name="Standard">Epoch 2/4, Iter 1027/1029, train loss = 11.434, time = 15.216</text:p>
      <text:p text:style-name="Standard">Epoch 2/4, Iter 1028/1029, train loss = 4.028, time = 15.852</text:p>
      <text:p text:style-name="Standard">Epoch 2/4, Iter 0/343, test loss = 11.803, time = 6.843243</text:p>
      <text:p text:style-name="Standard">Epoch 2/4, Iter 1/343, test loss = 11.489, time = 6.355666</text:p>
      <text:p text:style-name="Standard">Epoch 2/4, Iter 2/343, test loss = 11.119, time = 6.613982</text:p>
      <text:p text:style-name="Standard">Epoch 2/4, Iter 3/343, test loss = 10.926, time = 6.289052</text:p>
      <text:p text:style-name="Standard">Epoch 2/4, Iter 4/343, test loss = 9.892, time = 6.769124</text:p>
      <text:p text:style-name="Standard">Epoch 2/4, Iter 5/343, test loss = 9.335, time = 6.698192</text:p>
      <text:p text:style-name="Standard">Epoch 2/4, Iter 6/343, test loss = 9.425, time = 6.229082</text:p>
      <text:p text:style-name="Standard">Epoch 2/4, Iter 7/343, test loss = 13.823, time = 6.400558</text:p>
      <text:p text:style-name="Standard">Epoch 2/4, Iter 8/343, test loss = 11.499, time = 6.609761</text:p>
      <text:p text:style-name="Standard">Epoch 2/4, Iter 9/343, test loss = 11.542, time = 6.612206</text:p>
      <text:p text:style-name="Standard">Epoch 2/4, Iter 10/343, test loss = 12.507, time = 6.692616</text:p>
      <text:p text:style-name="Standard">Epoch 2/4, Iter 11/343, test loss = 13.773, time = 6.630535</text:p>
      <text:p text:style-name="Standard">Epoch 2/4, Iter 12/343, test loss = 13.369, time = 6.188999</text:p>
      <text:p text:style-name="Standard">Epoch 2/4, Iter 13/343, test loss = 13.329, time = 6.810287</text:p>
      <text:p text:style-name="Standard">Epoch 2/4, Iter 14/343, test loss = 18.199, time = 6.686199</text:p>
      <text:p text:style-name="Standard">Epoch 2/4, Iter 15/343, test loss = 16.052, time = 6.132853</text:p>
      <text:p text:style-name="Standard">Epoch 2/4, Iter 16/343, test loss = 17.296, time = 6.706424</text:p>
      <text:p text:style-name="Standard">Epoch 2/4, Iter 17/343, test loss = 14.466, time = 6.127364</text:p>
      <text:p text:style-name="Standard">Epoch 2/4, Iter 18/343, test loss = 13.259, time = 6.698573</text:p>
      <text:p text:style-name="Standard">Epoch 2/4, Iter 19/343, test loss = 12.459, time = 6.668704</text:p>
      <text:p text:style-name="Standard">Epoch 2/4, Iter 20/343, test loss = 12.854, time = 6.342462</text:p>
      <text:p text:style-name="Standard">Epoch 2/4, Iter 21/343, test loss = 13.406, time = 6.102863</text:p>
      <text:p text:style-name="Standard">Epoch 2/4, Iter 22/343, test loss = 12.148, time = 6.962711</text:p>
      <text:p text:style-name="Standard">Epoch 2/4, Iter 23/343, test loss = 11.958, time = 6.092065</text:p>
      <text:p text:style-name="Standard"><text:soft-page-break/>Epoch 2/4, Iter 24/343, test loss = 10.771, time = 6.704007</text:p>
      <text:p text:style-name="Standard">Epoch 2/4, Iter 25/343, test loss = 9.012, time = 6.557430</text:p>
      <text:p text:style-name="Standard">Epoch 2/4, Iter 26/343, test loss = 8.401, time = 6.697364</text:p>
      <text:p text:style-name="Standard">Epoch 2/4, Iter 27/343, test loss = 9.038, time = 6.091806</text:p>
      <text:p text:style-name="Standard">Epoch 2/4, Iter 28/343, test loss = 5.657, time = 6.672468</text:p>
      <text:p text:style-name="Standard">Epoch 2/4, Iter 29/343, test loss = 5.029, time = 6.731458</text:p>
      <text:p text:style-name="Standard">Epoch 2/4, Iter 30/343, test loss = 5.136, time = 6.717685</text:p>
      <text:p text:style-name="Standard">Epoch 2/4, Iter 31/343, test loss = 6.331, time = 6.700403</text:p>
      <text:p text:style-name="Standard">Epoch 2/4, Iter 32/343, test loss = 6.555, time = 6.765064</text:p>
      <text:p text:style-name="Standard">Epoch 2/4, Iter 33/343, test loss = 6.650, time = 6.737839</text:p>
      <text:p text:style-name="Standard">Epoch 2/4, Iter 34/343, test loss = 6.775, time = 6.751580</text:p>
      <text:p text:style-name="Standard">Epoch 2/4, Iter 35/343, test loss = 8.077, time = 6.775010</text:p>
      <text:p text:style-name="Standard">Epoch 2/4, Iter 36/343, test loss = 7.766, time = 6.815926</text:p>
      <text:p text:style-name="Standard">Epoch 2/4, Iter 37/343, test loss = 7.684, time = 6.778139</text:p>
      <text:p text:style-name="Standard">Epoch 2/4, Iter 38/343, test loss = 6.994, time = 6.261133</text:p>
      <text:p text:style-name="Standard">Epoch 2/4, Iter 39/343, test loss = 7.160, time = 6.880220</text:p>
      <text:p text:style-name="Standard">Epoch 2/4, Iter 40/343, test loss = 6.897, time = 6.793688</text:p>
      <text:p text:style-name="Standard">Epoch 2/4, Iter 41/343, test loss = 7.005, time = 6.736790</text:p>
      <text:p text:style-name="Standard">Epoch 2/4, Iter 42/343, test loss = 5.876, time = 6.985894</text:p>
      <text:p text:style-name="Standard">Epoch 2/4, Iter 43/343, test loss = 5.053, time = 6.601717</text:p>
      <text:p text:style-name="Standard">Epoch 2/4, Iter 44/343, test loss = 5.166, time = 6.655557</text:p>
      <text:p text:style-name="Standard">Epoch 2/4, Iter 45/343, test loss = 5.616, time = 6.148897</text:p>
      <text:p text:style-name="Standard">Epoch 2/4, Iter 46/343, test loss = 5.381, time = 6.537523</text:p>
      <text:p text:style-name="Standard">Epoch 2/4, Iter 47/343, test loss = 5.231, time = 6.098215</text:p>
      <text:p text:style-name="Standard">Epoch 2/4, Iter 48/343, test loss = 5.176, time = 6.638081</text:p>
      <text:p text:style-name="Standard">Epoch 2/4, Iter 49/343, test loss = 4.970, time = 6.721929</text:p>
      <text:p text:style-name="Standard">Epoch 2/4, Iter 50/343, test loss = 4.461, time = 6.144975</text:p>
      <text:p text:style-name="Standard">Epoch 2/4, Iter 51/343, test loss = 4.506, time = 6.739247</text:p>
      <text:p text:style-name="Standard">Epoch 2/4, Iter 52/343, test loss = 5.437, time = 6.702392</text:p>
      <text:p text:style-name="Standard">Epoch 2/4, Iter 53/343, test loss = 5.572, time = 6.700747</text:p>
      <text:p text:style-name="Standard">Epoch 2/4, Iter 54/343, test loss = 5.307, time = 6.705000</text:p>
      <text:p text:style-name="Standard">Epoch 2/4, Iter 55/343, test loss = 5.162, time = 6.615523</text:p>
      <text:p text:style-name="Standard">Epoch 2/4, Iter 56/343, test loss = 7.125, time = 6.539164</text:p>
      <text:p text:style-name="Standard">Epoch 2/4, Iter 57/343, test loss = 5.733, time = 6.663560</text:p>
      <text:p text:style-name="Standard">Epoch 2/4, Iter 58/343, test loss = 5.552, time = 6.130258</text:p>
      <text:p text:style-name="Standard">Epoch 2/4, Iter 59/343, test loss = 6.652, time = 6.119718</text:p>
      <text:p text:style-name="Standard">Epoch 2/4, Iter 60/343, test loss = 7.766, time = 6.232642</text:p>
      <text:p text:style-name="Standard">Epoch 2/4, Iter 61/343, test loss = 7.284, time = 6.561767</text:p>
      <text:p text:style-name="Standard">Epoch 2/4, Iter 62/343, test loss = 8.874, time = 6.893891</text:p>
      <text:p text:style-name="Standard">Epoch 2/4, Iter 63/343, test loss = 13.464, time = 6.671624</text:p>
      <text:p text:style-name="Standard">Epoch 2/4, Iter 64/343, test loss = 13.865, time = 6.705132</text:p>
      <text:p text:style-name="Standard">Epoch 2/4, Iter 65/343, test loss = 13.996, time = 6.556306</text:p>
      <text:p text:style-name="Standard">Epoch 2/4, Iter 66/343, test loss = 11.697, time = 6.689404</text:p>
      <text:p text:style-name="Standard">Epoch 2/4, Iter 67/343, test loss = 9.486, time = 6.696870</text:p>
      <text:p text:style-name="Standard">Epoch 2/4, Iter 68/343, test loss = 10.257, time = 6.700603</text:p>
      <text:p text:style-name="Standard">Epoch 2/4, Iter 69/343, test loss = 12.846, time = 6.689987</text:p>
      <text:p text:style-name="Standard">Epoch 2/4, Iter 70/343, test loss = 7.587, time = 6.710501</text:p>
      <text:p text:style-name="Standard">Epoch 2/4, Iter 71/343, test loss = 7.246, time = 6.716751</text:p>
      <text:p text:style-name="Standard">Epoch 2/4, Iter 72/343, test loss = 7.290, time = 6.702987</text:p>
      <text:p text:style-name="Standard">Epoch 2/4, Iter 73/343, test loss = 8.946, time = 6.630703</text:p>
      <text:p text:style-name="Standard">Epoch 2/4, Iter 74/343, test loss = 7.558, time = 6.699001</text:p>
      <text:p text:style-name="Standard">Epoch 2/4, Iter 75/343, test loss = 7.942, time = 6.209704</text:p>
      <text:p text:style-name="Standard"><text:soft-page-break/>Epoch 2/4, Iter 76/343, test loss = 8.559, time = 6.691659</text:p>
      <text:p text:style-name="Standard">Epoch 2/4, Iter 77/343, test loss = 6.521, time = 6.656660</text:p>
      <text:p text:style-name="Standard">Epoch 2/4, Iter 78/343, test loss = 6.552, time = 6.685742</text:p>
      <text:p text:style-name="Standard">Epoch 2/4, Iter 79/343, test loss = 6.371, time = 6.670641</text:p>
      <text:p text:style-name="Standard">Epoch 2/4, Iter 80/343, test loss = 6.488, time = 6.636485</text:p>
      <text:p text:style-name="Standard">Epoch 2/4, Iter 81/343, test loss = 6.310, time = 6.675712</text:p>
      <text:p text:style-name="Standard">Epoch 2/4, Iter 82/343, test loss = 5.923, time = 6.815891</text:p>
      <text:p text:style-name="Standard">Epoch 2/4, Iter 83/343, test loss = 5.642, time = 6.318336</text:p>
      <text:p text:style-name="Standard">Epoch 2/4, Iter 84/343, test loss = 4.874, time = 6.130841</text:p>
      <text:p text:style-name="Standard">Epoch 2/4, Iter 85/343, test loss = 4.912, time = 6.132803</text:p>
      <text:p text:style-name="Standard">Epoch 2/4, Iter 86/343, test loss = 4.601, time = 6.181555</text:p>
      <text:p text:style-name="Standard">Epoch 2/4, Iter 87/343, test loss = 4.404, time = 6.171813</text:p>
      <text:p text:style-name="Standard">Epoch 2/4, Iter 88/343, test loss = 4.092, time = 6.315015</text:p>
      <text:p text:style-name="Standard">Epoch 2/4, Iter 89/343, test loss = 4.101, time = 6.251419</text:p>
      <text:p text:style-name="Standard">Epoch 2/4, Iter 90/343, test loss = 4.198, time = 6.114916</text:p>
      <text:p text:style-name="Standard">Epoch 2/4, Iter 91/343, test loss = 4.969, time = 6.630105</text:p>
      <text:p text:style-name="Standard">Epoch 2/4, Iter 92/343, test loss = 5.291, time = 6.661303</text:p>
      <text:p text:style-name="Standard">Epoch 2/4, Iter 93/343, test loss = 5.397, time = 6.332408</text:p>
      <text:p text:style-name="Standard">Epoch 2/4, Iter 94/343, test loss = 5.118, time = 6.206375</text:p>
      <text:p text:style-name="Standard">Epoch 2/4, Iter 95/343, test loss = 5.539, time = 6.775276</text:p>
      <text:p text:style-name="Standard">Epoch 2/4, Iter 96/343, test loss = 5.122, time = 6.781800</text:p>
      <text:p text:style-name="Standard">Epoch 2/4, Iter 97/343, test loss = 5.041, time = 6.769689</text:p>
      <text:p text:style-name="Standard">Epoch 2/4, Iter 98/343, test loss = 6.326, time = 6.206758</text:p>
      <text:p text:style-name="Standard">Epoch 2/4, Iter 99/343, test loss = 7.363, time = 6.719539</text:p>
      <text:p text:style-name="Standard">Epoch 2/4, Iter 100/343, test loss = 7.005, time = 6.492785</text:p>
      <text:p text:style-name="Standard">Epoch 2/4, Iter 101/343, test loss = 5.431, time = 6.718733</text:p>
      <text:p text:style-name="Standard">Epoch 2/4, Iter 102/343, test loss = 4.269, time = 6.703090</text:p>
      <text:p text:style-name="Standard">Epoch 2/4, Iter 103/343, test loss = 4.230, time = 6.102121</text:p>
      <text:p text:style-name="Standard">Epoch 2/4, Iter 104/343, test loss = 4.421, time = 6.175249</text:p>
      <text:p text:style-name="Standard">Epoch 2/4, Iter 105/343, test loss = 4.406, time = 6.137510</text:p>
      <text:p text:style-name="Standard">Epoch 2/4, Iter 106/343, test loss = 4.369, time = 6.115399</text:p>
      <text:p text:style-name="Standard">Epoch 2/4, Iter 107/343, test loss = 4.427, time = 6.149504</text:p>
      <text:p text:style-name="Standard">Epoch 2/4, Iter 108/343, test loss = 4.706, time = 6.186950</text:p>
      <text:p text:style-name="Standard">Epoch 2/4, Iter 109/343, test loss = 3.985, time = 6.171352</text:p>
      <text:p text:style-name="Standard">Epoch 2/4, Iter 110/343, test loss = 3.979, time = 6.579010</text:p>
      <text:p text:style-name="Standard">Epoch 2/4, Iter 111/343, test loss = 4.112, time = 6.678089</text:p>
      <text:p text:style-name="Standard">Epoch 2/4, Iter 112/343, test loss = 4.595, time = 6.681121</text:p>
      <text:p text:style-name="Standard">Epoch 2/4, Iter 113/343, test loss = 4.362, time = 6.102677</text:p>
      <text:p text:style-name="Standard">Epoch 2/4, Iter 114/343, test loss = 4.270, time = 6.195922</text:p>
      <text:p text:style-name="Standard">Epoch 2/4, Iter 115/343, test loss = 4.550, time = 6.659586</text:p>
      <text:p text:style-name="Standard">Epoch 2/4, Iter 116/343, test loss = 4.701, time = 6.687846</text:p>
      <text:p text:style-name="Standard">Epoch 2/4, Iter 117/343, test loss = 4.565, time = 6.677875</text:p>
      <text:p text:style-name="Standard">Epoch 2/4, Iter 118/343, test loss = 4.332, time = 6.686041</text:p>
      <text:p text:style-name="Standard">Epoch 2/4, Iter 119/343, test loss = 5.771, time = 6.710190</text:p>
      <text:p text:style-name="Standard">Epoch 2/4, Iter 120/343, test loss = 4.787, time = 6.682177</text:p>
      <text:p text:style-name="Standard">Epoch 2/4, Iter 121/343, test loss = 4.848, time = 6.692644</text:p>
      <text:p text:style-name="Standard">Epoch 2/4, Iter 122/343, test loss = 5.180, time = 7.027264</text:p>
      <text:p text:style-name="Standard">Epoch 2/4, Iter 123/343, test loss = 5.164, time = 6.637640</text:p>
      <text:p text:style-name="Standard">Epoch 2/4, Iter 124/343, test loss = 4.726, time = 6.680130</text:p>
      <text:p text:style-name="Standard">Epoch 2/4, Iter 125/343, test loss = 4.999, time = 6.685012</text:p>
      <text:p text:style-name="Standard">Epoch 2/4, Iter 126/343, test loss = 5.826, time = 6.712039</text:p>
      <text:p text:style-name="Standard">Epoch 2/4, Iter 127/343, test loss = 5.572, time = 6.666651</text:p>
      <text:p text:style-name="Standard"><text:soft-page-break/>Epoch 2/4, Iter 128/343, test loss = 5.332, time = 6.233578</text:p>
      <text:p text:style-name="Standard">Epoch 2/4, Iter 129/343, test loss = 7.442, time = 6.677549</text:p>
      <text:p text:style-name="Standard">Epoch 2/4, Iter 130/343, test loss = 8.851, time = 6.698479</text:p>
      <text:p text:style-name="Standard">Epoch 2/4, Iter 131/343, test loss = 8.566, time = 6.670495</text:p>
      <text:p text:style-name="Standard">Epoch 2/4, Iter 132/343, test loss = 9.153, time = 6.101994</text:p>
      <text:p text:style-name="Standard">Epoch 2/4, Iter 133/343, test loss = 10.114, time = 6.160079</text:p>
      <text:p text:style-name="Standard">Epoch 2/4, Iter 134/343, test loss = 9.656, time = 6.628896</text:p>
      <text:p text:style-name="Standard">Epoch 2/4, Iter 135/343, test loss = 10.636, time = 6.663984</text:p>
      <text:p text:style-name="Standard">Epoch 2/4, Iter 136/343, test loss = 9.849, time = 6.684932</text:p>
      <text:p text:style-name="Standard">Epoch 2/4, Iter 137/343, test loss = 7.387, time = 6.534145</text:p>
      <text:p text:style-name="Standard">Epoch 2/4, Iter 138/343, test loss = 6.903, time = 6.334835</text:p>
      <text:p text:style-name="Standard">Epoch 2/4, Iter 139/343, test loss = 9.226, time = 6.602722</text:p>
      <text:p text:style-name="Standard">Epoch 2/4, Iter 140/343, test loss = 5.492, time = 6.096905</text:p>
      <text:p text:style-name="Standard">Epoch 2/4, Iter 141/343, test loss = 5.136, time = 6.104113</text:p>
      <text:p text:style-name="Standard">Epoch 2/4, Iter 142/343, test loss = 4.937, time = 6.467992</text:p>
      <text:p text:style-name="Standard">Epoch 2/4, Iter 143/343, test loss = 5.317, time = 6.672022</text:p>
      <text:p text:style-name="Standard">Epoch 2/4, Iter 144/343, test loss = 4.942, time = 6.484903</text:p>
      <text:p text:style-name="Standard">Epoch 2/4, Iter 145/343, test loss = 4.558, time = 6.160995</text:p>
      <text:p text:style-name="Standard">Epoch 2/4, Iter 146/343, test loss = 4.561, time = 6.472982</text:p>
      <text:p text:style-name="Standard">Epoch 2/4, Iter 147/343, test loss = 4.635, time = 6.103585</text:p>
      <text:p text:style-name="Standard">Epoch 2/4, Iter 148/343, test loss = 4.187, time = 6.689093</text:p>
      <text:p text:style-name="Standard">Epoch 2/4, Iter 149/343, test loss = 3.994, time = 6.589057</text:p>
      <text:p text:style-name="Standard">Epoch 2/4, Iter 150/343, test loss = 4.349, time = 6.138283</text:p>
      <text:p text:style-name="Standard">Epoch 2/4, Iter 151/343, test loss = 4.411, time = 6.129564</text:p>
      <text:p text:style-name="Standard">Epoch 2/4, Iter 152/343, test loss = 4.339, time = 6.686397</text:p>
      <text:p text:style-name="Standard">Epoch 2/4, Iter 153/343, test loss = 4.133, time = 6.665785</text:p>
      <text:p text:style-name="Standard">Epoch 2/4, Iter 154/343, test loss = 4.552, time = 6.540129</text:p>
      <text:p text:style-name="Standard">Epoch 2/4, Iter 155/343, test loss = 4.196, time = 6.347209</text:p>
      <text:p text:style-name="Standard">Epoch 2/4, Iter 156/343, test loss = 4.124, time = 6.700121</text:p>
      <text:p text:style-name="Standard">Epoch 2/4, Iter 157/343, test loss = 4.446, time = 6.669493</text:p>
      <text:p text:style-name="Standard">Epoch 2/4, Iter 158/343, test loss = 4.495, time = 6.612049</text:p>
      <text:p text:style-name="Standard">Epoch 2/4, Iter 159/343, test loss = 4.357, time = 6.685477</text:p>
      <text:p text:style-name="Standard">Epoch 2/4, Iter 160/343, test loss = 4.301, time = 6.168246</text:p>
      <text:p text:style-name="Standard">Epoch 2/4, Iter 161/343, test loss = 5.021, time = 6.691776</text:p>
      <text:p text:style-name="Standard">Epoch 2/4, Iter 162/343, test loss = 5.253, time = 6.974366</text:p>
      <text:p text:style-name="Standard">Epoch 2/4, Iter 163/343, test loss = 4.958, time = 6.480927</text:p>
      <text:p text:style-name="Standard">Epoch 2/4, Iter 164/343, test loss = 4.911, time = 6.685063</text:p>
      <text:p text:style-name="Standard">Epoch 2/4, Iter 165/343, test loss = 4.755, time = 6.696310</text:p>
      <text:p text:style-name="Standard">Epoch 2/4, Iter 166/343, test loss = 4.773, time = 6.683586</text:p>
      <text:p text:style-name="Standard">Epoch 2/4, Iter 167/343, test loss = 4.692, time = 6.623370</text:p>
      <text:p text:style-name="Standard">Epoch 2/4, Iter 168/343, test loss = 5.403, time = 6.682069</text:p>
      <text:p text:style-name="Standard">Epoch 2/4, Iter 169/343, test loss = 5.263, time = 6.593866</text:p>
      <text:p text:style-name="Standard">Epoch 2/4, Iter 170/343, test loss = 5.333, time = 6.693300</text:p>
      <text:p text:style-name="Standard">Epoch 2/4, Iter 171/343, test loss = 6.917, time = 6.741869</text:p>
      <text:p text:style-name="Standard">Epoch 2/4, Iter 172/343, test loss = 7.732, time = 6.908705</text:p>
      <text:p text:style-name="Standard">Epoch 2/4, Iter 173/343, test loss = 6.980, time = 6.906935</text:p>
      <text:p text:style-name="Standard">Epoch 2/4, Iter 174/343, test loss = 7.830, time = 6.915472</text:p>
      <text:p text:style-name="Standard">Epoch 2/4, Iter 175/343, test loss = 7.104, time = 6.732411</text:p>
      <text:p text:style-name="Standard">Epoch 2/4, Iter 176/343, test loss = 5.830, time = 6.227277</text:p>
      <text:p text:style-name="Standard">Epoch 2/4, Iter 177/343, test loss = 5.621, time = 6.197646</text:p>
      <text:p text:style-name="Standard">Epoch 2/4, Iter 178/343, test loss = 5.306, time = 6.636067</text:p>
      <text:p text:style-name="Standard">Epoch 2/4, Iter 179/343, test loss = 5.217, time = 6.087854</text:p>
      <text:p text:style-name="Standard"><text:soft-page-break/>Epoch 2/4, Iter 180/343, test loss = 5.014, time = 6.155637</text:p>
      <text:p text:style-name="Standard">Epoch 2/4, Iter 181/343, test loss = 5.343, time = 6.589221</text:p>
      <text:p text:style-name="Standard">Epoch 2/4, Iter 182/343, test loss = 8.268, time = 7.036280</text:p>
      <text:p text:style-name="Standard">Epoch 2/4, Iter 183/343, test loss = 7.332, time = 6.375598</text:p>
      <text:p text:style-name="Standard">Epoch 2/4, Iter 184/343, test loss = 6.248, time = 6.233144</text:p>
      <text:p text:style-name="Standard">Epoch 2/4, Iter 185/343, test loss = 7.496, time = 6.782456</text:p>
      <text:p text:style-name="Standard">Epoch 2/4, Iter 186/343, test loss = 10.178, time = 6.152467</text:p>
      <text:p text:style-name="Standard">Epoch 2/4, Iter 187/343, test loss = 8.716, time = 6.156055</text:p>
      <text:p text:style-name="Standard">Epoch 2/4, Iter 188/343, test loss = 8.044, time = 6.134218</text:p>
      <text:p text:style-name="Standard">Epoch 2/4, Iter 189/343, test loss = 7.000, time = 6.674195</text:p>
      <text:p text:style-name="Standard">Epoch 2/4, Iter 190/343, test loss = 7.175, time = 6.687074</text:p>
      <text:p text:style-name="Standard">Epoch 2/4, Iter 191/343, test loss = 6.893, time = 6.119134</text:p>
      <text:p text:style-name="Standard">Epoch 2/4, Iter 192/343, test loss = 6.407, time = 6.707301</text:p>
      <text:p text:style-name="Standard">Epoch 2/4, Iter 193/343, test loss = 5.557, time = 6.675774</text:p>
      <text:p text:style-name="Standard">Epoch 2/4, Iter 194/343, test loss = 5.550, time = 6.618063</text:p>
      <text:p text:style-name="Standard">Epoch 2/4, Iter 195/343, test loss = 5.154, time = 6.665377</text:p>
      <text:p text:style-name="Standard">Epoch 2/4, Iter 196/343, test loss = 4.765, time = 6.699598</text:p>
      <text:p text:style-name="Standard">Epoch 2/4, Iter 197/343, test loss = 4.165, time = 6.688095</text:p>
      <text:p text:style-name="Standard">Epoch 2/4, Iter 198/343, test loss = 4.003, time = 6.105238</text:p>
      <text:p text:style-name="Standard">Epoch 2/4, Iter 199/343, test loss = 4.222, time = 6.709056</text:p>
      <text:p text:style-name="Standard">Epoch 2/4, Iter 200/343, test loss = 4.221, time = 6.229779</text:p>
      <text:p text:style-name="Standard">Epoch 2/4, Iter 201/343, test loss = 3.731, time = 6.389302</text:p>
      <text:p text:style-name="Standard">Epoch 2/4, Iter 202/343, test loss = 3.571, time = 6.862983</text:p>
      <text:p text:style-name="Standard">Epoch 2/4, Iter 203/343, test loss = 4.440, time = 6.699355</text:p>
      <text:p text:style-name="Standard">Epoch 2/4, Iter 204/343, test loss = 4.056, time = 6.765129</text:p>
      <text:p text:style-name="Standard">Epoch 2/4, Iter 205/343, test loss = 4.366, time = 6.752624</text:p>
      <text:p text:style-name="Standard">Epoch 2/4, Iter 206/343, test loss = 4.484, time = 6.593873</text:p>
      <text:p text:style-name="Standard">Epoch 2/4, Iter 207/343, test loss = 4.998, time = 6.514172</text:p>
      <text:p text:style-name="Standard">Epoch 2/4, Iter 208/343, test loss = 5.077, time = 6.485276</text:p>
      <text:p text:style-name="Standard">Epoch 2/4, Iter 209/343, test loss = 4.335, time = 6.774691</text:p>
      <text:p text:style-name="Standard">Epoch 2/4, Iter 210/343, test loss = 4.808, time = 6.871044</text:p>
      <text:p text:style-name="Standard">Epoch 2/4, Iter 211/343, test loss = 4.823, time = 6.314706</text:p>
      <text:p text:style-name="Standard">Epoch 2/4, Iter 212/343, test loss = 4.885, time = 6.350199</text:p>
      <text:p text:style-name="Standard">Epoch 2/4, Iter 213/343, test loss = 4.503, time = 6.224656</text:p>
      <text:p text:style-name="Standard">Epoch 2/4, Iter 214/343, test loss = 4.195, time = 6.532650</text:p>
      <text:p text:style-name="Standard">Epoch 2/4, Iter 215/343, test loss = 4.203, time = 6.061219</text:p>
      <text:p text:style-name="Standard">Epoch 2/4, Iter 216/343, test loss = 3.883, time = 6.097100</text:p>
      <text:p text:style-name="Standard">Epoch 2/4, Iter 217/343, test loss = 4.811, time = 6.646413</text:p>
      <text:p text:style-name="Standard">Epoch 2/4, Iter 218/343, test loss = 4.745, time = 6.123744</text:p>
      <text:p text:style-name="Standard">Epoch 2/4, Iter 219/343, test loss = 4.154, time = 6.666063</text:p>
      <text:p text:style-name="Standard">Epoch 2/4, Iter 220/343, test loss = 4.090, time = 6.713032</text:p>
      <text:p text:style-name="Standard">Epoch 2/4, Iter 221/343, test loss = 3.916, time = 6.720848</text:p>
      <text:p text:style-name="Standard">Epoch 2/4, Iter 222/343, test loss = 4.509, time = 6.914949</text:p>
      <text:p text:style-name="Standard">Epoch 2/4, Iter 223/343, test loss = 3.613, time = 6.097466</text:p>
      <text:p text:style-name="Standard">Epoch 2/4, Iter 224/343, test loss = 4.094, time = 6.164633</text:p>
      <text:p text:style-name="Standard">Epoch 2/4, Iter 225/343, test loss = 4.054, time = 6.170179</text:p>
      <text:p text:style-name="Standard">Epoch 2/4, Iter 226/343, test loss = 3.627, time = 6.640173</text:p>
      <text:p text:style-name="Standard">Epoch 2/4, Iter 227/343, test loss = 3.832, time = 6.113896</text:p>
      <text:p text:style-name="Standard">Epoch 2/4, Iter 228/343, test loss = 3.723, time = 6.188540</text:p>
      <text:p text:style-name="Standard">Epoch 2/4, Iter 229/343, test loss = 3.628, time = 6.144395</text:p>
      <text:p text:style-name="Standard">Epoch 2/4, Iter 230/343, test loss = 3.474, time = 6.183652</text:p>
      <text:p text:style-name="Standard">Epoch 2/4, Iter 231/343, test loss = 4.870, time = 6.583063</text:p>
      <text:p text:style-name="Standard"><text:soft-page-break/>Epoch 2/4, Iter 232/343, test loss = 4.565, time = 6.503391</text:p>
      <text:p text:style-name="Standard">Epoch 2/4, Iter 233/343, test loss = 4.571, time = 6.589803</text:p>
      <text:p text:style-name="Standard">Epoch 2/4, Iter 234/343, test loss = 5.056, time = 6.388710</text:p>
      <text:p text:style-name="Standard">Epoch 2/4, Iter 235/343, test loss = 5.559, time = 6.652745</text:p>
      <text:p text:style-name="Standard">Epoch 2/4, Iter 236/343, test loss = 5.611, time = 6.683217</text:p>
      <text:p text:style-name="Standard">Epoch 2/4, Iter 237/343, test loss = 5.292, time = 6.103792</text:p>
      <text:p text:style-name="Standard">Epoch 2/4, Iter 238/343, test loss = 4.070, time = 6.100410</text:p>
      <text:p text:style-name="Standard">Epoch 2/4, Iter 239/343, test loss = 4.020, time = 6.206496</text:p>
      <text:p text:style-name="Standard">Epoch 2/4, Iter 240/343, test loss = 4.142, time = 6.146251</text:p>
      <text:p text:style-name="Standard">Epoch 2/4, Iter 241/343, test loss = 5.381, time = 6.315339</text:p>
      <text:p text:style-name="Standard">Epoch 2/4, Iter 242/343, test loss = 4.710, time = 6.985970</text:p>
      <text:p text:style-name="Standard">Epoch 2/4, Iter 243/343, test loss = 4.706, time = 6.059410</text:p>
      <text:p text:style-name="Standard">Epoch 2/4, Iter 244/343, test loss = 4.662, time = 6.571119</text:p>
      <text:p text:style-name="Standard">Epoch 2/4, Iter 245/343, test loss = 5.847, time = 6.087621</text:p>
      <text:p text:style-name="Standard">Epoch 2/4, Iter 246/343, test loss = 5.935, time = 6.569263</text:p>
      <text:p text:style-name="Standard">Epoch 2/4, Iter 247/343, test loss = 5.476, time = 6.093138</text:p>
      <text:p text:style-name="Standard">Epoch 2/4, Iter 248/343, test loss = 6.044, time = 6.109236</text:p>
      <text:p text:style-name="Standard">Epoch 2/4, Iter 249/343, test loss = 5.491, time = 6.547999</text:p>
      <text:p text:style-name="Standard">Epoch 2/4, Iter 250/343, test loss = 5.334, time = 6.662932</text:p>
      <text:p text:style-name="Standard">Epoch 2/4, Iter 251/343, test loss = 4.823, time = 6.690982</text:p>
      <text:p text:style-name="Standard">Epoch 2/4, Iter 252/343, test loss = 5.369, time = 6.544211</text:p>
      <text:p text:style-name="Standard">Epoch 2/4, Iter 253/343, test loss = 5.112, time = 6.627376</text:p>
      <text:p text:style-name="Standard">Epoch 2/4, Iter 254/343, test loss = 4.796, time = 6.678784</text:p>
      <text:p text:style-name="Standard">Epoch 2/4, Iter 255/343, test loss = 4.908, time = 6.666506</text:p>
      <text:p text:style-name="Standard">Epoch 2/4, Iter 256/343, test loss = 5.211, time = 6.686613</text:p>
      <text:p text:style-name="Standard">Epoch 2/4, Iter 257/343, test loss = 5.013, time = 6.374706</text:p>
      <text:p text:style-name="Standard">Epoch 2/4, Iter 258/343, test loss = 4.344, time = 6.094955</text:p>
      <text:p text:style-name="Standard">Epoch 2/4, Iter 259/343, test loss = 4.572, time = 6.099998</text:p>
      <text:p text:style-name="Standard">Epoch 2/4, Iter 260/343, test loss = 4.062, time = 6.102061</text:p>
      <text:p text:style-name="Standard">Epoch 2/4, Iter 261/343, test loss = 4.079, time = 6.108196</text:p>
      <text:p text:style-name="Standard">Epoch 2/4, Iter 262/343, test loss = 3.919, time = 6.501564</text:p>
      <text:p text:style-name="Standard">Epoch 2/4, Iter 263/343, test loss = 3.939, time = 6.641283</text:p>
      <text:p text:style-name="Standard">Epoch 2/4, Iter 264/343, test loss = 4.052, time = 6.592516</text:p>
      <text:p text:style-name="Standard">Epoch 2/4, Iter 265/343, test loss = 4.066, time = 6.704325</text:p>
      <text:p text:style-name="Standard">Epoch 2/4, Iter 266/343, test loss = 4.926, time = 6.779347</text:p>
      <text:p text:style-name="Standard">Epoch 2/4, Iter 267/343, test loss = 4.842, time = 6.668080</text:p>
      <text:p text:style-name="Standard">Epoch 2/4, Iter 268/343, test loss = 4.787, time = 6.714497</text:p>
      <text:p text:style-name="Standard">Epoch 2/4, Iter 269/343, test loss = 5.041, time = 6.736413</text:p>
      <text:p text:style-name="Standard">Epoch 2/4, Iter 270/343, test loss = 5.506, time = 6.730713</text:p>
      <text:p text:style-name="Standard">Epoch 2/4, Iter 271/343, test loss = 5.443, time = 6.194766</text:p>
      <text:p text:style-name="Standard">Epoch 2/4, Iter 272/343, test loss = 6.240, time = 6.175464</text:p>
      <text:p text:style-name="Standard">Epoch 2/4, Iter 273/343, test loss = 4.344, time = 6.218089</text:p>
      <text:p text:style-name="Standard">Epoch 2/4, Iter 274/343, test loss = 4.333, time = 6.669990</text:p>
      <text:p text:style-name="Standard">Epoch 2/4, Iter 275/343, test loss = 4.246, time = 6.689126</text:p>
      <text:p text:style-name="Standard">Epoch 2/4, Iter 276/343, test loss = 3.946, time = 6.179945</text:p>
      <text:p text:style-name="Standard">Epoch 2/4, Iter 277/343, test loss = 4.111, time = 6.116365</text:p>
      <text:p text:style-name="Standard">Epoch 2/4, Iter 278/343, test loss = 4.164, time = 6.711036</text:p>
      <text:p text:style-name="Standard">Epoch 2/4, Iter 279/343, test loss = 3.908, time = 6.665988</text:p>
      <text:p text:style-name="Standard">Epoch 2/4, Iter 280/343, test loss = 3.850, time = 6.183736</text:p>
      <text:p text:style-name="Standard">Epoch 2/4, Iter 281/343, test loss = 4.002, time = 6.440889</text:p>
      <text:p text:style-name="Standard">Epoch 2/4, Iter 282/343, test loss = 4.034, time = 6.373753</text:p>
      <text:p text:style-name="Standard">Epoch 2/4, Iter 283/343, test loss = 4.075, time = 6.532959</text:p>
      <text:p text:style-name="Standard"><text:soft-page-break/>Epoch 2/4, Iter 284/343, test loss = 3.979, time = 6.589784</text:p>
      <text:p text:style-name="Standard">Epoch 2/4, Iter 285/343, test loss = 3.772, time = 6.086493</text:p>
      <text:p text:style-name="Standard">Epoch 2/4, Iter 286/343, test loss = 3.702, time = 6.113297</text:p>
      <text:p text:style-name="Standard">Epoch 2/4, Iter 287/343, test loss = 4.165, time = 6.120398</text:p>
      <text:p text:style-name="Standard">Epoch 2/4, Iter 288/343, test loss = 4.003, time = 6.677566</text:p>
      <text:p text:style-name="Standard">Epoch 2/4, Iter 289/343, test loss = 3.835, time = 6.532511</text:p>
      <text:p text:style-name="Standard">Epoch 2/4, Iter 290/343, test loss = 4.682, time = 6.150443</text:p>
      <text:p text:style-name="Standard">Epoch 2/4, Iter 291/343, test loss = 5.678, time = 6.128356</text:p>
      <text:p text:style-name="Standard">Epoch 2/4, Iter 292/343, test loss = 5.357, time = 6.693263</text:p>
      <text:p text:style-name="Standard">Epoch 2/4, Iter 293/343, test loss = 5.503, time = 6.677747</text:p>
      <text:p text:style-name="Standard">Epoch 2/4, Iter 294/343, test loss = 5.135, time = 6.680966</text:p>
      <text:p text:style-name="Standard">Epoch 2/4, Iter 295/343, test loss = 5.144, time = 6.080565</text:p>
      <text:p text:style-name="Standard">Epoch 2/4, Iter 296/343, test loss = 5.024, time = 6.698117</text:p>
      <text:p text:style-name="Standard">Epoch 2/4, Iter 297/343, test loss = 5.421, time = 6.432146</text:p>
      <text:p text:style-name="Standard">Epoch 2/4, Iter 298/343, test loss = 4.815, time = 6.626415</text:p>
      <text:p text:style-name="Standard">Epoch 2/4, Iter 299/343, test loss = 4.602, time = 6.546873</text:p>
      <text:p text:style-name="Standard">Epoch 2/4, Iter 300/343, test loss = 4.951, time = 6.169962</text:p>
      <text:p text:style-name="Standard">Epoch 2/4, Iter 301/343, test loss = 4.989, time = 6.686992</text:p>
      <text:p text:style-name="Standard">Epoch 2/4, Iter 302/343, test loss = 4.784, time = 6.973705</text:p>
      <text:p text:style-name="Standard">Epoch 2/4, Iter 303/343, test loss = 4.753, time = 6.560074</text:p>
      <text:p text:style-name="Standard">Epoch 2/4, Iter 304/343, test loss = 5.659, time = 6.578531</text:p>
      <text:p text:style-name="Standard">Epoch 2/4, Iter 305/343, test loss = 5.938, time = 6.532534</text:p>
      <text:p text:style-name="Standard">Epoch 2/4, Iter 306/343, test loss = 6.148, time = 6.674655</text:p>
      <text:p text:style-name="Standard">Epoch 2/4, Iter 307/343, test loss = 6.911, time = 6.652522</text:p>
      <text:p text:style-name="Standard">Epoch 2/4, Iter 308/343, test loss = 4.858, time = 6.114429</text:p>
      <text:p text:style-name="Standard">Epoch 2/4, Iter 309/343, test loss = 4.378, time = 6.608945</text:p>
      <text:p text:style-name="Standard">Epoch 2/4, Iter 310/343, test loss = 4.935, time = 6.575347</text:p>
      <text:p text:style-name="Standard">Epoch 2/4, Iter 311/343, test loss = 6.760, time = 6.671617</text:p>
      <text:p text:style-name="Standard">Epoch 2/4, Iter 312/343, test loss = 4.504, time = 6.673316</text:p>
      <text:p text:style-name="Standard">Epoch 2/4, Iter 313/343, test loss = 4.328, time = 6.162641</text:p>
      <text:p text:style-name="Standard">Epoch 2/4, Iter 314/343, test loss = 4.294, time = 6.679350</text:p>
      <text:p text:style-name="Standard">Epoch 2/4, Iter 315/343, test loss = 4.913, time = 6.467170</text:p>
      <text:p text:style-name="Standard">Epoch 2/4, Iter 316/343, test loss = 4.761, time = 6.690219</text:p>
      <text:p text:style-name="Standard">Epoch 2/4, Iter 317/343, test loss = 4.565, time = 6.527693</text:p>
      <text:p text:style-name="Standard">Epoch 2/4, Iter 318/343, test loss = 4.288, time = 6.639861</text:p>
      <text:p text:style-name="Standard">Epoch 2/4, Iter 319/343, test loss = 4.299, time = 6.100765</text:p>
      <text:p text:style-name="Standard">Epoch 2/4, Iter 320/343, test loss = 4.086, time = 6.353930</text:p>
      <text:p text:style-name="Standard">Epoch 2/4, Iter 321/343, test loss = 4.181, time = 6.124798</text:p>
      <text:p text:style-name="Standard">Epoch 2/4, Iter 322/343, test loss = 3.709, time = 6.517321</text:p>
      <text:p text:style-name="Standard">Epoch 2/4, Iter 323/343, test loss = 3.554, time = 6.680820</text:p>
      <text:p text:style-name="Standard">Epoch 2/4, Iter 324/343, test loss = 3.481, time = 6.696691</text:p>
      <text:p text:style-name="Standard">Epoch 2/4, Iter 325/343, test loss = 3.564, time = 6.674766</text:p>
      <text:p text:style-name="Standard">Epoch 2/4, Iter 326/343, test loss = 3.545, time = 6.671463</text:p>
      <text:p text:style-name="Standard">Epoch 2/4, Iter 327/343, test loss = 3.571, time = 6.371094</text:p>
      <text:p text:style-name="Standard">Epoch 2/4, Iter 328/343, test loss = 3.507, time = 6.605194</text:p>
      <text:p text:style-name="Standard">Epoch 2/4, Iter 329/343, test loss = 3.795, time = 6.701572</text:p>
      <text:p text:style-name="Standard">Epoch 2/4, Iter 330/343, test loss = 3.729, time = 6.736388</text:p>
      <text:p text:style-name="Standard">Epoch 2/4, Iter 331/343, test loss = 3.759, time = 6.738209</text:p>
      <text:p text:style-name="Standard">Epoch 2/4, Iter 332/343, test loss = 4.102, time = 6.632020</text:p>
      <text:p text:style-name="Standard">Epoch 2/4, Iter 333/343, test loss = 4.269, time = 6.114757</text:p>
      <text:p text:style-name="Standard">Epoch 2/4, Iter 334/343, test loss = 4.367, time = 6.305269</text:p>
      <text:p text:style-name="Standard">Epoch 2/4, Iter 335/343, test loss = 4.041, time = 6.123286</text:p>
      <text:p text:style-name="Standard"><text:soft-page-break/>Epoch 2/4, Iter 336/343, test loss = 4.313, time = 6.646318</text:p>
      <text:p text:style-name="Standard">Epoch 2/4, Iter 337/343, test loss = 4.342, time = 6.627302</text:p>
      <text:p text:style-name="Standard">Epoch 2/4, Iter 338/343, test loss = 4.321, time = 6.084534</text:p>
      <text:p text:style-name="Standard">Epoch 2/4, Iter 339/343, test loss = 4.012, time = 6.583153</text:p>
      <text:p text:style-name="Standard">Epoch 2/4, Iter 340/343, test loss = 4.155, time = 6.109607</text:p>
      <text:p text:style-name="Standard">Epoch 2/4, Iter 341/343, test loss = 4.390, time = 6.103970</text:p>
      <text:p text:style-name="Standard">Epoch 2/4, Iter 342/343, test loss = 4.260, time = 6.969051</text:p>
      <text:p text:style-name="Standard">avg_test_scalars: {'loss': 5.954481366076901, 'abs_depth_error': 4.552147407225895, 'thres2mm_error': 0.42921267871258906, 'thres4mm_error': 0.21163486191899714, 'thres8mm_error': 0.1022326580246058}</text:p>
      <text:p text:style-name="Standard">Epoch 3:</text:p>
      <text:p text:style-name="Standard">Epoch 3/4, Iter 0/1029, train loss = 3.265, time = 15.349</text:p>
      <text:p text:style-name="Standard">Epoch 3/4, Iter 1/1029, train loss = 4.630, time = 15.631</text:p>
      <text:p text:style-name="Standard">Epoch 3/4, Iter 2/1029, train loss = 44.713, time = 16.015</text:p>
      <text:p text:style-name="Standard">Epoch 3/4, Iter 3/1029, train loss = 6.034, time = 15.918</text:p>
      <text:p text:style-name="Standard">Epoch 3/4, Iter 4/1029, train loss = 8.735, time = 15.253</text:p>
      <text:p text:style-name="Standard">Epoch 3/4, Iter 5/1029, train loss = 16.942, time = 14.374</text:p>
      <text:p text:style-name="Standard">Epoch 3/4, Iter 6/1029, train loss = 29.152, time = 16.008</text:p>
      <text:p text:style-name="Standard">Epoch 3/4, Iter 7/1029, train loss = 8.877, time = 16.132</text:p>
      <text:p text:style-name="Standard">Epoch 3/4, Iter 8/1029, train loss = 21.292, time = 15.252</text:p>
      <text:p text:style-name="Standard">Epoch 3/4, Iter 9/1029, train loss = 16.442, time = 15.960</text:p>
      <text:p text:style-name="Standard">Epoch 3/4, Iter 10/1029, train loss = 33.982, time = 16.091</text:p>
      <text:p text:style-name="Standard">Epoch 3/4, Iter 11/1029, train loss = 9.656, time = 15.840</text:p>
      <text:p text:style-name="Standard">Epoch 3/4, Iter 12/1029, train loss = 17.345, time = 15.946</text:p>
      <text:p text:style-name="Standard">Epoch 3/4, Iter 13/1029, train loss = 9.486, time = 15.897</text:p>
      <text:p text:style-name="Standard">Epoch 3/4, Iter 14/1029, train loss = 15.076, time = 15.607</text:p>
      <text:p text:style-name="Standard">Epoch 3/4, Iter 15/1029, train loss = 10.003, time = 15.350</text:p>
      <text:p text:style-name="Standard">Epoch 3/4, Iter 16/1029, train loss = 12.505, time = 14.976</text:p>
      <text:p text:style-name="Standard">Epoch 3/4, Iter 17/1029, train loss = 8.707, time = 15.051</text:p>
      <text:p text:style-name="Standard">Epoch 3/4, Iter 18/1029, train loss = 21.286, time = 14.951</text:p>
      <text:p text:style-name="Standard">Epoch 3/4, Iter 19/1029, train loss = 9.189, time = 15.007</text:p>
      <text:p text:style-name="Standard">Epoch 3/4, Iter 20/1029, train loss = 13.172, time = 15.024</text:p>
      <text:p text:style-name="Standard">Epoch 3/4, Iter 21/1029, train loss = 11.325, time = 15.390</text:p>
      <text:p text:style-name="Standard">Epoch 3/4, Iter 22/1029, train loss = 4.261, time = 15.406</text:p>
      <text:p text:style-name="Standard">Epoch 3/4, Iter 23/1029, train loss = 5.548, time = 15.871</text:p>
      <text:p text:style-name="Standard">Epoch 3/4, Iter 24/1029, train loss = 5.007, time = 15.217</text:p>
      <text:p text:style-name="Standard">Epoch 3/4, Iter 25/1029, train loss = 33.510, time = 15.539</text:p>
      <text:p text:style-name="Standard">Epoch 3/4, Iter 26/1029, train loss = 13.694, time = 16.147</text:p>
      <text:p text:style-name="Standard">Epoch 3/4, Iter 27/1029, train loss = 29.993, time = 16.034</text:p>
      <text:p text:style-name="Standard">Epoch 3/4, Iter 28/1029, train loss = 5.875, time = 15.498</text:p>
      <text:p text:style-name="Standard">Epoch 3/4, Iter 29/1029, train loss = 34.983, time = 15.643</text:p>
      <text:p text:style-name="Standard">Epoch 3/4, Iter 30/1029, train loss = 45.063, time = 15.297</text:p>
      <text:p text:style-name="Standard">Epoch 3/4, Iter 31/1029, train loss = 11.369, time = 15.845</text:p>
      <text:p text:style-name="Standard">Epoch 3/4, Iter 32/1029, train loss = 6.153, time = 15.816</text:p>
      <text:p text:style-name="Standard">Epoch 3/4, Iter 33/1029, train loss = 7.740, time = 16.040</text:p>
      <text:p text:style-name="Standard">Epoch 3/4, Iter 34/1029, train loss = 4.692, time = 15.242</text:p>
      <text:p text:style-name="Standard">Epoch 3/4, Iter 35/1029, train loss = 3.951, time = 15.354</text:p>
      <text:p text:style-name="Standard">Epoch 3/4, Iter 36/1029, train loss = 40.156, time = 15.192</text:p>
      <text:p text:style-name="Standard">Epoch 3/4, Iter 37/1029, train loss = 7.720, time = 15.216</text:p>
      <text:p text:style-name="Standard">Epoch 3/4, Iter 38/1029, train loss = 44.196, time = 14.228</text:p>
      <text:p text:style-name="Standard">Epoch 3/4, Iter 39/1029, train loss = 14.077, time = 15.766</text:p>
      <text:p text:style-name="Standard">Epoch 3/4, Iter 40/1029, train loss = 5.146, time = 15.932</text:p>
      <text:p text:style-name="Standard"><text:soft-page-break/>Epoch 3/4, Iter 41/1029, train loss = 9.893, time = 15.048</text:p>
      <text:p text:style-name="Standard">Epoch 3/4, Iter 42/1029, train loss = 6.754, time = 15.395</text:p>
      <text:p text:style-name="Standard">Epoch 3/4, Iter 43/1029, train loss = 7.324, time = 15.924</text:p>
      <text:p text:style-name="Standard">Epoch 3/4, Iter 44/1029, train loss = 7.132, time = 15.696</text:p>
      <text:p text:style-name="Standard">Epoch 3/4, Iter 45/1029, train loss = 42.050, time = 14.937</text:p>
      <text:p text:style-name="Standard">Epoch 3/4, Iter 46/1029, train loss = 6.816, time = 15.550</text:p>
      <text:p text:style-name="Standard">Epoch 3/4, Iter 47/1029, train loss = 7.484, time = 16.548</text:p>
      <text:p text:style-name="Standard">Epoch 3/4, Iter 48/1029, train loss = 4.642, time = 15.224</text:p>
      <text:p text:style-name="Standard">Epoch 3/4, Iter 49/1029, train loss = 11.314, time = 15.563</text:p>
      <text:p text:style-name="Standard">Epoch 3/4, Iter 50/1029, train loss = 5.051, time = 15.939</text:p>
      <text:p text:style-name="Standard">Epoch 3/4, Iter 51/1029, train loss = 24.128, time = 15.358</text:p>
      <text:p text:style-name="Standard">Epoch 3/4, Iter 52/1029, train loss = 4.899, time = 15.767</text:p>
      <text:p text:style-name="Standard">Epoch 3/4, Iter 53/1029, train loss = 4.913, time = 16.134</text:p>
      <text:p text:style-name="Standard">Epoch 3/4, Iter 54/1029, train loss = 33.762, time = 15.380</text:p>
      <text:p text:style-name="Standard">Epoch 3/4, Iter 55/1029, train loss = 5.949, time = 15.821</text:p>
      <text:p text:style-name="Standard">Epoch 3/4, Iter 56/1029, train loss = 10.142, time = 15.262</text:p>
      <text:p text:style-name="Standard">Epoch 3/4, Iter 57/1029, train loss = 11.927, time = 15.218</text:p>
      <text:p text:style-name="Standard">Epoch 3/4, Iter 58/1029, train loss = 15.584, time = 15.565</text:p>
      <text:p text:style-name="Standard">Epoch 3/4, Iter 59/1029, train loss = 38.136, time = 15.994</text:p>
      <text:p text:style-name="Standard">Epoch 3/4, Iter 60/1029, train loss = 6.466, time = 15.242</text:p>
      <text:p text:style-name="Standard">Epoch 3/4, Iter 61/1029, train loss = 5.653, time = 15.265</text:p>
      <text:p text:style-name="Standard">Epoch 3/4, Iter 62/1029, train loss = 4.519, time = 15.506</text:p>
      <text:p text:style-name="Standard">Epoch 3/4, Iter 63/1029, train loss = 5.920, time = 15.882</text:p>
      <text:p text:style-name="Standard">Epoch 3/4, Iter 64/1029, train loss = 8.286, time = 15.524</text:p>
      <text:p text:style-name="Standard">Epoch 3/4, Iter 65/1029, train loss = 6.091, time = 15.827</text:p>
      <text:p text:style-name="Standard">Epoch 3/4, Iter 66/1029, train loss = 4.074, time = 15.686</text:p>
      <text:p text:style-name="Standard">Epoch 3/4, Iter 67/1029, train loss = 3.815, time = 15.816</text:p>
      <text:p text:style-name="Standard">Epoch 3/4, Iter 68/1029, train loss = 11.696, time = 15.771</text:p>
      <text:p text:style-name="Standard">Epoch 3/4, Iter 69/1029, train loss = 7.744, time = 15.188</text:p>
      <text:p text:style-name="Standard">Epoch 3/4, Iter 70/1029, train loss = 9.993, time = 15.643</text:p>
      <text:p text:style-name="Standard">Epoch 3/4, Iter 71/1029, train loss = 7.300, time = 15.841</text:p>
      <text:p text:style-name="Standard">Epoch 3/4, Iter 72/1029, train loss = 14.530, time = 15.038</text:p>
      <text:p text:style-name="Standard">Epoch 3/4, Iter 73/1029, train loss = 4.479, time = 15.666</text:p>
      <text:p text:style-name="Standard">Epoch 3/4, Iter 74/1029, train loss = 46.520, time = 14.321</text:p>
      <text:p text:style-name="Standard">Epoch 3/4, Iter 75/1029, train loss = 6.218, time = 15.023</text:p>
      <text:p text:style-name="Standard">Epoch 3/4, Iter 76/1029, train loss = 22.400, time = 15.237</text:p>
      <text:p text:style-name="Standard">Epoch 3/4, Iter 77/1029, train loss = 17.251, time = 15.721</text:p>
      <text:p text:style-name="Standard">Epoch 3/4, Iter 78/1029, train loss = 4.377, time = 15.828</text:p>
      <text:p text:style-name="Standard">Epoch 3/4, Iter 79/1029, train loss = 8.930, time = 15.867</text:p>
      <text:p text:style-name="Standard">Epoch 3/4, Iter 80/1029, train loss = 5.026, time = 15.757</text:p>
      <text:p text:style-name="Standard">Epoch 3/4, Iter 81/1029, train loss = 14.754, time = 15.602</text:p>
      <text:p text:style-name="Standard">Epoch 3/4, Iter 82/1029, train loss = 5.827, time = 15.614</text:p>
      <text:p text:style-name="Standard">Epoch 3/4, Iter 83/1029, train loss = 15.567, time = 15.630</text:p>
      <text:p text:style-name="Standard">Epoch 3/4, Iter 84/1029, train loss = 3.951, time = 15.886</text:p>
      <text:p text:style-name="Standard">Epoch 3/4, Iter 85/1029, train loss = 17.069, time = 15.888</text:p>
      <text:p text:style-name="Standard">Epoch 3/4, Iter 86/1029, train loss = 3.238, time = 15.865</text:p>
      <text:p text:style-name="Standard">Epoch 3/4, Iter 87/1029, train loss = 45.640, time = 16.419</text:p>
      <text:p text:style-name="Standard">Epoch 3/4, Iter 88/1029, train loss = 3.959, time = 15.783</text:p>
      <text:p text:style-name="Standard">Epoch 3/4, Iter 89/1029, train loss = 5.698, time = 15.915</text:p>
      <text:p text:style-name="Standard">Epoch 3/4, Iter 90/1029, train loss = 38.059, time = 16.009</text:p>
      <text:p text:style-name="Standard">Epoch 3/4, Iter 91/1029, train loss = 19.772, time = 15.430</text:p>
      <text:p text:style-name="Standard">Epoch 3/4, Iter 92/1029, train loss = 4.269, time = 15.341</text:p>
      <text:p text:style-name="Standard"><text:soft-page-break/>Epoch 3/4, Iter 93/1029, train loss = 9.785, time = 15.292</text:p>
      <text:p text:style-name="Standard">Epoch 3/4, Iter 94/1029, train loss = 5.066, time = 15.732</text:p>
      <text:p text:style-name="Standard">Epoch 3/4, Iter 95/1029, train loss = 36.420, time = 15.824</text:p>
      <text:p text:style-name="Standard">Epoch 3/4, Iter 96/1029, train loss = 61.018, time = 15.621</text:p>
      <text:p text:style-name="Standard">Epoch 3/4, Iter 97/1029, train loss = 72.353, time = 15.874</text:p>
      <text:p text:style-name="Standard">Epoch 3/4, Iter 98/1029, train loss = 4.380, time = 15.287</text:p>
      <text:p text:style-name="Standard">Epoch 3/4, Iter 99/1029, train loss = 8.856, time = 16.024</text:p>
      <text:p text:style-name="Standard">Epoch 3/4, Iter 100/1029, train loss = 12.543, time = 17.993</text:p>
      <text:p text:style-name="Standard">Epoch 3/4, Iter 101/1029, train loss = 22.838, time = 15.913</text:p>
      <text:p text:style-name="Standard">Epoch 3/4, Iter 102/1029, train loss = 13.489, time = 15.268</text:p>
      <text:p text:style-name="Standard">Epoch 3/4, Iter 103/1029, train loss = 4.472, time = 16.752</text:p>
      <text:p text:style-name="Standard">Epoch 3/4, Iter 104/1029, train loss = 31.885, time = 14.896</text:p>
      <text:p text:style-name="Standard">Epoch 3/4, Iter 105/1029, train loss = 6.068, time = 15.464</text:p>
      <text:p text:style-name="Standard">Epoch 3/4, Iter 106/1029, train loss = 3.927, time = 15.624</text:p>
      <text:p text:style-name="Standard">Epoch 3/4, Iter 107/1029, train loss = 5.186, time = 15.392</text:p>
      <text:p text:style-name="Standard">Epoch 3/4, Iter 108/1029, train loss = 7.264, time = 15.405</text:p>
      <text:p text:style-name="Standard">Epoch 3/4, Iter 109/1029, train loss = 18.629, time = 15.449</text:p>
      <text:p text:style-name="Standard">Epoch 3/4, Iter 110/1029, train loss = 15.679, time = 15.902</text:p>
      <text:p text:style-name="Standard">Epoch 3/4, Iter 111/1029, train loss = 7.418, time = 15.355</text:p>
      <text:p text:style-name="Standard">Epoch 3/4, Iter 112/1029, train loss = 50.970, time = 15.161</text:p>
      <text:p text:style-name="Standard">Epoch 3/4, Iter 113/1029, train loss = 21.058, time = 15.639</text:p>
      <text:p text:style-name="Standard">Epoch 3/4, Iter 114/1029, train loss = 17.683, time = 15.226</text:p>
      <text:p text:style-name="Standard">Epoch 3/4, Iter 115/1029, train loss = 6.159, time = 15.313</text:p>
      <text:p text:style-name="Standard">Epoch 3/4, Iter 116/1029, train loss = 23.419, time = 15.459</text:p>
      <text:p text:style-name="Standard">Epoch 3/4, Iter 117/1029, train loss = 22.141, time = 15.044</text:p>
      <text:p text:style-name="Standard">Epoch 3/4, Iter 118/1029, train loss = 5.721, time = 15.399</text:p>
      <text:p text:style-name="Standard">Epoch 3/4, Iter 119/1029, train loss = 4.310, time = 15.862</text:p>
      <text:p text:style-name="Standard">Epoch 3/4, Iter 120/1029, train loss = 4.641, time = 15.142</text:p>
      <text:p text:style-name="Standard">Epoch 3/4, Iter 121/1029, train loss = 13.397, time = 15.422</text:p>
      <text:p text:style-name="Standard">Epoch 3/4, Iter 122/1029, train loss = 16.070, time = 15.472</text:p>
      <text:p text:style-name="Standard">Epoch 3/4, Iter 123/1029, train loss = 9.014, time = 15.604</text:p>
      <text:p text:style-name="Standard">Epoch 3/4, Iter 124/1029, train loss = 14.427, time = 15.253</text:p>
      <text:p text:style-name="Standard">Epoch 3/4, Iter 125/1029, train loss = 7.554, time = 15.945</text:p>
      <text:p text:style-name="Standard">Epoch 3/4, Iter 126/1029, train loss = 8.139, time = 15.272</text:p>
      <text:p text:style-name="Standard">Epoch 3/4, Iter 127/1029, train loss = 16.860, time = 15.635</text:p>
      <text:p text:style-name="Standard">Epoch 3/4, Iter 128/1029, train loss = 13.361, time = 15.820</text:p>
      <text:p text:style-name="Standard">Epoch 3/4, Iter 129/1029, train loss = 4.894, time = 15.990</text:p>
      <text:p text:style-name="Standard">Epoch 3/4, Iter 130/1029, train loss = 45.678, time = 16.000</text:p>
      <text:p text:style-name="Standard">Epoch 3/4, Iter 131/1029, train loss = 23.589, time = 15.873</text:p>
      <text:p text:style-name="Standard">Epoch 3/4, Iter 132/1029, train loss = 7.083, time = 14.678</text:p>
      <text:p text:style-name="Standard">Epoch 3/4, Iter 133/1029, train loss = 10.714, time = 15.510</text:p>
      <text:p text:style-name="Standard">Epoch 3/4, Iter 134/1029, train loss = 9.146, time = 15.543</text:p>
      <text:p text:style-name="Standard">Epoch 3/4, Iter 135/1029, train loss = 18.711, time = 16.118</text:p>
      <text:p text:style-name="Standard">Epoch 3/4, Iter 136/1029, train loss = 3.750, time = 15.853</text:p>
      <text:p text:style-name="Standard">Epoch 3/4, Iter 137/1029, train loss = 30.749, time = 16.265</text:p>
      <text:p text:style-name="Standard">Epoch 3/4, Iter 138/1029, train loss = 6.917, time = 15.545</text:p>
      <text:p text:style-name="Standard">Epoch 3/4, Iter 139/1029, train loss = 5.082, time = 15.164</text:p>
      <text:p text:style-name="Standard">Epoch 3/4, Iter 140/1029, train loss = 25.883, time = 15.629</text:p>
      <text:p text:style-name="Standard">Epoch 3/4, Iter 141/1029, train loss = 8.869, time = 15.643</text:p>
      <text:p text:style-name="Standard">Epoch 3/4, Iter 142/1029, train loss = 3.340, time = 15.549</text:p>
      <text:p text:style-name="Standard">Epoch 3/4, Iter 143/1029, train loss = 16.774, time = 15.481</text:p>
      <text:p text:style-name="Standard">Epoch 3/4, Iter 144/1029, train loss = 9.004, time = 16.509</text:p>
      <text:p text:style-name="Standard"><text:soft-page-break/>Epoch 3/4, Iter 145/1029, train loss = 6.993, time = 15.204</text:p>
      <text:p text:style-name="Standard">Epoch 3/4, Iter 146/1029, train loss = 4.248, time = 15.298</text:p>
      <text:p text:style-name="Standard">Epoch 3/4, Iter 147/1029, train loss = 4.227, time = 14.255</text:p>
      <text:p text:style-name="Standard">Epoch 3/4, Iter 148/1029, train loss = 15.479, time = 15.640</text:p>
      <text:p text:style-name="Standard">Epoch 3/4, Iter 149/1029, train loss = 12.208, time = 16.135</text:p>
      <text:p text:style-name="Standard">Epoch 3/4, Iter 150/1029, train loss = 49.557, time = 16.161</text:p>
      <text:p text:style-name="Standard">Epoch 3/4, Iter 151/1029, train loss = 4.429, time = 15.261</text:p>
      <text:p text:style-name="Standard">Epoch 3/4, Iter 152/1029, train loss = 3.267, time = 14.879</text:p>
      <text:p text:style-name="Standard">Epoch 3/4, Iter 153/1029, train loss = 14.617, time = 15.461</text:p>
      <text:p text:style-name="Standard">Epoch 3/4, Iter 154/1029, train loss = 23.491, time = 14.882</text:p>
      <text:p text:style-name="Standard">Epoch 3/4, Iter 155/1029, train loss = 14.918, time = 15.879</text:p>
      <text:p text:style-name="Standard">Epoch 3/4, Iter 156/1029, train loss = 38.243, time = 15.556</text:p>
      <text:p text:style-name="Standard">Epoch 3/4, Iter 157/1029, train loss = 22.311, time = 15.950</text:p>
      <text:p text:style-name="Standard">Epoch 3/4, Iter 158/1029, train loss = 6.690, time = 15.174</text:p>
      <text:p text:style-name="Standard">Epoch 3/4, Iter 159/1029, train loss = 17.471, time = 15.595</text:p>
      <text:p text:style-name="Standard">Epoch 3/4, Iter 160/1029, train loss = 31.772, time = 16.035</text:p>
      <text:p text:style-name="Standard">Epoch 3/4, Iter 161/1029, train loss = 8.440, time = 15.966</text:p>
      <text:p text:style-name="Standard">Epoch 3/4, Iter 162/1029, train loss = 14.896, time = 14.364</text:p>
      <text:p text:style-name="Standard">Epoch 3/4, Iter 163/1029, train loss = 13.317, time = 15.413</text:p>
      <text:p text:style-name="Standard">Epoch 3/4, Iter 164/1029, train loss = 9.034, time = 14.700</text:p>
      <text:p text:style-name="Standard">Epoch 3/4, Iter 165/1029, train loss = 6.589, time = 14.923</text:p>
      <text:p text:style-name="Standard">Epoch 3/4, Iter 166/1029, train loss = 18.522, time = 15.443</text:p>
      <text:p text:style-name="Standard">Epoch 3/4, Iter 167/1029, train loss = 15.409, time = 15.734</text:p>
      <text:p text:style-name="Standard">Epoch 3/4, Iter 168/1029, train loss = 14.110, time = 15.778</text:p>
      <text:p text:style-name="Standard">Epoch 3/4, Iter 169/1029, train loss = 11.341, time = 14.776</text:p>
      <text:p text:style-name="Standard">Epoch 3/4, Iter 170/1029, train loss = 12.453, time = 15.605</text:p>
      <text:p text:style-name="Standard">Epoch 3/4, Iter 171/1029, train loss = 14.572, time = 15.772</text:p>
      <text:p text:style-name="Standard">Epoch 3/4, Iter 172/1029, train loss = 18.896, time = 15.977</text:p>
      <text:p text:style-name="Standard">Epoch 3/4, Iter 173/1029, train loss = 40.072, time = 15.602</text:p>
      <text:p text:style-name="Standard">Epoch 3/4, Iter 174/1029, train loss = 14.358, time = 16.037</text:p>
      <text:p text:style-name="Standard">Epoch 3/4, Iter 175/1029, train loss = 6.967, time = 15.559</text:p>
      <text:p text:style-name="Standard">Epoch 3/4, Iter 176/1029, train loss = 15.173, time = 15.512</text:p>
      <text:p text:style-name="Standard">Epoch 3/4, Iter 177/1029, train loss = 8.240, time = 15.250</text:p>
      <text:p text:style-name="Standard">Epoch 3/4, Iter 178/1029, train loss = 29.780, time = 15.351</text:p>
      <text:p text:style-name="Standard">Epoch 3/4, Iter 179/1029, train loss = 15.870, time = 15.898</text:p>
      <text:p text:style-name="Standard">Epoch 3/4, Iter 180/1029, train loss = 16.040, time = 15.812</text:p>
      <text:p text:style-name="Standard">Epoch 3/4, Iter 181/1029, train loss = 20.477, time = 15.295</text:p>
      <text:p text:style-name="Standard">Epoch 3/4, Iter 182/1029, train loss = 5.797, time = 15.913</text:p>
      <text:p text:style-name="Standard">Epoch 3/4, Iter 183/1029, train loss = 7.977, time = 15.500</text:p>
      <text:p text:style-name="Standard">Epoch 3/4, Iter 184/1029, train loss = 5.703, time = 15.657</text:p>
      <text:p text:style-name="Standard">Epoch 3/4, Iter 185/1029, train loss = 9.277, time = 15.518</text:p>
      <text:p text:style-name="Standard">Epoch 3/4, Iter 186/1029, train loss = 39.513, time = 15.589</text:p>
      <text:p text:style-name="Standard">Epoch 3/4, Iter 187/1029, train loss = 3.931, time = 15.517</text:p>
      <text:p text:style-name="Standard">Epoch 3/4, Iter 188/1029, train loss = 13.869, time = 15.685</text:p>
      <text:p text:style-name="Standard">Epoch 3/4, Iter 189/1029, train loss = 9.085, time = 14.915</text:p>
      <text:p text:style-name="Standard">Epoch 3/4, Iter 190/1029, train loss = 8.155, time = 15.308</text:p>
      <text:p text:style-name="Standard">Epoch 3/4, Iter 191/1029, train loss = 6.768, time = 15.717</text:p>
      <text:p text:style-name="Standard">Epoch 3/4, Iter 192/1029, train loss = 22.553, time = 15.375</text:p>
      <text:p text:style-name="Standard">Epoch 3/4, Iter 193/1029, train loss = 45.177, time = 15.582</text:p>
      <text:p text:style-name="Standard">Epoch 3/4, Iter 194/1029, train loss = 10.675, time = 15.117</text:p>
      <text:p text:style-name="Standard">Epoch 3/4, Iter 195/1029, train loss = 11.067, time = 15.435</text:p>
      <text:p text:style-name="Standard">Epoch 3/4, Iter 196/1029, train loss = 8.799, time = 15.698</text:p>
      <text:p text:style-name="Standard"><text:soft-page-break/>Epoch 3/4, Iter 197/1029, train loss = 11.136, time = 16.383</text:p>
      <text:p text:style-name="Standard">Epoch 3/4, Iter 198/1029, train loss = 11.782, time = 15.351</text:p>
      <text:p text:style-name="Standard">Epoch 3/4, Iter 199/1029, train loss = 36.345, time = 15.304</text:p>
      <text:p text:style-name="Standard">Epoch 3/4, Iter 200/1029, train loss = 4.109, time = 15.572</text:p>
      <text:p text:style-name="Standard">Epoch 3/4, Iter 201/1029, train loss = 4.067, time = 15.502</text:p>
      <text:p text:style-name="Standard">Epoch 3/4, Iter 202/1029, train loss = 6.710, time = 16.059</text:p>
      <text:p text:style-name="Standard">Epoch 3/4, Iter 203/1029, train loss = 37.171, time = 15.680</text:p>
      <text:p text:style-name="Standard">Epoch 3/4, Iter 204/1029, train loss = 43.326, time = 15.838</text:p>
      <text:p text:style-name="Standard">Epoch 3/4, Iter 205/1029, train loss = 8.473, time = 15.713</text:p>
      <text:p text:style-name="Standard">Epoch 3/4, Iter 206/1029, train loss = 5.854, time = 15.689</text:p>
      <text:p text:style-name="Standard">Epoch 3/4, Iter 207/1029, train loss = 21.818, time = 15.798</text:p>
      <text:p text:style-name="Standard">Epoch 3/4, Iter 208/1029, train loss = 12.500, time = 15.482</text:p>
      <text:p text:style-name="Standard">Epoch 3/4, Iter 209/1029, train loss = 18.432, time = 15.564</text:p>
      <text:p text:style-name="Standard">Epoch 3/4, Iter 210/1029, train loss = 6.498, time = 15.692</text:p>
      <text:p text:style-name="Standard">Epoch 3/4, Iter 211/1029, train loss = 17.362, time = 14.926</text:p>
      <text:p text:style-name="Standard">Epoch 3/4, Iter 212/1029, train loss = 16.110, time = 15.939</text:p>
      <text:p text:style-name="Standard">Epoch 3/4, Iter 213/1029, train loss = 59.185, time = 15.332</text:p>
      <text:p text:style-name="Standard">Epoch 3/4, Iter 214/1029, train loss = 47.290, time = 15.163</text:p>
      <text:p text:style-name="Standard">Epoch 3/4, Iter 215/1029, train loss = 9.003, time = 15.200</text:p>
      <text:p text:style-name="Standard">Epoch 3/4, Iter 216/1029, train loss = 36.503, time = 15.635</text:p>
      <text:p text:style-name="Standard">Epoch 3/4, Iter 217/1029, train loss = 7.114, time = 15.589</text:p>
      <text:p text:style-name="Standard">Epoch 3/4, Iter 218/1029, train loss = 24.675, time = 15.247</text:p>
      <text:p text:style-name="Standard">Epoch 3/4, Iter 219/1029, train loss = 5.814, time = 15.862</text:p>
      <text:p text:style-name="Standard">Epoch 3/4, Iter 220/1029, train loss = 15.267, time = 15.931</text:p>
      <text:p text:style-name="Standard">Epoch 3/4, Iter 221/1029, train loss = 5.262, time = 15.812</text:p>
      <text:p text:style-name="Standard">Epoch 3/4, Iter 222/1029, train loss = 12.256, time = 15.932</text:p>
      <text:p text:style-name="Standard">Epoch 3/4, Iter 223/1029, train loss = 6.021, time = 15.642</text:p>
      <text:p text:style-name="Standard">Epoch 3/4, Iter 224/1029, train loss = 33.713, time = 15.281</text:p>
      <text:p text:style-name="Standard">Epoch 3/4, Iter 225/1029, train loss = 4.688, time = 14.677</text:p>
      <text:p text:style-name="Standard">Epoch 3/4, Iter 226/1029, train loss = 14.754, time = 16.115</text:p>
      <text:p text:style-name="Standard">Epoch 3/4, Iter 227/1029, train loss = 3.466, time = 14.733</text:p>
      <text:p text:style-name="Standard">Epoch 3/4, Iter 228/1029, train loss = 11.982, time = 15.246</text:p>
      <text:p text:style-name="Standard">Epoch 3/4, Iter 229/1029, train loss = 30.098, time = 16.262</text:p>
      <text:p text:style-name="Standard">Epoch 3/4, Iter 230/1029, train loss = 12.440, time = 15.197</text:p>
      <text:p text:style-name="Standard">Epoch 3/4, Iter 231/1029, train loss = 9.469, time = 16.342</text:p>
      <text:p text:style-name="Standard">Epoch 3/4, Iter 232/1029, train loss = 37.342, time = 15.739</text:p>
      <text:p text:style-name="Standard">Epoch 3/4, Iter 233/1029, train loss = 3.482, time = 16.128</text:p>
      <text:p text:style-name="Standard">Epoch 3/4, Iter 234/1029, train loss = 7.194, time = 15.715</text:p>
      <text:p text:style-name="Standard">Epoch 3/4, Iter 235/1029, train loss = 8.322, time = 15.623</text:p>
      <text:p text:style-name="Standard">Epoch 3/4, Iter 236/1029, train loss = 41.259, time = 15.123</text:p>
      <text:p text:style-name="Standard">Epoch 3/4, Iter 237/1029, train loss = 7.586, time = 15.937</text:p>
      <text:p text:style-name="Standard">Epoch 3/4, Iter 238/1029, train loss = 41.789, time = 15.748</text:p>
      <text:p text:style-name="Standard">Epoch 3/4, Iter 239/1029, train loss = 4.584, time = 15.027</text:p>
      <text:p text:style-name="Standard">Epoch 3/4, Iter 240/1029, train loss = 12.047, time = 16.092</text:p>
      <text:p text:style-name="Standard">Epoch 3/4, Iter 241/1029, train loss = 13.070, time = 16.459</text:p>
      <text:p text:style-name="Standard">Epoch 3/4, Iter 242/1029, train loss = 30.999, time = 16.043</text:p>
      <text:p text:style-name="Standard">Epoch 3/4, Iter 243/1029, train loss = 11.435, time = 15.158</text:p>
      <text:p text:style-name="Standard">Epoch 3/4, Iter 244/1029, train loss = 29.383, time = 15.732</text:p>
      <text:p text:style-name="Standard">Epoch 3/4, Iter 245/1029, train loss = 9.058, time = 15.372</text:p>
      <text:p text:style-name="Standard">Epoch 3/4, Iter 246/1029, train loss = 16.362, time = 15.286</text:p>
      <text:p text:style-name="Standard">Epoch 3/4, Iter 247/1029, train loss = 8.564, time = 15.204</text:p>
      <text:p text:style-name="Standard">Epoch 3/4, Iter 248/1029, train loss = 30.959, time = 15.615</text:p>
      <text:p text:style-name="Standard"><text:soft-page-break/>Epoch 3/4, Iter 249/1029, train loss = 19.326, time = 15.251</text:p>
      <text:p text:style-name="Standard">Epoch 3/4, Iter 250/1029, train loss = 4.811, time = 15.719</text:p>
      <text:p text:style-name="Standard">Epoch 3/4, Iter 251/1029, train loss = 16.186, time = 14.568</text:p>
      <text:p text:style-name="Standard">Epoch 3/4, Iter 252/1029, train loss = 21.467, time = 14.584</text:p>
      <text:p text:style-name="Standard">Epoch 3/4, Iter 253/1029, train loss = 28.483, time = 15.825</text:p>
      <text:p text:style-name="Standard">Epoch 3/4, Iter 254/1029, train loss = 16.702, time = 15.442</text:p>
      <text:p text:style-name="Standard">Epoch 3/4, Iter 255/1029, train loss = 74.232, time = 15.345</text:p>
      <text:p text:style-name="Standard">Epoch 3/4, Iter 256/1029, train loss = 29.636, time = 15.748</text:p>
      <text:p text:style-name="Standard">Epoch 3/4, Iter 257/1029, train loss = 8.093, time = 15.928</text:p>
      <text:p text:style-name="Standard">Epoch 3/4, Iter 258/1029, train loss = 8.333, time = 15.562</text:p>
      <text:p text:style-name="Standard">Epoch 3/4, Iter 259/1029, train loss = 10.940, time = 15.470</text:p>
      <text:p text:style-name="Standard">Epoch 3/4, Iter 260/1029, train loss = 4.718, time = 15.749</text:p>
      <text:p text:style-name="Standard">Epoch 3/4, Iter 261/1029, train loss = 11.630, time = 15.872</text:p>
      <text:p text:style-name="Standard">Epoch 3/4, Iter 262/1029, train loss = 6.624, time = 15.228</text:p>
      <text:p text:style-name="Standard">Epoch 3/4, Iter 263/1029, train loss = 13.011, time = 15.827</text:p>
      <text:p text:style-name="Standard">Epoch 3/4, Iter 264/1029, train loss = 32.879, time = 15.892</text:p>
      <text:p text:style-name="Standard">Epoch 3/4, Iter 265/1029, train loss = 3.677, time = 15.519</text:p>
      <text:p text:style-name="Standard">Epoch 3/4, Iter 266/1029, train loss = 3.923, time = 15.518</text:p>
      <text:p text:style-name="Standard">Epoch 3/4, Iter 267/1029, train loss = 5.203, time = 15.600</text:p>
      <text:p text:style-name="Standard">Epoch 3/4, Iter 268/1029, train loss = 50.195, time = 15.548</text:p>
      <text:p text:style-name="Standard">Epoch 3/4, Iter 269/1029, train loss = 9.698, time = 15.436</text:p>
      <text:p text:style-name="Standard">Epoch 3/4, Iter 270/1029, train loss = 11.145, time = 15.413</text:p>
      <text:p text:style-name="Standard">Epoch 3/4, Iter 271/1029, train loss = 10.283, time = 15.330</text:p>
      <text:p text:style-name="Standard">Epoch 3/4, Iter 272/1029, train loss = 9.518, time = 15.955</text:p>
      <text:p text:style-name="Standard">Epoch 3/4, Iter 273/1029, train loss = 41.403, time = 15.931</text:p>
      <text:p text:style-name="Standard">Epoch 3/4, Iter 274/1029, train loss = 17.040, time = 15.740</text:p>
      <text:p text:style-name="Standard">Epoch 3/4, Iter 275/1029, train loss = 8.061, time = 15.436</text:p>
      <text:p text:style-name="Standard">Epoch 3/4, Iter 276/1029, train loss = 17.242, time = 15.668</text:p>
      <text:p text:style-name="Standard">Epoch 3/4, Iter 277/1029, train loss = 8.004, time = 15.931</text:p>
      <text:p text:style-name="Standard">Epoch 3/4, Iter 278/1029, train loss = 19.020, time = 14.998</text:p>
      <text:p text:style-name="Standard">Epoch 3/4, Iter 279/1029, train loss = 6.250, time = 14.399</text:p>
      <text:p text:style-name="Standard">Epoch 3/4, Iter 280/1029, train loss = 24.470, time = 15.919</text:p>
      <text:p text:style-name="Standard">Epoch 3/4, Iter 281/1029, train loss = 31.728, time = 15.378</text:p>
      <text:p text:style-name="Standard">Epoch 3/4, Iter 282/1029, train loss = 21.448, time = 15.425</text:p>
      <text:p text:style-name="Standard">Epoch 3/4, Iter 283/1029, train loss = 4.420, time = 14.996</text:p>
      <text:p text:style-name="Standard">Epoch 3/4, Iter 284/1029, train loss = 4.401, time = 15.955</text:p>
      <text:p text:style-name="Standard">Epoch 3/4, Iter 285/1029, train loss = 14.191, time = 15.864</text:p>
      <text:p text:style-name="Standard">Epoch 3/4, Iter 286/1029, train loss = 13.730, time = 16.068</text:p>
      <text:p text:style-name="Standard">Epoch 3/4, Iter 287/1029, train loss = 12.164, time = 15.593</text:p>
      <text:p text:style-name="Standard">Epoch 3/4, Iter 288/1029, train loss = 8.969, time = 16.362</text:p>
      <text:p text:style-name="Standard">Epoch 3/4, Iter 289/1029, train loss = 3.372, time = 15.635</text:p>
      <text:p text:style-name="Standard">Epoch 3/4, Iter 290/1029, train loss = 10.466, time = 15.779</text:p>
      <text:p text:style-name="Standard">Epoch 3/4, Iter 291/1029, train loss = 7.618, time = 15.053</text:p>
      <text:p text:style-name="Standard">Epoch 3/4, Iter 292/1029, train loss = 4.716, time = 16.196</text:p>
      <text:p text:style-name="Standard">Epoch 3/4, Iter 293/1029, train loss = 6.146, time = 16.178</text:p>
      <text:p text:style-name="Standard">Epoch 3/4, Iter 294/1029, train loss = 7.474, time = 15.354</text:p>
      <text:p text:style-name="Standard">Epoch 3/4, Iter 295/1029, train loss = 24.071, time = 15.690</text:p>
      <text:p text:style-name="Standard">Epoch 3/4, Iter 296/1029, train loss = 16.094, time = 15.571</text:p>
      <text:p text:style-name="Standard">Epoch 3/4, Iter 297/1029, train loss = 6.660, time = 15.460</text:p>
      <text:p text:style-name="Standard">Epoch 3/4, Iter 298/1029, train loss = 7.079, time = 16.004</text:p>
      <text:p text:style-name="Standard">Epoch 3/4, Iter 299/1029, train loss = 9.025, time = 15.794</text:p>
      <text:p text:style-name="Standard">Epoch 3/4, Iter 300/1029, train loss = 26.652, time = 15.416</text:p>
      <text:p text:style-name="Standard"><text:soft-page-break/>Epoch 3/4, Iter 301/1029, train loss = 4.017, time = 15.452</text:p>
      <text:p text:style-name="Standard">Epoch 3/4, Iter 302/1029, train loss = 4.666, time = 15.084</text:p>
      <text:p text:style-name="Standard">Epoch 3/4, Iter 303/1029, train loss = 10.527, time = 16.365</text:p>
      <text:p text:style-name="Standard">Epoch 3/4, Iter 304/1029, train loss = 10.692, time = 15.598</text:p>
      <text:p text:style-name="Standard">Epoch 3/4, Iter 305/1029, train loss = 43.959, time = 15.867</text:p>
      <text:p text:style-name="Standard">Epoch 3/4, Iter 306/1029, train loss = 11.468, time = 14.581</text:p>
      <text:p text:style-name="Standard">Epoch 3/4, Iter 307/1029, train loss = 4.619, time = 14.586</text:p>
      <text:p text:style-name="Standard">Epoch 3/4, Iter 308/1029, train loss = 3.999, time = 14.491</text:p>
      <text:p text:style-name="Standard">Epoch 3/4, Iter 309/1029, train loss = 26.915, time = 15.799</text:p>
      <text:p text:style-name="Standard">Epoch 3/4, Iter 310/1029, train loss = 8.535, time = 15.468</text:p>
      <text:p text:style-name="Standard">Epoch 3/4, Iter 311/1029, train loss = 7.670, time = 15.091</text:p>
      <text:p text:style-name="Standard">Epoch 3/4, Iter 312/1029, train loss = 9.936, time = 15.392</text:p>
      <text:p text:style-name="Standard">Epoch 3/4, Iter 313/1029, train loss = 8.521, time = 16.212</text:p>
      <text:p text:style-name="Standard">Epoch 3/4, Iter 314/1029, train loss = 11.015, time = 15.758</text:p>
      <text:p text:style-name="Standard">Epoch 3/4, Iter 315/1029, train loss = 16.415, time = 16.071</text:p>
      <text:p text:style-name="Standard">Epoch 3/4, Iter 316/1029, train loss = 6.782, time = 15.920</text:p>
      <text:p text:style-name="Standard">Epoch 3/4, Iter 317/1029, train loss = 36.153, time = 16.309</text:p>
      <text:p text:style-name="Standard">Epoch 3/4, Iter 318/1029, train loss = 3.972, time = 15.717</text:p>
      <text:p text:style-name="Standard">Epoch 3/4, Iter 319/1029, train loss = 15.348, time = 15.902</text:p>
      <text:p text:style-name="Standard">Epoch 3/4, Iter 320/1029, train loss = 9.575, time = 16.059</text:p>
      <text:p text:style-name="Standard">Epoch 3/4, Iter 321/1029, train loss = 23.473, time = 15.538</text:p>
      <text:p text:style-name="Standard">Epoch 3/4, Iter 322/1029, train loss = 12.531, time = 16.099</text:p>
      <text:p text:style-name="Standard">Epoch 3/4, Iter 323/1029, train loss = 7.844, time = 15.462</text:p>
      <text:p text:style-name="Standard">Epoch 3/4, Iter 324/1029, train loss = 30.292, time = 15.893</text:p>
      <text:p text:style-name="Standard">Epoch 3/4, Iter 325/1029, train loss = 8.986, time = 15.613</text:p>
      <text:p text:style-name="Standard">Epoch 3/4, Iter 326/1029, train loss = 43.599, time = 15.658</text:p>
      <text:p text:style-name="Standard">Epoch 3/4, Iter 327/1029, train loss = 25.584, time = 15.711</text:p>
      <text:p text:style-name="Standard">Epoch 3/4, Iter 328/1029, train loss = 4.133, time = 15.718</text:p>
      <text:p text:style-name="Standard">Epoch 3/4, Iter 329/1029, train loss = 43.651, time = 15.543</text:p>
      <text:p text:style-name="Standard">Epoch 3/4, Iter 330/1029, train loss = 7.408, time = 15.802</text:p>
      <text:p text:style-name="Standard">Epoch 3/4, Iter 331/1029, train loss = 40.101, time = 15.836</text:p>
      <text:p text:style-name="Standard">Epoch 3/4, Iter 332/1029, train loss = 8.367, time = 15.772</text:p>
      <text:p text:style-name="Standard">Epoch 3/4, Iter 333/1029, train loss = 11.751, time = 15.716</text:p>
      <text:p text:style-name="Standard">Epoch 3/4, Iter 334/1029, train loss = 32.734, time = 15.547</text:p>
      <text:p text:style-name="Standard">Epoch 3/4, Iter 335/1029, train loss = 13.091, time = 15.882</text:p>
      <text:p text:style-name="Standard">Epoch 3/4, Iter 336/1029, train loss = 17.482, time = 15.860</text:p>
      <text:p text:style-name="Standard">Epoch 3/4, Iter 337/1029, train loss = 15.344, time = 15.468</text:p>
      <text:p text:style-name="Standard">Epoch 3/4, Iter 338/1029, train loss = 4.696, time = 15.205</text:p>
      <text:p text:style-name="Standard">Epoch 3/4, Iter 339/1029, train loss = 7.046, time = 16.102</text:p>
      <text:p text:style-name="Standard">Epoch 3/4, Iter 340/1029, train loss = 5.873, time = 15.778</text:p>
      <text:p text:style-name="Standard">Epoch 3/4, Iter 341/1029, train loss = 11.623, time = 15.261</text:p>
      <text:p text:style-name="Standard">Epoch 3/4, Iter 342/1029, train loss = 7.628, time = 15.573</text:p>
      <text:p text:style-name="Standard">Epoch 3/4, Iter 343/1029, train loss = 55.103, time = 14.775</text:p>
      <text:p text:style-name="Standard">Epoch 3/4, Iter 344/1029, train loss = 7.699, time = 15.938</text:p>
      <text:p text:style-name="Standard">Epoch 3/4, Iter 345/1029, train loss = 24.777, time = 15.950</text:p>
      <text:p text:style-name="Standard">Epoch 3/4, Iter 346/1029, train loss = 4.790, time = 16.037</text:p>
      <text:p text:style-name="Standard">Epoch 3/4, Iter 347/1029, train loss = 49.207, time = 15.963</text:p>
      <text:p text:style-name="Standard">Epoch 3/4, Iter 348/1029, train loss = 20.166, time = 15.626</text:p>
      <text:p text:style-name="Standard">Epoch 3/4, Iter 349/1029, train loss = 7.522, time = 15.358</text:p>
      <text:p text:style-name="Standard">Epoch 3/4, Iter 350/1029, train loss = 8.766, time = 14.808</text:p>
      <text:p text:style-name="Standard">Epoch 3/4, Iter 351/1029, train loss = 14.762, time = 14.386</text:p>
      <text:p text:style-name="Standard">Epoch 3/4, Iter 352/1029, train loss = 35.670, time = 15.470</text:p>
      <text:p text:style-name="Standard"><text:soft-page-break/>Epoch 3/4, Iter 353/1029, train loss = 12.573, time = 16.215</text:p>
      <text:p text:style-name="Standard">Epoch 3/4, Iter 354/1029, train loss = 20.068, time = 15.864</text:p>
      <text:p text:style-name="Standard">Epoch 3/4, Iter 355/1029, train loss = 8.976, time = 15.276</text:p>
      <text:p text:style-name="Standard">Epoch 3/4, Iter 356/1029, train loss = 5.663, time = 15.489</text:p>
      <text:p text:style-name="Standard">Epoch 3/4, Iter 357/1029, train loss = 7.895, time = 15.096</text:p>
      <text:p text:style-name="Standard">Epoch 3/4, Iter 358/1029, train loss = 33.960, time = 15.817</text:p>
      <text:p text:style-name="Standard">Epoch 3/4, Iter 359/1029, train loss = 30.734, time = 15.998</text:p>
      <text:p text:style-name="Standard">Epoch 3/4, Iter 360/1029, train loss = 14.723, time = 16.235</text:p>
      <text:p text:style-name="Standard">Epoch 3/4, Iter 361/1029, train loss = 5.350, time = 15.849</text:p>
      <text:p text:style-name="Standard">Epoch 3/4, Iter 362/1029, train loss = 7.812, time = 16.265</text:p>
      <text:p text:style-name="Standard">Epoch 3/4, Iter 363/1029, train loss = 14.982, time = 15.628</text:p>
      <text:p text:style-name="Standard">Epoch 3/4, Iter 364/1029, train loss = 12.079, time = 15.954</text:p>
      <text:p text:style-name="Standard">Epoch 3/4, Iter 365/1029, train loss = 28.976, time = 15.666</text:p>
      <text:p text:style-name="Standard">Epoch 3/4, Iter 366/1029, train loss = 10.045, time = 16.181</text:p>
      <text:p text:style-name="Standard">Epoch 3/4, Iter 367/1029, train loss = 14.287, time = 18.219</text:p>
      <text:p text:style-name="Standard">Epoch 3/4, Iter 368/1029, train loss = 29.351, time = 15.796</text:p>
      <text:p text:style-name="Standard">Epoch 3/4, Iter 369/1029, train loss = 11.471, time = 15.280</text:p>
      <text:p text:style-name="Standard">Epoch 3/4, Iter 370/1029, train loss = 39.567, time = 15.994</text:p>
      <text:p text:style-name="Standard">Epoch 3/4, Iter 371/1029, train loss = 3.056, time = 15.733</text:p>
      <text:p text:style-name="Standard">Epoch 3/4, Iter 372/1029, train loss = 10.436, time = 16.147</text:p>
      <text:p text:style-name="Standard">Epoch 3/4, Iter 373/1029, train loss = 7.304, time = 15.971</text:p>
      <text:p text:style-name="Standard">Epoch 3/4, Iter 374/1029, train loss = 3.101, time = 14.688</text:p>
      <text:p text:style-name="Standard">Epoch 3/4, Iter 375/1029, train loss = 6.855, time = 15.482</text:p>
      <text:p text:style-name="Standard">Epoch 3/4, Iter 376/1029, train loss = 3.706, time = 14.955</text:p>
      <text:p text:style-name="Standard">Epoch 3/4, Iter 377/1029, train loss = 15.188, time = 15.804</text:p>
      <text:p text:style-name="Standard">Epoch 3/4, Iter 378/1029, train loss = 10.755, time = 15.642</text:p>
      <text:p text:style-name="Standard">Epoch 3/4, Iter 379/1029, train loss = 13.005, time = 16.210</text:p>
      <text:p text:style-name="Standard">Epoch 3/4, Iter 380/1029, train loss = 6.576, time = 15.110</text:p>
      <text:p text:style-name="Standard">Epoch 3/4, Iter 381/1029, train loss = 15.301, time = 14.743</text:p>
      <text:p text:style-name="Standard">Epoch 3/4, Iter 382/1029, train loss = 17.822, time = 14.554</text:p>
      <text:p text:style-name="Standard">Epoch 3/4, Iter 383/1029, train loss = 23.181, time = 15.248</text:p>
      <text:p text:style-name="Standard">Epoch 3/4, Iter 384/1029, train loss = 29.440, time = 14.887</text:p>
      <text:p text:style-name="Standard">Epoch 3/4, Iter 385/1029, train loss = 31.287, time = 15.210</text:p>
      <text:p text:style-name="Standard">Epoch 3/4, Iter 386/1029, train loss = 13.192, time = 15.438</text:p>
      <text:p text:style-name="Standard">Epoch 3/4, Iter 387/1029, train loss = 5.469, time = 15.781</text:p>
      <text:p text:style-name="Standard">Epoch 3/4, Iter 388/1029, train loss = 7.560, time = 16.517</text:p>
      <text:p text:style-name="Standard">Epoch 3/4, Iter 389/1029, train loss = 9.783, time = 15.676</text:p>
      <text:p text:style-name="Standard">Epoch 3/4, Iter 390/1029, train loss = 8.851, time = 16.468</text:p>
      <text:p text:style-name="Standard">Epoch 3/4, Iter 391/1029, train loss = 14.866, time = 15.287</text:p>
      <text:p text:style-name="Standard">Epoch 3/4, Iter 392/1029, train loss = 6.179, time = 15.929</text:p>
      <text:p text:style-name="Standard">Epoch 3/4, Iter 393/1029, train loss = 3.104, time = 15.511</text:p>
      <text:p text:style-name="Standard">Epoch 3/4, Iter 394/1029, train loss = 5.604, time = 14.560</text:p>
      <text:p text:style-name="Standard">Epoch 3/4, Iter 395/1029, train loss = 4.173, time = 15.671</text:p>
      <text:p text:style-name="Standard">Epoch 3/4, Iter 396/1029, train loss = 12.413, time = 16.297</text:p>
      <text:p text:style-name="Standard">Epoch 3/4, Iter 397/1029, train loss = 17.474, time = 15.070</text:p>
      <text:p text:style-name="Standard">Epoch 3/4, Iter 398/1029, train loss = 18.499, time = 16.530</text:p>
      <text:p text:style-name="Standard">Epoch 3/4, Iter 399/1029, train loss = 14.525, time = 14.674</text:p>
      <text:p text:style-name="Standard">Epoch 3/4, Iter 400/1029, train loss = 8.016, time = 15.882</text:p>
      <text:p text:style-name="Standard">Epoch 3/4, Iter 401/1029, train loss = 4.788, time = 15.436</text:p>
      <text:p text:style-name="Standard">Epoch 3/4, Iter 402/1029, train loss = 10.121, time = 15.353</text:p>
      <text:p text:style-name="Standard">Epoch 3/4, Iter 403/1029, train loss = 14.813, time = 16.287</text:p>
      <text:p text:style-name="Standard">Epoch 3/4, Iter 404/1029, train loss = 8.933, time = 19.359</text:p>
      <text:p text:style-name="Standard"><text:soft-page-break/>Epoch 3/4, Iter 405/1029, train loss = 2.544, time = 18.410</text:p>
      <text:p text:style-name="Standard">Epoch 3/4, Iter 406/1029, train loss = 41.777, time = 16.119</text:p>
      <text:p text:style-name="Standard">Epoch 3/4, Iter 407/1029, train loss = 15.133, time = 15.834</text:p>
      <text:p text:style-name="Standard">Epoch 3/4, Iter 408/1029, train loss = 4.898, time = 15.085</text:p>
      <text:p text:style-name="Standard">Epoch 3/4, Iter 409/1029, train loss = 10.375, time = 15.460</text:p>
      <text:p text:style-name="Standard">Epoch 3/4, Iter 410/1029, train loss = 5.952, time = 15.424</text:p>
      <text:p text:style-name="Standard">Epoch 3/4, Iter 411/1029, train loss = 6.044, time = 15.363</text:p>
      <text:p text:style-name="Standard">Epoch 3/4, Iter 412/1029, train loss = 4.084, time = 15.560</text:p>
      <text:p text:style-name="Standard">Epoch 3/4, Iter 413/1029, train loss = 9.341, time = 15.424</text:p>
      <text:p text:style-name="Standard">Epoch 3/4, Iter 414/1029, train loss = 24.575, time = 15.988</text:p>
      <text:p text:style-name="Standard">Epoch 3/4, Iter 415/1029, train loss = 4.581, time = 15.608</text:p>
      <text:p text:style-name="Standard">Epoch 3/4, Iter 416/1029, train loss = 3.178, time = 15.514</text:p>
      <text:p text:style-name="Standard">Epoch 3/4, Iter 417/1029, train loss = 11.020, time = 15.343</text:p>
      <text:p text:style-name="Standard">Epoch 3/4, Iter 418/1029, train loss = 11.290, time = 14.975</text:p>
      <text:p text:style-name="Standard">Epoch 3/4, Iter 419/1029, train loss = 4.040, time = 15.797</text:p>
      <text:p text:style-name="Standard">Epoch 3/4, Iter 420/1029, train loss = 8.009, time = 15.996</text:p>
      <text:p text:style-name="Standard">Epoch 3/4, Iter 421/1029, train loss = 5.116, time = 15.574</text:p>
      <text:p text:style-name="Standard">Epoch 3/4, Iter 422/1029, train loss = 4.304, time = 15.004</text:p>
      <text:p text:style-name="Standard">Epoch 3/4, Iter 423/1029, train loss = 24.601, time = 15.719</text:p>
      <text:p text:style-name="Standard">Epoch 3/4, Iter 424/1029, train loss = 13.355, time = 15.997</text:p>
      <text:p text:style-name="Standard">Epoch 3/4, Iter 425/1029, train loss = 4.748, time = 15.670</text:p>
      <text:p text:style-name="Standard">Epoch 3/4, Iter 426/1029, train loss = 4.038, time = 15.198</text:p>
      <text:p text:style-name="Standard">Epoch 3/4, Iter 427/1029, train loss = 30.951, time = 15.823</text:p>
      <text:p text:style-name="Standard">Epoch 3/4, Iter 428/1029, train loss = 6.555, time = 15.950</text:p>
      <text:p text:style-name="Standard">Epoch 3/4, Iter 429/1029, train loss = 64.354, time = 15.906</text:p>
      <text:p text:style-name="Standard">Epoch 3/4, Iter 430/1029, train loss = 8.558, time = 15.254</text:p>
      <text:p text:style-name="Standard">Epoch 3/4, Iter 431/1029, train loss = 23.891, time = 16.017</text:p>
      <text:p text:style-name="Standard">Epoch 3/4, Iter 432/1029, train loss = 22.132, time = 15.702</text:p>
      <text:p text:style-name="Standard">Epoch 3/4, Iter 433/1029, train loss = 6.142, time = 16.051</text:p>
      <text:p text:style-name="Standard">Epoch 3/4, Iter 434/1029, train loss = 10.030, time = 14.947</text:p>
      <text:p text:style-name="Standard">Epoch 3/4, Iter 435/1029, train loss = 8.358, time = 15.339</text:p>
      <text:p text:style-name="Standard">Epoch 3/4, Iter 436/1029, train loss = 5.438, time = 15.219</text:p>
      <text:p text:style-name="Standard">Epoch 3/4, Iter 437/1029, train loss = 17.309, time = 14.946</text:p>
      <text:p text:style-name="Standard">Epoch 3/4, Iter 438/1029, train loss = 55.576, time = 15.297</text:p>
      <text:p text:style-name="Standard">Epoch 3/4, Iter 439/1029, train loss = 10.386, time = 16.017</text:p>
      <text:p text:style-name="Standard">Epoch 3/4, Iter 440/1029, train loss = 8.034, time = 15.925</text:p>
      <text:p text:style-name="Standard">Epoch 3/4, Iter 441/1029, train loss = 30.842, time = 15.775</text:p>
      <text:p text:style-name="Standard">Epoch 3/4, Iter 442/1029, train loss = 20.632, time = 15.441</text:p>
      <text:p text:style-name="Standard">Epoch 3/4, Iter 443/1029, train loss = 9.494, time = 15.879</text:p>
      <text:p text:style-name="Standard">Epoch 3/4, Iter 444/1029, train loss = 6.179, time = 15.896</text:p>
      <text:p text:style-name="Standard">Epoch 3/4, Iter 445/1029, train loss = 11.887, time = 15.320</text:p>
      <text:p text:style-name="Standard">Epoch 3/4, Iter 446/1029, train loss = 15.855, time = 16.024</text:p>
      <text:p text:style-name="Standard">Epoch 3/4, Iter 447/1029, train loss = 23.587, time = 15.378</text:p>
      <text:p text:style-name="Standard">Epoch 3/4, Iter 448/1029, train loss = 3.987, time = 15.991</text:p>
      <text:p text:style-name="Standard">Epoch 3/4, Iter 449/1029, train loss = 8.364, time = 15.577</text:p>
      <text:p text:style-name="Standard">Epoch 3/4, Iter 450/1029, train loss = 49.010, time = 15.709</text:p>
      <text:p text:style-name="Standard">Epoch 3/4, Iter 451/1029, train loss = 17.104, time = 16.302</text:p>
      <text:p text:style-name="Standard">Epoch 3/4, Iter 452/1029, train loss = 3.996, time = 15.406</text:p>
      <text:p text:style-name="Standard">Epoch 3/4, Iter 453/1029, train loss = 13.844, time = 15.671</text:p>
      <text:p text:style-name="Standard">Epoch 3/4, Iter 454/1029, train loss = 11.725, time = 15.706</text:p>
      <text:p text:style-name="Standard">Epoch 3/4, Iter 455/1029, train loss = 35.846, time = 15.231</text:p>
      <text:p text:style-name="Standard">Epoch 3/4, Iter 456/1029, train loss = 25.186, time = 15.900</text:p>
      <text:p text:style-name="Standard"><text:soft-page-break/>Epoch 3/4, Iter 457/1029, train loss = 5.539, time = 15.524</text:p>
      <text:p text:style-name="Standard">Epoch 3/4, Iter 458/1029, train loss = 9.155, time = 15.830</text:p>
      <text:p text:style-name="Standard">Epoch 3/4, Iter 459/1029, train loss = 35.871, time = 15.718</text:p>
      <text:p text:style-name="Standard">Epoch 3/4, Iter 460/1029, train loss = 4.103, time = 15.707</text:p>
      <text:p text:style-name="Standard">Epoch 3/4, Iter 461/1029, train loss = 28.504, time = 15.685</text:p>
      <text:p text:style-name="Standard">Epoch 3/4, Iter 462/1029, train loss = 12.504, time = 15.684</text:p>
      <text:p text:style-name="Standard">Epoch 3/4, Iter 463/1029, train loss = 43.500, time = 16.084</text:p>
      <text:p text:style-name="Standard">Epoch 3/4, Iter 464/1029, train loss = 14.070, time = 15.864</text:p>
      <text:p text:style-name="Standard">Epoch 3/4, Iter 465/1029, train loss = 5.359, time = 16.058</text:p>
      <text:p text:style-name="Standard">Epoch 3/4, Iter 466/1029, train loss = 9.809, time = 14.734</text:p>
      <text:p text:style-name="Standard">Epoch 3/4, Iter 467/1029, train loss = 14.955, time = 16.273</text:p>
      <text:p text:style-name="Standard">Epoch 3/4, Iter 468/1029, train loss = 29.569, time = 15.143</text:p>
      <text:p text:style-name="Standard">Epoch 3/4, Iter 469/1029, train loss = 6.613, time = 15.711</text:p>
      <text:p text:style-name="Standard">Epoch 3/4, Iter 470/1029, train loss = 4.835, time = 15.906</text:p>
      <text:p text:style-name="Standard">Epoch 3/4, Iter 471/1029, train loss = 14.390, time = 15.865</text:p>
      <text:p text:style-name="Standard">Epoch 3/4, Iter 472/1029, train loss = 2.740, time = 15.990</text:p>
      <text:p text:style-name="Standard">Epoch 3/4, Iter 473/1029, train loss = 30.523, time = 15.399</text:p>
      <text:p text:style-name="Standard">Epoch 3/4, Iter 474/1029, train loss = 17.936, time = 15.170</text:p>
      <text:p text:style-name="Standard">Epoch 3/4, Iter 475/1029, train loss = 18.301, time = 15.445</text:p>
      <text:p text:style-name="Standard">Epoch 3/4, Iter 476/1029, train loss = 11.773, time = 15.629</text:p>
      <text:p text:style-name="Standard">Epoch 3/4, Iter 477/1029, train loss = 3.898, time = 15.587</text:p>
      <text:p text:style-name="Standard">Epoch 3/4, Iter 478/1029, train loss = 10.287, time = 15.408</text:p>
      <text:p text:style-name="Standard">Epoch 3/4, Iter 479/1029, train loss = 10.109, time = 15.426</text:p>
      <text:p text:style-name="Standard">Epoch 3/4, Iter 480/1029, train loss = 33.355, time = 16.171</text:p>
      <text:p text:style-name="Standard">Epoch 3/4, Iter 481/1029, train loss = 5.603, time = 14.821</text:p>
      <text:p text:style-name="Standard">Epoch 3/4, Iter 482/1029, train loss = 5.743, time = 15.616</text:p>
      <text:p text:style-name="Standard">Epoch 3/4, Iter 483/1029, train loss = 21.702, time = 14.392</text:p>
      <text:p text:style-name="Standard">Epoch 3/4, Iter 484/1029, train loss = 9.984, time = 15.594</text:p>
      <text:p text:style-name="Standard">Epoch 3/4, Iter 485/1029, train loss = 4.774, time = 15.345</text:p>
      <text:p text:style-name="Standard">Epoch 3/4, Iter 486/1029, train loss = 23.776, time = 16.120</text:p>
      <text:p text:style-name="Standard">Epoch 3/4, Iter 487/1029, train loss = 8.527, time = 15.276</text:p>
      <text:p text:style-name="Standard">Epoch 3/4, Iter 488/1029, train loss = 25.891, time = 15.805</text:p>
      <text:p text:style-name="Standard">Epoch 3/4, Iter 489/1029, train loss = 14.730, time = 15.584</text:p>
      <text:p text:style-name="Standard">Epoch 3/4, Iter 490/1029, train loss = 43.290, time = 15.963</text:p>
      <text:p text:style-name="Standard">Epoch 3/4, Iter 491/1029, train loss = 11.045, time = 16.100</text:p>
      <text:p text:style-name="Standard">Epoch 3/4, Iter 492/1029, train loss = 30.155, time = 16.370</text:p>
      <text:p text:style-name="Standard">Epoch 3/4, Iter 493/1029, train loss = 12.332, time = 16.113</text:p>
      <text:p text:style-name="Standard">Epoch 3/4, Iter 494/1029, train loss = 14.417, time = 15.225</text:p>
      <text:p text:style-name="Standard">Epoch 3/4, Iter 495/1029, train loss = 29.660, time = 15.550</text:p>
      <text:p text:style-name="Standard">Epoch 3/4, Iter 496/1029, train loss = 15.437, time = 15.505</text:p>
      <text:p text:style-name="Standard">Epoch 3/4, Iter 497/1029, train loss = 13.952, time = 15.303</text:p>
      <text:p text:style-name="Standard">Epoch 3/4, Iter 498/1029, train loss = 34.884, time = 15.551</text:p>
      <text:p text:style-name="Standard">Epoch 3/4, Iter 499/1029, train loss = 38.056, time = 15.898</text:p>
      <text:p text:style-name="Standard">Epoch 3/4, Iter 500/1029, train loss = 9.683, time = 16.299</text:p>
      <text:p text:style-name="Standard">Epoch 3/4, Iter 501/1029, train loss = 4.658, time = 15.540</text:p>
      <text:p text:style-name="Standard">Epoch 3/4, Iter 502/1029, train loss = 40.647, time = 15.598</text:p>
      <text:p text:style-name="Standard">Epoch 3/4, Iter 503/1029, train loss = 45.555, time = 15.831</text:p>
      <text:p text:style-name="Standard">Epoch 3/4, Iter 504/1029, train loss = 3.518, time = 14.484</text:p>
      <text:p text:style-name="Standard">Epoch 3/4, Iter 505/1029, train loss = 29.526, time = 15.327</text:p>
      <text:p text:style-name="Standard">Epoch 3/4, Iter 506/1029, train loss = 12.904, time = 15.319</text:p>
      <text:p text:style-name="Standard">Epoch 3/4, Iter 507/1029, train loss = 11.354, time = 15.289</text:p>
      <text:p text:style-name="Standard">Epoch 3/4, Iter 508/1029, train loss = 27.299, time = 15.390</text:p>
      <text:p text:style-name="Standard"><text:soft-page-break/>Epoch 3/4, Iter 509/1029, train loss = 8.993, time = 15.509</text:p>
      <text:p text:style-name="Standard">Epoch 3/4, Iter 510/1029, train loss = 11.122, time = 15.807</text:p>
      <text:p text:style-name="Standard">Epoch 3/4, Iter 511/1029, train loss = 9.090, time = 15.738</text:p>
      <text:p text:style-name="Standard">Epoch 3/4, Iter 512/1029, train loss = 28.935, time = 15.432</text:p>
      <text:p text:style-name="Standard">Epoch 3/4, Iter 513/1029, train loss = 12.277, time = 15.638</text:p>
      <text:p text:style-name="Standard">Epoch 3/4, Iter 514/1029, train loss = 12.386, time = 15.799</text:p>
      <text:p text:style-name="Standard">Epoch 3/4, Iter 515/1029, train loss = 47.769, time = 15.571</text:p>
      <text:p text:style-name="Standard">Epoch 3/4, Iter 516/1029, train loss = 6.484, time = 15.752</text:p>
      <text:p text:style-name="Standard">Epoch 3/4, Iter 517/1029, train loss = 13.964, time = 15.969</text:p>
      <text:p text:style-name="Standard">Epoch 3/4, Iter 518/1029, train loss = 32.381, time = 16.178</text:p>
      <text:p text:style-name="Standard">Epoch 3/4, Iter 519/1029, train loss = 31.743, time = 15.440</text:p>
      <text:p text:style-name="Standard">Epoch 3/4, Iter 520/1029, train loss = 10.978, time = 15.172</text:p>
      <text:p text:style-name="Standard">Epoch 3/4, Iter 521/1029, train loss = 7.765, time = 15.184</text:p>
      <text:p text:style-name="Standard">Epoch 3/4, Iter 522/1029, train loss = 25.773, time = 15.309</text:p>
      <text:p text:style-name="Standard">Epoch 3/4, Iter 523/1029, train loss = 26.736, time = 16.105</text:p>
      <text:p text:style-name="Standard">Epoch 3/4, Iter 524/1029, train loss = 6.718, time = 14.785</text:p>
      <text:p text:style-name="Standard">Epoch 3/4, Iter 525/1029, train loss = 14.701, time = 15.939</text:p>
      <text:p text:style-name="Standard">Epoch 3/4, Iter 526/1029, train loss = 14.790, time = 15.357</text:p>
      <text:p text:style-name="Standard">Epoch 3/4, Iter 527/1029, train loss = 7.195, time = 15.510</text:p>
      <text:p text:style-name="Standard">Epoch 3/4, Iter 528/1029, train loss = 31.838, time = 15.305</text:p>
      <text:p text:style-name="Standard">Epoch 3/4, Iter 529/1029, train loss = 10.968, time = 15.623</text:p>
      <text:p text:style-name="Standard">Epoch 3/4, Iter 530/1029, train loss = 4.185, time = 16.163</text:p>
      <text:p text:style-name="Standard">Epoch 3/4, Iter 531/1029, train loss = 4.133, time = 15.691</text:p>
      <text:p text:style-name="Standard">Epoch 3/4, Iter 532/1029, train loss = 7.429, time = 15.584</text:p>
      <text:p text:style-name="Standard">Epoch 3/4, Iter 533/1029, train loss = 15.833, time = 16.284</text:p>
      <text:p text:style-name="Standard">Epoch 3/4, Iter 534/1029, train loss = 16.543, time = 15.389</text:p>
      <text:p text:style-name="Standard">Epoch 3/4, Iter 535/1029, train loss = 15.373, time = 15.873</text:p>
      <text:p text:style-name="Standard">Epoch 3/4, Iter 536/1029, train loss = 6.449, time = 15.976</text:p>
      <text:p text:style-name="Standard">Epoch 3/4, Iter 537/1029, train loss = 12.195, time = 15.846</text:p>
      <text:p text:style-name="Standard">Epoch 3/4, Iter 538/1029, train loss = 14.262, time = 15.429</text:p>
      <text:p text:style-name="Standard">Epoch 3/4, Iter 539/1029, train loss = 20.644, time = 15.925</text:p>
      <text:p text:style-name="Standard">Epoch 3/4, Iter 540/1029, train loss = 7.867, time = 15.943</text:p>
      <text:p text:style-name="Standard">Epoch 3/4, Iter 541/1029, train loss = 8.341, time = 15.738</text:p>
      <text:p text:style-name="Standard">Epoch 3/4, Iter 542/1029, train loss = 15.750, time = 15.825</text:p>
      <text:p text:style-name="Standard">Epoch 3/4, Iter 543/1029, train loss = 9.636, time = 15.545</text:p>
      <text:p text:style-name="Standard">Epoch 3/4, Iter 544/1029, train loss = 10.464, time = 15.682</text:p>
      <text:p text:style-name="Standard">Epoch 3/4, Iter 545/1029, train loss = 5.647, time = 15.333</text:p>
      <text:p text:style-name="Standard">Epoch 3/4, Iter 546/1029, train loss = 18.214, time = 16.123</text:p>
      <text:p text:style-name="Standard">Epoch 3/4, Iter 547/1029, train loss = 7.276, time = 15.396</text:p>
      <text:p text:style-name="Standard">Epoch 3/4, Iter 548/1029, train loss = 17.001, time = 15.813</text:p>
      <text:p text:style-name="Standard">Epoch 3/4, Iter 549/1029, train loss = 15.751, time = 15.733</text:p>
      <text:p text:style-name="Standard">Epoch 3/4, Iter 550/1029, train loss = 16.929, time = 15.513</text:p>
      <text:p text:style-name="Standard">Epoch 3/4, Iter 551/1029, train loss = 20.417, time = 15.533</text:p>
      <text:p text:style-name="Standard">Epoch 3/4, Iter 552/1029, train loss = 36.871, time = 15.690</text:p>
      <text:p text:style-name="Standard">Epoch 3/4, Iter 553/1029, train loss = 29.052, time = 16.227</text:p>
      <text:p text:style-name="Standard">Epoch 3/4, Iter 554/1029, train loss = 41.441, time = 15.787</text:p>
      <text:p text:style-name="Standard">Epoch 3/4, Iter 555/1029, train loss = 3.513, time = 15.392</text:p>
      <text:p text:style-name="Standard">Epoch 3/4, Iter 556/1029, train loss = 8.212, time = 16.225</text:p>
      <text:p text:style-name="Standard">Epoch 3/4, Iter 557/1029, train loss = 6.240, time = 15.386</text:p>
      <text:p text:style-name="Standard">Epoch 3/4, Iter 558/1029, train loss = 9.610, time = 15.308</text:p>
      <text:p text:style-name="Standard">Epoch 3/4, Iter 559/1029, train loss = 5.329, time = 15.847</text:p>
      <text:p text:style-name="Standard">Epoch 3/4, Iter 560/1029, train loss = 12.784, time = 15.922</text:p>
      <text:p text:style-name="Standard"><text:soft-page-break/>Epoch 3/4, Iter 561/1029, train loss = 26.452, time = 15.564</text:p>
      <text:p text:style-name="Standard">Epoch 3/4, Iter 562/1029, train loss = 7.603, time = 16.043</text:p>
      <text:p text:style-name="Standard">Epoch 3/4, Iter 563/1029, train loss = 11.847, time = 15.976</text:p>
      <text:p text:style-name="Standard">Epoch 3/4, Iter 564/1029, train loss = 22.599, time = 16.725</text:p>
      <text:p text:style-name="Standard">Epoch 3/4, Iter 565/1029, train loss = 48.237, time = 15.450</text:p>
      <text:p text:style-name="Standard">Epoch 3/4, Iter 566/1029, train loss = 12.938, time = 15.594</text:p>
      <text:p text:style-name="Standard">Epoch 3/4, Iter 567/1029, train loss = 9.336, time = 15.534</text:p>
      <text:p text:style-name="Standard">Epoch 3/4, Iter 568/1029, train loss = 10.610, time = 15.481</text:p>
      <text:p text:style-name="Standard">Epoch 3/4, Iter 569/1029, train loss = 10.058, time = 16.077</text:p>
      <text:p text:style-name="Standard">Epoch 3/4, Iter 570/1029, train loss = 16.853, time = 15.605</text:p>
      <text:p text:style-name="Standard">Epoch 3/4, Iter 571/1029, train loss = 3.954, time = 15.058</text:p>
      <text:p text:style-name="Standard">Epoch 3/4, Iter 572/1029, train loss = 3.252, time = 15.977</text:p>
      <text:p text:style-name="Standard">Epoch 3/4, Iter 573/1029, train loss = 16.938, time = 15.995</text:p>
      <text:p text:style-name="Standard">Epoch 3/4, Iter 574/1029, train loss = 8.575, time = 15.035</text:p>
      <text:p text:style-name="Standard">Epoch 3/4, Iter 575/1029, train loss = 9.290, time = 15.411</text:p>
      <text:p text:style-name="Standard">Epoch 3/4, Iter 576/1029, train loss = 5.466, time = 15.863</text:p>
      <text:p text:style-name="Standard">Epoch 3/4, Iter 577/1029, train loss = 9.885, time = 15.579</text:p>
      <text:p text:style-name="Standard">Epoch 3/4, Iter 578/1029, train loss = 8.071, time = 16.189</text:p>
      <text:p text:style-name="Standard">Epoch 3/4, Iter 579/1029, train loss = 23.312, time = 15.879</text:p>
      <text:p text:style-name="Standard">Epoch 3/4, Iter 580/1029, train loss = 44.734, time = 16.103</text:p>
      <text:p text:style-name="Standard">Epoch 3/4, Iter 581/1029, train loss = 12.539, time = 15.981</text:p>
      <text:p text:style-name="Standard">Epoch 3/4, Iter 582/1029, train loss = 4.159, time = 15.450</text:p>
      <text:p text:style-name="Standard">Epoch 3/4, Iter 583/1029, train loss = 18.612, time = 16.131</text:p>
      <text:p text:style-name="Standard">Epoch 3/4, Iter 584/1029, train loss = 6.209, time = 16.619</text:p>
      <text:p text:style-name="Standard">Epoch 3/4, Iter 585/1029, train loss = 5.288, time = 15.749</text:p>
      <text:p text:style-name="Standard">Epoch 3/4, Iter 586/1029, train loss = 15.616, time = 16.588</text:p>
      <text:p text:style-name="Standard">Epoch 3/4, Iter 587/1029, train loss = 9.912, time = 15.919</text:p>
      <text:p text:style-name="Standard">Epoch 3/4, Iter 588/1029, train loss = 9.007, time = 14.610</text:p>
      <text:p text:style-name="Standard">Epoch 3/4, Iter 589/1029, train loss = 5.587, time = 15.406</text:p>
      <text:p text:style-name="Standard">Epoch 3/4, Iter 590/1029, train loss = 7.251, time = 16.017</text:p>
      <text:p text:style-name="Standard">Epoch 3/4, Iter 591/1029, train loss = 7.896, time = 16.047</text:p>
      <text:p text:style-name="Standard">Epoch 3/4, Iter 592/1029, train loss = 4.430, time = 15.843</text:p>
      <text:p text:style-name="Standard">Epoch 3/4, Iter 593/1029, train loss = 5.982, time = 16.162</text:p>
      <text:p text:style-name="Standard">Epoch 3/4, Iter 594/1029, train loss = 24.937, time = 15.772</text:p>
      <text:p text:style-name="Standard">Epoch 3/4, Iter 595/1029, train loss = 3.376, time = 16.077</text:p>
      <text:p text:style-name="Standard">Epoch 3/4, Iter 596/1029, train loss = 37.339, time = 15.153</text:p>
      <text:p text:style-name="Standard">Epoch 3/4, Iter 597/1029, train loss = 19.450, time = 15.431</text:p>
      <text:p text:style-name="Standard">Epoch 3/4, Iter 598/1029, train loss = 11.238, time = 15.785</text:p>
      <text:p text:style-name="Standard">Epoch 3/4, Iter 599/1029, train loss = 4.823, time = 15.474</text:p>
      <text:p text:style-name="Standard">Epoch 3/4, Iter 600/1029, train loss = 13.738, time = 15.457</text:p>
      <text:p text:style-name="Standard">Epoch 3/4, Iter 601/1029, train loss = 10.704, time = 15.974</text:p>
      <text:p text:style-name="Standard">Epoch 3/4, Iter 602/1029, train loss = 59.347, time = 15.815</text:p>
      <text:p text:style-name="Standard">Epoch 3/4, Iter 603/1029, train loss = 5.191, time = 15.893</text:p>
      <text:p text:style-name="Standard">Epoch 3/4, Iter 604/1029, train loss = 15.898, time = 15.693</text:p>
      <text:p text:style-name="Standard">Epoch 3/4, Iter 605/1029, train loss = 12.376, time = 16.005</text:p>
      <text:p text:style-name="Standard">Epoch 3/4, Iter 606/1029, train loss = 10.519, time = 16.051</text:p>
      <text:p text:style-name="Standard">Epoch 3/4, Iter 607/1029, train loss = 13.317, time = 15.884</text:p>
      <text:p text:style-name="Standard">Epoch 3/4, Iter 608/1029, train loss = 11.921, time = 16.059</text:p>
      <text:p text:style-name="Standard">Epoch 3/4, Iter 609/1029, train loss = 3.952, time = 15.674</text:p>
      <text:p text:style-name="Standard">Epoch 3/4, Iter 610/1029, train loss = 9.827, time = 16.122</text:p>
      <text:p text:style-name="Standard">Epoch 3/4, Iter 611/1029, train loss = 36.519, time = 15.652</text:p>
      <text:p text:style-name="Standard">Epoch 3/4, Iter 612/1029, train loss = 20.120, time = 15.579</text:p>
      <text:p text:style-name="Standard"><text:soft-page-break/>Epoch 3/4, Iter 613/1029, train loss = 29.786, time = 15.367</text:p>
      <text:p text:style-name="Standard">Epoch 3/4, Iter 614/1029, train loss = 8.918, time = 14.729</text:p>
      <text:p text:style-name="Standard">Epoch 3/4, Iter 615/1029, train loss = 3.536, time = 15.263</text:p>
      <text:p text:style-name="Standard">Epoch 3/4, Iter 616/1029, train loss = 4.196, time = 15.631</text:p>
      <text:p text:style-name="Standard">Epoch 3/4, Iter 617/1029, train loss = 33.586, time = 15.331</text:p>
      <text:p text:style-name="Standard">Epoch 3/4, Iter 618/1029, train loss = 30.899, time = 15.568</text:p>
      <text:p text:style-name="Standard">Epoch 3/4, Iter 619/1029, train loss = 67.318, time = 14.405</text:p>
      <text:p text:style-name="Standard">Epoch 3/4, Iter 620/1029, train loss = 6.125, time = 15.803</text:p>
      <text:p text:style-name="Standard">Epoch 3/4, Iter 621/1029, train loss = 11.744, time = 15.867</text:p>
      <text:p text:style-name="Standard">Epoch 3/4, Iter 622/1029, train loss = 4.797, time = 15.145</text:p>
      <text:p text:style-name="Standard">Epoch 3/4, Iter 623/1029, train loss = 6.974, time = 15.685</text:p>
      <text:p text:style-name="Standard">Epoch 3/4, Iter 624/1029, train loss = 2.989, time = 15.801</text:p>
      <text:p text:style-name="Standard">Epoch 3/4, Iter 625/1029, train loss = 3.714, time = 16.068</text:p>
      <text:p text:style-name="Standard">Epoch 3/4, Iter 626/1029, train loss = 10.345, time = 15.887</text:p>
      <text:p text:style-name="Standard">Epoch 3/4, Iter 627/1029, train loss = 5.838, time = 15.070</text:p>
      <text:p text:style-name="Standard">Epoch 3/4, Iter 628/1029, train loss = 4.431, time = 15.781</text:p>
      <text:p text:style-name="Standard">Epoch 3/4, Iter 629/1029, train loss = 33.032, time = 15.816</text:p>
      <text:p text:style-name="Standard">Epoch 3/4, Iter 630/1029, train loss = 14.192, time = 16.028</text:p>
      <text:p text:style-name="Standard">Epoch 3/4, Iter 631/1029, train loss = 3.635, time = 15.417</text:p>
      <text:p text:style-name="Standard">Epoch 3/4, Iter 632/1029, train loss = 5.962, time = 15.467</text:p>
      <text:p text:style-name="Standard">Epoch 3/4, Iter 633/1029, train loss = 12.724, time = 15.211</text:p>
      <text:p text:style-name="Standard">Epoch 3/4, Iter 634/1029, train loss = 36.553, time = 14.309</text:p>
      <text:p text:style-name="Standard">Epoch 3/4, Iter 635/1029, train loss = 7.628, time = 15.661</text:p>
      <text:p text:style-name="Standard">Epoch 3/4, Iter 636/1029, train loss = 7.268, time = 15.239</text:p>
      <text:p text:style-name="Standard">Epoch 3/4, Iter 637/1029, train loss = 10.044, time = 15.633</text:p>
      <text:p text:style-name="Standard">Epoch 3/4, Iter 638/1029, train loss = 38.721, time = 15.837</text:p>
      <text:p text:style-name="Standard">Epoch 3/4, Iter 639/1029, train loss = 7.493, time = 15.264</text:p>
      <text:p text:style-name="Standard">Epoch 3/4, Iter 640/1029, train loss = 7.848, time = 15.987</text:p>
      <text:p text:style-name="Standard">Epoch 3/4, Iter 641/1029, train loss = 5.775, time = 15.958</text:p>
      <text:p text:style-name="Standard">Epoch 3/4, Iter 642/1029, train loss = 24.406, time = 15.822</text:p>
      <text:p text:style-name="Standard">Epoch 3/4, Iter 643/1029, train loss = 11.677, time = 15.743</text:p>
      <text:p text:style-name="Standard">Epoch 3/4, Iter 644/1029, train loss = 3.943, time = 15.261</text:p>
      <text:p text:style-name="Standard">Epoch 3/4, Iter 645/1029, train loss = 7.135, time = 15.869</text:p>
      <text:p text:style-name="Standard">Epoch 3/4, Iter 646/1029, train loss = 5.571, time = 15.891</text:p>
      <text:p text:style-name="Standard">Epoch 3/4, Iter 647/1029, train loss = 5.750, time = 15.887</text:p>
      <text:p text:style-name="Standard">Epoch 3/4, Iter 648/1029, train loss = 12.233, time = 16.109</text:p>
      <text:p text:style-name="Standard">Epoch 3/4, Iter 649/1029, train loss = 32.773, time = 16.066</text:p>
      <text:p text:style-name="Standard">Epoch 3/4, Iter 650/1029, train loss = 12.679, time = 15.459</text:p>
      <text:p text:style-name="Standard">Epoch 3/4, Iter 651/1029, train loss = 23.326, time = 15.256</text:p>
      <text:p text:style-name="Standard">Epoch 3/4, Iter 652/1029, train loss = 4.031, time = 15.400</text:p>
      <text:p text:style-name="Standard">Epoch 3/4, Iter 653/1029, train loss = 4.713, time = 15.697</text:p>
      <text:p text:style-name="Standard">Epoch 3/4, Iter 654/1029, train loss = 6.340, time = 15.418</text:p>
      <text:p text:style-name="Standard">Epoch 3/4, Iter 655/1029, train loss = 39.586, time = 16.055</text:p>
      <text:p text:style-name="Standard">Epoch 3/4, Iter 656/1029, train loss = 13.167, time = 15.141</text:p>
      <text:p text:style-name="Standard">Epoch 3/4, Iter 657/1029, train loss = 5.609, time = 15.405</text:p>
      <text:p text:style-name="Standard">Epoch 3/4, Iter 658/1029, train loss = 8.846, time = 15.726</text:p>
      <text:p text:style-name="Standard">Epoch 3/4, Iter 659/1029, train loss = 17.785, time = 16.298</text:p>
      <text:p text:style-name="Standard">Epoch 3/4, Iter 660/1029, train loss = 3.310, time = 15.590</text:p>
      <text:p text:style-name="Standard">Epoch 3/4, Iter 661/1029, train loss = 5.460, time = 15.937</text:p>
      <text:p text:style-name="Standard">Epoch 3/4, Iter 662/1029, train loss = 39.660, time = 15.829</text:p>
      <text:p text:style-name="Standard">Epoch 3/4, Iter 663/1029, train loss = 6.671, time = 15.503</text:p>
      <text:p text:style-name="Standard">Epoch 3/4, Iter 664/1029, train loss = 13.937, time = 15.780</text:p>
      <text:p text:style-name="Standard"><text:soft-page-break/>Epoch 3/4, Iter 665/1029, train loss = 10.236, time = 16.087</text:p>
      <text:p text:style-name="Standard">Epoch 3/4, Iter 666/1029, train loss = 5.603, time = 15.400</text:p>
      <text:p text:style-name="Standard">Epoch 3/4, Iter 667/1029, train loss = 8.148, time = 15.559</text:p>
      <text:p text:style-name="Standard">Epoch 3/4, Iter 668/1029, train loss = 37.070, time = 15.691</text:p>
      <text:p text:style-name="Standard">Epoch 3/4, Iter 669/1029, train loss = 11.179, time = 15.893</text:p>
      <text:p text:style-name="Standard">Epoch 3/4, Iter 670/1029, train loss = 8.576, time = 15.607</text:p>
      <text:p text:style-name="Standard">Epoch 3/4, Iter 671/1029, train loss = 40.774, time = 16.611</text:p>
      <text:p text:style-name="Standard">Epoch 3/4, Iter 672/1029, train loss = 9.334, time = 15.463</text:p>
      <text:p text:style-name="Standard">Epoch 3/4, Iter 673/1029, train loss = 6.369, time = 15.188</text:p>
      <text:p text:style-name="Standard">Epoch 3/4, Iter 674/1029, train loss = 6.352, time = 15.810</text:p>
      <text:p text:style-name="Standard">Epoch 3/4, Iter 675/1029, train loss = 5.487, time = 15.812</text:p>
      <text:p text:style-name="Standard">Epoch 3/4, Iter 676/1029, train loss = 8.239, time = 16.112</text:p>
      <text:p text:style-name="Standard">Epoch 3/4, Iter 677/1029, train loss = 41.340, time = 15.837</text:p>
      <text:p text:style-name="Standard">Epoch 3/4, Iter 678/1029, train loss = 38.715, time = 15.302</text:p>
      <text:p text:style-name="Standard">Epoch 3/4, Iter 679/1029, train loss = 3.785, time = 15.842</text:p>
      <text:p text:style-name="Standard">Epoch 3/4, Iter 680/1029, train loss = 22.285, time = 15.825</text:p>
      <text:p text:style-name="Standard">Epoch 3/4, Iter 681/1029, train loss = 6.327, time = 16.059</text:p>
      <text:p text:style-name="Standard">Epoch 3/4, Iter 682/1029, train loss = 4.935, time = 15.930</text:p>
      <text:p text:style-name="Standard">Epoch 3/4, Iter 683/1029, train loss = 43.624, time = 15.541</text:p>
      <text:p text:style-name="Standard">Epoch 3/4, Iter 684/1029, train loss = 19.176, time = 15.349</text:p>
      <text:p text:style-name="Standard">Epoch 3/4, Iter 685/1029, train loss = 17.026, time = 15.624</text:p>
      <text:p text:style-name="Standard">Epoch 3/4, Iter 686/1029, train loss = 16.160, time = 15.675</text:p>
      <text:p text:style-name="Standard">Epoch 3/4, Iter 687/1029, train loss = 5.159, time = 15.286</text:p>
      <text:p text:style-name="Standard">Epoch 3/4, Iter 688/1029, train loss = 4.964, time = 15.530</text:p>
      <text:p text:style-name="Standard">Epoch 3/4, Iter 689/1029, train loss = 26.353, time = 16.376</text:p>
      <text:p text:style-name="Standard">Epoch 3/4, Iter 690/1029, train loss = 28.776, time = 15.762</text:p>
      <text:p text:style-name="Standard">Epoch 3/4, Iter 691/1029, train loss = 5.665, time = 15.872</text:p>
      <text:p text:style-name="Standard">Epoch 3/4, Iter 692/1029, train loss = 8.742, time = 16.024</text:p>
      <text:p text:style-name="Standard">Epoch 3/4, Iter 693/1029, train loss = 38.756, time = 16.308</text:p>
      <text:p text:style-name="Standard">Epoch 3/4, Iter 694/1029, train loss = 21.100, time = 14.975</text:p>
      <text:p text:style-name="Standard">Epoch 3/4, Iter 695/1029, train loss = 9.285, time = 15.382</text:p>
      <text:p text:style-name="Standard">Epoch 3/4, Iter 696/1029, train loss = 7.279, time = 16.337</text:p>
      <text:p text:style-name="Standard">Epoch 3/4, Iter 697/1029, train loss = 4.302, time = 16.114</text:p>
      <text:p text:style-name="Standard">Epoch 3/4, Iter 698/1029, train loss = 23.354, time = 15.932</text:p>
      <text:p text:style-name="Standard">Epoch 3/4, Iter 699/1029, train loss = 29.931, time = 15.447</text:p>
      <text:p text:style-name="Standard">Epoch 3/4, Iter 700/1029, train loss = 34.108, time = 15.672</text:p>
      <text:p text:style-name="Standard">Epoch 3/4, Iter 701/1029, train loss = 7.346, time = 15.243</text:p>
      <text:p text:style-name="Standard">Epoch 3/4, Iter 702/1029, train loss = 7.883, time = 15.851</text:p>
      <text:p text:style-name="Standard">Epoch 3/4, Iter 703/1029, train loss = 43.363, time = 15.990</text:p>
      <text:p text:style-name="Standard">Epoch 3/4, Iter 704/1029, train loss = 18.899, time = 14.829</text:p>
      <text:p text:style-name="Standard">Epoch 3/4, Iter 705/1029, train loss = 8.860, time = 15.854</text:p>
      <text:p text:style-name="Standard">Epoch 3/4, Iter 706/1029, train loss = 6.828, time = 15.520</text:p>
      <text:p text:style-name="Standard">Epoch 3/4, Iter 707/1029, train loss = 7.152, time = 15.280</text:p>
      <text:p text:style-name="Standard">Epoch 3/4, Iter 708/1029, train loss = 10.083, time = 15.469</text:p>
      <text:p text:style-name="Standard">Epoch 3/4, Iter 709/1029, train loss = 12.641, time = 15.728</text:p>
      <text:p text:style-name="Standard">Epoch 3/4, Iter 710/1029, train loss = 12.474, time = 15.373</text:p>
      <text:p text:style-name="Standard">Epoch 3/4, Iter 711/1029, train loss = 19.244, time = 16.366</text:p>
      <text:p text:style-name="Standard">Epoch 3/4, Iter 712/1029, train loss = 3.617, time = 15.726</text:p>
      <text:p text:style-name="Standard">Epoch 3/4, Iter 713/1029, train loss = 29.307, time = 15.727</text:p>
      <text:p text:style-name="Standard">Epoch 3/4, Iter 714/1029, train loss = 16.325, time = 14.431</text:p>
      <text:p text:style-name="Standard">Epoch 3/4, Iter 715/1029, train loss = 4.058, time = 15.457</text:p>
      <text:p text:style-name="Standard">Epoch 3/4, Iter 716/1029, train loss = 6.736, time = 16.365</text:p>
      <text:p text:style-name="Standard"><text:soft-page-break/>Epoch 3/4, Iter 717/1029, train loss = 5.468, time = 15.688</text:p>
      <text:p text:style-name="Standard">Epoch 3/4, Iter 718/1029, train loss = 8.879, time = 15.549</text:p>
      <text:p text:style-name="Standard">Epoch 3/4, Iter 719/1029, train loss = 13.919, time = 15.260</text:p>
      <text:p text:style-name="Standard">Epoch 3/4, Iter 720/1029, train loss = 8.854, time = 16.362</text:p>
      <text:p text:style-name="Standard">Epoch 3/4, Iter 721/1029, train loss = 5.479, time = 15.930</text:p>
      <text:p text:style-name="Standard">Epoch 3/4, Iter 722/1029, train loss = 12.393, time = 15.994</text:p>
      <text:p text:style-name="Standard">Epoch 3/4, Iter 723/1029, train loss = 6.479, time = 16.058</text:p>
      <text:p text:style-name="Standard">Epoch 3/4, Iter 724/1029, train loss = 4.467, time = 15.853</text:p>
      <text:p text:style-name="Standard">Epoch 3/4, Iter 725/1029, train loss = 41.369, time = 15.352</text:p>
      <text:p text:style-name="Standard">Epoch 3/4, Iter 726/1029, train loss = 8.044, time = 15.170</text:p>
      <text:p text:style-name="Standard">Epoch 3/4, Iter 727/1029, train loss = 10.146, time = 16.088</text:p>
      <text:p text:style-name="Standard">Epoch 3/4, Iter 728/1029, train loss = 37.569, time = 15.934</text:p>
      <text:p text:style-name="Standard">Epoch 3/4, Iter 729/1029, train loss = 6.620, time = 15.961</text:p>
      <text:p text:style-name="Standard">Epoch 3/4, Iter 730/1029, train loss = 13.775, time = 15.418</text:p>
      <text:p text:style-name="Standard">Epoch 3/4, Iter 731/1029, train loss = 4.961, time = 15.419</text:p>
      <text:p text:style-name="Standard">Epoch 3/4, Iter 732/1029, train loss = 3.970, time = 15.856</text:p>
      <text:p text:style-name="Standard">Epoch 3/4, Iter 733/1029, train loss = 14.588, time = 15.931</text:p>
      <text:p text:style-name="Standard">Epoch 3/4, Iter 734/1029, train loss = 6.213, time = 15.333</text:p>
      <text:p text:style-name="Standard">Epoch 3/4, Iter 735/1029, train loss = 72.016, time = 16.314</text:p>
      <text:p text:style-name="Standard">Epoch 3/4, Iter 736/1029, train loss = 34.251, time = 16.098</text:p>
      <text:p text:style-name="Standard">Epoch 3/4, Iter 737/1029, train loss = 4.623, time = 15.907</text:p>
      <text:p text:style-name="Standard">Epoch 3/4, Iter 738/1029, train loss = 10.230, time = 15.370</text:p>
      <text:p text:style-name="Standard">Epoch 3/4, Iter 739/1029, train loss = 46.148, time = 15.990</text:p>
      <text:p text:style-name="Standard">Epoch 3/4, Iter 740/1029, train loss = 3.558, time = 15.992</text:p>
      <text:p text:style-name="Standard">Epoch 3/4, Iter 741/1029, train loss = 7.413, time = 15.877</text:p>
      <text:p text:style-name="Standard">Epoch 3/4, Iter 742/1029, train loss = 9.472, time = 14.942</text:p>
      <text:p text:style-name="Standard">Epoch 3/4, Iter 743/1029, train loss = 6.699, time = 16.028</text:p>
      <text:p text:style-name="Standard">Epoch 3/4, Iter 744/1029, train loss = 41.668, time = 15.293</text:p>
      <text:p text:style-name="Standard">Epoch 3/4, Iter 745/1029, train loss = 8.093, time = 15.501</text:p>
      <text:p text:style-name="Standard">Epoch 3/4, Iter 746/1029, train loss = 43.436, time = 15.383</text:p>
      <text:p text:style-name="Standard">Epoch 3/4, Iter 747/1029, train loss = 6.493, time = 15.598</text:p>
      <text:p text:style-name="Standard">Epoch 3/4, Iter 748/1029, train loss = 4.122, time = 15.639</text:p>
      <text:p text:style-name="Standard">Epoch 3/4, Iter 749/1029, train loss = 4.652, time = 15.502</text:p>
      <text:p text:style-name="Standard">Epoch 3/4, Iter 750/1029, train loss = 6.272, time = 15.995</text:p>
      <text:p text:style-name="Standard">Epoch 3/4, Iter 751/1029, train loss = 2.708, time = 15.920</text:p>
      <text:p text:style-name="Standard">Epoch 3/4, Iter 752/1029, train loss = 8.127, time = 15.849</text:p>
      <text:p text:style-name="Standard">Epoch 3/4, Iter 753/1029, train loss = 21.265, time = 15.864</text:p>
      <text:p text:style-name="Standard">Epoch 3/4, Iter 754/1029, train loss = 10.256, time = 14.998</text:p>
      <text:p text:style-name="Standard">Epoch 3/4, Iter 755/1029, train loss = 11.885, time = 15.703</text:p>
      <text:p text:style-name="Standard">Epoch 3/4, Iter 756/1029, train loss = 11.193, time = 14.723</text:p>
      <text:p text:style-name="Standard">Epoch 3/4, Iter 757/1029, train loss = 4.371, time = 15.192</text:p>
      <text:p text:style-name="Standard">Epoch 3/4, Iter 758/1029, train loss = 7.406, time = 15.767</text:p>
      <text:p text:style-name="Standard">Epoch 3/4, Iter 759/1029, train loss = 13.458, time = 16.143</text:p>
      <text:p text:style-name="Standard">Epoch 3/4, Iter 760/1029, train loss = 39.594, time = 15.797</text:p>
      <text:p text:style-name="Standard">Epoch 3/4, Iter 761/1029, train loss = 29.273, time = 15.875</text:p>
      <text:p text:style-name="Standard">Epoch 3/4, Iter 762/1029, train loss = 40.965, time = 15.852</text:p>
      <text:p text:style-name="Standard">Epoch 3/4, Iter 763/1029, train loss = 6.923, time = 14.893</text:p>
      <text:p text:style-name="Standard">Epoch 3/4, Iter 764/1029, train loss = 7.943, time = 14.801</text:p>
      <text:p text:style-name="Standard">Epoch 3/4, Iter 765/1029, train loss = 13.018, time = 14.935</text:p>
      <text:p text:style-name="Standard">Epoch 3/4, Iter 766/1029, train loss = 5.270, time = 15.541</text:p>
      <text:p text:style-name="Standard">Epoch 3/4, Iter 767/1029, train loss = 14.715, time = 15.190</text:p>
      <text:p text:style-name="Standard">Epoch 3/4, Iter 768/1029, train loss = 35.310, time = 15.618</text:p>
      <text:p text:style-name="Standard"><text:soft-page-break/>Epoch 3/4, Iter 769/1029, train loss = 15.155, time = 15.721</text:p>
      <text:p text:style-name="Standard">Epoch 3/4, Iter 770/1029, train loss = 7.645, time = 15.143</text:p>
      <text:p text:style-name="Standard">Epoch 3/4, Iter 771/1029, train loss = 18.093, time = 16.209</text:p>
      <text:p text:style-name="Standard">Epoch 3/4, Iter 772/1029, train loss = 22.733, time = 15.530</text:p>
      <text:p text:style-name="Standard">Epoch 3/4, Iter 773/1029, train loss = 8.594, time = 15.919</text:p>
      <text:p text:style-name="Standard">Epoch 3/4, Iter 774/1029, train loss = 16.101, time = 15.519</text:p>
      <text:p text:style-name="Standard">Epoch 3/4, Iter 775/1029, train loss = 8.257, time = 15.914</text:p>
      <text:p text:style-name="Standard">Epoch 3/4, Iter 776/1029, train loss = 8.053, time = 15.698</text:p>
      <text:p text:style-name="Standard">Epoch 3/4, Iter 777/1029, train loss = 19.130, time = 16.474</text:p>
      <text:p text:style-name="Standard">Epoch 3/4, Iter 778/1029, train loss = 5.963, time = 16.004</text:p>
      <text:p text:style-name="Standard">Epoch 3/4, Iter 779/1029, train loss = 4.538, time = 15.886</text:p>
      <text:p text:style-name="Standard">Epoch 3/4, Iter 780/1029, train loss = 40.085, time = 15.670</text:p>
      <text:p text:style-name="Standard">Epoch 3/4, Iter 781/1029, train loss = 52.779, time = 15.783</text:p>
      <text:p text:style-name="Standard">Epoch 3/4, Iter 782/1029, train loss = 6.482, time = 16.615</text:p>
      <text:p text:style-name="Standard">Epoch 3/4, Iter 783/1029, train loss = 63.600, time = 16.589</text:p>
      <text:p text:style-name="Standard">Epoch 3/4, Iter 784/1029, train loss = 8.971, time = 15.556</text:p>
      <text:p text:style-name="Standard">Epoch 3/4, Iter 785/1029, train loss = 28.731, time = 16.061</text:p>
      <text:p text:style-name="Standard">Epoch 3/4, Iter 786/1029, train loss = 5.403, time = 15.779</text:p>
      <text:p text:style-name="Standard">Epoch 3/4, Iter 787/1029, train loss = 8.603, time = 16.057</text:p>
      <text:p text:style-name="Standard">Epoch 3/4, Iter 788/1029, train loss = 5.808, time = 15.878</text:p>
      <text:p text:style-name="Standard">Epoch 3/4, Iter 789/1029, train loss = 7.027, time = 15.410</text:p>
      <text:p text:style-name="Standard">Epoch 3/4, Iter 790/1029, train loss = 2.704, time = 15.706</text:p>
      <text:p text:style-name="Standard">Epoch 3/4, Iter 791/1029, train loss = 11.739, time = 15.885</text:p>
      <text:p text:style-name="Standard">Epoch 3/4, Iter 792/1029, train loss = 5.964, time = 16.214</text:p>
      <text:p text:style-name="Standard">Epoch 3/4, Iter 793/1029, train loss = 3.399, time = 16.024</text:p>
      <text:p text:style-name="Standard">Epoch 3/4, Iter 794/1029, train loss = 5.904, time = 15.732</text:p>
      <text:p text:style-name="Standard">Epoch 3/4, Iter 795/1029, train loss = 8.838, time = 15.791</text:p>
      <text:p text:style-name="Standard">Epoch 3/4, Iter 796/1029, train loss = 17.854, time = 16.122</text:p>
      <text:p text:style-name="Standard">Epoch 3/4, Iter 797/1029, train loss = 11.816, time = 16.319</text:p>
      <text:p text:style-name="Standard">Epoch 3/4, Iter 798/1029, train loss = 6.143, time = 16.230</text:p>
      <text:p text:style-name="Standard">Epoch 3/4, Iter 799/1029, train loss = 5.597, time = 15.734</text:p>
      <text:p text:style-name="Standard">Epoch 3/4, Iter 800/1029, train loss = 12.826, time = 15.890</text:p>
      <text:p text:style-name="Standard">Epoch 3/4, Iter 801/1029, train loss = 4.351, time = 14.487</text:p>
      <text:p text:style-name="Standard">Epoch 3/4, Iter 802/1029, train loss = 4.308, time = 14.845</text:p>
      <text:p text:style-name="Standard">Epoch 3/4, Iter 803/1029, train loss = 7.438, time = 15.547</text:p>
      <text:p text:style-name="Standard">Epoch 3/4, Iter 804/1029, train loss = 11.423, time = 15.993</text:p>
      <text:p text:style-name="Standard">Epoch 3/4, Iter 805/1029, train loss = 13.474, time = 16.070</text:p>
      <text:p text:style-name="Standard">Epoch 3/4, Iter 806/1029, train loss = 20.257, time = 15.961</text:p>
      <text:p text:style-name="Standard">Epoch 3/4, Iter 807/1029, train loss = 27.695, time = 15.999</text:p>
      <text:p text:style-name="Standard">Epoch 3/4, Iter 808/1029, train loss = 34.458, time = 15.891</text:p>
      <text:p text:style-name="Standard">Epoch 3/4, Iter 809/1029, train loss = 26.860, time = 15.564</text:p>
      <text:p text:style-name="Standard">Epoch 3/4, Iter 810/1029, train loss = 30.506, time = 15.931</text:p>
      <text:p text:style-name="Standard">Epoch 3/4, Iter 811/1029, train loss = 28.234, time = 16.292</text:p>
      <text:p text:style-name="Standard">Epoch 3/4, Iter 812/1029, train loss = 41.053, time = 15.594</text:p>
      <text:p text:style-name="Standard">Epoch 3/4, Iter 813/1029, train loss = 3.211, time = 15.918</text:p>
      <text:p text:style-name="Standard">Epoch 3/4, Iter 814/1029, train loss = 5.518, time = 15.296</text:p>
      <text:p text:style-name="Standard">Epoch 3/4, Iter 815/1029, train loss = 11.492, time = 14.681</text:p>
      <text:p text:style-name="Standard">Epoch 3/4, Iter 816/1029, train loss = 9.895, time = 16.154</text:p>
      <text:p text:style-name="Standard">Epoch 3/4, Iter 817/1029, train loss = 5.358, time = 16.189</text:p>
      <text:p text:style-name="Standard">Epoch 3/4, Iter 818/1029, train loss = 15.045, time = 16.124</text:p>
      <text:p text:style-name="Standard">Epoch 3/4, Iter 819/1029, train loss = 5.841, time = 15.766</text:p>
      <text:p text:style-name="Standard">Epoch 3/4, Iter 820/1029, train loss = 3.633, time = 14.707</text:p>
      <text:p text:style-name="Standard"><text:soft-page-break/>Epoch 3/4, Iter 821/1029, train loss = 8.194, time = 15.411</text:p>
      <text:p text:style-name="Standard">Epoch 3/4, Iter 822/1029, train loss = 16.729, time = 15.742</text:p>
      <text:p text:style-name="Standard">Epoch 3/4, Iter 823/1029, train loss = 31.080, time = 16.214</text:p>
      <text:p text:style-name="Standard">Epoch 3/4, Iter 824/1029, train loss = 31.857, time = 15.702</text:p>
      <text:p text:style-name="Standard">Epoch 3/4, Iter 825/1029, train loss = 14.099, time = 14.289</text:p>
      <text:p text:style-name="Standard">Epoch 3/4, Iter 826/1029, train loss = 25.387, time = 16.123</text:p>
      <text:p text:style-name="Standard">Epoch 3/4, Iter 827/1029, train loss = 37.936, time = 15.927</text:p>
      <text:p text:style-name="Standard">Epoch 3/4, Iter 828/1029, train loss = 6.944, time = 15.923</text:p>
      <text:p text:style-name="Standard">Epoch 3/4, Iter 829/1029, train loss = 5.043, time = 15.101</text:p>
      <text:p text:style-name="Standard">Epoch 3/4, Iter 830/1029, train loss = 43.749, time = 15.641</text:p>
      <text:p text:style-name="Standard">Epoch 3/4, Iter 831/1029, train loss = 5.960, time = 15.941</text:p>
      <text:p text:style-name="Standard">Epoch 3/4, Iter 832/1029, train loss = 43.957, time = 16.074</text:p>
      <text:p text:style-name="Standard">Epoch 3/4, Iter 833/1029, train loss = 16.084, time = 15.962</text:p>
      <text:p text:style-name="Standard">Epoch 3/4, Iter 834/1029, train loss = 7.418, time = 15.573</text:p>
      <text:p text:style-name="Standard">Epoch 3/4, Iter 835/1029, train loss = 6.393, time = 15.569</text:p>
      <text:p text:style-name="Standard">Epoch 3/4, Iter 836/1029, train loss = 39.329, time = 15.355</text:p>
      <text:p text:style-name="Standard">Epoch 3/4, Iter 837/1029, train loss = 18.697, time = 15.503</text:p>
      <text:p text:style-name="Standard">Epoch 3/4, Iter 838/1029, train loss = 17.897, time = 15.680</text:p>
      <text:p text:style-name="Standard">Epoch 3/4, Iter 839/1029, train loss = 6.051, time = 15.909</text:p>
      <text:p text:style-name="Standard">Epoch 3/4, Iter 840/1029, train loss = 7.015, time = 16.023</text:p>
      <text:p text:style-name="Standard">Epoch 3/4, Iter 841/1029, train loss = 10.016, time = 16.157</text:p>
      <text:p text:style-name="Standard">Epoch 3/4, Iter 842/1029, train loss = 42.758, time = 15.873</text:p>
      <text:p text:style-name="Standard">Epoch 3/4, Iter 843/1029, train loss = 23.724, time = 15.657</text:p>
      <text:p text:style-name="Standard">Epoch 3/4, Iter 844/1029, train loss = 15.057, time = 15.442</text:p>
      <text:p text:style-name="Standard">Epoch 3/4, Iter 845/1029, train loss = 27.390, time = 15.364</text:p>
      <text:p text:style-name="Standard">Epoch 3/4, Iter 846/1029, train loss = 7.632, time = 15.515</text:p>
      <text:p text:style-name="Standard">Epoch 3/4, Iter 847/1029, train loss = 3.335, time = 15.812</text:p>
      <text:p text:style-name="Standard">Epoch 3/4, Iter 848/1029, train loss = 9.875, time = 15.341</text:p>
      <text:p text:style-name="Standard">Epoch 3/4, Iter 849/1029, train loss = 10.571, time = 15.785</text:p>
      <text:p text:style-name="Standard">Epoch 3/4, Iter 850/1029, train loss = 12.968, time = 15.592</text:p>
      <text:p text:style-name="Standard">Epoch 3/4, Iter 851/1029, train loss = 11.049, time = 15.497</text:p>
      <text:p text:style-name="Standard">Epoch 3/4, Iter 852/1029, train loss = 7.473, time = 15.346</text:p>
      <text:p text:style-name="Standard">Epoch 3/4, Iter 853/1029, train loss = 10.203, time = 15.664</text:p>
      <text:p text:style-name="Standard">Epoch 3/4, Iter 854/1029, train loss = 3.003, time = 15.866</text:p>
      <text:p text:style-name="Standard">Epoch 3/4, Iter 855/1029, train loss = 12.626, time = 15.515</text:p>
      <text:p text:style-name="Standard">Epoch 3/4, Iter 856/1029, train loss = 17.359, time = 15.794</text:p>
      <text:p text:style-name="Standard">Epoch 3/4, Iter 857/1029, train loss = 11.063, time = 15.705</text:p>
      <text:p text:style-name="Standard">Epoch 3/4, Iter 858/1029, train loss = 3.830, time = 16.021</text:p>
      <text:p text:style-name="Standard">Epoch 3/4, Iter 859/1029, train loss = 41.035, time = 15.772</text:p>
      <text:p text:style-name="Standard">Epoch 3/4, Iter 860/1029, train loss = 11.427, time = 16.067</text:p>
      <text:p text:style-name="Standard">Epoch 3/4, Iter 861/1029, train loss = 20.875, time = 15.388</text:p>
      <text:p text:style-name="Standard">Epoch 3/4, Iter 862/1029, train loss = 16.366, time = 16.051</text:p>
      <text:p text:style-name="Standard">Epoch 3/4, Iter 863/1029, train loss = 10.273, time = 15.854</text:p>
      <text:p text:style-name="Standard">Epoch 3/4, Iter 864/1029, train loss = 4.576, time = 15.944</text:p>
      <text:p text:style-name="Standard">Epoch 3/4, Iter 865/1029, train loss = 25.018, time = 15.891</text:p>
      <text:p text:style-name="Standard">Epoch 3/4, Iter 866/1029, train loss = 9.534, time = 15.530</text:p>
      <text:p text:style-name="Standard">Epoch 3/4, Iter 867/1029, train loss = 21.720, time = 15.709</text:p>
      <text:p text:style-name="Standard">Epoch 3/4, Iter 868/1029, train loss = 3.801, time = 15.845</text:p>
      <text:p text:style-name="Standard">Epoch 3/4, Iter 869/1029, train loss = 63.076, time = 16.014</text:p>
      <text:p text:style-name="Standard">Epoch 3/4, Iter 870/1029, train loss = 6.116, time = 15.772</text:p>
      <text:p text:style-name="Standard">Epoch 3/4, Iter 871/1029, train loss = 3.756, time = 15.486</text:p>
      <text:p text:style-name="Standard">Epoch 3/4, Iter 872/1029, train loss = 37.811, time = 15.345</text:p>
      <text:p text:style-name="Standard"><text:soft-page-break/>Epoch 3/4, Iter 873/1029, train loss = 5.401, time = 15.986</text:p>
      <text:p text:style-name="Standard">Epoch 3/4, Iter 874/1029, train loss = 8.139, time = 15.268</text:p>
      <text:p text:style-name="Standard">Epoch 3/4, Iter 875/1029, train loss = 26.545, time = 15.821</text:p>
      <text:p text:style-name="Standard">Epoch 3/4, Iter 876/1029, train loss = 9.858, time = 15.643</text:p>
      <text:p text:style-name="Standard">Epoch 3/4, Iter 877/1029, train loss = 8.829, time = 16.792</text:p>
      <text:p text:style-name="Standard">Epoch 3/4, Iter 878/1029, train loss = 8.335, time = 15.404</text:p>
      <text:p text:style-name="Standard">Epoch 3/4, Iter 879/1029, train loss = 3.886, time = 15.353</text:p>
      <text:p text:style-name="Standard">Epoch 3/4, Iter 880/1029, train loss = 4.827, time = 15.926</text:p>
      <text:p text:style-name="Standard">Epoch 3/4, Iter 881/1029, train loss = 33.707, time = 15.695</text:p>
      <text:p text:style-name="Standard">Epoch 3/4, Iter 882/1029, train loss = 3.651, time = 15.243</text:p>
      <text:p text:style-name="Standard">Epoch 3/4, Iter 883/1029, train loss = 9.276, time = 14.885</text:p>
      <text:p text:style-name="Standard">Epoch 3/4, Iter 884/1029, train loss = 6.516, time = 15.168</text:p>
      <text:p text:style-name="Standard">Epoch 3/4, Iter 885/1029, train loss = 12.680, time = 15.427</text:p>
      <text:p text:style-name="Standard">Epoch 3/4, Iter 886/1029, train loss = 6.740, time = 15.859</text:p>
      <text:p text:style-name="Standard">Epoch 3/4, Iter 887/1029, train loss = 18.783, time = 15.761</text:p>
      <text:p text:style-name="Standard">Epoch 3/4, Iter 888/1029, train loss = 36.916, time = 16.254</text:p>
      <text:p text:style-name="Standard">Epoch 3/4, Iter 889/1029, train loss = 8.878, time = 15.578</text:p>
      <text:p text:style-name="Standard">Epoch 3/4, Iter 890/1029, train loss = 2.554, time = 15.116</text:p>
      <text:p text:style-name="Standard">Epoch 3/4, Iter 891/1029, train loss = 11.141, time = 15.145</text:p>
      <text:p text:style-name="Standard">Epoch 3/4, Iter 892/1029, train loss = 8.500, time = 14.939</text:p>
      <text:p text:style-name="Standard">Epoch 3/4, Iter 893/1029, train loss = 3.146, time = 16.227</text:p>
      <text:p text:style-name="Standard">Epoch 3/4, Iter 894/1029, train loss = 10.909, time = 15.383</text:p>
      <text:p text:style-name="Standard">Epoch 3/4, Iter 895/1029, train loss = 66.127, time = 15.323</text:p>
      <text:p text:style-name="Standard">Epoch 3/4, Iter 896/1029, train loss = 3.947, time = 15.233</text:p>
      <text:p text:style-name="Standard">Epoch 3/4, Iter 897/1029, train loss = 16.551, time = 15.619</text:p>
      <text:p text:style-name="Standard">Epoch 3/4, Iter 898/1029, train loss = 2.394, time = 15.572</text:p>
      <text:p text:style-name="Standard">Epoch 3/4, Iter 899/1029, train loss = 3.690, time = 15.268</text:p>
      <text:p text:style-name="Standard">Epoch 3/4, Iter 900/1029, train loss = 51.272, time = 15.536</text:p>
      <text:p text:style-name="Standard">Epoch 3/4, Iter 901/1029, train loss = 6.980, time = 15.870</text:p>
      <text:p text:style-name="Standard">Epoch 3/4, Iter 902/1029, train loss = 13.000, time = 15.481</text:p>
      <text:p text:style-name="Standard">Epoch 3/4, Iter 903/1029, train loss = 12.054, time = 15.180</text:p>
      <text:p text:style-name="Standard">Epoch 3/4, Iter 904/1029, train loss = 15.151, time = 16.254</text:p>
      <text:p text:style-name="Standard">Epoch 3/4, Iter 905/1029, train loss = 11.808, time = 15.921</text:p>
      <text:p text:style-name="Standard">Epoch 3/4, Iter 906/1029, train loss = 4.546, time = 16.293</text:p>
      <text:p text:style-name="Standard">Epoch 3/4, Iter 907/1029, train loss = 4.615, time = 15.769</text:p>
      <text:p text:style-name="Standard">Epoch 3/4, Iter 908/1029, train loss = 7.295, time = 15.313</text:p>
      <text:p text:style-name="Standard">Epoch 3/4, Iter 909/1029, train loss = 7.364, time = 15.577</text:p>
      <text:p text:style-name="Standard">Epoch 3/4, Iter 910/1029, train loss = 27.516, time = 15.982</text:p>
      <text:p text:style-name="Standard">Epoch 3/4, Iter 911/1029, train loss = 6.768, time = 15.126</text:p>
      <text:p text:style-name="Standard">Epoch 3/4, Iter 912/1029, train loss = 32.782, time = 15.177</text:p>
      <text:p text:style-name="Standard">Epoch 3/4, Iter 913/1029, train loss = 23.484, time = 14.990</text:p>
      <text:p text:style-name="Standard">Epoch 3/4, Iter 914/1029, train loss = 4.007, time = 15.474</text:p>
      <text:p text:style-name="Standard">Epoch 3/4, Iter 915/1029, train loss = 3.672, time = 14.857</text:p>
      <text:p text:style-name="Standard">Epoch 3/4, Iter 916/1029, train loss = 9.730, time = 15.583</text:p>
      <text:p text:style-name="Standard">Epoch 3/4, Iter 917/1029, train loss = 8.202, time = 16.136</text:p>
      <text:p text:style-name="Standard">Epoch 3/4, Iter 918/1029, train loss = 3.384, time = 15.741</text:p>
      <text:p text:style-name="Standard">Epoch 3/4, Iter 919/1029, train loss = 14.120, time = 15.249</text:p>
      <text:p text:style-name="Standard">Epoch 3/4, Iter 920/1029, train loss = 31.360, time = 16.191</text:p>
      <text:p text:style-name="Standard">Epoch 3/4, Iter 921/1029, train loss = 37.037, time = 16.042</text:p>
      <text:p text:style-name="Standard">Epoch 3/4, Iter 922/1029, train loss = 9.604, time = 14.820</text:p>
      <text:p text:style-name="Standard">Epoch 3/4, Iter 923/1029, train loss = 35.658, time = 15.548</text:p>
      <text:p text:style-name="Standard">Epoch 3/4, Iter 924/1029, train loss = 23.738, time = 15.688</text:p>
      <text:p text:style-name="Standard"><text:soft-page-break/>Epoch 3/4, Iter 925/1029, train loss = 6.417, time = 14.704</text:p>
      <text:p text:style-name="Standard">Epoch 3/4, Iter 926/1029, train loss = 8.305, time = 16.003</text:p>
      <text:p text:style-name="Standard">Epoch 3/4, Iter 927/1029, train loss = 8.201, time = 15.581</text:p>
      <text:p text:style-name="Standard">Epoch 3/4, Iter 928/1029, train loss = 12.573, time = 15.424</text:p>
      <text:p text:style-name="Standard">Epoch 3/4, Iter 929/1029, train loss = 7.803, time = 15.270</text:p>
      <text:p text:style-name="Standard">Epoch 3/4, Iter 930/1029, train loss = 7.348, time = 15.019</text:p>
      <text:p text:style-name="Standard">Epoch 3/4, Iter 931/1029, train loss = 21.641, time = 15.411</text:p>
      <text:p text:style-name="Standard">Epoch 3/4, Iter 932/1029, train loss = 10.079, time = 15.245</text:p>
      <text:p text:style-name="Standard">Epoch 3/4, Iter 933/1029, train loss = 6.832, time = 15.945</text:p>
      <text:p text:style-name="Standard">Epoch 3/4, Iter 934/1029, train loss = 44.164, time = 15.399</text:p>
      <text:p text:style-name="Standard">Epoch 3/4, Iter 935/1029, train loss = 5.958, time = 15.169</text:p>
      <text:p text:style-name="Standard">Epoch 3/4, Iter 936/1029, train loss = 31.040, time = 14.895</text:p>
      <text:p text:style-name="Standard">Epoch 3/4, Iter 937/1029, train loss = 9.377, time = 15.313</text:p>
      <text:p text:style-name="Standard">Epoch 3/4, Iter 938/1029, train loss = 4.719, time = 15.913</text:p>
      <text:p text:style-name="Standard">Epoch 3/4, Iter 939/1029, train loss = 32.338, time = 16.315</text:p>
      <text:p text:style-name="Standard">Epoch 3/4, Iter 940/1029, train loss = 4.925, time = 15.913</text:p>
      <text:p text:style-name="Standard">Epoch 3/4, Iter 941/1029, train loss = 41.947, time = 15.941</text:p>
      <text:p text:style-name="Standard">Epoch 3/4, Iter 942/1029, train loss = 37.288, time = 16.060</text:p>
      <text:p text:style-name="Standard">Epoch 3/4, Iter 943/1029, train loss = 6.352, time = 16.241</text:p>
      <text:p text:style-name="Standard">Epoch 3/4, Iter 944/1029, train loss = 14.339, time = 15.161</text:p>
      <text:p text:style-name="Standard">Epoch 3/4, Iter 945/1029, train loss = 7.328, time = 15.552</text:p>
      <text:p text:style-name="Standard">Epoch 3/4, Iter 946/1029, train loss = 3.758, time = 15.432</text:p>
      <text:p text:style-name="Standard">Epoch 3/4, Iter 947/1029, train loss = 7.124, time = 15.289</text:p>
      <text:p text:style-name="Standard">Epoch 3/4, Iter 948/1029, train loss = 5.160, time = 15.421</text:p>
      <text:p text:style-name="Standard">Epoch 3/4, Iter 949/1029, train loss = 8.124, time = 15.735</text:p>
      <text:p text:style-name="Standard">Epoch 3/4, Iter 950/1029, train loss = 2.921, time = 15.764</text:p>
      <text:p text:style-name="Standard">Epoch 3/4, Iter 951/1029, train loss = 37.582, time = 15.400</text:p>
      <text:p text:style-name="Standard">Epoch 3/4, Iter 952/1029, train loss = 22.214, time = 15.351</text:p>
      <text:p text:style-name="Standard">Epoch 3/4, Iter 953/1029, train loss = 8.299, time = 15.478</text:p>
      <text:p text:style-name="Standard">Epoch 3/4, Iter 954/1029, train loss = 6.506, time = 15.276</text:p>
      <text:p text:style-name="Standard">Epoch 3/4, Iter 955/1029, train loss = 8.587, time = 15.872</text:p>
      <text:p text:style-name="Standard">Epoch 3/4, Iter 956/1029, train loss = 5.252, time = 15.038</text:p>
      <text:p text:style-name="Standard">Epoch 3/4, Iter 957/1029, train loss = 3.767, time = 15.777</text:p>
      <text:p text:style-name="Standard">Epoch 3/4, Iter 958/1029, train loss = 34.377, time = 15.334</text:p>
      <text:p text:style-name="Standard">Epoch 3/4, Iter 959/1029, train loss = 7.898, time = 15.060</text:p>
      <text:p text:style-name="Standard">Epoch 3/4, Iter 960/1029, train loss = 39.327, time = 15.442</text:p>
      <text:p text:style-name="Standard">Epoch 3/4, Iter 961/1029, train loss = 4.338, time = 14.516</text:p>
      <text:p text:style-name="Standard">Epoch 3/4, Iter 962/1029, train loss = 21.706, time = 15.458</text:p>
      <text:p text:style-name="Standard">Epoch 3/4, Iter 963/1029, train loss = 16.292, time = 15.942</text:p>
      <text:p text:style-name="Standard">Epoch 3/4, Iter 964/1029, train loss = 39.248, time = 15.979</text:p>
      <text:p text:style-name="Standard">Epoch 3/4, Iter 965/1029, train loss = 21.944, time = 16.220</text:p>
      <text:p text:style-name="Standard">Epoch 3/4, Iter 966/1029, train loss = 7.959, time = 15.539</text:p>
      <text:p text:style-name="Standard">Epoch 3/4, Iter 967/1029, train loss = 6.704, time = 15.404</text:p>
      <text:p text:style-name="Standard">Epoch 3/4, Iter 968/1029, train loss = 41.068, time = 16.071</text:p>
      <text:p text:style-name="Standard">Epoch 3/4, Iter 969/1029, train loss = 4.099, time = 15.425</text:p>
      <text:p text:style-name="Standard">Epoch 3/4, Iter 970/1029, train loss = 2.876, time = 16.012</text:p>
      <text:p text:style-name="Standard">Epoch 3/4, Iter 971/1029, train loss = 3.287, time = 15.362</text:p>
      <text:p text:style-name="Standard">Epoch 3/4, Iter 972/1029, train loss = 16.573, time = 14.993</text:p>
      <text:p text:style-name="Standard">Epoch 3/4, Iter 973/1029, train loss = 4.177, time = 16.188</text:p>
      <text:p text:style-name="Standard">Epoch 3/4, Iter 974/1029, train loss = 5.660, time = 15.351</text:p>
      <text:p text:style-name="Standard">Epoch 3/4, Iter 975/1029, train loss = 19.429, time = 15.368</text:p>
      <text:p text:style-name="Standard">Epoch 3/4, Iter 976/1029, train loss = 3.107, time = 15.432</text:p>
      <text:p text:style-name="Standard"><text:soft-page-break/>Epoch 3/4, Iter 977/1029, train loss = 35.993, time = 15.756</text:p>
      <text:p text:style-name="Standard">Epoch 3/4, Iter 978/1029, train loss = 20.564, time = 15.637</text:p>
      <text:p text:style-name="Standard">Epoch 3/4, Iter 979/1029, train loss = 9.685, time = 15.586</text:p>
      <text:p text:style-name="Standard">Epoch 3/4, Iter 980/1029, train loss = 4.137, time = 15.039</text:p>
      <text:p text:style-name="Standard">Epoch 3/4, Iter 981/1029, train loss = 12.633, time = 15.456</text:p>
      <text:p text:style-name="Standard">Epoch 3/4, Iter 982/1029, train loss = 4.511, time = 15.736</text:p>
      <text:p text:style-name="Standard">Epoch 3/4, Iter 983/1029, train loss = 21.161, time = 15.863</text:p>
      <text:p text:style-name="Standard">Epoch 3/4, Iter 984/1029, train loss = 9.426, time = 15.436</text:p>
      <text:p text:style-name="Standard">Epoch 3/4, Iter 985/1029, train loss = 27.731, time = 15.568</text:p>
      <text:p text:style-name="Standard">Epoch 3/4, Iter 986/1029, train loss = 25.803, time = 16.244</text:p>
      <text:p text:style-name="Standard">Epoch 3/4, Iter 987/1029, train loss = 29.713, time = 14.720</text:p>
      <text:p text:style-name="Standard">Epoch 3/4, Iter 988/1029, train loss = 10.449, time = 15.449</text:p>
      <text:p text:style-name="Standard">Epoch 3/4, Iter 989/1029, train loss = 36.610, time = 16.113</text:p>
      <text:p text:style-name="Standard">Epoch 3/4, Iter 990/1029, train loss = 7.905, time = 15.894</text:p>
      <text:p text:style-name="Standard">Epoch 3/4, Iter 991/1029, train loss = 12.438, time = 14.793</text:p>
      <text:p text:style-name="Standard">Epoch 3/4, Iter 992/1029, train loss = 7.400, time = 15.599</text:p>
      <text:p text:style-name="Standard">Epoch 3/4, Iter 993/1029, train loss = 10.982, time = 15.889</text:p>
      <text:p text:style-name="Standard">Epoch 3/4, Iter 994/1029, train loss = 13.330, time = 16.068</text:p>
      <text:p text:style-name="Standard">Epoch 3/4, Iter 995/1029, train loss = 11.128, time = 15.912</text:p>
      <text:p text:style-name="Standard">Epoch 3/4, Iter 996/1029, train loss = 11.703, time = 15.779</text:p>
      <text:p text:style-name="Standard">Epoch 3/4, Iter 997/1029, train loss = 7.546, time = 15.831</text:p>
      <text:p text:style-name="Standard">Epoch 3/4, Iter 998/1029, train loss = 4.526, time = 16.011</text:p>
      <text:p text:style-name="Standard">Epoch 3/4, Iter 999/1029, train loss = 3.320, time = 15.520</text:p>
      <text:p text:style-name="Standard">Epoch 3/4, Iter 1000/1029, train loss = 6.656, time = 15.518</text:p>
      <text:p text:style-name="Standard">Epoch 3/4, Iter 1001/1029, train loss = 30.996, time = 15.447</text:p>
      <text:p text:style-name="Standard">Epoch 3/4, Iter 1002/1029, train loss = 12.696, time = 15.297</text:p>
      <text:p text:style-name="Standard">Epoch 3/4, Iter 1003/1029, train loss = 15.158, time = 16.082</text:p>
      <text:p text:style-name="Standard">Epoch 3/4, Iter 1004/1029, train loss = 4.636, time = 16.076</text:p>
      <text:p text:style-name="Standard">Epoch 3/4, Iter 1005/1029, train loss = 6.893, time = 15.898</text:p>
      <text:p text:style-name="Standard">Epoch 3/4, Iter 1006/1029, train loss = 3.688, time = 15.624</text:p>
      <text:p text:style-name="Standard">Epoch 3/4, Iter 1007/1029, train loss = 4.675, time = 15.356</text:p>
      <text:p text:style-name="Standard">Epoch 3/4, Iter 1008/1029, train loss = 43.608, time = 15.379</text:p>
      <text:p text:style-name="Standard">Epoch 3/4, Iter 1009/1029, train loss = 5.977, time = 16.003</text:p>
      <text:p text:style-name="Standard">Epoch 3/4, Iter 1010/1029, train loss = 16.927, time = 16.388</text:p>
      <text:p text:style-name="Standard">Epoch 3/4, Iter 1011/1029, train loss = 33.263, time = 16.041</text:p>
      <text:p text:style-name="Standard">Epoch 3/4, Iter 1012/1029, train loss = 20.747, time = 16.027</text:p>
      <text:p text:style-name="Standard">Epoch 3/4, Iter 1013/1029, train loss = 4.776, time = 16.172</text:p>
      <text:p text:style-name="Standard">Epoch 3/4, Iter 1014/1029, train loss = 23.037, time = 15.603</text:p>
      <text:p text:style-name="Standard">Epoch 3/4, Iter 1015/1029, train loss = 4.324, time = 15.527</text:p>
      <text:p text:style-name="Standard">Epoch 3/4, Iter 1016/1029, train loss = 31.827, time = 15.895</text:p>
      <text:p text:style-name="Standard">Epoch 3/4, Iter 1017/1029, train loss = 14.417, time = 15.166</text:p>
      <text:p text:style-name="Standard">Epoch 3/4, Iter 1018/1029, train loss = 30.393, time = 15.546</text:p>
      <text:p text:style-name="Standard">Epoch 3/4, Iter 1019/1029, train loss = 14.743, time = 15.712</text:p>
      <text:p text:style-name="Standard">Epoch 3/4, Iter 1020/1029, train loss = 10.380, time = 15.442</text:p>
      <text:p text:style-name="Standard">Epoch 3/4, Iter 1021/1029, train loss = 10.380, time = 15.406</text:p>
      <text:p text:style-name="Standard">Epoch 3/4, Iter 1022/1029, train loss = 6.100, time = 15.114</text:p>
      <text:p text:style-name="Standard">Epoch 3/4, Iter 1023/1029, train loss = 7.323, time = 15.976</text:p>
      <text:p text:style-name="Standard">Epoch 3/4, Iter 1024/1029, train loss = 3.864, time = 15.421</text:p>
      <text:p text:style-name="Standard">Epoch 3/4, Iter 1025/1029, train loss = 4.903, time = 14.891</text:p>
      <text:p text:style-name="Standard">Epoch 3/4, Iter 1026/1029, train loss = 6.127, time = 15.446</text:p>
      <text:p text:style-name="Standard">Epoch 3/4, Iter 1027/1029, train loss = 2.736, time = 15.534</text:p>
      <text:p text:style-name="Standard">Epoch 3/4, Iter 1028/1029, train loss = 86.577, time = 15.600</text:p>
      <text:p text:style-name="Standard"><text:soft-page-break/>Epoch 3/4, Iter 0/343, test loss = 12.998, time = 6.826430</text:p>
      <text:p text:style-name="Standard">Epoch 3/4, Iter 1/343, test loss = 13.544, time = 6.585274</text:p>
      <text:p text:style-name="Standard">Epoch 3/4, Iter 2/343, test loss = 13.416, time = 6.448378</text:p>
      <text:p text:style-name="Standard">Epoch 3/4, Iter 3/343, test loss = 12.971, time = 6.360284</text:p>
      <text:p text:style-name="Standard">Epoch 3/4, Iter 4/343, test loss = 10.272, time = 6.263455</text:p>
      <text:p text:style-name="Standard">Epoch 3/4, Iter 5/343, test loss = 10.246, time = 6.246884</text:p>
      <text:p text:style-name="Standard">Epoch 3/4, Iter 6/343, test loss = 10.638, time = 6.342982</text:p>
      <text:p text:style-name="Standard">Epoch 3/4, Iter 7/343, test loss = 12.944, time = 6.568861</text:p>
      <text:p text:style-name="Standard">Epoch 3/4, Iter 8/343, test loss = 12.168, time = 6.146704</text:p>
      <text:p text:style-name="Standard">Epoch 3/4, Iter 9/343, test loss = 11.855, time = 6.251622</text:p>
      <text:p text:style-name="Standard">Epoch 3/4, Iter 10/343, test loss = 10.952, time = 6.253567</text:p>
      <text:p text:style-name="Standard">Epoch 3/4, Iter 11/343, test loss = 13.186, time = 6.313489</text:p>
      <text:p text:style-name="Standard">Epoch 3/4, Iter 12/343, test loss = 13.266, time = 6.289690</text:p>
      <text:p text:style-name="Standard">Epoch 3/4, Iter 13/343, test loss = 14.226, time = 6.824301</text:p>
      <text:p text:style-name="Standard">Epoch 3/4, Iter 14/343, test loss = 17.110, time = 6.203683</text:p>
      <text:p text:style-name="Standard">Epoch 3/4, Iter 15/343, test loss = 15.580, time = 6.198066</text:p>
      <text:p text:style-name="Standard">Epoch 3/4, Iter 16/343, test loss = 16.646, time = 6.283644</text:p>
      <text:p text:style-name="Standard">Epoch 3/4, Iter 17/343, test loss = 13.194, time = 6.652437</text:p>
      <text:p text:style-name="Standard">Epoch 3/4, Iter 18/343, test loss = 13.606, time = 6.153432</text:p>
      <text:p text:style-name="Standard">Epoch 3/4, Iter 19/343, test loss = 13.697, time = 6.165624</text:p>
      <text:p text:style-name="Standard">Epoch 3/4, Iter 20/343, test loss = 14.115, time = 6.622280</text:p>
      <text:p text:style-name="Standard">Epoch 3/4, Iter 21/343, test loss = 12.816, time = 6.733835</text:p>
      <text:p text:style-name="Standard">Epoch 3/4, Iter 22/343, test loss = 11.539, time = 6.726389</text:p>
      <text:p text:style-name="Standard">Epoch 3/4, Iter 23/343, test loss = 11.794, time = 6.326138</text:p>
      <text:p text:style-name="Standard">Epoch 3/4, Iter 24/343, test loss = 10.899, time = 6.778377</text:p>
      <text:p text:style-name="Standard">Epoch 3/4, Iter 25/343, test loss = 9.387, time = 6.751016</text:p>
      <text:p text:style-name="Standard">Epoch 3/4, Iter 26/343, test loss = 8.717, time = 6.743394</text:p>
      <text:p text:style-name="Standard">Epoch 3/4, Iter 27/343, test loss = 8.610, time = 6.704461</text:p>
      <text:p text:style-name="Standard">Epoch 3/4, Iter 28/343, test loss = 5.627, time = 6.766993</text:p>
      <text:p text:style-name="Standard">Epoch 3/4, Iter 29/343, test loss = 5.604, time = 6.793939</text:p>
      <text:p text:style-name="Standard">Epoch 3/4, Iter 30/343, test loss = 5.584, time = 6.739349</text:p>
      <text:p text:style-name="Standard">Epoch 3/4, Iter 31/343, test loss = 6.116, time = 6.859163</text:p>
      <text:p text:style-name="Standard">Epoch 3/4, Iter 32/343, test loss = 6.816, time = 6.863994</text:p>
      <text:p text:style-name="Standard">Epoch 3/4, Iter 33/343, test loss = 6.971, time = 7.085424</text:p>
      <text:p text:style-name="Standard">Epoch 3/4, Iter 34/343, test loss = 7.082, time = 6.534003</text:p>
      <text:p text:style-name="Standard">Epoch 3/4, Iter 35/343, test loss = 8.739, time = 6.406881</text:p>
      <text:p text:style-name="Standard">Epoch 3/4, Iter 36/343, test loss = 8.870, time = 6.292462</text:p>
      <text:p text:style-name="Standard">Epoch 3/4, Iter 37/343, test loss = 8.494, time = 6.315846</text:p>
      <text:p text:style-name="Standard">Epoch 3/4, Iter 38/343, test loss = 7.188, time = 6.762092</text:p>
      <text:p text:style-name="Standard">Epoch 3/4, Iter 39/343, test loss = 7.143, time = 6.963027</text:p>
      <text:p text:style-name="Standard">Epoch 3/4, Iter 40/343, test loss = 7.886, time = 6.554008</text:p>
      <text:p text:style-name="Standard">Epoch 3/4, Iter 41/343, test loss = 8.256, time = 7.933417</text:p>
      <text:p text:style-name="Standard">Epoch 3/4, Iter 42/343, test loss = 4.861, time = 7.387439</text:p>
      <text:p text:style-name="Standard">Epoch 3/4, Iter 43/343, test loss = 4.882, time = 7.227544</text:p>
      <text:p text:style-name="Standard">Epoch 3/4, Iter 44/343, test loss = 5.061, time = 6.958589</text:p>
      <text:p text:style-name="Standard">Epoch 3/4, Iter 45/343, test loss = 5.621, time = 7.119306</text:p>
      <text:p text:style-name="Standard">Epoch 3/4, Iter 46/343, test loss = 5.485, time = 10.388552</text:p>
      <text:p text:style-name="Standard">Epoch 3/4, Iter 47/343, test loss = 5.184, time = 10.911580</text:p>
      <text:p text:style-name="Standard">Epoch 3/4, Iter 48/343, test loss = 5.120, time = 13.867776</text:p>
      <text:p text:style-name="Standard">Epoch 3/4, Iter 49/343, test loss = 4.372, time = 14.217039</text:p>
      <text:p text:style-name="Standard">Epoch 3/4, Iter 50/343, test loss = 4.186, time = 14.327548</text:p>
      <text:p text:style-name="Standard">Epoch 3/4, Iter 51/343, test loss = 4.213, time = 13.710281</text:p>
      <text:p text:style-name="Standard"><text:soft-page-break/>Epoch 3/4, Iter 52/343, test loss = 5.264, time = 13.459994</text:p>
      <text:p text:style-name="Standard">Epoch 3/4, Iter 53/343, test loss = 5.436, time = 11.945600</text:p>
      <text:p text:style-name="Standard">Epoch 3/4, Iter 54/343, test loss = 5.156, time = 10.875259</text:p>
      <text:p text:style-name="Standard">Epoch 3/4, Iter 55/343, test loss = 4.977, time = 10.095245</text:p>
      <text:p text:style-name="Standard">Epoch 3/4, Iter 56/343, test loss = 6.266, time = 11.002682</text:p>
      <text:p text:style-name="Standard">Epoch 3/4, Iter 57/343, test loss = 5.437, time = 9.958074</text:p>
      <text:p text:style-name="Standard">Epoch 3/4, Iter 58/343, test loss = 5.353, time = 9.379981</text:p>
      <text:p text:style-name="Standard">Epoch 3/4, Iter 59/343, test loss = 6.778, time = 8.726229</text:p>
      <text:p text:style-name="Standard">Epoch 3/4, Iter 60/343, test loss = 8.498, time = 6.534926</text:p>
      <text:p text:style-name="Standard">Epoch 3/4, Iter 61/343, test loss = 8.978, time = 7.336877</text:p>
      <text:p text:style-name="Standard">Epoch 3/4, Iter 62/343, test loss = 9.237, time = 7.307683</text:p>
      <text:p text:style-name="Standard">Epoch 3/4, Iter 63/343, test loss = 12.316, time = 6.617423</text:p>
      <text:p text:style-name="Standard">Epoch 3/4, Iter 64/343, test loss = 12.694, time = 7.355021</text:p>
      <text:p text:style-name="Standard">Epoch 3/4, Iter 65/343, test loss = 13.322, time = 7.691498</text:p>
      <text:p text:style-name="Standard">Epoch 3/4, Iter 66/343, test loss = 11.212, time = 7.505295</text:p>
      <text:p text:style-name="Standard">Epoch 3/4, Iter 67/343, test loss = 8.427, time = 6.799588</text:p>
      <text:p text:style-name="Standard">Epoch 3/4, Iter 68/343, test loss = 9.683, time = 7.764498</text:p>
      <text:p text:style-name="Standard">Epoch 3/4, Iter 69/343, test loss = 11.896, time = 6.798536</text:p>
      <text:p text:style-name="Standard">Epoch 3/4, Iter 70/343, test loss = 7.301, time = 6.786506</text:p>
      <text:p text:style-name="Standard">Epoch 3/4, Iter 71/343, test loss = 7.155, time = 7.201040</text:p>
      <text:p text:style-name="Standard">Epoch 3/4, Iter 72/343, test loss = 7.554, time = 8.273567</text:p>
      <text:p text:style-name="Standard">Epoch 3/4, Iter 73/343, test loss = 8.041, time = 7.650377</text:p>
      <text:p text:style-name="Standard">Epoch 3/4, Iter 74/343, test loss = 7.414, time = 7.789552</text:p>
      <text:p text:style-name="Standard">Epoch 3/4, Iter 75/343, test loss = 8.210, time = 7.709791</text:p>
      <text:p text:style-name="Standard">Epoch 3/4, Iter 76/343, test loss = 8.474, time = 7.875885</text:p>
      <text:p text:style-name="Standard">Epoch 3/4, Iter 77/343, test loss = 5.389, time = 6.844569</text:p>
      <text:p text:style-name="Standard">Epoch 3/4, Iter 78/343, test loss = 5.536, time = 7.022340</text:p>
      <text:p text:style-name="Standard">Epoch 3/4, Iter 79/343, test loss = 5.217, time = 6.631788</text:p>
      <text:p text:style-name="Standard">Epoch 3/4, Iter 80/343, test loss = 5.535, time = 6.907793</text:p>
      <text:p text:style-name="Standard">Epoch 3/4, Iter 81/343, test loss = 5.543, time = 7.514534</text:p>
      <text:p text:style-name="Standard">Epoch 3/4, Iter 82/343, test loss = 5.413, time = 8.293568</text:p>
      <text:p text:style-name="Standard">Epoch 3/4, Iter 83/343, test loss = 5.515, time = 7.864783</text:p>
      <text:p text:style-name="Standard">Epoch 3/4, Iter 84/343, test loss = 4.517, time = 7.303618</text:p>
      <text:p text:style-name="Standard">Epoch 3/4, Iter 85/343, test loss = 4.719, time = 6.691544</text:p>
      <text:p text:style-name="Standard">Epoch 3/4, Iter 86/343, test loss = 4.839, time = 6.644637</text:p>
      <text:p text:style-name="Standard">Epoch 3/4, Iter 87/343, test loss = 4.625, time = 7.865391</text:p>
      <text:p text:style-name="Standard">Epoch 3/4, Iter 88/343, test loss = 4.049, time = 8.712160</text:p>
      <text:p text:style-name="Standard">Epoch 3/4, Iter 89/343, test loss = 4.440, time = 7.960761</text:p>
      <text:p text:style-name="Standard">Epoch 3/4, Iter 90/343, test loss = 4.621, time = 7.163465</text:p>
      <text:p text:style-name="Standard">Epoch 3/4, Iter 91/343, test loss = 4.989, time = 8.340504</text:p>
      <text:p text:style-name="Standard">Epoch 3/4, Iter 92/343, test loss = 5.074, time = 7.530793</text:p>
      <text:p text:style-name="Standard">Epoch 3/4, Iter 93/343, test loss = 5.293, time = 6.796048</text:p>
      <text:p text:style-name="Standard">Epoch 3/4, Iter 94/343, test loss = 5.265, time = 7.136145</text:p>
      <text:p text:style-name="Standard">Epoch 3/4, Iter 95/343, test loss = 4.785, time = 7.204327</text:p>
      <text:p text:style-name="Standard">Epoch 3/4, Iter 96/343, test loss = 4.751, time = 8.164243</text:p>
      <text:p text:style-name="Standard">Epoch 3/4, Iter 97/343, test loss = 4.743, time = 7.180211</text:p>
      <text:p text:style-name="Standard">Epoch 3/4, Iter 98/343, test loss = 5.895, time = 7.198233</text:p>
      <text:p text:style-name="Standard">Epoch 3/4, Iter 99/343, test loss = 6.378, time = 7.293976</text:p>
      <text:p text:style-name="Standard">Epoch 3/4, Iter 100/343, test loss = 6.275, time = 7.189706</text:p>
      <text:p text:style-name="Standard">Epoch 3/4, Iter 101/343, test loss = 5.367, time = 7.671145</text:p>
      <text:p text:style-name="Standard">Epoch 3/4, Iter 102/343, test loss = 4.225, time = 7.319873</text:p>
      <text:p text:style-name="Standard">Epoch 3/4, Iter 103/343, test loss = 4.063, time = 8.409805</text:p>
      <text:p text:style-name="Standard"><text:soft-page-break/>Epoch 3/4, Iter 104/343, test loss = 4.153, time = 7.209350</text:p>
      <text:p text:style-name="Standard">Epoch 3/4, Iter 105/343, test loss = 4.153, time = 7.737316</text:p>
      <text:p text:style-name="Standard">Epoch 3/4, Iter 106/343, test loss = 4.291, time = 8.766578</text:p>
      <text:p text:style-name="Standard">Epoch 3/4, Iter 107/343, test loss = 4.330, time = 7.050097</text:p>
      <text:p text:style-name="Standard">Epoch 3/4, Iter 108/343, test loss = 4.511, time = 7.967122</text:p>
      <text:p text:style-name="Standard">Epoch 3/4, Iter 109/343, test loss = 3.978, time = 7.260301</text:p>
      <text:p text:style-name="Standard">Epoch 3/4, Iter 110/343, test loss = 4.018, time = 6.614486</text:p>
      <text:p text:style-name="Standard">Epoch 3/4, Iter 111/343, test loss = 4.139, time = 6.482328</text:p>
      <text:p text:style-name="Standard">Epoch 3/4, Iter 112/343, test loss = 4.630, time = 6.460864</text:p>
      <text:p text:style-name="Standard">Epoch 3/4, Iter 113/343, test loss = 4.466, time = 7.062308</text:p>
      <text:p text:style-name="Standard">Epoch 3/4, Iter 114/343, test loss = 4.467, time = 6.773138</text:p>
      <text:p text:style-name="Standard">Epoch 3/4, Iter 115/343, test loss = 4.385, time = 8.160741</text:p>
      <text:p text:style-name="Standard">Epoch 3/4, Iter 116/343, test loss = 4.315, time = 8.777264</text:p>
      <text:p text:style-name="Standard">Epoch 3/4, Iter 117/343, test loss = 4.268, time = 8.568742</text:p>
      <text:p text:style-name="Standard">Epoch 3/4, Iter 118/343, test loss = 4.192, time = 6.833965</text:p>
      <text:p text:style-name="Standard">Epoch 3/4, Iter 119/343, test loss = 4.393, time = 8.039704</text:p>
      <text:p text:style-name="Standard">Epoch 3/4, Iter 120/343, test loss = 4.279, time = 7.764881</text:p>
      <text:p text:style-name="Standard">Epoch 3/4, Iter 121/343, test loss = 4.225, time = 7.101683</text:p>
      <text:p text:style-name="Standard">Epoch 3/4, Iter 122/343, test loss = 4.534, time = 7.175925</text:p>
      <text:p text:style-name="Standard">Epoch 3/4, Iter 123/343, test loss = 4.568, time = 7.541156</text:p>
      <text:p text:style-name="Standard">Epoch 3/4, Iter 124/343, test loss = 4.551, time = 7.040880</text:p>
      <text:p text:style-name="Standard">Epoch 3/4, Iter 125/343, test loss = 4.423, time = 7.083020</text:p>
      <text:p text:style-name="Standard">Epoch 3/4, Iter 126/343, test loss = 4.839, time = 7.072544</text:p>
      <text:p text:style-name="Standard">Epoch 3/4, Iter 127/343, test loss = 4.824, time = 6.765038</text:p>
      <text:p text:style-name="Standard">Epoch 3/4, Iter 128/343, test loss = 4.635, time = 8.388565</text:p>
      <text:p text:style-name="Standard">Epoch 3/4, Iter 129/343, test loss = 6.694, time = 7.639445</text:p>
      <text:p text:style-name="Standard">Epoch 3/4, Iter 130/343, test loss = 8.866, time = 6.995360</text:p>
      <text:p text:style-name="Standard">Epoch 3/4, Iter 131/343, test loss = 8.584, time = 7.201795</text:p>
      <text:p text:style-name="Standard">Epoch 3/4, Iter 132/343, test loss = 9.264, time = 6.912911</text:p>
      <text:p text:style-name="Standard">Epoch 3/4, Iter 133/343, test loss = 9.070, time = 7.573899</text:p>
      <text:p text:style-name="Standard">Epoch 3/4, Iter 134/343, test loss = 8.795, time = 6.595556</text:p>
      <text:p text:style-name="Standard">Epoch 3/4, Iter 135/343, test loss = 10.109, time = 6.603877</text:p>
      <text:p text:style-name="Standard">Epoch 3/4, Iter 136/343, test loss = 9.950, time = 7.350992</text:p>
      <text:p text:style-name="Standard">Epoch 3/4, Iter 137/343, test loss = 7.099, time = 6.522592</text:p>
      <text:p text:style-name="Standard">Epoch 3/4, Iter 138/343, test loss = 6.544, time = 6.951895</text:p>
      <text:p text:style-name="Standard">Epoch 3/4, Iter 139/343, test loss = 7.504, time = 6.981578</text:p>
      <text:p text:style-name="Standard">Epoch 3/4, Iter 140/343, test loss = 5.271, time = 7.047606</text:p>
      <text:p text:style-name="Standard">Epoch 3/4, Iter 141/343, test loss = 5.042, time = 6.410516</text:p>
      <text:p text:style-name="Standard">Epoch 3/4, Iter 142/343, test loss = 4.738, time = 6.835367</text:p>
      <text:p text:style-name="Standard">Epoch 3/4, Iter 143/343, test loss = 4.901, time = 6.437136</text:p>
      <text:p text:style-name="Standard">Epoch 3/4, Iter 144/343, test loss = 4.747, time = 6.921454</text:p>
      <text:p text:style-name="Standard">Epoch 3/4, Iter 145/343, test loss = 4.518, time = 7.082342</text:p>
      <text:p text:style-name="Standard">Epoch 3/4, Iter 146/343, test loss = 4.340, time = 6.530638</text:p>
      <text:p text:style-name="Standard">Epoch 3/4, Iter 147/343, test loss = 4.332, time = 7.141671</text:p>
      <text:p text:style-name="Standard">Epoch 3/4, Iter 148/343, test loss = 4.168, time = 6.997768</text:p>
      <text:p text:style-name="Standard">Epoch 3/4, Iter 149/343, test loss = 4.066, time = 6.677979</text:p>
      <text:p text:style-name="Standard">Epoch 3/4, Iter 150/343, test loss = 4.220, time = 7.141169</text:p>
      <text:p text:style-name="Standard">Epoch 3/4, Iter 151/343, test loss = 4.293, time = 6.803323</text:p>
      <text:p text:style-name="Standard">Epoch 3/4, Iter 152/343, test loss = 4.174, time = 11.159201</text:p>
      <text:p text:style-name="Standard">Epoch 3/4, Iter 153/343, test loss = 4.107, time = 12.128561</text:p>
      <text:p text:style-name="Standard">Epoch 3/4, Iter 154/343, test loss = 4.411, time = 6.789736</text:p>
      <text:p text:style-name="Standard">Epoch 3/4, Iter 155/343, test loss = 4.167, time = 7.335580</text:p>
      <text:p text:style-name="Standard"><text:soft-page-break/>Epoch 3/4, Iter 156/343, test loss = 4.161, time = 7.130979</text:p>
      <text:p text:style-name="Standard">Epoch 3/4, Iter 157/343, test loss = 4.467, time = 6.438784</text:p>
      <text:p text:style-name="Standard">Epoch 3/4, Iter 158/343, test loss = 4.567, time = 6.855586</text:p>
      <text:p text:style-name="Standard">Epoch 3/4, Iter 159/343, test loss = 4.451, time = 7.165154</text:p>
      <text:p text:style-name="Standard">Epoch 3/4, Iter 160/343, test loss = 4.447, time = 7.015822</text:p>
      <text:p text:style-name="Standard">Epoch 3/4, Iter 161/343, test loss = 4.928, time = 6.537585</text:p>
      <text:p text:style-name="Standard">Epoch 3/4, Iter 162/343, test loss = 5.296, time = 7.127597</text:p>
      <text:p text:style-name="Standard">Epoch 3/4, Iter 163/343, test loss = 5.126, time = 6.908333</text:p>
      <text:p text:style-name="Standard">Epoch 3/4, Iter 164/343, test loss = 4.893, time = 7.503576</text:p>
      <text:p text:style-name="Standard">Epoch 3/4, Iter 165/343, test loss = 4.412, time = 6.815866</text:p>
      <text:p text:style-name="Standard">Epoch 3/4, Iter 166/343, test loss = 4.470, time = 6.534956</text:p>
      <text:p text:style-name="Standard">Epoch 3/4, Iter 167/343, test loss = 4.427, time = 6.506289</text:p>
      <text:p text:style-name="Standard">Epoch 3/4, Iter 168/343, test loss = 5.145, time = 6.729626</text:p>
      <text:p text:style-name="Standard">Epoch 3/4, Iter 169/343, test loss = 5.205, time = 6.953202</text:p>
      <text:p text:style-name="Standard">Epoch 3/4, Iter 170/343, test loss = 5.280, time = 6.623205</text:p>
      <text:p text:style-name="Standard">Epoch 3/4, Iter 171/343, test loss = 6.369, time = 7.063136</text:p>
      <text:p text:style-name="Standard">Epoch 3/4, Iter 172/343, test loss = 8.106, time = 7.339116</text:p>
      <text:p text:style-name="Standard">Epoch 3/4, Iter 173/343, test loss = 7.806, time = 7.544878</text:p>
      <text:p text:style-name="Standard">Epoch 3/4, Iter 174/343, test loss = 7.637, time = 7.362309</text:p>
      <text:p text:style-name="Standard">Epoch 3/4, Iter 175/343, test loss = 7.128, time = 7.233300</text:p>
      <text:p text:style-name="Standard">Epoch 3/4, Iter 176/343, test loss = 6.063, time = 7.422432</text:p>
      <text:p text:style-name="Standard">Epoch 3/4, Iter 177/343, test loss = 6.063, time = 7.773735</text:p>
      <text:p text:style-name="Standard">Epoch 3/4, Iter 178/343, test loss = 5.478, time = 7.286154</text:p>
      <text:p text:style-name="Standard">Epoch 3/4, Iter 179/343, test loss = 5.243, time = 6.883623</text:p>
      <text:p text:style-name="Standard">Epoch 3/4, Iter 180/343, test loss = 5.070, time = 6.736111</text:p>
      <text:p text:style-name="Standard">Epoch 3/4, Iter 181/343, test loss = 4.593, time = 6.678582</text:p>
      <text:p text:style-name="Standard">Epoch 3/4, Iter 182/343, test loss = 7.339, time = 7.443004</text:p>
      <text:p text:style-name="Standard">Epoch 3/4, Iter 183/343, test loss = 6.912, time = 7.767626</text:p>
      <text:p text:style-name="Standard">Epoch 3/4, Iter 184/343, test loss = 6.274, time = 13.770199</text:p>
      <text:p text:style-name="Standard">Epoch 3/4, Iter 185/343, test loss = 7.043, time = 10.956654</text:p>
      <text:p text:style-name="Standard">Epoch 3/4, Iter 186/343, test loss = 7.554, time = 6.494920</text:p>
      <text:p text:style-name="Standard">Epoch 3/4, Iter 187/343, test loss = 6.811, time = 6.894592</text:p>
      <text:p text:style-name="Standard">Epoch 3/4, Iter 188/343, test loss = 7.938, time = 6.480563</text:p>
      <text:p text:style-name="Standard">Epoch 3/4, Iter 189/343, test loss = 5.644, time = 6.565969</text:p>
      <text:p text:style-name="Standard">Epoch 3/4, Iter 190/343, test loss = 7.978, time = 7.170733</text:p>
      <text:p text:style-name="Standard">Epoch 3/4, Iter 191/343, test loss = 7.523, time = 6.578867</text:p>
      <text:p text:style-name="Standard">Epoch 3/4, Iter 192/343, test loss = 6.173, time = 7.165786</text:p>
      <text:p text:style-name="Standard">Epoch 3/4, Iter 193/343, test loss = 4.911, time = 7.462763</text:p>
      <text:p text:style-name="Standard">Epoch 3/4, Iter 194/343, test loss = 4.729, time = 6.644727</text:p>
      <text:p text:style-name="Standard">Epoch 3/4, Iter 195/343, test loss = 5.066, time = 7.112403</text:p>
      <text:p text:style-name="Standard">Epoch 3/4, Iter 196/343, test loss = 4.514, time = 6.601261</text:p>
      <text:p text:style-name="Standard">Epoch 3/4, Iter 197/343, test loss = 4.257, time = 7.064522</text:p>
      <text:p text:style-name="Standard">Epoch 3/4, Iter 198/343, test loss = 4.398, time = 6.598478</text:p>
      <text:p text:style-name="Standard">Epoch 3/4, Iter 199/343, test loss = 4.274, time = 6.671185</text:p>
      <text:p text:style-name="Standard">Epoch 3/4, Iter 200/343, test loss = 4.247, time = 6.687197</text:p>
      <text:p text:style-name="Standard">Epoch 3/4, Iter 201/343, test loss = 3.646, time = 6.629220</text:p>
      <text:p text:style-name="Standard">Epoch 3/4, Iter 202/343, test loss = 3.438, time = 6.645879</text:p>
      <text:p text:style-name="Standard">Epoch 3/4, Iter 203/343, test loss = 3.998, time = 7.336236</text:p>
      <text:p text:style-name="Standard">Epoch 3/4, Iter 204/343, test loss = 4.054, time = 7.037536</text:p>
      <text:p text:style-name="Standard">Epoch 3/4, Iter 205/343, test loss = 3.929, time = 7.098603</text:p>
      <text:p text:style-name="Standard">Epoch 3/4, Iter 206/343, test loss = 4.482, time = 7.232120</text:p>
      <text:p text:style-name="Standard">Epoch 3/4, Iter 207/343, test loss = 5.427, time = 9.215769</text:p>
      <text:p text:style-name="Standard"><text:soft-page-break/>Epoch 3/4, Iter 208/343, test loss = 5.682, time = 12.944469</text:p>
      <text:p text:style-name="Standard">Epoch 3/4, Iter 209/343, test loss = 5.074, time = 8.143826</text:p>
      <text:p text:style-name="Standard">Epoch 3/4, Iter 210/343, test loss = 4.897, time = 7.065916</text:p>
      <text:p text:style-name="Standard">Epoch 3/4, Iter 211/343, test loss = 5.248, time = 6.683456</text:p>
      <text:p text:style-name="Standard">Epoch 3/4, Iter 212/343, test loss = 5.401, time = 7.335778</text:p>
      <text:p text:style-name="Standard">Epoch 3/4, Iter 213/343, test loss = 4.487, time = 7.239208</text:p>
      <text:p text:style-name="Standard">Epoch 3/4, Iter 214/343, test loss = 3.773, time = 6.517185</text:p>
      <text:p text:style-name="Standard">Epoch 3/4, Iter 215/343, test loss = 3.934, time = 6.584725</text:p>
      <text:p text:style-name="Standard">Epoch 3/4, Iter 216/343, test loss = 3.641, time = 6.585655</text:p>
      <text:p text:style-name="Standard">Epoch 3/4, Iter 217/343, test loss = 4.526, time = 7.245593</text:p>
      <text:p text:style-name="Standard">Epoch 3/4, Iter 218/343, test loss = 4.759, time = 7.153195</text:p>
      <text:p text:style-name="Standard">Epoch 3/4, Iter 219/343, test loss = 4.322, time = 7.219750</text:p>
      <text:p text:style-name="Standard">Epoch 3/4, Iter 220/343, test loss = 3.850, time = 6.804281</text:p>
      <text:p text:style-name="Standard">Epoch 3/4, Iter 221/343, test loss = 4.083, time = 7.268439</text:p>
      <text:p text:style-name="Standard">Epoch 3/4, Iter 222/343, test loss = 3.924, time = 7.188800</text:p>
      <text:p text:style-name="Standard">Epoch 3/4, Iter 223/343, test loss = 3.292, time = 7.243552</text:p>
      <text:p text:style-name="Standard">Epoch 3/4, Iter 224/343, test loss = 4.071, time = 7.252985</text:p>
      <text:p text:style-name="Standard">Epoch 3/4, Iter 225/343, test loss = 3.791, time = 6.881479</text:p>
      <text:p text:style-name="Standard">Epoch 3/4, Iter 226/343, test loss = 3.497, time = 7.146544</text:p>
      <text:p text:style-name="Standard">Epoch 3/4, Iter 227/343, test loss = 3.550, time = 7.257934</text:p>
      <text:p text:style-name="Standard">Epoch 3/4, Iter 228/343, test loss = 3.687, time = 7.165494</text:p>
      <text:p text:style-name="Standard">Epoch 3/4, Iter 229/343, test loss = 3.570, time = 7.131892</text:p>
      <text:p text:style-name="Standard">Epoch 3/4, Iter 230/343, test loss = 3.345, time = 6.710133</text:p>
      <text:p text:style-name="Standard">Epoch 3/4, Iter 231/343, test loss = 4.718, time = 6.577273</text:p>
      <text:p text:style-name="Standard">Epoch 3/4, Iter 232/343, test loss = 4.640, time = 7.087807</text:p>
      <text:p text:style-name="Standard">Epoch 3/4, Iter 233/343, test loss = 4.641, time = 6.832156</text:p>
      <text:p text:style-name="Standard">Epoch 3/4, Iter 234/343, test loss = 4.667, time = 9.195603</text:p>
      <text:p text:style-name="Standard">Epoch 3/4, Iter 235/343, test loss = 4.690, time = 12.792738</text:p>
      <text:p text:style-name="Standard">Epoch 3/4, Iter 236/343, test loss = 4.809, time = 6.764836</text:p>
      <text:p text:style-name="Standard">Epoch 3/4, Iter 237/343, test loss = 5.120, time = 6.962976</text:p>
      <text:p text:style-name="Standard">Epoch 3/4, Iter 238/343, test loss = 3.601, time = 6.590368</text:p>
      <text:p text:style-name="Standard">Epoch 3/4, Iter 239/343, test loss = 3.637, time = 6.806554</text:p>
      <text:p text:style-name="Standard">Epoch 3/4, Iter 240/343, test loss = 3.950, time = 6.971184</text:p>
      <text:p text:style-name="Standard">Epoch 3/4, Iter 241/343, test loss = 4.852, time = 7.073715</text:p>
      <text:p text:style-name="Standard">Epoch 3/4, Iter 242/343, test loss = 4.247, time = 6.782778</text:p>
      <text:p text:style-name="Standard">Epoch 3/4, Iter 243/343, test loss = 4.191, time = 7.163103</text:p>
      <text:p text:style-name="Standard">Epoch 3/4, Iter 244/343, test loss = 4.393, time = 6.583527</text:p>
      <text:p text:style-name="Standard">Epoch 3/4, Iter 245/343, test loss = 5.745, time = 6.593215</text:p>
      <text:p text:style-name="Standard">Epoch 3/4, Iter 246/343, test loss = 5.764, time = 6.599614</text:p>
      <text:p text:style-name="Standard">Epoch 3/4, Iter 247/343, test loss = 6.942, time = 7.203692</text:p>
      <text:p text:style-name="Standard">Epoch 3/4, Iter 248/343, test loss = 7.189, time = 6.574806</text:p>
      <text:p text:style-name="Standard">Epoch 3/4, Iter 249/343, test loss = 4.468, time = 6.598964</text:p>
      <text:p text:style-name="Standard">Epoch 3/4, Iter 250/343, test loss = 4.431, time = 6.579181</text:p>
      <text:p text:style-name="Standard">Epoch 3/4, Iter 251/343, test loss = 4.085, time = 6.609151</text:p>
      <text:p text:style-name="Standard">Epoch 3/4, Iter 252/343, test loss = 4.502, time = 6.588655</text:p>
      <text:p text:style-name="Standard">Epoch 3/4, Iter 253/343, test loss = 4.326, time = 6.891114</text:p>
      <text:p text:style-name="Standard">Epoch 3/4, Iter 254/343, test loss = 4.318, time = 7.208117</text:p>
      <text:p text:style-name="Standard">Epoch 3/4, Iter 255/343, test loss = 4.311, time = 7.048237</text:p>
      <text:p text:style-name="Standard">Epoch 3/4, Iter 256/343, test loss = 4.192, time = 7.215327</text:p>
      <text:p text:style-name="Standard">Epoch 3/4, Iter 257/343, test loss = 4.155, time = 9.721191</text:p>
      <text:p text:style-name="Standard">Epoch 3/4, Iter 258/343, test loss = 3.881, time = 13.360732</text:p>
      <text:p text:style-name="Standard">Epoch 3/4, Iter 259/343, test loss = 4.360, time = 7.572412</text:p>
      <text:p text:style-name="Standard"><text:soft-page-break/>Epoch 3/4, Iter 260/343, test loss = 3.979, time = 6.848044</text:p>
      <text:p text:style-name="Standard">Epoch 3/4, Iter 261/343, test loss = 3.738, time = 6.512842</text:p>
      <text:p text:style-name="Standard">Epoch 3/4, Iter 262/343, test loss = 3.787, time = 6.517508</text:p>
      <text:p text:style-name="Standard">Epoch 3/4, Iter 263/343, test loss = 3.954, time = 7.158961</text:p>
      <text:p text:style-name="Standard">Epoch 3/4, Iter 264/343, test loss = 3.819, time = 6.630654</text:p>
      <text:p text:style-name="Standard">Epoch 3/4, Iter 265/343, test loss = 3.760, time = 7.190946</text:p>
      <text:p text:style-name="Standard">Epoch 3/4, Iter 266/343, test loss = 4.839, time = 7.140221</text:p>
      <text:p text:style-name="Standard">Epoch 3/4, Iter 267/343, test loss = 4.546, time = 6.823092</text:p>
      <text:p text:style-name="Standard">Epoch 3/4, Iter 268/343, test loss = 4.521, time = 6.820232</text:p>
      <text:p text:style-name="Standard">Epoch 3/4, Iter 269/343, test loss = 4.401, time = 6.866342</text:p>
      <text:p text:style-name="Standard">Epoch 3/4, Iter 270/343, test loss = 5.039, time = 6.805438</text:p>
      <text:p text:style-name="Standard">Epoch 3/4, Iter 271/343, test loss = 4.809, time = 7.261296</text:p>
      <text:p text:style-name="Standard">Epoch 3/4, Iter 272/343, test loss = 5.078, time = 7.230591</text:p>
      <text:p text:style-name="Standard">Epoch 3/4, Iter 273/343, test loss = 3.707, time = 6.924635</text:p>
      <text:p text:style-name="Standard">Epoch 3/4, Iter 274/343, test loss = 3.818, time = 6.559266</text:p>
      <text:p text:style-name="Standard">Epoch 3/4, Iter 275/343, test loss = 3.762, time = 6.620390</text:p>
      <text:p text:style-name="Standard">Epoch 3/4, Iter 276/343, test loss = 3.902, time = 7.360321</text:p>
      <text:p text:style-name="Standard">Epoch 3/4, Iter 277/343, test loss = 3.997, time = 7.279403</text:p>
      <text:p text:style-name="Standard">Epoch 3/4, Iter 278/343, test loss = 3.860, time = 7.481263</text:p>
      <text:p text:style-name="Standard">Epoch 3/4, Iter 279/343, test loss = 3.974, time = 6.973144</text:p>
      <text:p text:style-name="Standard">Epoch 3/4, Iter 280/343, test loss = 3.694, time = 7.868438</text:p>
      <text:p text:style-name="Standard">Epoch 3/4, Iter 281/343, test loss = 3.569, time = 7.654258</text:p>
      <text:p text:style-name="Standard">Epoch 3/4, Iter 282/343, test loss = 3.560, time = 7.648851</text:p>
      <text:p text:style-name="Standard">Epoch 3/4, Iter 283/343, test loss = 3.786, time = 14.440434</text:p>
      <text:p text:style-name="Standard">Epoch 3/4, Iter 284/343, test loss = 3.763, time = 13.642290</text:p>
      <text:p text:style-name="Standard">Epoch 3/4, Iter 285/343, test loss = 3.579, time = 7.515342</text:p>
      <text:p text:style-name="Standard">Epoch 3/4, Iter 286/343, test loss = 3.610, time = 7.233275</text:p>
      <text:p text:style-name="Standard">Epoch 3/4, Iter 287/343, test loss = 3.540, time = 7.791914</text:p>
      <text:p text:style-name="Standard">Epoch 3/4, Iter 288/343, test loss = 3.488, time = 7.166076</text:p>
      <text:p text:style-name="Standard">Epoch 3/4, Iter 289/343, test loss = 3.549, time = 7.620488</text:p>
      <text:p text:style-name="Standard">Epoch 3/4, Iter 290/343, test loss = 4.176, time = 6.615505</text:p>
      <text:p text:style-name="Standard">Epoch 3/4, Iter 291/343, test loss = 4.717, time = 7.016005</text:p>
      <text:p text:style-name="Standard">Epoch 3/4, Iter 292/343, test loss = 4.597, time = 7.129567</text:p>
      <text:p text:style-name="Standard">Epoch 3/4, Iter 293/343, test loss = 4.410, time = 8.555734</text:p>
      <text:p text:style-name="Standard">Epoch 3/4, Iter 294/343, test loss = 4.337, time = 8.285398</text:p>
      <text:p text:style-name="Standard">Epoch 3/4, Iter 295/343, test loss = 4.616, time = 7.624571</text:p>
      <text:p text:style-name="Standard">Epoch 3/4, Iter 296/343, test loss = 4.534, time = 7.233813</text:p>
      <text:p text:style-name="Standard">Epoch 3/4, Iter 297/343, test loss = 4.378, time = 6.620958</text:p>
      <text:p text:style-name="Standard">Epoch 3/4, Iter 298/343, test loss = 4.325, time = 6.711871</text:p>
      <text:p text:style-name="Standard">Epoch 3/4, Iter 299/343, test loss = 4.331, time = 7.235104</text:p>
      <text:p text:style-name="Standard">Epoch 3/4, Iter 300/343, test loss = 4.518, time = 7.211213</text:p>
      <text:p text:style-name="Standard">Epoch 3/4, Iter 301/343, test loss = 4.305, time = 7.216711</text:p>
      <text:p text:style-name="Standard">Epoch 3/4, Iter 302/343, test loss = 4.277, time = 7.567656</text:p>
      <text:p text:style-name="Standard">Epoch 3/4, Iter 303/343, test loss = 4.395, time = 7.052026</text:p>
      <text:p text:style-name="Standard">Epoch 3/4, Iter 304/343, test loss = 5.204, time = 7.572425</text:p>
      <text:p text:style-name="Standard">Epoch 3/4, Iter 305/343, test loss = 5.315, time = 7.890092</text:p>
      <text:p text:style-name="Standard">Epoch 3/4, Iter 306/343, test loss = 5.845, time = 12.100369</text:p>
      <text:p text:style-name="Standard">Epoch 3/4, Iter 307/343, test loss = 7.042, time = 15.824049</text:p>
      <text:p text:style-name="Standard">Epoch 3/4, Iter 308/343, test loss = 3.799, time = 8.683317</text:p>
      <text:p text:style-name="Standard">Epoch 3/4, Iter 309/343, test loss = 4.063, time = 7.239362</text:p>
      <text:p text:style-name="Standard">Epoch 3/4, Iter 310/343, test loss = 4.517, time = 8.562374</text:p>
      <text:p text:style-name="Standard">Epoch 3/4, Iter 311/343, test loss = 5.320, time = 8.468249</text:p>
      <text:p text:style-name="Standard"><text:soft-page-break/>Epoch 3/4, Iter 312/343, test loss = 4.237, time = 8.110999</text:p>
      <text:p text:style-name="Standard">Epoch 3/4, Iter 313/343, test loss = 4.061, time = 7.867698</text:p>
      <text:p text:style-name="Standard">Epoch 3/4, Iter 314/343, test loss = 4.150, time = 6.856385</text:p>
      <text:p text:style-name="Standard">Epoch 3/4, Iter 315/343, test loss = 4.013, time = 7.096546</text:p>
      <text:p text:style-name="Standard">Epoch 3/4, Iter 316/343, test loss = 4.109, time = 6.558811</text:p>
      <text:p text:style-name="Standard">Epoch 3/4, Iter 317/343, test loss = 4.010, time = 7.199582</text:p>
      <text:p text:style-name="Standard">Epoch 3/4, Iter 318/343, test loss = 3.870, time = 7.341310</text:p>
      <text:p text:style-name="Standard">Epoch 3/4, Iter 319/343, test loss = 3.773, time = 8.400776</text:p>
      <text:p text:style-name="Standard">Epoch 3/4, Iter 320/343, test loss = 3.731, time = 7.382074</text:p>
      <text:p text:style-name="Standard">Epoch 3/4, Iter 321/343, test loss = 3.885, time = 7.552534</text:p>
      <text:p text:style-name="Standard">Epoch 3/4, Iter 322/343, test loss = 3.291, time = 7.401570</text:p>
      <text:p text:style-name="Standard">Epoch 3/4, Iter 323/343, test loss = 3.246, time = 6.632190</text:p>
      <text:p text:style-name="Standard">Epoch 3/4, Iter 324/343, test loss = 3.229, time = 7.243290</text:p>
      <text:p text:style-name="Standard">Epoch 3/4, Iter 325/343, test loss = 3.199, time = 8.163614</text:p>
      <text:p text:style-name="Standard">Epoch 3/4, Iter 326/343, test loss = 3.383, time = 12.599961</text:p>
      <text:p text:style-name="Standard">Epoch 3/4, Iter 327/343, test loss = 3.466, time = 10.399285</text:p>
      <text:p text:style-name="Standard">Epoch 3/4, Iter 328/343, test loss = 3.548, time = 6.785597</text:p>
      <text:p text:style-name="Standard">Epoch 3/4, Iter 329/343, test loss = 3.559, time = 7.004147</text:p>
      <text:p text:style-name="Standard">Epoch 3/4, Iter 330/343, test loss = 3.690, time = 7.277518</text:p>
      <text:p text:style-name="Standard">Epoch 3/4, Iter 331/343, test loss = 3.909, time = 7.060068</text:p>
      <text:p text:style-name="Standard">Epoch 3/4, Iter 332/343, test loss = 4.027, time = 6.710187</text:p>
      <text:p text:style-name="Standard">Epoch 3/4, Iter 333/343, test loss = 4.231, time = 8.014076</text:p>
      <text:p text:style-name="Standard">Epoch 3/4, Iter 334/343, test loss = 4.415, time = 7.228545</text:p>
      <text:p text:style-name="Standard">Epoch 3/4, Iter 335/343, test loss = 4.132, time = 6.702259</text:p>
      <text:p text:style-name="Standard">Epoch 3/4, Iter 336/343, test loss = 4.067, time = 7.421447</text:p>
      <text:p text:style-name="Standard">Epoch 3/4, Iter 337/343, test loss = 4.118, time = 7.420781</text:p>
      <text:p text:style-name="Standard">Epoch 3/4, Iter 338/343, test loss = 4.234, time = 8.243011</text:p>
      <text:p text:style-name="Standard">Epoch 3/4, Iter 339/343, test loss = 3.895, time = 6.807231</text:p>
      <text:p text:style-name="Standard">Epoch 3/4, Iter 340/343, test loss = 4.189, time = 8.079766</text:p>
      <text:p text:style-name="Standard">Epoch 3/4, Iter 341/343, test loss = 4.352, time = 7.576800</text:p>
      <text:p text:style-name="Standard">Epoch 3/4, Iter 342/343, test loss = 4.145, time = 7.094112</text:p>
      <text:p text:style-name="Standard">avg_test_scalars: {'loss': 5.751222557646193, 'abs_depth_error': 4.382861307689121, 'thres2mm_error': 0.4024291910861046, 'thres4mm_error': 0.19500290228830483, 'thres8mm_error': 0.09336289978496534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07:33:09.166662508</meta:creation-date>
    <dc:date>2021-12-03T09:49:30.027251765</dc:date>
    <meta:editing-duration>PT2M2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08" meta:paragraph-count="5561" meta:word-count="60791" meta:character-count="331609" meta:non-whitespace-character-count="275113"/>
  </office:meta>
</office:document-meta>
</file>